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  <style:text-properties style:text-position=""/>
    </style:style>
    <style:style style:name="ce10" style:family="table-cell" style:parent-style-name="Default">
      <style:table-cell-properties fo:background-color="#ffe0e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0ffc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ff80"/>
      <style:text-properties style:text-position=""/>
    </style:style>
    <style:style style:name="ce3" style:family="table-cell" style:parent-style-name="Default">
      <style:table-cell-properties fo:background-color="#00ff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c0ffc0"/>
      <style:text-properties style:text-position=""/>
    </style:style>
    <style:style style:name="ce5" style:family="table-cell" style:parent-style-name="Default">
      <style:table-cell-properties fo:background-color="#ff8080"/>
      <style:text-properties style:text-position=""/>
    </style:style>
    <style:style style:name="ce6" style:family="table-cell" style:parent-style-name="Default">
      <style:table-cell-properties fo:background-color="#ffe0e0"/>
      <style:text-properties style:text-position=""/>
    </style:style>
    <style:style style:name="ce7" style:family="table-cell" style:parent-style-name="Default">
      <style:table-cell-properties fo:background-color="#ff808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80ff8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ff0000"/>
      <style:text-properties style:text-position="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#80ff80"/>
    </style:style>
    <style:style style:name="ce16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0ffc0"/>
    </style:style>
    <style:style style:name="ce18" style:family="table-cell" style:parent-style-name="Default">
      <style:table-cell-properties fo:background-color="#ff8080"/>
    </style:style>
    <style:style style:name="ce19" style:family="table-cell" style:parent-style-name="Default">
      <style:table-cell-properties fo:background-color="#ffe0e0"/>
    </style:style>
    <style:style style:name="ce20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0ff8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e0e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0ffc0"/>
      <style:text-properties fo:font-weight="bold" style:font-weight-asian="bold" style:font-weight-complex="bold"/>
    </style:style>
  </office:automatic-styles>
  <office:body>
    <office:spreadsheet>
      <table:calculation-settings table:null-year="1970"/>
      <table:table table:name="Min" table:style-name="ta1">
        <table:table-column table:style-name="co1" table:number-columns-repeated="1024" table:default-cell-style-name="ce16"/>
        <table:table-row table:style-name="ro1">
          <table:table-cell table:style-name="ce14" office:value-type="string" calcext:value-type="string">
            <text:p>TestOldEnumerableInt32IncrementedNullableMin</text:p>
          </table:table-cell>
          <table:table-cell table:style-name="ce14" office:value-type="string" calcext:value-type="string">
            <text:p>TestNewEnumerableInt32Incremented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545036" calcext:value-type="float">
            <text:p>2545036</text:p>
          </table:table-cell>
          <table:table-cell table:style-name="ce14" office:value-type="float" office:value="2340010" calcext:value-type="float">
            <text:p>2340010</text:p>
          </table:table-cell>
          <table:table-cell table:style-name="ce14" table:number-columns-repeated="3"/>
          <table:table-cell table:style-name="ce14" table:formula="of:=([Min.A2] - [Min.B2]) * 100 / [Min.A2]" office:value-type="float" office:value="8.05591748014566" calcext:value-type="float">
            <text:p>8.0559174801</text:p>
          </table:table-cell>
          <table:table-cell table:style-name="ce14"/>
          <table:table-cell table:style-name="ce14" table:formula="of:=IF([.F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Int32IncrementedMin</text:p>
          </table:table-cell>
          <table:table-cell table:style-name="ce14" office:value-type="string" calcext:value-type="string">
            <text:p>TestNewEnumerableInt32Incremented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166737" calcext:value-type="float">
            <text:p>2166737</text:p>
          </table:table-cell>
          <table:table-cell table:style-name="ce14" office:value-type="float" office:value="2064401" calcext:value-type="float">
            <text:p>2064401</text:p>
          </table:table-cell>
          <table:table-cell table:style-name="ce14" table:number-columns-repeated="3"/>
          <table:table-cell table:style-name="ce14" table:formula="of:=([Min.A4] - [Min.B4]) * 100 / [Min.A4]" office:value-type="float" office:value="4.72304668263846" calcext:value-type="float">
            <text:p>4.7230466826</text:p>
          </table:table-cell>
          <table:table-cell table:style-name="ce14"/>
          <table:table-cell table:style-name="ce14" table:formula="of:=IF([Min.F4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Int32DecrementedNullableMin</text:p>
          </table:table-cell>
          <table:table-cell table:style-name="ce14" office:value-type="string" calcext:value-type="string">
            <text:p>TestNewEnumerableInt32Decremented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903627" calcext:value-type="float">
            <text:p>2903627</text:p>
          </table:table-cell>
          <table:table-cell table:style-name="ce14" office:value-type="float" office:value="2657310" calcext:value-type="float">
            <text:p>2657310</text:p>
          </table:table-cell>
          <table:table-cell table:style-name="ce14" table:number-columns-repeated="3"/>
          <table:table-cell table:style-name="ce14" table:formula="of:=([Min.A6] - [Min.B6]) * 100 / [Min.A6]" office:value-type="float" office:value="8.48307995482891" calcext:value-type="float">
            <text:p>8.4830799548</text:p>
          </table:table-cell>
          <table:table-cell table:style-name="ce14"/>
          <table:table-cell table:style-name="ce14" table:formula="of:=IF([Min.F6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Int32DecrementedMin</text:p>
          </table:table-cell>
          <table:table-cell table:style-name="ce14" office:value-type="string" calcext:value-type="string">
            <text:p>TestNewEnumerableInt32Decremented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253979" calcext:value-type="float">
            <text:p>2253979</text:p>
          </table:table-cell>
          <table:table-cell table:style-name="ce14" office:value-type="float" office:value="2007288" calcext:value-type="float">
            <text:p>2007288</text:p>
          </table:table-cell>
          <table:table-cell table:style-name="ce14" table:number-columns-repeated="3"/>
          <table:table-cell table:style-name="ce14" table:formula="of:=([Min.A8] - [Min.B8]) * 100 / [Min.A8]" office:value-type="float" office:value="10.9446893693331" calcext:value-type="float">
            <text:p>10.9446893693</text:p>
          </table:table-cell>
          <table:table-cell table:style-name="ce14"/>
          <table:table-cell table:style-name="ce14" table:formula="of:=IF([Min.F8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Int32UpAndDownNullableMin</text:p>
          </table:table-cell>
          <table:table-cell table:style-name="ce14" office:value-type="string" calcext:value-type="string">
            <text:p>TestNewEnumerableInt32UpAndDown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5073465" calcext:value-type="float">
            <text:p>5073465</text:p>
          </table:table-cell>
          <table:table-cell table:style-name="ce14" office:value-type="float" office:value="4643768" calcext:value-type="float">
            <text:p>4643768</text:p>
          </table:table-cell>
          <table:table-cell table:style-name="ce14" table:number-columns-repeated="3"/>
          <table:table-cell table:style-name="ce14" table:formula="of:=([Min.A10] - [Min.B10]) * 100 / [Min.A10]" office:value-type="float" office:value="8.46949767072405" calcext:value-type="float">
            <text:p>8.4694976707</text:p>
          </table:table-cell>
          <table:table-cell table:style-name="ce14"/>
          <table:table-cell table:style-name="ce14" table:formula="of:=IF([Min.F10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5" office:value-type="string" calcext:value-type="string">
            <text:p>TestOldEnumerableInt32UpAndDownMin</text:p>
          </table:table-cell>
          <table:table-cell table:style-name="ce15" office:value-type="string" calcext:value-type="string">
            <text:p>TestNewEnumerableInt32UpAndDown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2165520" calcext:value-type="float">
            <text:p>2165520</text:p>
          </table:table-cell>
          <table:table-cell table:style-name="ce15" office:value-type="float" office:value="2069819" calcext:value-type="float">
            <text:p>2069819</text:p>
          </table:table-cell>
          <table:table-cell table:style-name="ce15" table:number-columns-repeated="3"/>
          <table:table-cell table:style-name="ce15" table:formula="of:=([Min.A12] - [Min.B12]) * 100 / [Min.A12]" office:value-type="float" office:value="4.41930806457571" calcext:value-type="float">
            <text:p>4.4193080646</text:p>
          </table:table-cell>
          <table:table-cell table:style-name="ce15"/>
          <table:table-cell table:style-name="ce15" table:formula="of:=IF([Min.F12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office:value-type="string" calcext:value-type="string">
            <text:p>TestOldEnumerableInt32ShuffledNullableMin</text:p>
          </table:table-cell>
          <table:table-cell office:value-type="string" calcext:value-type="string">
            <text:p>TestNewEnumerableInt32ShuffledNullableMin</text:p>
          </table:table-cell>
          <table:table-cell table:number-columns-repeated="1022"/>
        </table:table-row>
        <table:table-row table:style-name="ro1">
          <table:table-cell office:value-type="float" office:value="2542018" calcext:value-type="float">
            <text:p>2542018</text:p>
          </table:table-cell>
          <table:table-cell office:value-type="float" office:value="2341414" calcext:value-type="float">
            <text:p>2341414</text:p>
          </table:table-cell>
          <table:table-cell table:number-columns-repeated="3"/>
          <table:table-cell table:formula="of:=([Min.A14] - [Min.B14]) * 100 / [Min.A14]" office:value-type="float" office:value="7.89152555174668" calcext:value-type="float">
            <text:p>7.8915255517</text:p>
          </table:table-cell>
          <table:table-cell/>
          <table:table-cell table:formula="of:=IF([Min.F1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Int32ShuffledMin</text:p>
          </table:table-cell>
          <table:table-cell office:value-type="string" calcext:value-type="string">
            <text:p>TestNewEnumerableInt32ShuffledMin</text:p>
          </table:table-cell>
          <table:table-cell table:number-columns-repeated="1022"/>
        </table:table-row>
        <table:table-row table:style-name="ro1">
          <table:table-cell office:value-type="float" office:value="2182335" calcext:value-type="float">
            <text:p>2182335</text:p>
          </table:table-cell>
          <table:table-cell office:value-type="float" office:value="2083499" calcext:value-type="float">
            <text:p>2083499</text:p>
          </table:table-cell>
          <table:table-cell table:number-columns-repeated="3"/>
          <table:table-cell table:formula="of:=([Min.A16] - [Min.B16]) * 100 / [Min.A16]" office:value-type="float" office:value="4.52891054764736" calcext:value-type="float">
            <text:p>4.5289105476</text:p>
          </table:table-cell>
          <table:table-cell/>
          <table:table-cell table:formula="of:=IF([Min.F1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TestOldEnumerableInt32SolitaireNullableMin</text:p>
          </table:table-cell>
          <table:table-cell table:style-name="ce17" office:value-type="string" calcext:value-type="string">
            <text:p>TestNewEnumerableInt32SolitaireNullableMin</text:p>
          </table:table-cell>
          <table:table-cell table:style-name="ce17" table:number-columns-repeated="1022"/>
        </table:table-row>
        <table:table-row table:style-name="ro1">
          <table:table-cell table:style-name="ce17" office:value-type="float" office:value="10881" calcext:value-type="float">
            <text:p>10881</text:p>
          </table:table-cell>
          <table:table-cell table:style-name="ce17" office:value-type="float" office:value="10799" calcext:value-type="float">
            <text:p>10799</text:p>
          </table:table-cell>
          <table:table-cell table:style-name="ce17" table:number-columns-repeated="3"/>
          <table:table-cell table:style-name="ce17" table:formula="of:=([Min.A18] - [Min.B18]) * 100 / [Min.A18]" office:value-type="float" office:value="0.753607205220108" calcext:value-type="float">
            <text:p>0.7536072052</text:p>
          </table:table-cell>
          <table:table-cell table:style-name="ce17"/>
          <table:table-cell table:style-name="ce17" table:formula="of:=IF([Min.F18] &gt;= 0; &quot;Improved&quot;; &quot;Worse&quot;)" office:value-type="string" office:string-value="Improved" calcext:value-type="string">
            <text:p>Improved</text:p>
          </table:table-cell>
          <table:table-cell table:style-name="ce17" table:number-columns-repeated="1016"/>
        </table:table-row>
        <table:table-row table:style-name="ro1">
          <table:table-cell table:style-name="ce14" office:value-type="string" calcext:value-type="string">
            <text:p>TestOldEnumerableInt32SolitaireMin</text:p>
          </table:table-cell>
          <table:table-cell table:style-name="ce14" office:value-type="string" calcext:value-type="string">
            <text:p>TestNewEnumerableInt32Solitair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11153" calcext:value-type="float">
            <text:p>11153</text:p>
          </table:table-cell>
          <table:table-cell table:style-name="ce14" office:value-type="float" office:value="11009" calcext:value-type="float">
            <text:p>11009</text:p>
          </table:table-cell>
          <table:table-cell table:style-name="ce14" table:number-columns-repeated="3"/>
          <table:table-cell table:style-name="ce14" table:formula="of:=([Min.A20] - [Min.B20]) * 100 / [Min.A20]" office:value-type="float" office:value="1.29113243073612" calcext:value-type="float">
            <text:p>1.2911324307</text:p>
          </table:table-cell>
          <table:table-cell table:style-name="ce14"/>
          <table:table-cell table:style-name="ce14" table:formula="of:=IF([Min.F20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Int32EmptyNullableMin</text:p>
          </table:table-cell>
          <table:table-cell table:style-name="ce14" office:value-type="string" calcext:value-type="string">
            <text:p>TestNewEnumerableInt32Empty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9679" calcext:value-type="float">
            <text:p>9679</text:p>
          </table:table-cell>
          <table:table-cell table:style-name="ce14" office:value-type="float" office:value="8525" calcext:value-type="float">
            <text:p>8525</text:p>
          </table:table-cell>
          <table:table-cell table:style-name="ce14" table:number-columns-repeated="3"/>
          <table:table-cell table:style-name="ce14" table:formula="of:=([Min.A22] - [Min.B22]) * 100 / [Min.A22]" office:value-type="float" office:value="11.9227192891828" calcext:value-type="float">
            <text:p>11.9227192892</text:p>
          </table:table-cell>
          <table:table-cell table:style-name="ce14"/>
          <table:table-cell table:style-name="ce14" table:formula="of:=IF([Min.F2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8" office:value-type="string" calcext:value-type="string">
            <text:p>TestOldEnumerableInt32EmptyMin</text:p>
          </table:table-cell>
          <table:table-cell table:style-name="ce18" office:value-type="string" calcext:value-type="string">
            <text:p>TestNewEnumerableInt32EmptyMin</text:p>
          </table:table-cell>
          <table:table-cell table:style-name="ce18" table:number-columns-repeated="1022"/>
        </table:table-row>
        <table:table-row table:style-name="ro1">
          <table:table-cell table:style-name="ce18" office:value-type="float" office:value="5305583" calcext:value-type="float">
            <text:p>5305583</text:p>
          </table:table-cell>
          <table:table-cell table:style-name="ce18" office:value-type="float" office:value="5386579" calcext:value-type="float">
            <text:p>5386579</text:p>
          </table:table-cell>
          <table:table-cell table:style-name="ce18" table:number-columns-repeated="3"/>
          <table:table-cell table:style-name="ce18" table:formula="of:=([Min.A24] - [Min.B24]) * 100 / [Min.A24]" office:value-type="float" office:value="-1.52661828115779" calcext:value-type="float">
            <text:p>-1.5266182812</text:p>
          </table:table-cell>
          <table:table-cell table:style-name="ce18"/>
          <table:table-cell table:style-name="ce18" table:formula="of:=IF([Min.F24] &gt;= 0; &quot;Improved&quot;; &quot;Worse&quot;)" office:value-type="string" office:string-value="Worse" calcext:value-type="string">
            <text:p>Worse</text:p>
          </table:table-cell>
          <table:table-cell table:style-name="ce18" table:number-columns-repeated="1016"/>
        </table:table-row>
        <table:table-row table:style-name="ro1">
          <table:table-cell office:value-type="string" calcext:value-type="string">
            <text:p>TestOldEnumerableNullableInt3210PercentNulledMin</text:p>
          </table:table-cell>
          <table:table-cell office:value-type="string" calcext:value-type="string">
            <text:p>TestNewEnumerableNullableInt3210PercentNulledMin</text:p>
          </table:table-cell>
          <table:table-cell table:number-columns-repeated="1022"/>
        </table:table-row>
        <table:table-row table:style-name="ro1">
          <table:table-cell office:value-type="float" office:value="2894526" calcext:value-type="float">
            <text:p>2894526</text:p>
          </table:table-cell>
          <table:table-cell office:value-type="float" office:value="2333801" calcext:value-type="float">
            <text:p>2333801</text:p>
          </table:table-cell>
          <table:table-cell table:number-columns-repeated="3"/>
          <table:table-cell table:formula="of:=([Min.A26] - [Min.B26]) * 100 / [Min.A26]" office:value-type="float" office:value="19.3719109795524" calcext:value-type="float">
            <text:p>19.3719109796</text:p>
          </table:table-cell>
          <table:table-cell/>
          <table:table-cell table:formula="of:=IF([Min.F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20PercentNulledMin</text:p>
          </table:table-cell>
          <table:table-cell office:value-type="string" calcext:value-type="string">
            <text:p>TestNewEnumerableNullableInt3220PercentNulledMin</text:p>
          </table:table-cell>
          <table:table-cell table:number-columns-repeated="1022"/>
        </table:table-row>
        <table:table-row table:style-name="ro1">
          <table:table-cell office:value-type="float" office:value="3268285" calcext:value-type="float">
            <text:p>3268285</text:p>
          </table:table-cell>
          <table:table-cell office:value-type="float" office:value="2365214" calcext:value-type="float">
            <text:p>2365214</text:p>
          </table:table-cell>
          <table:table-cell table:number-columns-repeated="3"/>
          <table:table-cell table:formula="of:=([Min.A28] - [Min.B28]) * 100 / [Min.A28]" office:value-type="float" office:value="27.6313418199453" calcext:value-type="float">
            <text:p>27.6313418199</text:p>
          </table:table-cell>
          <table:table-cell/>
          <table:table-cell table:formula="of:=IF([Min.F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30PercentNulledMin</text:p>
          </table:table-cell>
          <table:table-cell office:value-type="string" calcext:value-type="string">
            <text:p>TestNewEnumerableNullableInt3230PercentNulledMin</text:p>
          </table:table-cell>
          <table:table-cell table:number-columns-repeated="1022"/>
        </table:table-row>
        <table:table-row table:style-name="ro1">
          <table:table-cell office:value-type="float" office:value="3461682" calcext:value-type="float">
            <text:p>3461682</text:p>
          </table:table-cell>
          <table:table-cell office:value-type="float" office:value="2355178" calcext:value-type="float">
            <text:p>2355178</text:p>
          </table:table-cell>
          <table:table-cell table:number-columns-repeated="3"/>
          <table:table-cell table:formula="of:=([Min.A30] - [Min.B30]) * 100 / [Min.A30]" office:value-type="float" office:value="31.9643456562446" calcext:value-type="float">
            <text:p>31.9643456562</text:p>
          </table:table-cell>
          <table:table-cell/>
          <table:table-cell table:formula="of:=IF([Min.F3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40PercentNulledMin</text:p>
          </table:table-cell>
          <table:table-cell office:value-type="string" calcext:value-type="string">
            <text:p>TestNewEnumerableNullableInt3240PercentNulledMin</text:p>
          </table:table-cell>
          <table:table-cell table:number-columns-repeated="1022"/>
        </table:table-row>
        <table:table-row table:style-name="ro1">
          <table:table-cell office:value-type="float" office:value="3469345" calcext:value-type="float">
            <text:p>3469345</text:p>
          </table:table-cell>
          <table:table-cell office:value-type="float" office:value="2358728" calcext:value-type="float">
            <text:p>2358728</text:p>
          </table:table-cell>
          <table:table-cell table:number-columns-repeated="3"/>
          <table:table-cell table:formula="of:=([Min.A32] - [Min.B32]) * 100 / [Min.A32]" office:value-type="float" office:value="32.0122962691805" calcext:value-type="float">
            <text:p>32.0122962692</text:p>
          </table:table-cell>
          <table:table-cell/>
          <table:table-cell table:formula="of:=IF([Min.F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50PercentNulledMin</text:p>
          </table:table-cell>
          <table:table-cell office:value-type="string" calcext:value-type="string">
            <text:p>TestNewEnumerableNullableInt3250PercentNulledMin</text:p>
          </table:table-cell>
          <table:table-cell table:number-columns-repeated="1022"/>
        </table:table-row>
        <table:table-row table:style-name="ro1">
          <table:table-cell office:value-type="float" office:value="3468252" calcext:value-type="float">
            <text:p>3468252</text:p>
          </table:table-cell>
          <table:table-cell office:value-type="float" office:value="2343814" calcext:value-type="float">
            <text:p>2343814</text:p>
          </table:table-cell>
          <table:table-cell table:number-columns-repeated="3"/>
          <table:table-cell table:formula="of:=([Min.A34] - [Min.B34]) * 100 / [Min.A34]" office:value-type="float" office:value="32.4208852182598" calcext:value-type="float">
            <text:p>32.4208852183</text:p>
          </table:table-cell>
          <table:table-cell/>
          <table:table-cell table:formula="of:=IF([Min.F3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60PercentNulledMin</text:p>
          </table:table-cell>
          <table:table-cell office:value-type="string" calcext:value-type="string">
            <text:p>TestNewEnumerableNullableInt3260PercentNulledMin</text:p>
          </table:table-cell>
          <table:table-cell table:number-columns-repeated="1022"/>
        </table:table-row>
        <table:table-row table:style-name="ro1">
          <table:table-cell office:value-type="float" office:value="3473909" calcext:value-type="float">
            <text:p>3473909</text:p>
          </table:table-cell>
          <table:table-cell office:value-type="float" office:value="2361234" calcext:value-type="float">
            <text:p>2361234</text:p>
          </table:table-cell>
          <table:table-cell table:number-columns-repeated="3"/>
          <table:table-cell table:formula="of:=([Min.A36] - [Min.B36]) * 100 / [Min.A36]" office:value-type="float" office:value="32.0294803346893" calcext:value-type="float">
            <text:p>32.0294803347</text:p>
          </table:table-cell>
          <table:table-cell/>
          <table:table-cell table:formula="of:=IF([Min.F3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70PercentNulledMin</text:p>
          </table:table-cell>
          <table:table-cell office:value-type="string" calcext:value-type="string">
            <text:p>TestNewEnumerableNullableInt3270PercentNulledMin</text:p>
          </table:table-cell>
          <table:table-cell table:number-columns-repeated="1022"/>
        </table:table-row>
        <table:table-row table:style-name="ro1">
          <table:table-cell office:value-type="float" office:value="3437158" calcext:value-type="float">
            <text:p>3437158</text:p>
          </table:table-cell>
          <table:table-cell office:value-type="float" office:value="2352516" calcext:value-type="float">
            <text:p>2352516</text:p>
          </table:table-cell>
          <table:table-cell table:number-columns-repeated="3"/>
          <table:table-cell table:formula="of:=([Min.A38] - [Min.B38]) * 100 / [Min.A38]" office:value-type="float" office:value="31.556361389264" calcext:value-type="float">
            <text:p>31.5563613893</text:p>
          </table:table-cell>
          <table:table-cell/>
          <table:table-cell table:formula="of:=IF([Min.F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80PercentNulledMin</text:p>
          </table:table-cell>
          <table:table-cell office:value-type="string" calcext:value-type="string">
            <text:p>TestNewEnumerableNullableInt3280PercentNulledMin</text:p>
          </table:table-cell>
          <table:table-cell table:number-columns-repeated="1022"/>
        </table:table-row>
        <table:table-row table:style-name="ro1">
          <table:table-cell office:value-type="float" office:value="3273192" calcext:value-type="float">
            <text:p>3273192</text:p>
          </table:table-cell>
          <table:table-cell office:value-type="float" office:value="2349599" calcext:value-type="float">
            <text:p>2349599</text:p>
          </table:table-cell>
          <table:table-cell table:number-columns-repeated="3"/>
          <table:table-cell table:formula="of:=([Min.A40] - [Min.B40]) * 100 / [Min.A40]" office:value-type="float" office:value="28.216890423782" calcext:value-type="float">
            <text:p>28.2168904238</text:p>
          </table:table-cell>
          <table:table-cell/>
          <table:table-cell table:formula="of:=IF([Min.F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90PercentNulledMin</text:p>
          </table:table-cell>
          <table:table-cell office:value-type="string" calcext:value-type="string">
            <text:p>TestNewEnumerableNullableInt3290PercentNulledMin</text:p>
          </table:table-cell>
          <table:table-cell table:number-columns-repeated="1022"/>
        </table:table-row>
        <table:table-row table:style-name="ro1">
          <table:table-cell office:value-type="float" office:value="2989063" calcext:value-type="float">
            <text:p>2989063</text:p>
          </table:table-cell>
          <table:table-cell office:value-type="float" office:value="2351303" calcext:value-type="float">
            <text:p>2351303</text:p>
          </table:table-cell>
          <table:table-cell table:number-columns-repeated="3"/>
          <table:table-cell table:formula="of:=([Min.A42] - [Min.B42]) * 100 / [Min.A42]" office:value-type="float" office:value="21.3364522594539" calcext:value-type="float">
            <text:p>21.3364522595</text:p>
          </table:table-cell>
          <table:table-cell/>
          <table:table-cell table:formula="of:=IF([Min.F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TestOldEnumerableInt64IncrementedNullableMin</text:p>
          </table:table-cell>
          <table:table-cell table:style-name="ce19" office:value-type="string" calcext:value-type="string">
            <text:p>TestNewEnumerableInt64IncrementedNullableMin</text:p>
          </table:table-cell>
          <table:table-cell table:style-name="ce19" table:number-columns-repeated="1022"/>
        </table:table-row>
        <table:table-row table:style-name="ro1">
          <table:table-cell table:style-name="ce19" office:value-type="float" office:value="2776946" calcext:value-type="float">
            <text:p>2776946</text:p>
          </table:table-cell>
          <table:table-cell table:style-name="ce19" office:value-type="float" office:value="2800008" calcext:value-type="float">
            <text:p>2800008</text:p>
          </table:table-cell>
          <table:table-cell table:style-name="ce19" table:number-columns-repeated="3"/>
          <table:table-cell table:style-name="ce19" table:formula="of:=([Min.A44] - [Min.B44]) * 100 / [Min.A44]" office:value-type="float" office:value="-0.83048067913456" calcext:value-type="float">
            <text:p>-0.8304806791</text:p>
          </table:table-cell>
          <table:table-cell table:style-name="ce19"/>
          <table:table-cell table:style-name="ce19" table:formula="of:=IF([Min.F44] &gt;= 0; &quot;Improved&quot;; &quot;Worse&quot;)" office:value-type="string" office:string-value="Worse" calcext:value-type="string">
            <text:p>Worse</text:p>
          </table:table-cell>
          <table:table-cell table:style-name="ce19" table:number-columns-repeated="1016"/>
        </table:table-row>
        <table:table-row table:style-name="ro1">
          <table:table-cell table:style-name="ce15" office:value-type="string" calcext:value-type="string">
            <text:p>TestOldEnumerableInt64IncrementedMin</text:p>
          </table:table-cell>
          <table:table-cell table:style-name="ce15" office:value-type="string" calcext:value-type="string">
            <text:p>TestNewEnumerableInt64Incremented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2383670" calcext:value-type="float">
            <text:p>2383670</text:p>
          </table:table-cell>
          <table:table-cell table:style-name="ce15" office:value-type="float" office:value="2277622" calcext:value-type="float">
            <text:p>2277622</text:p>
          </table:table-cell>
          <table:table-cell table:style-name="ce15" table:number-columns-repeated="3"/>
          <table:table-cell table:style-name="ce15" table:formula="of:=([Min.A46] - [Min.B46]) * 100 / [Min.A46]" office:value-type="float" office:value="4.44893798218713" calcext:value-type="float">
            <text:p>4.4489379822</text:p>
          </table:table-cell>
          <table:table-cell table:style-name="ce15"/>
          <table:table-cell table:style-name="ce15" table:formula="of:=IF([Min.F46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5" office:value-type="string" calcext:value-type="string">
            <text:p>TestOldEnumerableInt64DecrementedNullableMin</text:p>
          </table:table-cell>
          <table:table-cell table:style-name="ce15" office:value-type="string" calcext:value-type="string">
            <text:p>TestNewEnumerableInt64DecrementedNullable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3289003" calcext:value-type="float">
            <text:p>3289003</text:p>
          </table:table-cell>
          <table:table-cell table:style-name="ce15" office:value-type="float" office:value="3150691" calcext:value-type="float">
            <text:p>3150691</text:p>
          </table:table-cell>
          <table:table-cell table:style-name="ce15" table:number-columns-repeated="3"/>
          <table:table-cell table:style-name="ce15" table:formula="of:=([Min.A48] - [Min.B48]) * 100 / [Min.A48]" office:value-type="float" office:value="4.20528652603844" calcext:value-type="float">
            <text:p>4.205286526</text:p>
          </table:table-cell>
          <table:table-cell table:style-name="ce15"/>
          <table:table-cell table:style-name="ce15" table:formula="of:=IF([Min.F48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5" office:value-type="string" calcext:value-type="string">
            <text:p>TestOldEnumerableInt64DecrementedMin</text:p>
          </table:table-cell>
          <table:table-cell table:style-name="ce15" office:value-type="string" calcext:value-type="string">
            <text:p>TestNewEnumerableInt64Decremented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2513595" calcext:value-type="float">
            <text:p>2513595</text:p>
          </table:table-cell>
          <table:table-cell table:style-name="ce15" office:value-type="float" office:value="2394087" calcext:value-type="float">
            <text:p>2394087</text:p>
          </table:table-cell>
          <table:table-cell table:style-name="ce15" table:number-columns-repeated="3"/>
          <table:table-cell table:style-name="ce15" table:formula="of:=([Min.A50] - [Min.B50]) * 100 / [Min.A50]" office:value-type="float" office:value="4.75446521814374" calcext:value-type="float">
            <text:p>4.7544652181</text:p>
          </table:table-cell>
          <table:table-cell table:style-name="ce15"/>
          <table:table-cell table:style-name="ce15" table:formula="of:=IF([Min.F50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9" office:value-type="string" calcext:value-type="string">
            <text:p>TestOldEnumerableInt64UpAndDownNullableMin</text:p>
          </table:table-cell>
          <table:table-cell table:style-name="ce19" office:value-type="string" calcext:value-type="string">
            <text:p>TestNewEnumerableInt64UpAndDownNullableMin</text:p>
          </table:table-cell>
          <table:table-cell table:style-name="ce19" table:number-columns-repeated="1022"/>
        </table:table-row>
        <table:table-row table:style-name="ro1">
          <table:table-cell table:style-name="ce19" office:value-type="float" office:value="5547493" calcext:value-type="float">
            <text:p>5547493</text:p>
          </table:table-cell>
          <table:table-cell table:style-name="ce19" office:value-type="float" office:value="5600023" calcext:value-type="float">
            <text:p>5600023</text:p>
          </table:table-cell>
          <table:table-cell table:style-name="ce19" table:number-columns-repeated="3"/>
          <table:table-cell table:style-name="ce19" table:formula="of:=([Min.A52] - [Min.B52]) * 100 / [Min.A52]" office:value-type="float" office:value="-0.946914218729073" calcext:value-type="float">
            <text:p>-0.9469142187</text:p>
          </table:table-cell>
          <table:table-cell table:style-name="ce19"/>
          <table:table-cell table:style-name="ce19" table:formula="of:=IF([Min.F52] &gt;= 0; &quot;Improved&quot;; &quot;Worse&quot;)" office:value-type="string" office:string-value="Worse" calcext:value-type="string">
            <text:p>Worse</text:p>
          </table:table-cell>
          <table:table-cell table:style-name="ce19" table:number-columns-repeated="1016"/>
        </table:table-row>
        <table:table-row table:style-name="ro1">
          <table:table-cell table:style-name="ce15" office:value-type="string" calcext:value-type="string">
            <text:p>TestOldEnumerableInt64UpAndDownMin</text:p>
          </table:table-cell>
          <table:table-cell table:style-name="ce15" office:value-type="string" calcext:value-type="string">
            <text:p>TestNewEnumerableInt64UpAndDown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2383516" calcext:value-type="float">
            <text:p>2383516</text:p>
          </table:table-cell>
          <table:table-cell table:style-name="ce15" office:value-type="float" office:value="2289854" calcext:value-type="float">
            <text:p>2289854</text:p>
          </table:table-cell>
          <table:table-cell table:style-name="ce15" table:number-columns-repeated="3"/>
          <table:table-cell table:style-name="ce15" table:formula="of:=([Min.A54] - [Min.B54]) * 100 / [Min.A54]" office:value-type="float" office:value="3.92957295021305" calcext:value-type="float">
            <text:p>3.9295729502</text:p>
          </table:table-cell>
          <table:table-cell table:style-name="ce15"/>
          <table:table-cell table:style-name="ce15" table:formula="of:=IF([Min.F54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20" office:value-type="string" calcext:value-type="string">
            <text:p>TestOldEnumerableInt64ShuffledNullableMin</text:p>
          </table:table-cell>
          <table:table-cell table:style-name="ce20" office:value-type="string" calcext:value-type="string">
            <text:p>TestNewEnumerableInt64ShuffledNullableMin</text:p>
          </table:table-cell>
          <table:table-cell table:style-name="ce20" table:number-columns-repeated="1022"/>
        </table:table-row>
        <table:table-row table:style-name="ro1">
          <table:table-cell table:style-name="ce20" office:value-type="float" office:value="2779218" calcext:value-type="float">
            <text:p>2779218</text:p>
          </table:table-cell>
          <table:table-cell table:style-name="ce20" office:value-type="float" office:value="2827860" calcext:value-type="float">
            <text:p>2827860</text:p>
          </table:table-cell>
          <table:table-cell table:style-name="ce20" table:number-columns-repeated="3"/>
          <table:table-cell table:style-name="ce20" table:formula="of:=([Min.A56] - [Min.B56]) * 100 / [Min.A56]" office:value-type="float" office:value="-1.75020455394287" calcext:value-type="float">
            <text:p>-1.7502045539</text:p>
          </table:table-cell>
          <table:table-cell table:style-name="ce20"/>
          <table:table-cell table:style-name="ce20" table:formula="of:=IF([Min.F56] &gt;= 0; &quot;Improved&quot;; &quot;Worse&quot;)" office:value-type="string" office:string-value="Worse" calcext:value-type="string">
            <text:p>Worse</text:p>
          </table:table-cell>
          <table:table-cell table:style-name="ce20" table:number-columns-repeated="1016"/>
        </table:table-row>
        <table:table-row table:style-name="ro1">
          <table:table-cell table:style-name="ce21" office:value-type="string" calcext:value-type="string">
            <text:p>TestOldEnumerableInt64ShuffledMin</text:p>
          </table:table-cell>
          <table:table-cell table:style-name="ce21" office:value-type="string" calcext:value-type="string">
            <text:p>TestNewEnumerableInt64ShuffledMin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2404007" calcext:value-type="float">
            <text:p>2404007</text:p>
          </table:table-cell>
          <table:table-cell table:style-name="ce21" office:value-type="float" office:value="2300066" calcext:value-type="float">
            <text:p>2300066</text:p>
          </table:table-cell>
          <table:table-cell table:style-name="ce21" table:number-columns-repeated="3"/>
          <table:table-cell table:style-name="ce21" table:formula="of:=([Min.A58] - [Min.B58]) * 100 / [Min.A58]" office:value-type="float" office:value="4.32365629550996" calcext:value-type="float">
            <text:p>4.3236562955</text:p>
          </table:table-cell>
          <table:table-cell table:style-name="ce21"/>
          <table:table-cell table:style-name="ce21" table:formula="of:=IF([Min.F58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2" office:value-type="string" calcext:value-type="string">
            <text:p>TestOldEnumerableInt64SolitaireNullableMin</text:p>
          </table:table-cell>
          <table:table-cell table:style-name="ce22" office:value-type="string" calcext:value-type="string">
            <text:p>TestNewEnumerableInt64SolitaireNullableMin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11627" calcext:value-type="float">
            <text:p>11627</text:p>
          </table:table-cell>
          <table:table-cell table:style-name="ce22" office:value-type="float" office:value="12293" calcext:value-type="float">
            <text:p>12293</text:p>
          </table:table-cell>
          <table:table-cell table:style-name="ce22" table:number-columns-repeated="3"/>
          <table:table-cell table:style-name="ce22" table:formula="of:=([Min.A60] - [Min.B60]) * 100 / [Min.A60]" office:value-type="float" office:value="-5.72804678764944" calcext:value-type="float">
            <text:p>-5.7280467876</text:p>
          </table:table-cell>
          <table:table-cell table:style-name="ce22"/>
          <table:table-cell table:style-name="ce22" table:formula="of:=IF([Min.F60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4" office:value-type="string" calcext:value-type="string">
            <text:p>TestOldEnumerableInt64SolitaireMin</text:p>
          </table:table-cell>
          <table:table-cell table:style-name="ce14" office:value-type="string" calcext:value-type="string">
            <text:p>TestNewEnumerableInt64Solitair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11504" calcext:value-type="float">
            <text:p>11504</text:p>
          </table:table-cell>
          <table:table-cell table:style-name="ce14" office:value-type="float" office:value="10761" calcext:value-type="float">
            <text:p>10761</text:p>
          </table:table-cell>
          <table:table-cell table:style-name="ce14" table:number-columns-repeated="3"/>
          <table:table-cell table:style-name="ce14" table:formula="of:=([Min.A62] - [Min.B62]) * 100 / [Min.A62]" office:value-type="float" office:value="6.4586230876217" calcext:value-type="float">
            <text:p>6.4586230876</text:p>
          </table:table-cell>
          <table:table-cell table:style-name="ce14"/>
          <table:table-cell table:style-name="ce14" table:formula="of:=IF([Min.F6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22" office:value-type="string" calcext:value-type="string">
            <text:p>TestOldEnumerableInt64EmptyNullableMin</text:p>
          </table:table-cell>
          <table:table-cell table:style-name="ce22" office:value-type="string" calcext:value-type="string">
            <text:p>TestNewEnumerableInt64EmptyNullableMin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9287" calcext:value-type="float">
            <text:p>9287</text:p>
          </table:table-cell>
          <table:table-cell table:style-name="ce22" office:value-type="float" office:value="13081" calcext:value-type="float">
            <text:p>13081</text:p>
          </table:table-cell>
          <table:table-cell table:style-name="ce22" table:number-columns-repeated="3"/>
          <table:table-cell table:style-name="ce22" table:formula="of:=([Min.A64] - [Min.B64]) * 100 / [Min.A64]" office:value-type="float" office:value="-40.8528049962313" calcext:value-type="float">
            <text:p>-40.8528049962</text:p>
          </table:table-cell>
          <table:table-cell table:style-name="ce22"/>
          <table:table-cell table:style-name="ce22" table:formula="of:=IF([Min.F64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8" office:value-type="string" calcext:value-type="string">
            <text:p>TestOldEnumerableInt64EmptyMin</text:p>
          </table:table-cell>
          <table:table-cell table:style-name="ce18" office:value-type="string" calcext:value-type="string">
            <text:p>TestNewEnumerableInt64EmptyMin</text:p>
          </table:table-cell>
          <table:table-cell table:style-name="ce18" table:number-columns-repeated="1022"/>
        </table:table-row>
        <table:table-row table:style-name="ro1">
          <table:table-cell table:style-name="ce18" office:value-type="float" office:value="5334606" calcext:value-type="float">
            <text:p>5334606</text:p>
          </table:table-cell>
          <table:table-cell table:style-name="ce18" office:value-type="float" office:value="5426310" calcext:value-type="float">
            <text:p>5426310</text:p>
          </table:table-cell>
          <table:table-cell table:style-name="ce18" table:number-columns-repeated="3"/>
          <table:table-cell table:style-name="ce18" table:formula="of:=([Min.A66] - [Min.B66]) * 100 / [Min.A66]" office:value-type="float" office:value="-1.71903979412913" calcext:value-type="float">
            <text:p>-1.7190397941</text:p>
          </table:table-cell>
          <table:table-cell table:style-name="ce18"/>
          <table:table-cell table:style-name="ce18" table:formula="of:=IF([Min.F66] &gt;= 0; &quot;Improved&quot;; &quot;Worse&quot;)" office:value-type="string" office:string-value="Worse" calcext:value-type="string">
            <text:p>Worse</text:p>
          </table:table-cell>
          <table:table-cell table:style-name="ce18" table:number-columns-repeated="1016"/>
        </table:table-row>
        <table:table-row table:style-name="ro1">
          <table:table-cell table:style-name="ce20" office:value-type="string" calcext:value-type="string">
            <text:p>TestOldEnumerableNullableInt6410PercentNulledMin</text:p>
          </table:table-cell>
          <table:table-cell table:style-name="ce20" office:value-type="string" calcext:value-type="string">
            <text:p>TestNewEnumerableNullableInt6410PercentNulledMin</text:p>
          </table:table-cell>
          <table:table-cell table:style-name="ce20" table:number-columns-repeated="1022"/>
        </table:table-row>
        <table:table-row table:style-name="ro1">
          <table:table-cell table:style-name="ce20" office:value-type="float" office:value="3186507" calcext:value-type="float">
            <text:p>3186507</text:p>
          </table:table-cell>
          <table:table-cell table:style-name="ce20" office:value-type="float" office:value="3283356" calcext:value-type="float">
            <text:p>3283356</text:p>
          </table:table-cell>
          <table:table-cell table:style-name="ce20" table:number-columns-repeated="3"/>
          <table:table-cell table:style-name="ce20" table:formula="of:=([Min.A68] - [Min.B68]) * 100 / [Min.A68]" office:value-type="float" office:value="-3.03934684593506" calcext:value-type="float">
            <text:p>-3.0393468459</text:p>
          </table:table-cell>
          <table:table-cell table:style-name="ce20"/>
          <table:table-cell table:style-name="ce20" table:formula="of:=IF([Min.F68] &gt;= 0; &quot;Improved&quot;; &quot;Worse&quot;)" office:value-type="string" office:string-value="Worse" calcext:value-type="string">
            <text:p>Worse</text:p>
          </table:table-cell>
          <table:table-cell table:style-name="ce20" table:number-columns-repeated="1016"/>
        </table:table-row>
        <table:table-row table:style-name="ro1">
          <table:table-cell table:style-name="ce20" office:value-type="string" calcext:value-type="string">
            <text:p>TestOldEnumerableNullableInt6420PercentNulledMin</text:p>
          </table:table-cell>
          <table:table-cell table:style-name="ce20" office:value-type="string" calcext:value-type="string">
            <text:p>TestNewEnumerableNullableInt6420PercentNulledMin</text:p>
          </table:table-cell>
          <table:table-cell table:style-name="ce20" table:number-columns-repeated="1022"/>
        </table:table-row>
        <table:table-row table:style-name="ro1">
          <table:table-cell table:style-name="ce20" office:value-type="float" office:value="3617386" calcext:value-type="float">
            <text:p>3617386</text:p>
          </table:table-cell>
          <table:table-cell table:style-name="ce20" office:value-type="float" office:value="3691460" calcext:value-type="float">
            <text:p>3691460</text:p>
          </table:table-cell>
          <table:table-cell table:style-name="ce20" table:number-columns-repeated="3"/>
          <table:table-cell table:style-name="ce20" table:formula="of:=([Min.A70] - [Min.B70]) * 100 / [Min.A70]" office:value-type="float" office:value="-2.04772175266892" calcext:value-type="float">
            <text:p>-2.0477217527</text:p>
          </table:table-cell>
          <table:table-cell table:style-name="ce20"/>
          <table:table-cell table:style-name="ce20" table:formula="of:=IF([Min.F70] &gt;= 0; &quot;Improved&quot;; &quot;Worse&quot;)" office:value-type="string" office:string-value="Worse" calcext:value-type="string">
            <text:p>Worse</text:p>
          </table:table-cell>
          <table:table-cell table:style-name="ce20" table:number-columns-repeated="1016"/>
        </table:table-row>
        <table:table-row table:style-name="ro1">
          <table:table-cell table:style-name="ce21" office:value-type="string" calcext:value-type="string">
            <text:p>TestOldEnumerableNullableInt6430PercentNulledMin</text:p>
          </table:table-cell>
          <table:table-cell table:style-name="ce21" office:value-type="string" calcext:value-type="string">
            <text:p>TestNewEnumerableNullableInt6430PercentNulledMin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3961039" calcext:value-type="float">
            <text:p>3961039</text:p>
          </table:table-cell>
          <table:table-cell table:style-name="ce21" office:value-type="float" office:value="3868143" calcext:value-type="float">
            <text:p>3868143</text:p>
          </table:table-cell>
          <table:table-cell table:style-name="ce21" table:number-columns-repeated="3"/>
          <table:table-cell table:style-name="ce21" table:formula="of:=([Min.A72] - [Min.B72]) * 100 / [Min.A72]" office:value-type="float" office:value="2.34524325562056" calcext:value-type="float">
            <text:p>2.3452432556</text:p>
          </table:table-cell>
          <table:table-cell table:style-name="ce21"/>
          <table:table-cell table:style-name="ce21" table:formula="of:=IF([Min.F72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Int6440PercentNulledMin</text:p>
          </table:table-cell>
          <table:table-cell office:value-type="string" calcext:value-type="string">
            <text:p>TestNewEnumerableNullableInt6440PercentNulledMin</text:p>
          </table:table-cell>
          <table:table-cell table:number-columns-repeated="1022"/>
        </table:table-row>
        <table:table-row table:style-name="ro1">
          <table:table-cell office:value-type="float" office:value="4368186" calcext:value-type="float">
            <text:p>4368186</text:p>
          </table:table-cell>
          <table:table-cell office:value-type="float" office:value="3928083" calcext:value-type="float">
            <text:p>3928083</text:p>
          </table:table-cell>
          <table:table-cell table:number-columns-repeated="3"/>
          <table:table-cell table:formula="of:=([Min.A74] - [Min.B74]) * 100 / [Min.A74]" office:value-type="float" office:value="10.0751891059584" calcext:value-type="float">
            <text:p>10.075189106</text:p>
          </table:table-cell>
          <table:table-cell/>
          <table:table-cell table:formula="of:=IF([Min.F7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50PercentNulledMin</text:p>
          </table:table-cell>
          <table:table-cell office:value-type="string" calcext:value-type="string">
            <text:p>TestNewEnumerableNullableInt6450PercentNulledMin</text:p>
          </table:table-cell>
          <table:table-cell table:number-columns-repeated="1022"/>
        </table:table-row>
        <table:table-row table:style-name="ro1">
          <table:table-cell office:value-type="float" office:value="4453985" calcext:value-type="float">
            <text:p>4453985</text:p>
          </table:table-cell>
          <table:table-cell office:value-type="float" office:value="3948665" calcext:value-type="float">
            <text:p>3948665</text:p>
          </table:table-cell>
          <table:table-cell table:number-columns-repeated="3"/>
          <table:table-cell table:formula="of:=([Min.A76] - [Min.B76]) * 100 / [Min.A76]" office:value-type="float" office:value="11.3453457970783" calcext:value-type="float">
            <text:p>11.3453457971</text:p>
          </table:table-cell>
          <table:table-cell/>
          <table:table-cell table:formula="of:=IF([Min.F7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60PercentNulledMin</text:p>
          </table:table-cell>
          <table:table-cell office:value-type="string" calcext:value-type="string">
            <text:p>TestNewEnumerableNullableInt6460PercentNulledMin</text:p>
          </table:table-cell>
          <table:table-cell table:number-columns-repeated="1022"/>
        </table:table-row>
        <table:table-row table:style-name="ro1">
          <table:table-cell office:value-type="float" office:value="4360145" calcext:value-type="float">
            <text:p>4360145</text:p>
          </table:table-cell>
          <table:table-cell office:value-type="float" office:value="3900388" calcext:value-type="float">
            <text:p>3900388</text:p>
          </table:table-cell>
          <table:table-cell table:number-columns-repeated="3"/>
          <table:table-cell table:formula="of:=([Min.A78] - [Min.B78]) * 100 / [Min.A78]" office:value-type="float" office:value="10.5445346427699" calcext:value-type="float">
            <text:p>10.5445346428</text:p>
          </table:table-cell>
          <table:table-cell/>
          <table:table-cell table:formula="of:=IF([Min.F7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NullableInt6470PercentNulledMin</text:p>
          </table:table-cell>
          <table:table-cell table:style-name="ce21" office:value-type="string" calcext:value-type="string">
            <text:p>TestNewEnumerableNullableInt6470PercentNulledMin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3962333" calcext:value-type="float">
            <text:p>3962333</text:p>
          </table:table-cell>
          <table:table-cell table:style-name="ce21" office:value-type="float" office:value="3787116" calcext:value-type="float">
            <text:p>3787116</text:p>
          </table:table-cell>
          <table:table-cell table:style-name="ce21" table:number-columns-repeated="3"/>
          <table:table-cell table:style-name="ce21" table:formula="of:=([Min.A80] - [Min.B80]) * 100 / [Min.A80]" office:value-type="float" office:value="4.42206649466362" calcext:value-type="float">
            <text:p>4.4220664947</text:p>
          </table:table-cell>
          <table:table-cell table:style-name="ce21"/>
          <table:table-cell table:style-name="ce21" table:formula="of:=IF([Min.F80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3" office:value-type="string" calcext:value-type="string">
            <text:p>TestOldEnumerableNullableInt6480PercentNulledMin</text:p>
          </table:table-cell>
          <table:table-cell table:style-name="ce23" office:value-type="string" calcext:value-type="string">
            <text:p>TestNewEnumerableNullableInt6480PercentNulledMin</text:p>
          </table:table-cell>
          <table:table-cell table:style-name="ce23" table:number-columns-repeated="1022"/>
        </table:table-row>
        <table:table-row table:style-name="ro1">
          <table:table-cell table:style-name="ce23" office:value-type="float" office:value="3607582" calcext:value-type="float">
            <text:p>3607582</text:p>
          </table:table-cell>
          <table:table-cell table:style-name="ce23" office:value-type="float" office:value="3624770" calcext:value-type="float">
            <text:p>3624770</text:p>
          </table:table-cell>
          <table:table-cell table:style-name="ce23" table:number-columns-repeated="3"/>
          <table:table-cell table:style-name="ce23" table:formula="of:=([Min.A82] - [Min.B82]) * 100 / [Min.A82]" office:value-type="float" office:value="-0.476441006746347" calcext:value-type="float">
            <text:p>-0.4764410067</text:p>
          </table:table-cell>
          <table:table-cell table:style-name="ce23"/>
          <table:table-cell table:style-name="ce23" table:formula="of:=IF([Min.F82] &gt;= 0; &quot;Improved&quot;; &quot;Worse&quot;)" office:value-type="string" office:string-value="Worse" calcext:value-type="string">
            <text:p>Worse</text:p>
          </table:table-cell>
          <table:table-cell table:style-name="ce23" table:number-columns-repeated="1016"/>
        </table:table-row>
        <table:table-row table:style-name="ro1">
          <table:table-cell table:style-name="ce20" office:value-type="string" calcext:value-type="string">
            <text:p>TestOldEnumerableNullableInt6490PercentNulledMin</text:p>
          </table:table-cell>
          <table:table-cell table:style-name="ce20" office:value-type="string" calcext:value-type="string">
            <text:p>TestNewEnumerableNullableInt6490PercentNulledMin</text:p>
          </table:table-cell>
          <table:table-cell table:style-name="ce20" table:number-columns-repeated="1022"/>
        </table:table-row>
        <table:table-row table:style-name="ro1">
          <table:table-cell table:style-name="ce20" office:value-type="float" office:value="3237882" calcext:value-type="float">
            <text:p>3237882</text:p>
          </table:table-cell>
          <table:table-cell table:style-name="ce20" office:value-type="float" office:value="3316251" calcext:value-type="float">
            <text:p>3316251</text:p>
          </table:table-cell>
          <table:table-cell table:style-name="ce20" table:number-columns-repeated="3"/>
          <table:table-cell table:style-name="ce20" table:formula="of:=([Min.A84] - [Min.B84]) * 100 / [Min.A84]" office:value-type="float" office:value="-2.42037850669048" calcext:value-type="float">
            <text:p>-2.4203785067</text:p>
          </table:table-cell>
          <table:table-cell table:style-name="ce20"/>
          <table:table-cell table:style-name="ce20" table:formula="of:=IF([Min.F84] &gt;= 0; &quot;Improved&quot;; &quot;Worse&quot;)" office:value-type="string" office:string-value="Worse" calcext:value-type="string">
            <text:p>Worse</text:p>
          </table:table-cell>
          <table:table-cell table:style-name="ce20" table:number-columns-repeated="1016"/>
        </table:table-row>
        <table:table-row table:style-name="ro1">
          <table:table-cell table:style-name="ce14" office:value-type="string" calcext:value-type="string">
            <text:p>TestOldEnumerableSingleIncrementedNullableMin</text:p>
          </table:table-cell>
          <table:table-cell table:style-name="ce14" office:value-type="string" calcext:value-type="string">
            <text:p>TestNewEnumerableSingleIncremented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3437219" calcext:value-type="float">
            <text:p>3437219</text:p>
          </table:table-cell>
          <table:table-cell table:style-name="ce14" office:value-type="float" office:value="2639781" calcext:value-type="float">
            <text:p>2639781</text:p>
          </table:table-cell>
          <table:table-cell table:style-name="ce14" table:number-columns-repeated="3"/>
          <table:table-cell table:style-name="ce14" table:formula="of:=([Min.A86] - [Min.B86]) * 100 / [Min.A86]" office:value-type="float" office:value="23.2000928657732" calcext:value-type="float">
            <text:p>23.2000928658</text:p>
          </table:table-cell>
          <table:table-cell table:style-name="ce14"/>
          <table:table-cell table:style-name="ce14" table:formula="of:=IF([Min.F86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SingleIncrementedMin</text:p>
          </table:table-cell>
          <table:table-cell table:style-name="ce14" office:value-type="string" calcext:value-type="string">
            <text:p>TestNewEnumerableSingleIncremented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753269" calcext:value-type="float">
            <text:p>2753269</text:p>
          </table:table-cell>
          <table:table-cell table:style-name="ce14" office:value-type="float" office:value="2395377" calcext:value-type="float">
            <text:p>2395377</text:p>
          </table:table-cell>
          <table:table-cell table:style-name="ce14" table:number-columns-repeated="3"/>
          <table:table-cell table:style-name="ce14" table:formula="of:=([Min.A88] - [Min.B88]) * 100 / [Min.A88]" office:value-type="float" office:value="12.9988025143929" calcext:value-type="float">
            <text:p>12.9988025144</text:p>
          </table:table-cell>
          <table:table-cell table:style-name="ce14"/>
          <table:table-cell table:style-name="ce14" table:formula="of:=IF([Min.F88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SingleDecrementedNullableMin</text:p>
          </table:table-cell>
          <table:table-cell table:style-name="ce14" office:value-type="string" calcext:value-type="string">
            <text:p>TestNewEnumerableSingleDecremented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3494083" calcext:value-type="float">
            <text:p>3494083</text:p>
          </table:table-cell>
          <table:table-cell table:style-name="ce14" office:value-type="float" office:value="2758164" calcext:value-type="float">
            <text:p>2758164</text:p>
          </table:table-cell>
          <table:table-cell table:style-name="ce14" table:number-columns-repeated="3"/>
          <table:table-cell table:style-name="ce14" table:formula="of:=([Min.A90] - [Min.B90]) * 100 / [Min.A90]" office:value-type="float" office:value="21.061863727908" calcext:value-type="float">
            <text:p>21.0618637279</text:p>
          </table:table-cell>
          <table:table-cell table:style-name="ce14"/>
          <table:table-cell table:style-name="ce14" table:formula="of:=IF([Min.F90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SingleDecrementedMin</text:p>
          </table:table-cell>
          <table:table-cell table:style-name="ce14" office:value-type="string" calcext:value-type="string">
            <text:p>TestNewEnumerableSingleDecremented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461352" calcext:value-type="float">
            <text:p>2461352</text:p>
          </table:table-cell>
          <table:table-cell table:style-name="ce14" office:value-type="float" office:value="2180702" calcext:value-type="float">
            <text:p>2180702</text:p>
          </table:table-cell>
          <table:table-cell table:style-name="ce14" table:number-columns-repeated="3"/>
          <table:table-cell table:style-name="ce14" table:formula="of:=([Min.A92] - [Min.B92]) * 100 / [Min.A92]" office:value-type="float" office:value="11.4022699719504" calcext:value-type="float">
            <text:p>11.402269972</text:p>
          </table:table-cell>
          <table:table-cell table:style-name="ce14"/>
          <table:table-cell table:style-name="ce14" table:formula="of:=IF([Min.F9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SingleUpAndDownNullableMin</text:p>
          </table:table-cell>
          <table:table-cell table:style-name="ce14" office:value-type="string" calcext:value-type="string">
            <text:p>TestNewEnumerableSingleUpAndDown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6854790" calcext:value-type="float">
            <text:p>6854790</text:p>
          </table:table-cell>
          <table:table-cell table:style-name="ce14" office:value-type="float" office:value="5258823" calcext:value-type="float">
            <text:p>5258823</text:p>
          </table:table-cell>
          <table:table-cell table:style-name="ce14" table:number-columns-repeated="3"/>
          <table:table-cell table:style-name="ce14" table:formula="of:=([Min.A94] - [Min.B94]) * 100 / [Min.A94]" office:value-type="float" office:value="23.2825075604067" calcext:value-type="float">
            <text:p>23.2825075604</text:p>
          </table:table-cell>
          <table:table-cell table:style-name="ce14"/>
          <table:table-cell table:style-name="ce14" table:formula="of:=IF([Min.F94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SingleUpAndDownMin</text:p>
          </table:table-cell>
          <table:table-cell table:style-name="ce14" office:value-type="string" calcext:value-type="string">
            <text:p>TestNewEnumerableSingleUpAndDown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755492" calcext:value-type="float">
            <text:p>2755492</text:p>
          </table:table-cell>
          <table:table-cell table:style-name="ce14" office:value-type="float" office:value="2398950" calcext:value-type="float">
            <text:p>2398950</text:p>
          </table:table-cell>
          <table:table-cell table:style-name="ce14" table:number-columns-repeated="3"/>
          <table:table-cell table:style-name="ce14" table:formula="of:=([Min.A96] - [Min.B96]) * 100 / [Min.A96]" office:value-type="float" office:value="12.9393226327639" calcext:value-type="float">
            <text:p>12.9393226328</text:p>
          </table:table-cell>
          <table:table-cell table:style-name="ce14"/>
          <table:table-cell table:style-name="ce14" table:formula="of:=IF([Min.F96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TestOldEnumerableSingleShuffledNullableMin</text:p>
          </table:table-cell>
          <table:table-cell office:value-type="string" calcext:value-type="string">
            <text:p>TestNewEnumerableSingleShuffledNullableMin</text:p>
          </table:table-cell>
          <table:table-cell table:number-columns-repeated="1022"/>
        </table:table-row>
        <table:table-row table:style-name="ro1">
          <table:table-cell office:value-type="float" office:value="3509513" calcext:value-type="float">
            <text:p>3509513</text:p>
          </table:table-cell>
          <table:table-cell office:value-type="float" office:value="2684066" calcext:value-type="float">
            <text:p>2684066</text:p>
          </table:table-cell>
          <table:table-cell table:number-columns-repeated="3"/>
          <table:table-cell table:formula="of:=([Min.A98] - [Min.B98]) * 100 / [Min.A98]" office:value-type="float" office:value="23.5202719009732" calcext:value-type="float">
            <text:p>23.520271901</text:p>
          </table:table-cell>
          <table:table-cell/>
          <table:table-cell table:formula="of:=IF([Min.F9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ShuffledMin</text:p>
          </table:table-cell>
          <table:table-cell office:value-type="string" calcext:value-type="string">
            <text:p>TestNewEnumerableSingleShuffledMin</text:p>
          </table:table-cell>
          <table:table-cell table:number-columns-repeated="1022"/>
        </table:table-row>
        <table:table-row table:style-name="ro1">
          <table:table-cell office:value-type="float" office:value="2788333" calcext:value-type="float">
            <text:p>2788333</text:p>
          </table:table-cell>
          <table:table-cell office:value-type="float" office:value="2425595" calcext:value-type="float">
            <text:p>2425595</text:p>
          </table:table-cell>
          <table:table-cell table:number-columns-repeated="3"/>
          <table:table-cell table:formula="of:=([Min.A100] - [Min.B100]) * 100 / [Min.A100]" office:value-type="float" office:value="13.0091348486712" calcext:value-type="float">
            <text:p>13.0091348487</text:p>
          </table:table-cell>
          <table:table-cell/>
          <table:table-cell table:formula="of:=IF([Min.F10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TestOldEnumerableSingleSolitaireNullableMin</text:p>
          </table:table-cell>
          <table:table-cell table:style-name="ce22" office:value-type="string" calcext:value-type="string">
            <text:p>TestNewEnumerableSingleSolitaireNullableMin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11388" calcext:value-type="float">
            <text:p>11388</text:p>
          </table:table-cell>
          <table:table-cell table:style-name="ce22" office:value-type="float" office:value="12055" calcext:value-type="float">
            <text:p>12055</text:p>
          </table:table-cell>
          <table:table-cell table:style-name="ce22" table:number-columns-repeated="3"/>
          <table:table-cell table:style-name="ce22" table:formula="of:=([Min.A102] - [Min.B102]) * 100 / [Min.A102]" office:value-type="float" office:value="-5.85704250087812" calcext:value-type="float">
            <text:p>-5.8570425009</text:p>
          </table:table-cell>
          <table:table-cell table:style-name="ce22"/>
          <table:table-cell table:style-name="ce22" table:formula="of:=IF([Min.F102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5" office:value-type="string" calcext:value-type="string">
            <text:p>TestOldEnumerableSingleSolitaireMin</text:p>
          </table:table-cell>
          <table:table-cell table:style-name="ce15" office:value-type="string" calcext:value-type="string">
            <text:p>TestNewEnumerableSingleSolitaire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10914" calcext:value-type="float">
            <text:p>10914</text:p>
          </table:table-cell>
          <table:table-cell table:style-name="ce15" office:value-type="float" office:value="10576" calcext:value-type="float">
            <text:p>10576</text:p>
          </table:table-cell>
          <table:table-cell table:style-name="ce15" table:number-columns-repeated="3"/>
          <table:table-cell table:style-name="ce15" table:formula="of:=([Min.A104] - [Min.B104]) * 100 / [Min.A104]" office:value-type="float" office:value="3.09693971046362" calcext:value-type="float">
            <text:p>3.0969397105</text:p>
          </table:table-cell>
          <table:table-cell table:style-name="ce15"/>
          <table:table-cell table:style-name="ce15" table:formula="of:=IF([Min.F104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22" office:value-type="string" calcext:value-type="string">
            <text:p>TestOldEnumerableSingleEmptyNullableMin</text:p>
          </table:table-cell>
          <table:table-cell table:style-name="ce22" office:value-type="string" calcext:value-type="string">
            <text:p>TestNewEnumerableSingleEmptyNullableMin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8875" calcext:value-type="float">
            <text:p>8875</text:p>
          </table:table-cell>
          <table:table-cell table:style-name="ce22" office:value-type="float" office:value="9768" calcext:value-type="float">
            <text:p>9768</text:p>
          </table:table-cell>
          <table:table-cell table:style-name="ce22" table:number-columns-repeated="3"/>
          <table:table-cell table:style-name="ce22" table:formula="of:=([Min.A106] - [Min.B106]) * 100 / [Min.A106]" office:value-type="float" office:value="-10.0619718309859" calcext:value-type="float">
            <text:p>-10.061971831</text:p>
          </table:table-cell>
          <table:table-cell table:style-name="ce22"/>
          <table:table-cell table:style-name="ce22" table:formula="of:=IF([Min.F106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9" office:value-type="string" calcext:value-type="string">
            <text:p>TestOldEnumerableSingleEmptyMin</text:p>
          </table:table-cell>
          <table:table-cell table:style-name="ce19" office:value-type="string" calcext:value-type="string">
            <text:p>TestNewEnumerableSingleEmptyMin</text:p>
          </table:table-cell>
          <table:table-cell table:style-name="ce19" table:number-columns-repeated="1022"/>
        </table:table-row>
        <table:table-row table:style-name="ro1">
          <table:table-cell table:style-name="ce19" office:value-type="float" office:value="5332314" calcext:value-type="float">
            <text:p>5332314</text:p>
          </table:table-cell>
          <table:table-cell table:style-name="ce19" office:value-type="float" office:value="5382937" calcext:value-type="float">
            <text:p>5382937</text:p>
          </table:table-cell>
          <table:table-cell table:style-name="ce19" table:number-columns-repeated="3"/>
          <table:table-cell table:style-name="ce19" table:formula="of:=([Min.A108] - [Min.B108]) * 100 / [Min.A108]" office:value-type="float" office:value="-0.949362696945454" calcext:value-type="float">
            <text:p>-0.9493626969</text:p>
          </table:table-cell>
          <table:table-cell table:style-name="ce19"/>
          <table:table-cell table:style-name="ce19" table:formula="of:=IF([Min.F108] &gt;= 0; &quot;Improved&quot;; &quot;Worse&quot;)" office:value-type="string" office:string-value="Worse" calcext:value-type="string">
            <text:p>Worse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TestOldEnumerableNullableSingle10PercentNulledMin</text:p>
          </table:table-cell>
          <table:table-cell office:value-type="string" calcext:value-type="string">
            <text:p>TestNewEnumerableNullableSingle10PercentNulledMin</text:p>
          </table:table-cell>
          <table:table-cell table:number-columns-repeated="1022"/>
        </table:table-row>
        <table:table-row table:style-name="ro1">
          <table:table-cell office:value-type="float" office:value="3740149" calcext:value-type="float">
            <text:p>3740149</text:p>
          </table:table-cell>
          <table:table-cell office:value-type="float" office:value="3024282" calcext:value-type="float">
            <text:p>3024282</text:p>
          </table:table-cell>
          <table:table-cell table:number-columns-repeated="3"/>
          <table:table-cell table:formula="of:=([Min.A110] - [Min.B110]) * 100 / [Min.A110]" office:value-type="float" office:value="19.1400663449504" calcext:value-type="float">
            <text:p>19.140066345</text:p>
          </table:table-cell>
          <table:table-cell/>
          <table:table-cell table:formula="of:=IF([Min.F11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20PercentNulledMin</text:p>
          </table:table-cell>
          <table:table-cell office:value-type="string" calcext:value-type="string">
            <text:p>TestNewEnumerableNullableSingle20PercentNulledMin</text:p>
          </table:table-cell>
          <table:table-cell table:number-columns-repeated="1022"/>
        </table:table-row>
        <table:table-row table:style-name="ro1">
          <table:table-cell office:value-type="float" office:value="3998351" calcext:value-type="float">
            <text:p>3998351</text:p>
          </table:table-cell>
          <table:table-cell office:value-type="float" office:value="3230238" calcext:value-type="float">
            <text:p>3230238</text:p>
          </table:table-cell>
          <table:table-cell table:number-columns-repeated="3"/>
          <table:table-cell table:formula="of:=([Min.A112] - [Min.B112]) * 100 / [Min.A112]" office:value-type="float" office:value="19.2107446294735" calcext:value-type="float">
            <text:p>19.2107446295</text:p>
          </table:table-cell>
          <table:table-cell/>
          <table:table-cell table:formula="of:=IF([Min.F11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30PercentNulledMin</text:p>
          </table:table-cell>
          <table:table-cell office:value-type="string" calcext:value-type="string">
            <text:p>TestNewEnumerableNullableSingle30PercentNulledMin</text:p>
          </table:table-cell>
          <table:table-cell table:number-columns-repeated="1022"/>
        </table:table-row>
        <table:table-row table:style-name="ro1">
          <table:table-cell office:value-type="float" office:value="4295266" calcext:value-type="float">
            <text:p>4295266</text:p>
          </table:table-cell>
          <table:table-cell office:value-type="float" office:value="3457490" calcext:value-type="float">
            <text:p>3457490</text:p>
          </table:table-cell>
          <table:table-cell table:number-columns-repeated="3"/>
          <table:table-cell table:formula="of:=([Min.A114] - [Min.B114]) * 100 / [Min.A114]" office:value-type="float" office:value="19.5046360341828" calcext:value-type="float">
            <text:p>19.5046360342</text:p>
          </table:table-cell>
          <table:table-cell/>
          <table:table-cell table:formula="of:=IF([Min.F11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40PercentNulledMin</text:p>
          </table:table-cell>
          <table:table-cell office:value-type="string" calcext:value-type="string">
            <text:p>TestNewEnumerableNullableSingle40PercentNulledMin</text:p>
          </table:table-cell>
          <table:table-cell table:number-columns-repeated="1022"/>
        </table:table-row>
        <table:table-row table:style-name="ro1">
          <table:table-cell office:value-type="float" office:value="4433683" calcext:value-type="float">
            <text:p>4433683</text:p>
          </table:table-cell>
          <table:table-cell office:value-type="float" office:value="3598081" calcext:value-type="float">
            <text:p>3598081</text:p>
          </table:table-cell>
          <table:table-cell table:number-columns-repeated="3"/>
          <table:table-cell table:formula="of:=([Min.A116] - [Min.B116]) * 100 / [Min.A116]" office:value-type="float" office:value="18.846678934872" calcext:value-type="float">
            <text:p>18.8466789349</text:p>
          </table:table-cell>
          <table:table-cell/>
          <table:table-cell table:formula="of:=IF([Min.F11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50PercentNulledMin</text:p>
          </table:table-cell>
          <table:table-cell office:value-type="string" calcext:value-type="string">
            <text:p>TestNewEnumerableNullableSingle50PercentNulledMin</text:p>
          </table:table-cell>
          <table:table-cell table:number-columns-repeated="1022"/>
        </table:table-row>
        <table:table-row table:style-name="ro1">
          <table:table-cell office:value-type="float" office:value="4509216" calcext:value-type="float">
            <text:p>4509216</text:p>
          </table:table-cell>
          <table:table-cell office:value-type="float" office:value="3756621" calcext:value-type="float">
            <text:p>3756621</text:p>
          </table:table-cell>
          <table:table-cell table:number-columns-repeated="3"/>
          <table:table-cell table:formula="of:=([Min.A118] - [Min.B118]) * 100 / [Min.A118]" office:value-type="float" office:value="16.6901519022376" calcext:value-type="float">
            <text:p>16.6901519022</text:p>
          </table:table-cell>
          <table:table-cell/>
          <table:table-cell table:formula="of:=IF([Min.F11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60PercentNulledMin</text:p>
          </table:table-cell>
          <table:table-cell office:value-type="string" calcext:value-type="string">
            <text:p>TestNewEnumerableNullableSingle60PercentNulledMin</text:p>
          </table:table-cell>
          <table:table-cell table:number-columns-repeated="1022"/>
        </table:table-row>
        <table:table-row table:style-name="ro1">
          <table:table-cell office:value-type="float" office:value="4081972" calcext:value-type="float">
            <text:p>4081972</text:p>
          </table:table-cell>
          <table:table-cell office:value-type="float" office:value="3537483" calcext:value-type="float">
            <text:p>3537483</text:p>
          </table:table-cell>
          <table:table-cell table:number-columns-repeated="3"/>
          <table:table-cell table:formula="of:=([Min.A120] - [Min.B120]) * 100 / [Min.A120]" office:value-type="float" office:value="13.338871506223" calcext:value-type="float">
            <text:p>13.3388715062</text:p>
          </table:table-cell>
          <table:table-cell/>
          <table:table-cell table:formula="of:=IF([Min.F12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70PercentNulledMin</text:p>
          </table:table-cell>
          <table:table-cell office:value-type="string" calcext:value-type="string">
            <text:p>TestNewEnumerableNullableSingle70PercentNulledMin</text:p>
          </table:table-cell>
          <table:table-cell table:number-columns-repeated="1022"/>
        </table:table-row>
        <table:table-row table:style-name="ro1">
          <table:table-cell office:value-type="float" office:value="3687703" calcext:value-type="float">
            <text:p>3687703</text:p>
          </table:table-cell>
          <table:table-cell office:value-type="float" office:value="3367069" calcext:value-type="float">
            <text:p>3367069</text:p>
          </table:table-cell>
          <table:table-cell table:number-columns-repeated="3"/>
          <table:table-cell table:formula="of:=([Min.A122] - [Min.B122]) * 100 / [Min.A122]" office:value-type="float" office:value="8.6946806724945" calcext:value-type="float">
            <text:p>8.6946806725</text:p>
          </table:table-cell>
          <table:table-cell/>
          <table:table-cell table:formula="of:=IF([Min.F12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80PercentNulledMin</text:p>
          </table:table-cell>
          <table:table-cell office:value-type="string" calcext:value-type="string">
            <text:p>TestNewEnumerableNullableSingle80PercentNulledMin</text:p>
          </table:table-cell>
          <table:table-cell table:number-columns-repeated="1022"/>
        </table:table-row>
        <table:table-row table:style-name="ro1">
          <table:table-cell office:value-type="float" office:value="3223677" calcext:value-type="float">
            <text:p>3223677</text:p>
          </table:table-cell>
          <table:table-cell office:value-type="float" office:value="3034295" calcext:value-type="float">
            <text:p>3034295</text:p>
          </table:table-cell>
          <table:table-cell table:number-columns-repeated="3"/>
          <table:table-cell table:formula="of:=([Min.A124] - [Min.B124]) * 100 / [Min.A124]" office:value-type="float" office:value="5.87472007896573" calcext:value-type="float">
            <text:p>5.874720079</text:p>
          </table:table-cell>
          <table:table-cell/>
          <table:table-cell table:formula="of:=IF([Min.F12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NullableSingle90PercentNulledMin</text:p>
          </table:table-cell>
          <table:table-cell table:style-name="ce21" office:value-type="string" calcext:value-type="string">
            <text:p>TestNewEnumerableNullableSingle90PercentNulledMin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2787486" calcext:value-type="float">
            <text:p>2787486</text:p>
          </table:table-cell>
          <table:table-cell table:style-name="ce21" office:value-type="float" office:value="2688410" calcext:value-type="float">
            <text:p>2688410</text:p>
          </table:table-cell>
          <table:table-cell table:style-name="ce21" table:number-columns-repeated="3"/>
          <table:table-cell table:style-name="ce21" table:formula="of:=([Min.A126] - [Min.B126]) * 100 / [Min.A126]" office:value-type="float" office:value="3.55431381538777" calcext:value-type="float">
            <text:p>3.5543138154</text:p>
          </table:table-cell>
          <table:table-cell table:style-name="ce21"/>
          <table:table-cell table:style-name="ce21" table:formula="of:=IF([Min.F126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Single10PercentNaNMin</text:p>
          </table:table-cell>
          <table:table-cell office:value-type="string" calcext:value-type="string">
            <text:p>TestNewEnumerableSingle10PercentNaNMin</text:p>
          </table:table-cell>
          <table:table-cell table:number-columns-repeated="1022"/>
        </table:table-row>
        <table:table-row table:style-name="ro1">
          <table:table-cell office:value-type="float" office:value="42130016" calcext:value-type="float">
            <text:p>42130016</text:p>
          </table:table-cell>
          <table:table-cell office:value-type="float" office:value="1093363" calcext:value-type="float">
            <text:p>1093363</text:p>
          </table:table-cell>
          <table:table-cell table:number-columns-repeated="3"/>
          <table:table-cell table:formula="of:=([Min.A128] - [Min.B128]) * 100 / [Min.A128]" office:value-type="float" office:value="97.4047885479085" calcext:value-type="float">
            <text:p>97.4047885479</text:p>
          </table:table-cell>
          <table:table-cell/>
          <table:table-cell table:formula="of:=IF([Min.F1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10PercentNaNOrNullMin</text:p>
          </table:table-cell>
          <table:table-cell office:value-type="string" calcext:value-type="string">
            <text:p>TestNewEnumerableNullableSingle10PercentNaNOrNullMin</text:p>
          </table:table-cell>
          <table:table-cell table:number-columns-repeated="1022"/>
        </table:table-row>
        <table:table-row table:style-name="ro1">
          <table:table-cell office:value-type="float" office:value="41074002" calcext:value-type="float">
            <text:p>41074002</text:p>
          </table:table-cell>
          <table:table-cell office:value-type="float" office:value="1161915" calcext:value-type="float">
            <text:p>1161915</text:p>
          </table:table-cell>
          <table:table-cell table:number-columns-repeated="3"/>
          <table:table-cell table:formula="of:=([Min.A130] - [Min.B130]) * 100 / [Min.A130]" office:value-type="float" office:value="97.1711668125254" calcext:value-type="float">
            <text:p>97.1711668125</text:p>
          </table:table-cell>
          <table:table-cell/>
          <table:table-cell table:formula="of:=IF([Min.F13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20PercentNaNMin</text:p>
          </table:table-cell>
          <table:table-cell office:value-type="string" calcext:value-type="string">
            <text:p>TestNewEnumerableSingle20PercentNaNMin</text:p>
          </table:table-cell>
          <table:table-cell table:number-columns-repeated="1022"/>
        </table:table-row>
        <table:table-row table:style-name="ro1">
          <table:table-cell office:value-type="float" office:value="42409002" calcext:value-type="float">
            <text:p>42409002</text:p>
          </table:table-cell>
          <table:table-cell office:value-type="float" office:value="1094905" calcext:value-type="float">
            <text:p>1094905</text:p>
          </table:table-cell>
          <table:table-cell table:number-columns-repeated="3"/>
          <table:table-cell table:formula="of:=([Min.A132] - [Min.B132]) * 100 / [Min.A132]" office:value-type="float" office:value="97.4182250268469" calcext:value-type="float">
            <text:p>97.4182250268</text:p>
          </table:table-cell>
          <table:table-cell/>
          <table:table-cell table:formula="of:=IF([Min.F1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20PercentNaNOrNullMin</text:p>
          </table:table-cell>
          <table:table-cell office:value-type="string" calcext:value-type="string">
            <text:p>TestNewEnumerableNullableSingle20PercentNaNOrNullMin</text:p>
          </table:table-cell>
          <table:table-cell table:number-columns-repeated="1022"/>
        </table:table-row>
        <table:table-row table:style-name="ro1">
          <table:table-cell office:value-type="float" office:value="39534755" calcext:value-type="float">
            <text:p>39534755</text:p>
          </table:table-cell>
          <table:table-cell office:value-type="float" office:value="1146186" calcext:value-type="float">
            <text:p>1146186</text:p>
          </table:table-cell>
          <table:table-cell table:number-columns-repeated="3"/>
          <table:table-cell table:formula="of:=([Min.A134] - [Min.B134]) * 100 / [Min.A134]" office:value-type="float" office:value="97.100814207651" calcext:value-type="float">
            <text:p>97.1008142077</text:p>
          </table:table-cell>
          <table:table-cell/>
          <table:table-cell table:formula="of:=IF([Min.F13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30PercentNaNMin</text:p>
          </table:table-cell>
          <table:table-cell office:value-type="string" calcext:value-type="string">
            <text:p>TestNewEnumerableSingle30PercentNaNMin</text:p>
          </table:table-cell>
          <table:table-cell table:number-columns-repeated="1022"/>
        </table:table-row>
        <table:table-row table:style-name="ro1">
          <table:table-cell office:value-type="float" office:value="42701758" calcext:value-type="float">
            <text:p>42701758</text:p>
          </table:table-cell>
          <table:table-cell office:value-type="float" office:value="1089654" calcext:value-type="float">
            <text:p>1089654</text:p>
          </table:table-cell>
          <table:table-cell table:number-columns-repeated="3"/>
          <table:table-cell table:formula="of:=([Min.A136] - [Min.B136]) * 100 / [Min.A136]" office:value-type="float" office:value="97.4482221551628" calcext:value-type="float">
            <text:p>97.4482221552</text:p>
          </table:table-cell>
          <table:table-cell/>
          <table:table-cell table:formula="of:=IF([Min.F13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30PercentNaNOrNullMin</text:p>
          </table:table-cell>
          <table:table-cell office:value-type="string" calcext:value-type="string">
            <text:p>TestNewEnumerableNullableSingle30PercentNaNOrNullMin</text:p>
          </table:table-cell>
          <table:table-cell table:number-columns-repeated="1022"/>
        </table:table-row>
        <table:table-row table:style-name="ro1">
          <table:table-cell office:value-type="float" office:value="37854943" calcext:value-type="float">
            <text:p>37854943</text:p>
          </table:table-cell>
          <table:table-cell office:value-type="float" office:value="1145702" calcext:value-type="float">
            <text:p>1145702</text:p>
          </table:table-cell>
          <table:table-cell table:number-columns-repeated="3"/>
          <table:table-cell table:formula="of:=([Min.A138] - [Min.B138]) * 100 / [Min.A138]" office:value-type="float" office:value="96.9734414868885" calcext:value-type="float">
            <text:p>96.9734414869</text:p>
          </table:table-cell>
          <table:table-cell/>
          <table:table-cell table:formula="of:=IF([Min.F1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40PercentNaNMin</text:p>
          </table:table-cell>
          <table:table-cell office:value-type="string" calcext:value-type="string">
            <text:p>TestNewEnumerableSingle40PercentNaNMin</text:p>
          </table:table-cell>
          <table:table-cell table:number-columns-repeated="1022"/>
        </table:table-row>
        <table:table-row table:style-name="ro1">
          <table:table-cell office:value-type="float" office:value="43261661" calcext:value-type="float">
            <text:p>43261661</text:p>
          </table:table-cell>
          <table:table-cell office:value-type="float" office:value="1072949" calcext:value-type="float">
            <text:p>1072949</text:p>
          </table:table-cell>
          <table:table-cell table:number-columns-repeated="3"/>
          <table:table-cell table:formula="of:=([Min.A140] - [Min.B140]) * 100 / [Min.A140]" office:value-type="float" office:value="97.5198617547301" calcext:value-type="float">
            <text:p>97.5198617547</text:p>
          </table:table-cell>
          <table:table-cell/>
          <table:table-cell table:formula="of:=IF([Min.F1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40PercentNaNOrNullMin</text:p>
          </table:table-cell>
          <table:table-cell office:value-type="string" calcext:value-type="string">
            <text:p>TestNewEnumerableNullableSingle40PercentNaNOrNullMin</text:p>
          </table:table-cell>
          <table:table-cell table:number-columns-repeated="1022"/>
        </table:table-row>
        <table:table-row table:style-name="ro1">
          <table:table-cell office:value-type="float" office:value="36258587" calcext:value-type="float">
            <text:p>36258587</text:p>
          </table:table-cell>
          <table:table-cell office:value-type="float" office:value="1143860" calcext:value-type="float">
            <text:p>1143860</text:p>
          </table:table-cell>
          <table:table-cell table:number-columns-repeated="3"/>
          <table:table-cell table:formula="of:=([Min.A142] - [Min.B142]) * 100 / [Min.A142]" office:value-type="float" office:value="96.8452714387353" calcext:value-type="float">
            <text:p>96.8452714387</text:p>
          </table:table-cell>
          <table:table-cell/>
          <table:table-cell table:formula="of:=IF([Min.F1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50PercentNaNMin</text:p>
          </table:table-cell>
          <table:table-cell office:value-type="string" calcext:value-type="string">
            <text:p>TestNewEnumerableSingle50PercentNaNMin</text:p>
          </table:table-cell>
          <table:table-cell table:number-columns-repeated="1022"/>
        </table:table-row>
        <table:table-row table:style-name="ro1">
          <table:table-cell office:value-type="float" office:value="43453507" calcext:value-type="float">
            <text:p>43453507</text:p>
          </table:table-cell>
          <table:table-cell office:value-type="float" office:value="1089757" calcext:value-type="float">
            <text:p>1089757</text:p>
          </table:table-cell>
          <table:table-cell table:number-columns-repeated="3"/>
          <table:table-cell table:formula="of:=([Min.A144] - [Min.B144]) * 100 / [Min.A144]" office:value-type="float" office:value="97.4921310724126" calcext:value-type="float">
            <text:p>97.4921310724</text:p>
          </table:table-cell>
          <table:table-cell/>
          <table:table-cell table:formula="of:=IF([Min.F14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50PercentNaNOrNullMin</text:p>
          </table:table-cell>
          <table:table-cell office:value-type="string" calcext:value-type="string">
            <text:p>TestNewEnumerableNullableSingle50PercentNaNOrNullMin</text:p>
          </table:table-cell>
          <table:table-cell table:number-columns-repeated="1022"/>
        </table:table-row>
        <table:table-row table:style-name="ro1">
          <table:table-cell office:value-type="float" office:value="34842591" calcext:value-type="float">
            <text:p>34842591</text:p>
          </table:table-cell>
          <table:table-cell office:value-type="float" office:value="1137327" calcext:value-type="float">
            <text:p>1137327</text:p>
          </table:table-cell>
          <table:table-cell table:number-columns-repeated="3"/>
          <table:table-cell table:formula="of:=([Min.A146] - [Min.B146]) * 100 / [Min.A146]" office:value-type="float" office:value="96.7358139353069" calcext:value-type="float">
            <text:p>96.7358139353</text:p>
          </table:table-cell>
          <table:table-cell/>
          <table:table-cell table:formula="of:=IF([Min.F14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60PercentNaNMin</text:p>
          </table:table-cell>
          <table:table-cell office:value-type="string" calcext:value-type="string">
            <text:p>TestNewEnumerableSingle60PercentNaNMin</text:p>
          </table:table-cell>
          <table:table-cell table:number-columns-repeated="1022"/>
        </table:table-row>
        <table:table-row table:style-name="ro1">
          <table:table-cell office:value-type="float" office:value="43288376" calcext:value-type="float">
            <text:p>43288376</text:p>
          </table:table-cell>
          <table:table-cell office:value-type="float" office:value="1082411" calcext:value-type="float">
            <text:p>1082411</text:p>
          </table:table-cell>
          <table:table-cell table:number-columns-repeated="3"/>
          <table:table-cell table:formula="of:=([Min.A148] - [Min.B148]) * 100 / [Min.A148]" office:value-type="float" office:value="97.4995342860633" calcext:value-type="float">
            <text:p>97.4995342861</text:p>
          </table:table-cell>
          <table:table-cell/>
          <table:table-cell table:formula="of:=IF([Min.F14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60PercentNaNOrNullMin</text:p>
          </table:table-cell>
          <table:table-cell office:value-type="string" calcext:value-type="string">
            <text:p>TestNewEnumerableNullableSingle60PercentNaNOrNullMin</text:p>
          </table:table-cell>
          <table:table-cell table:number-columns-repeated="1022"/>
        </table:table-row>
        <table:table-row table:style-name="ro1">
          <table:table-cell office:value-type="float" office:value="33198733" calcext:value-type="float">
            <text:p>33198733</text:p>
          </table:table-cell>
          <table:table-cell office:value-type="float" office:value="1225557" calcext:value-type="float">
            <text:p>1225557</text:p>
          </table:table-cell>
          <table:table-cell table:number-columns-repeated="3"/>
          <table:table-cell table:formula="of:=([Min.A150] - [Min.B150]) * 100 / [Min.A150]" office:value-type="float" office:value="96.3084223726249" calcext:value-type="float">
            <text:p>96.3084223726</text:p>
          </table:table-cell>
          <table:table-cell/>
          <table:table-cell table:formula="of:=IF([Min.F15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70PercentNaNMin</text:p>
          </table:table-cell>
          <table:table-cell office:value-type="string" calcext:value-type="string">
            <text:p>TestNewEnumerableSingle70PercentNaNMin</text:p>
          </table:table-cell>
          <table:table-cell table:number-columns-repeated="1022"/>
        </table:table-row>
        <table:table-row table:style-name="ro1">
          <table:table-cell office:value-type="float" office:value="42956852" calcext:value-type="float">
            <text:p>42956852</text:p>
          </table:table-cell>
          <table:table-cell office:value-type="float" office:value="1091597" calcext:value-type="float">
            <text:p>1091597</text:p>
          </table:table-cell>
          <table:table-cell table:number-columns-repeated="3"/>
          <table:table-cell table:formula="of:=([Min.A152] - [Min.B152]) * 100 / [Min.A152]" office:value-type="float" office:value="97.4588524317378" calcext:value-type="float">
            <text:p>97.4588524317</text:p>
          </table:table-cell>
          <table:table-cell/>
          <table:table-cell table:formula="of:=IF([Min.F15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70PercentNaNOrNullMin</text:p>
          </table:table-cell>
          <table:table-cell office:value-type="string" calcext:value-type="string">
            <text:p>TestNewEnumerableNullableSingle70PercentNaNOrNullMin</text:p>
          </table:table-cell>
          <table:table-cell table:number-columns-repeated="1022"/>
        </table:table-row>
        <table:table-row table:style-name="ro1">
          <table:table-cell office:value-type="float" office:value="31239791" calcext:value-type="float">
            <text:p>31239791</text:p>
          </table:table-cell>
          <table:table-cell office:value-type="float" office:value="1133338" calcext:value-type="float">
            <text:p>1133338</text:p>
          </table:table-cell>
          <table:table-cell table:number-columns-repeated="3"/>
          <table:table-cell table:formula="of:=([Min.A154] - [Min.B154]) * 100 / [Min.A154]" office:value-type="float" office:value="96.3721332194572" calcext:value-type="float">
            <text:p>96.3721332195</text:p>
          </table:table-cell>
          <table:table-cell/>
          <table:table-cell table:formula="of:=IF([Min.F15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80PercentNaNMin</text:p>
          </table:table-cell>
          <table:table-cell office:value-type="string" calcext:value-type="string">
            <text:p>TestNewEnumerableSingle80PercentNaNMin</text:p>
          </table:table-cell>
          <table:table-cell table:number-columns-repeated="1022"/>
        </table:table-row>
        <table:table-row table:style-name="ro1">
          <table:table-cell office:value-type="float" office:value="42621557" calcext:value-type="float">
            <text:p>42621557</text:p>
          </table:table-cell>
          <table:table-cell office:value-type="float" office:value="1092861" calcext:value-type="float">
            <text:p>1092861</text:p>
          </table:table-cell>
          <table:table-cell table:number-columns-repeated="3"/>
          <table:table-cell table:formula="of:=([Min.A156] - [Min.B156]) * 100 / [Min.A156]" office:value-type="float" office:value="97.4358961123827" calcext:value-type="float">
            <text:p>97.4358961124</text:p>
          </table:table-cell>
          <table:table-cell/>
          <table:table-cell table:formula="of:=IF([Min.F15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80PercentNaNOrNullMin</text:p>
          </table:table-cell>
          <table:table-cell office:value-type="string" calcext:value-type="string">
            <text:p>TestNewEnumerableNullableSingle80PercentNaNOrNullMin</text:p>
          </table:table-cell>
          <table:table-cell table:number-columns-repeated="1022"/>
        </table:table-row>
        <table:table-row table:style-name="ro1">
          <table:table-cell office:value-type="float" office:value="29070448" calcext:value-type="float">
            <text:p>29070448</text:p>
          </table:table-cell>
          <table:table-cell office:value-type="float" office:value="1228176" calcext:value-type="float">
            <text:p>1228176</text:p>
          </table:table-cell>
          <table:table-cell table:number-columns-repeated="3"/>
          <table:table-cell table:formula="of:=([Min.A158] - [Min.B158]) * 100 / [Min.A158]" office:value-type="float" office:value="95.7751734682589" calcext:value-type="float">
            <text:p>95.7751734683</text:p>
          </table:table-cell>
          <table:table-cell/>
          <table:table-cell table:formula="of:=IF([Min.F15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90PercentNaNMin</text:p>
          </table:table-cell>
          <table:table-cell office:value-type="string" calcext:value-type="string">
            <text:p>TestNewEnumerableSingle90PercentNaNMin</text:p>
          </table:table-cell>
          <table:table-cell table:number-columns-repeated="1022"/>
        </table:table-row>
        <table:table-row table:style-name="ro1">
          <table:table-cell office:value-type="float" office:value="42277455" calcext:value-type="float">
            <text:p>42277455</text:p>
          </table:table-cell>
          <table:table-cell office:value-type="float" office:value="1083768" calcext:value-type="float">
            <text:p>1083768</text:p>
          </table:table-cell>
          <table:table-cell table:number-columns-repeated="3"/>
          <table:table-cell table:formula="of:=([Min.A160] - [Min.B160]) * 100 / [Min.A160]" office:value-type="float" office:value="97.4365344366164" calcext:value-type="float">
            <text:p>97.4365344366</text:p>
          </table:table-cell>
          <table:table-cell/>
          <table:table-cell table:formula="of:=IF([Min.F16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90PercentNaNOrNullMin</text:p>
          </table:table-cell>
          <table:table-cell office:value-type="string" calcext:value-type="string">
            <text:p>TestNewEnumerableNullableSingle90PercentNaNOrNullMin</text:p>
          </table:table-cell>
          <table:table-cell table:number-columns-repeated="1022"/>
        </table:table-row>
        <table:table-row table:style-name="ro1">
          <table:table-cell office:value-type="float" office:value="26716906" calcext:value-type="float">
            <text:p>26716906</text:p>
          </table:table-cell>
          <table:table-cell office:value-type="float" office:value="1134585" calcext:value-type="float">
            <text:p>1134585</text:p>
          </table:table-cell>
          <table:table-cell table:number-columns-repeated="3"/>
          <table:table-cell table:formula="of:=([Min.A162] - [Min.B162]) * 100 / [Min.A162]" office:value-type="float" office:value="95.7533069136074" calcext:value-type="float">
            <text:p>95.7533069136</text:p>
          </table:table-cell>
          <table:table-cell/>
          <table:table-cell table:formula="of:=IF([Min.F16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estOldEnumerableDoubleIncrementedNullableMin</text:p>
          </table:table-cell>
          <table:table-cell table:style-name="ce14" office:value-type="string" calcext:value-type="string">
            <text:p>TestNewEnumerableDoubleIncremented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3625268" calcext:value-type="float">
            <text:p>3625268</text:p>
          </table:table-cell>
          <table:table-cell table:style-name="ce14" office:value-type="float" office:value="3059895" calcext:value-type="float">
            <text:p>3059895</text:p>
          </table:table-cell>
          <table:table-cell table:style-name="ce14" table:number-columns-repeated="3"/>
          <table:table-cell table:style-name="ce14" table:formula="of:=([Min.A164] - [Min.B164]) * 100 / [Min.A164]" office:value-type="float" office:value="15.5953435718408" calcext:value-type="float">
            <text:p>15.5953435718</text:p>
          </table:table-cell>
          <table:table-cell table:style-name="ce14"/>
          <table:table-cell table:style-name="ce14" table:formula="of:=IF([Min.F164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9" office:value-type="string" calcext:value-type="string">
            <text:p>TestOldEnumerableDoubleIncrementedMin</text:p>
          </table:table-cell>
          <table:table-cell table:style-name="ce19" office:value-type="string" calcext:value-type="string">
            <text:p>TestNewEnumerableDoubleIncrementedMin</text:p>
          </table:table-cell>
          <table:table-cell table:style-name="ce19" table:number-columns-repeated="1022"/>
        </table:table-row>
        <table:table-row table:style-name="ro1">
          <table:table-cell table:style-name="ce19" office:value-type="float" office:value="2798142" calcext:value-type="float">
            <text:p>2798142</text:p>
          </table:table-cell>
          <table:table-cell table:style-name="ce19" office:value-type="float" office:value="2818088" calcext:value-type="float">
            <text:p>2818088</text:p>
          </table:table-cell>
          <table:table-cell table:style-name="ce19" table:number-columns-repeated="3"/>
          <table:table-cell table:style-name="ce19" table:formula="of:=([Min.A166] - [Min.B166]) * 100 / [Min.A166]" office:value-type="float" office:value="-0.712830156582475" calcext:value-type="float">
            <text:p>-0.7128301566</text:p>
          </table:table-cell>
          <table:table-cell table:style-name="ce19"/>
          <table:table-cell table:style-name="ce19" table:formula="of:=IF([Min.F166] &gt;= 0; &quot;Improved&quot;; &quot;Worse&quot;)" office:value-type="string" office:string-value="Worse" calcext:value-type="string">
            <text:p>Worse</text:p>
          </table:table-cell>
          <table:table-cell table:style-name="ce19" table:number-columns-repeated="1016"/>
        </table:table-row>
        <table:table-row table:style-name="ro1">
          <table:table-cell table:style-name="ce14" office:value-type="string" calcext:value-type="string">
            <text:p>TestOldEnumerableDoubleDecrementedNullableMin</text:p>
          </table:table-cell>
          <table:table-cell table:style-name="ce14" office:value-type="string" calcext:value-type="string">
            <text:p>TestNewEnumerableDoubleDecremented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3590390" calcext:value-type="float">
            <text:p>3590390</text:p>
          </table:table-cell>
          <table:table-cell table:style-name="ce14" office:value-type="float" office:value="2961118" calcext:value-type="float">
            <text:p>2961118</text:p>
          </table:table-cell>
          <table:table-cell table:style-name="ce14" table:number-columns-repeated="3"/>
          <table:table-cell table:style-name="ce14" table:formula="of:=([Min.A168] - [Min.B168]) * 100 / [Min.A168]" office:value-type="float" office:value="17.5265639665886" calcext:value-type="float">
            <text:p>17.5265639666</text:p>
          </table:table-cell>
          <table:table-cell table:style-name="ce14"/>
          <table:table-cell table:style-name="ce14" table:formula="of:=IF([Min.F168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oubleDecrementedMin</text:p>
          </table:table-cell>
          <table:table-cell table:style-name="ce14" office:value-type="string" calcext:value-type="string">
            <text:p>TestNewEnumerableDoubleDecremented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377470" calcext:value-type="float">
            <text:p>2377470</text:p>
          </table:table-cell>
          <table:table-cell table:style-name="ce14" office:value-type="float" office:value="2141336" calcext:value-type="float">
            <text:p>2141336</text:p>
          </table:table-cell>
          <table:table-cell table:style-name="ce14" table:number-columns-repeated="3"/>
          <table:table-cell table:style-name="ce14" table:formula="of:=([Min.A170] - [Min.B170]) * 100 / [Min.A170]" office:value-type="float" office:value="9.93215476956597" calcext:value-type="float">
            <text:p>9.9321547696</text:p>
          </table:table-cell>
          <table:table-cell table:style-name="ce14"/>
          <table:table-cell table:style-name="ce14" table:formula="of:=IF([Min.F170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oubleUpAndDownNullableMin</text:p>
          </table:table-cell>
          <table:table-cell table:style-name="ce14" office:value-type="string" calcext:value-type="string">
            <text:p>TestNewEnumerableDoubleUpAndDown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7297706" calcext:value-type="float">
            <text:p>7297706</text:p>
          </table:table-cell>
          <table:table-cell table:style-name="ce14" office:value-type="float" office:value="6163801" calcext:value-type="float">
            <text:p>6163801</text:p>
          </table:table-cell>
          <table:table-cell table:style-name="ce14" table:number-columns-repeated="3"/>
          <table:table-cell table:style-name="ce14" table:formula="of:=([Min.A172] - [Min.B172]) * 100 / [Min.A172]" office:value-type="float" office:value="15.5378279146899" calcext:value-type="float">
            <text:p>15.5378279147</text:p>
          </table:table-cell>
          <table:table-cell table:style-name="ce14"/>
          <table:table-cell table:style-name="ce14" table:formula="of:=IF([Min.F17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9" office:value-type="string" calcext:value-type="string">
            <text:p>TestOldEnumerableDoubleUpAndDownMin</text:p>
          </table:table-cell>
          <table:table-cell table:style-name="ce19" office:value-type="string" calcext:value-type="string">
            <text:p>TestNewEnumerableDoubleUpAndDownMin</text:p>
          </table:table-cell>
          <table:table-cell table:style-name="ce19" table:number-columns-repeated="1022"/>
        </table:table-row>
        <table:table-row table:style-name="ro1">
          <table:table-cell table:style-name="ce19" office:value-type="float" office:value="2787676" calcext:value-type="float">
            <text:p>2787676</text:p>
          </table:table-cell>
          <table:table-cell table:style-name="ce19" office:value-type="float" office:value="2814661" calcext:value-type="float">
            <text:p>2814661</text:p>
          </table:table-cell>
          <table:table-cell table:style-name="ce19" table:number-columns-repeated="3"/>
          <table:table-cell table:style-name="ce19" table:formula="of:=([Min.A174] - [Min.B174]) * 100 / [Min.A174]" office:value-type="float" office:value="-0.968010629642756" calcext:value-type="float">
            <text:p>-0.9680106296</text:p>
          </table:table-cell>
          <table:table-cell table:style-name="ce19"/>
          <table:table-cell table:style-name="ce19" table:formula="of:=IF([Min.F174] &gt;= 0; &quot;Improved&quot;; &quot;Worse&quot;)" office:value-type="string" office:string-value="Worse" calcext:value-type="string">
            <text:p>Worse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TestOldEnumerableDoubleShuffledNullableMin</text:p>
          </table:table-cell>
          <table:table-cell office:value-type="string" calcext:value-type="string">
            <text:p>TestNewEnumerableDoubleShuffledNullableMin</text:p>
          </table:table-cell>
          <table:table-cell table:number-columns-repeated="1022"/>
        </table:table-row>
        <table:table-row table:style-name="ro1">
          <table:table-cell office:value-type="float" office:value="3758069" calcext:value-type="float">
            <text:p>3758069</text:p>
          </table:table-cell>
          <table:table-cell office:value-type="float" office:value="3112319" calcext:value-type="float">
            <text:p>3112319</text:p>
          </table:table-cell>
          <table:table-cell table:number-columns-repeated="3"/>
          <table:table-cell table:formula="of:=([Min.A176] - [Min.B176]) * 100 / [Min.A176]" office:value-type="float" office:value="17.1830267086634" calcext:value-type="float">
            <text:p>17.1830267087</text:p>
          </table:table-cell>
          <table:table-cell/>
          <table:table-cell table:formula="of:=IF([Min.F17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TestOldEnumerableDoubleShuffledMin</text:p>
          </table:table-cell>
          <table:table-cell table:style-name="ce23" office:value-type="string" calcext:value-type="string">
            <text:p>TestNewEnumerableDoubleShuffledMin</text:p>
          </table:table-cell>
          <table:table-cell table:style-name="ce23" table:number-columns-repeated="1022"/>
        </table:table-row>
        <table:table-row table:style-name="ro1">
          <table:table-cell table:style-name="ce23" office:value-type="float" office:value="2796785" calcext:value-type="float">
            <text:p>2796785</text:p>
          </table:table-cell>
          <table:table-cell table:style-name="ce23" office:value-type="float" office:value="2822062" calcext:value-type="float">
            <text:p>2822062</text:p>
          </table:table-cell>
          <table:table-cell table:style-name="ce23" table:number-columns-repeated="3"/>
          <table:table-cell table:style-name="ce23" table:formula="of:=([Min.A178] - [Min.B178]) * 100 / [Min.A178]" office:value-type="float" office:value="-0.903787741996614" calcext:value-type="float">
            <text:p>-0.903787742</text:p>
          </table:table-cell>
          <table:table-cell table:style-name="ce23"/>
          <table:table-cell table:style-name="ce23" table:formula="of:=IF([Min.F178] &gt;= 0; &quot;Improved&quot;; &quot;Worse&quot;)" office:value-type="string" office:string-value="Worse" calcext:value-type="string">
            <text:p>Worse</text:p>
          </table:table-cell>
          <table:table-cell table:style-name="ce23" table:number-columns-repeated="1016"/>
        </table:table-row>
        <table:table-row table:style-name="ro1">
          <table:table-cell table:style-name="ce18" office:value-type="string" calcext:value-type="string">
            <text:p>TestOldEnumerableDoubleSolitaireNullableMin</text:p>
          </table:table-cell>
          <table:table-cell table:style-name="ce18" office:value-type="string" calcext:value-type="string">
            <text:p>TestNewEnumerableDoubleSolitaireNullableMin</text:p>
          </table:table-cell>
          <table:table-cell table:style-name="ce18" table:number-columns-repeated="1022"/>
        </table:table-row>
        <table:table-row table:style-name="ro1">
          <table:table-cell table:style-name="ce18" office:value-type="float" office:value="12262" calcext:value-type="float">
            <text:p>12262</text:p>
          </table:table-cell>
          <table:table-cell table:style-name="ce18" office:value-type="float" office:value="12464" calcext:value-type="float">
            <text:p>12464</text:p>
          </table:table-cell>
          <table:table-cell table:style-name="ce18" table:number-columns-repeated="3"/>
          <table:table-cell table:style-name="ce18" table:formula="of:=([Min.A180] - [Min.B180]) * 100 / [Min.A180]" office:value-type="float" office:value="-1.64736584570217" calcext:value-type="float">
            <text:p>-1.6473658457</text:p>
          </table:table-cell>
          <table:table-cell table:style-name="ce18"/>
          <table:table-cell table:style-name="ce18" table:formula="of:=IF([Min.F180] &gt;= 0; &quot;Improved&quot;; &quot;Worse&quot;)" office:value-type="string" office:string-value="Worse" calcext:value-type="string">
            <text:p>Worse</text:p>
          </table:table-cell>
          <table:table-cell table:style-name="ce18" table:number-columns-repeated="1016"/>
        </table:table-row>
        <table:table-row table:style-name="ro1">
          <table:table-cell table:style-name="ce14" office:value-type="string" calcext:value-type="string">
            <text:p>TestOldEnumerableDoubleSolitaireMin</text:p>
          </table:table-cell>
          <table:table-cell table:style-name="ce14" office:value-type="string" calcext:value-type="string">
            <text:p>TestNewEnumerableDoubleSolitair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11221" calcext:value-type="float">
            <text:p>11221</text:p>
          </table:table-cell>
          <table:table-cell table:style-name="ce14" office:value-type="float" office:value="10533" calcext:value-type="float">
            <text:p>10533</text:p>
          </table:table-cell>
          <table:table-cell table:style-name="ce14" table:number-columns-repeated="3"/>
          <table:table-cell table:style-name="ce14" table:formula="of:=([Min.A182] - [Min.B182]) * 100 / [Min.A182]" office:value-type="float" office:value="6.13136084127974" calcext:value-type="float">
            <text:p>6.1313608413</text:p>
          </table:table-cell>
          <table:table-cell table:style-name="ce14"/>
          <table:table-cell table:style-name="ce14" table:formula="of:=IF([Min.F18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22" office:value-type="string" calcext:value-type="string">
            <text:p>TestOldEnumerableDoubleEmptyNullableMin</text:p>
          </table:table-cell>
          <table:table-cell table:style-name="ce22" office:value-type="string" calcext:value-type="string">
            <text:p>TestNewEnumerableDoubleEmptyNullableMin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9623" calcext:value-type="float">
            <text:p>9623</text:p>
          </table:table-cell>
          <table:table-cell table:style-name="ce22" office:value-type="float" office:value="10131" calcext:value-type="float">
            <text:p>10131</text:p>
          </table:table-cell>
          <table:table-cell table:style-name="ce22" table:number-columns-repeated="3"/>
          <table:table-cell table:style-name="ce22" table:formula="of:=([Min.A184] - [Min.B184]) * 100 / [Min.A184]" office:value-type="float" office:value="-5.27901901693858" calcext:value-type="float">
            <text:p>-5.2790190169</text:p>
          </table:table-cell>
          <table:table-cell table:style-name="ce22"/>
          <table:table-cell table:style-name="ce22" table:formula="of:=IF([Min.F184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8" office:value-type="string" calcext:value-type="string">
            <text:p>TestOldEnumerableDoubleEmptyMin</text:p>
          </table:table-cell>
          <table:table-cell table:style-name="ce18" office:value-type="string" calcext:value-type="string">
            <text:p>TestNewEnumerableDoubleEmptyMin</text:p>
          </table:table-cell>
          <table:table-cell table:style-name="ce18" table:number-columns-repeated="1022"/>
        </table:table-row>
        <table:table-row table:style-name="ro1">
          <table:table-cell table:style-name="ce18" office:value-type="float" office:value="5329294" calcext:value-type="float">
            <text:p>5329294</text:p>
          </table:table-cell>
          <table:table-cell table:style-name="ce18" office:value-type="float" office:value="5421450" calcext:value-type="float">
            <text:p>5421450</text:p>
          </table:table-cell>
          <table:table-cell table:style-name="ce18" table:number-columns-repeated="3"/>
          <table:table-cell table:style-name="ce18" table:formula="of:=([Min.A186] - [Min.B186]) * 100 / [Min.A186]" office:value-type="float" office:value="-1.72923467911509" calcext:value-type="float">
            <text:p>-1.7292346791</text:p>
          </table:table-cell>
          <table:table-cell table:style-name="ce18"/>
          <table:table-cell table:style-name="ce18" table:formula="of:=IF([Min.F186] &gt;= 0; &quot;Improved&quot;; &quot;Worse&quot;)" office:value-type="string" office:string-value="Worse" calcext:value-type="string">
            <text:p>Worse</text:p>
          </table:table-cell>
          <table:table-cell table:style-name="ce18" table:number-columns-repeated="1016"/>
        </table:table-row>
        <table:table-row table:style-name="ro1">
          <table:table-cell office:value-type="string" calcext:value-type="string">
            <text:p>TestOldEnumerableNullableDouble10PercentNulledMin</text:p>
          </table:table-cell>
          <table:table-cell office:value-type="string" calcext:value-type="string">
            <text:p>TestNewEnumerableNullableDouble10PercentNulledMin</text:p>
          </table:table-cell>
          <table:table-cell table:number-columns-repeated="1022"/>
        </table:table-row>
        <table:table-row table:style-name="ro1">
          <table:table-cell office:value-type="float" office:value="4033688" calcext:value-type="float">
            <text:p>4033688</text:p>
          </table:table-cell>
          <table:table-cell office:value-type="float" office:value="3394099" calcext:value-type="float">
            <text:p>3394099</text:p>
          </table:table-cell>
          <table:table-cell table:number-columns-repeated="3"/>
          <table:table-cell table:formula="of:=([Min.A188] - [Min.B188]) * 100 / [Min.A188]" office:value-type="float" office:value="15.8561842165284" calcext:value-type="float">
            <text:p>15.8561842165</text:p>
          </table:table-cell>
          <table:table-cell/>
          <table:table-cell table:formula="of:=IF([Min.F18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20PercentNulledMin</text:p>
          </table:table-cell>
          <table:table-cell office:value-type="string" calcext:value-type="string">
            <text:p>TestNewEnumerableNullableDouble20PercentNulledMin</text:p>
          </table:table-cell>
          <table:table-cell table:number-columns-repeated="1022"/>
        </table:table-row>
        <table:table-row table:style-name="ro1">
          <table:table-cell office:value-type="float" office:value="4325046" calcext:value-type="float">
            <text:p>4325046</text:p>
          </table:table-cell>
          <table:table-cell office:value-type="float" office:value="3610730" calcext:value-type="float">
            <text:p>3610730</text:p>
          </table:table-cell>
          <table:table-cell table:number-columns-repeated="3"/>
          <table:table-cell table:formula="of:=([Min.A190] - [Min.B190]) * 100 / [Min.A190]" office:value-type="float" office:value="16.515801219224" calcext:value-type="float">
            <text:p>16.5158012192</text:p>
          </table:table-cell>
          <table:table-cell/>
          <table:table-cell table:formula="of:=IF([Min.F19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30PercentNulledMin</text:p>
          </table:table-cell>
          <table:table-cell office:value-type="string" calcext:value-type="string">
            <text:p>TestNewEnumerableNullableDouble30PercentNulledMin</text:p>
          </table:table-cell>
          <table:table-cell table:number-columns-repeated="1022"/>
        </table:table-row>
        <table:table-row table:style-name="ro1">
          <table:table-cell office:value-type="float" office:value="4690141" calcext:value-type="float">
            <text:p>4690141</text:p>
          </table:table-cell>
          <table:table-cell office:value-type="float" office:value="3867244" calcext:value-type="float">
            <text:p>3867244</text:p>
          </table:table-cell>
          <table:table-cell table:number-columns-repeated="3"/>
          <table:table-cell table:formula="of:=([Min.A192] - [Min.B192]) * 100 / [Min.A192]" office:value-type="float" office:value="17.5452507717785" calcext:value-type="float">
            <text:p>17.5452507718</text:p>
          </table:table-cell>
          <table:table-cell/>
          <table:table-cell table:formula="of:=IF([Min.F19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40PercentNulledMin</text:p>
          </table:table-cell>
          <table:table-cell office:value-type="string" calcext:value-type="string">
            <text:p>TestNewEnumerableNullableDouble40PercentNulledMin</text:p>
          </table:table-cell>
          <table:table-cell table:number-columns-repeated="1022"/>
        </table:table-row>
        <table:table-row table:style-name="ro1">
          <table:table-cell office:value-type="float" office:value="4780097" calcext:value-type="float">
            <text:p>4780097</text:p>
          </table:table-cell>
          <table:table-cell office:value-type="float" office:value="3937463" calcext:value-type="float">
            <text:p>3937463</text:p>
          </table:table-cell>
          <table:table-cell table:number-columns-repeated="3"/>
          <table:table-cell table:formula="of:=([Min.A194] - [Min.B194]) * 100 / [Min.A194]" office:value-type="float" office:value="17.6279686374565" calcext:value-type="float">
            <text:p>17.6279686375</text:p>
          </table:table-cell>
          <table:table-cell/>
          <table:table-cell table:formula="of:=IF([Min.F19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50PercentNulledMin</text:p>
          </table:table-cell>
          <table:table-cell office:value-type="string" calcext:value-type="string">
            <text:p>TestNewEnumerableNullableDouble50PercentNulledMin</text:p>
          </table:table-cell>
          <table:table-cell table:number-columns-repeated="1022"/>
        </table:table-row>
        <table:table-row table:style-name="ro1">
          <table:table-cell office:value-type="float" office:value="4855985" calcext:value-type="float">
            <text:p>4855985</text:p>
          </table:table-cell>
          <table:table-cell office:value-type="float" office:value="4106344" calcext:value-type="float">
            <text:p>4106344</text:p>
          </table:table-cell>
          <table:table-cell table:number-columns-repeated="3"/>
          <table:table-cell table:formula="of:=([Min.A196] - [Min.B196]) * 100 / [Min.A196]" office:value-type="float" office:value="15.4374653134225" calcext:value-type="float">
            <text:p>15.4374653134</text:p>
          </table:table-cell>
          <table:table-cell/>
          <table:table-cell table:formula="of:=IF([Min.F19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60PercentNulledMin</text:p>
          </table:table-cell>
          <table:table-cell office:value-type="string" calcext:value-type="string">
            <text:p>TestNewEnumerableNullableDouble60PercentNulledMin</text:p>
          </table:table-cell>
          <table:table-cell table:number-columns-repeated="1022"/>
        </table:table-row>
        <table:table-row table:style-name="ro1">
          <table:table-cell office:value-type="float" office:value="4574652" calcext:value-type="float">
            <text:p>4574652</text:p>
          </table:table-cell>
          <table:table-cell office:value-type="float" office:value="3851162" calcext:value-type="float">
            <text:p>3851162</text:p>
          </table:table-cell>
          <table:table-cell table:number-columns-repeated="3"/>
          <table:table-cell table:formula="of:=([Min.A198] - [Min.B198]) * 100 / [Min.A198]" office:value-type="float" office:value="15.8151920626968" calcext:value-type="float">
            <text:p>15.8151920627</text:p>
          </table:table-cell>
          <table:table-cell/>
          <table:table-cell table:formula="of:=IF([Min.F19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70PercentNulledMin</text:p>
          </table:table-cell>
          <table:table-cell office:value-type="string" calcext:value-type="string">
            <text:p>TestNewEnumerableNullableDouble70PercentNulledMin</text:p>
          </table:table-cell>
          <table:table-cell table:number-columns-repeated="1022"/>
        </table:table-row>
        <table:table-row table:style-name="ro1">
          <table:table-cell office:value-type="float" office:value="4113655" calcext:value-type="float">
            <text:p>4113655</text:p>
          </table:table-cell>
          <table:table-cell office:value-type="float" office:value="3650877" calcext:value-type="float">
            <text:p>3650877</text:p>
          </table:table-cell>
          <table:table-cell table:number-columns-repeated="3"/>
          <table:table-cell table:formula="of:=([Min.A200] - [Min.B200]) * 100 / [Min.A200]" office:value-type="float" office:value="11.2498009677525" calcext:value-type="float">
            <text:p>11.2498009678</text:p>
          </table:table-cell>
          <table:table-cell/>
          <table:table-cell table:formula="of:=IF([Min.F20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80PercentNulledMin</text:p>
          </table:table-cell>
          <table:table-cell office:value-type="string" calcext:value-type="string">
            <text:p>TestNewEnumerableNullableDouble80PercentNulledMin</text:p>
          </table:table-cell>
          <table:table-cell table:number-columns-repeated="1022"/>
        </table:table-row>
        <table:table-row table:style-name="ro1">
          <table:table-cell office:value-type="float" office:value="3473527" calcext:value-type="float">
            <text:p>3473527</text:p>
          </table:table-cell>
          <table:table-cell office:value-type="float" office:value="3210734" calcext:value-type="float">
            <text:p>3210734</text:p>
          </table:table-cell>
          <table:table-cell table:number-columns-repeated="3"/>
          <table:table-cell table:formula="of:=([Min.A202] - [Min.B202]) * 100 / [Min.A202]" office:value-type="float" office:value="7.56559543081139" calcext:value-type="float">
            <text:p>7.5655954308</text:p>
          </table:table-cell>
          <table:table-cell/>
          <table:table-cell table:formula="of:=IF([Min.F20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NullableDouble90PercentNulledMin</text:p>
          </table:table-cell>
          <table:table-cell table:style-name="ce21" office:value-type="string" calcext:value-type="string">
            <text:p>TestNewEnumerableNullableDouble90PercentNulledMin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2970184" calcext:value-type="float">
            <text:p>2970184</text:p>
          </table:table-cell>
          <table:table-cell table:style-name="ce21" office:value-type="float" office:value="2850423" calcext:value-type="float">
            <text:p>2850423</text:p>
          </table:table-cell>
          <table:table-cell table:style-name="ce21" table:number-columns-repeated="3"/>
          <table:table-cell table:style-name="ce21" table:formula="of:=([Min.A204] - [Min.B204]) * 100 / [Min.A204]" office:value-type="float" office:value="4.03210710178225" calcext:value-type="float">
            <text:p>4.0321071018</text:p>
          </table:table-cell>
          <table:table-cell table:style-name="ce21"/>
          <table:table-cell table:style-name="ce21" table:formula="of:=IF([Min.F204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Double10PercentNaNMin</text:p>
          </table:table-cell>
          <table:table-cell office:value-type="string" calcext:value-type="string">
            <text:p>TestNewEnumerableDouble10PercentNaNMin</text:p>
          </table:table-cell>
          <table:table-cell table:number-columns-repeated="1022"/>
        </table:table-row>
        <table:table-row table:style-name="ro1">
          <table:table-cell office:value-type="float" office:value="42233110" calcext:value-type="float">
            <text:p>42233110</text:p>
          </table:table-cell>
          <table:table-cell office:value-type="float" office:value="1052775" calcext:value-type="float">
            <text:p>1052775</text:p>
          </table:table-cell>
          <table:table-cell table:number-columns-repeated="3"/>
          <table:table-cell table:formula="of:=([Min.A206] - [Min.B206]) * 100 / [Min.A206]" office:value-type="float" office:value="97.5072283334095" calcext:value-type="float">
            <text:p>97.5072283334</text:p>
          </table:table-cell>
          <table:table-cell/>
          <table:table-cell table:formula="of:=IF([Min.F20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10PercentNaNOrNullMin</text:p>
          </table:table-cell>
          <table:table-cell office:value-type="string" calcext:value-type="string">
            <text:p>TestNewEnumerableNullableDouble10PercentNaNOrNullMin</text:p>
          </table:table-cell>
          <table:table-cell table:number-columns-repeated="1022"/>
        </table:table-row>
        <table:table-row table:style-name="ro1">
          <table:table-cell office:value-type="float" office:value="41132898" calcext:value-type="float">
            <text:p>41132898</text:p>
          </table:table-cell>
          <table:table-cell office:value-type="float" office:value="1071525" calcext:value-type="float">
            <text:p>1071525</text:p>
          </table:table-cell>
          <table:table-cell table:number-columns-repeated="3"/>
          <table:table-cell table:formula="of:=([Min.A208] - [Min.B208]) * 100 / [Min.A208]" office:value-type="float" office:value="97.3949683778663" calcext:value-type="float">
            <text:p>97.3949683779</text:p>
          </table:table-cell>
          <table:table-cell/>
          <table:table-cell table:formula="of:=IF([Min.F20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20PercentNaNMin</text:p>
          </table:table-cell>
          <table:table-cell office:value-type="string" calcext:value-type="string">
            <text:p>TestNewEnumerableDouble20PercentNaNMin</text:p>
          </table:table-cell>
          <table:table-cell table:number-columns-repeated="1022"/>
        </table:table-row>
        <table:table-row table:style-name="ro1">
          <table:table-cell office:value-type="float" office:value="42588911" calcext:value-type="float">
            <text:p>42588911</text:p>
          </table:table-cell>
          <table:table-cell office:value-type="float" office:value="1038104" calcext:value-type="float">
            <text:p>1038104</text:p>
          </table:table-cell>
          <table:table-cell table:number-columns-repeated="3"/>
          <table:table-cell table:formula="of:=([Min.A210] - [Min.B210]) * 100 / [Min.A210]" office:value-type="float" office:value="97.562501656828" calcext:value-type="float">
            <text:p>97.5625016568</text:p>
          </table:table-cell>
          <table:table-cell/>
          <table:table-cell table:formula="of:=IF([Min.F21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20PercentNaNOrNullMin</text:p>
          </table:table-cell>
          <table:table-cell office:value-type="string" calcext:value-type="string">
            <text:p>TestNewEnumerableNullableDouble20PercentNaNOrNullMin</text:p>
          </table:table-cell>
          <table:table-cell table:number-columns-repeated="1022"/>
        </table:table-row>
        <table:table-row table:style-name="ro1">
          <table:table-cell office:value-type="float" office:value="39760378" calcext:value-type="float">
            <text:p>39760378</text:p>
          </table:table-cell>
          <table:table-cell office:value-type="float" office:value="1053059" calcext:value-type="float">
            <text:p>1053059</text:p>
          </table:table-cell>
          <table:table-cell table:number-columns-repeated="3"/>
          <table:table-cell table:formula="of:=([Min.A212] - [Min.B212]) * 100 / [Min.A212]" office:value-type="float" office:value="97.3514864471359" calcext:value-type="float">
            <text:p>97.3514864471</text:p>
          </table:table-cell>
          <table:table-cell/>
          <table:table-cell table:formula="of:=IF([Min.F21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30PercentNaNMin</text:p>
          </table:table-cell>
          <table:table-cell office:value-type="string" calcext:value-type="string">
            <text:p>TestNewEnumerableDouble30PercentNaNMin</text:p>
          </table:table-cell>
          <table:table-cell table:number-columns-repeated="1022"/>
        </table:table-row>
        <table:table-row table:style-name="ro1">
          <table:table-cell office:value-type="float" office:value="42918195" calcext:value-type="float">
            <text:p>42918195</text:p>
          </table:table-cell>
          <table:table-cell office:value-type="float" office:value="1036726" calcext:value-type="float">
            <text:p>1036726</text:p>
          </table:table-cell>
          <table:table-cell table:number-columns-repeated="3"/>
          <table:table-cell table:formula="of:=([Min.A214] - [Min.B214]) * 100 / [Min.A214]" office:value-type="float" office:value="97.5844137900021" calcext:value-type="float">
            <text:p>97.58441379</text:p>
          </table:table-cell>
          <table:table-cell/>
          <table:table-cell table:formula="of:=IF([Min.F21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30PercentNaNOrNullMin</text:p>
          </table:table-cell>
          <table:table-cell office:value-type="string" calcext:value-type="string">
            <text:p>TestNewEnumerableNullableDouble30PercentNaNOrNullMin</text:p>
          </table:table-cell>
          <table:table-cell table:number-columns-repeated="1022"/>
        </table:table-row>
        <table:table-row table:style-name="ro1">
          <table:table-cell office:value-type="float" office:value="38010131" calcext:value-type="float">
            <text:p>38010131</text:p>
          </table:table-cell>
          <table:table-cell office:value-type="float" office:value="1055986" calcext:value-type="float">
            <text:p>1055986</text:p>
          </table:table-cell>
          <table:table-cell table:number-columns-repeated="3"/>
          <table:table-cell table:formula="of:=([Min.A216] - [Min.B216]) * 100 / [Min.A216]" office:value-type="float" office:value="97.2218301483886" calcext:value-type="float">
            <text:p>97.2218301484</text:p>
          </table:table-cell>
          <table:table-cell/>
          <table:table-cell table:formula="of:=IF([Min.F21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40PercentNaNMin</text:p>
          </table:table-cell>
          <table:table-cell office:value-type="string" calcext:value-type="string">
            <text:p>TestNewEnumerableDouble40PercentNaNMin</text:p>
          </table:table-cell>
          <table:table-cell table:number-columns-repeated="1022"/>
        </table:table-row>
        <table:table-row table:style-name="ro1">
          <table:table-cell office:value-type="float" office:value="43526921" calcext:value-type="float">
            <text:p>43526921</text:p>
          </table:table-cell>
          <table:table-cell office:value-type="float" office:value="1031018" calcext:value-type="float">
            <text:p>1031018</text:p>
          </table:table-cell>
          <table:table-cell table:number-columns-repeated="3"/>
          <table:table-cell table:formula="of:=([Min.A218] - [Min.B218]) * 100 / [Min.A218]" office:value-type="float" office:value="97.6313095980301" calcext:value-type="float">
            <text:p>97.631309598</text:p>
          </table:table-cell>
          <table:table-cell/>
          <table:table-cell table:formula="of:=IF([Min.F21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40PercentNaNOrNullMin</text:p>
          </table:table-cell>
          <table:table-cell office:value-type="string" calcext:value-type="string">
            <text:p>TestNewEnumerableNullableDouble40PercentNaNOrNullMin</text:p>
          </table:table-cell>
          <table:table-cell table:number-columns-repeated="1022"/>
        </table:table-row>
        <table:table-row table:style-name="ro1">
          <table:table-cell office:value-type="float" office:value="36757173" calcext:value-type="float">
            <text:p>36757173</text:p>
          </table:table-cell>
          <table:table-cell office:value-type="float" office:value="1051425" calcext:value-type="float">
            <text:p>1051425</text:p>
          </table:table-cell>
          <table:table-cell table:number-columns-repeated="3"/>
          <table:table-cell table:formula="of:=([Min.A220] - [Min.B220]) * 100 / [Min.A220]" office:value-type="float" office:value="97.1395379073358" calcext:value-type="float">
            <text:p>97.1395379073</text:p>
          </table:table-cell>
          <table:table-cell/>
          <table:table-cell table:formula="of:=IF([Min.F22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50PercentNaNMin</text:p>
          </table:table-cell>
          <table:table-cell office:value-type="string" calcext:value-type="string">
            <text:p>TestNewEnumerableDouble50PercentNaNMin</text:p>
          </table:table-cell>
          <table:table-cell table:number-columns-repeated="1022"/>
        </table:table-row>
        <table:table-row table:style-name="ro1">
          <table:table-cell office:value-type="float" office:value="44295366" calcext:value-type="float">
            <text:p>44295366</text:p>
          </table:table-cell>
          <table:table-cell office:value-type="float" office:value="1030972" calcext:value-type="float">
            <text:p>1030972</text:p>
          </table:table-cell>
          <table:table-cell table:number-columns-repeated="3"/>
          <table:table-cell table:formula="of:=([Min.A222] - [Min.B222]) * 100 / [Min.A222]" office:value-type="float" office:value="97.6725059682315" calcext:value-type="float">
            <text:p>97.6725059682</text:p>
          </table:table-cell>
          <table:table-cell/>
          <table:table-cell table:formula="of:=IF([Min.F22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50PercentNaNOrNullMin</text:p>
          </table:table-cell>
          <table:table-cell office:value-type="string" calcext:value-type="string">
            <text:p>TestNewEnumerableNullableDouble50PercentNaNOrNullMin</text:p>
          </table:table-cell>
          <table:table-cell table:number-columns-repeated="1022"/>
        </table:table-row>
        <table:table-row table:style-name="ro1">
          <table:table-cell office:value-type="float" office:value="35152380" calcext:value-type="float">
            <text:p>35152380</text:p>
          </table:table-cell>
          <table:table-cell office:value-type="float" office:value="1028733" calcext:value-type="float">
            <text:p>1028733</text:p>
          </table:table-cell>
          <table:table-cell table:number-columns-repeated="3"/>
          <table:table-cell table:formula="of:=([Min.A224] - [Min.B224]) * 100 / [Min.A224]" office:value-type="float" office:value="97.073503984652" calcext:value-type="float">
            <text:p>97.0735039847</text:p>
          </table:table-cell>
          <table:table-cell/>
          <table:table-cell table:formula="of:=IF([Min.F22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60PercentNaNMin</text:p>
          </table:table-cell>
          <table:table-cell office:value-type="string" calcext:value-type="string">
            <text:p>TestNewEnumerableDouble60PercentNaNMin</text:p>
          </table:table-cell>
          <table:table-cell table:number-columns-repeated="1022"/>
        </table:table-row>
        <table:table-row table:style-name="ro1">
          <table:table-cell office:value-type="float" office:value="43762084" calcext:value-type="float">
            <text:p>43762084</text:p>
          </table:table-cell>
          <table:table-cell office:value-type="float" office:value="1027452" calcext:value-type="float">
            <text:p>1027452</text:p>
          </table:table-cell>
          <table:table-cell table:number-columns-repeated="3"/>
          <table:table-cell table:formula="of:=([Min.A226] - [Min.B226]) * 100 / [Min.A226]" office:value-type="float" office:value="97.6521867651458" calcext:value-type="float">
            <text:p>97.6521867651</text:p>
          </table:table-cell>
          <table:table-cell/>
          <table:table-cell table:formula="of:=IF([Min.F2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60PercentNaNOrNullMin</text:p>
          </table:table-cell>
          <table:table-cell office:value-type="string" calcext:value-type="string">
            <text:p>TestNewEnumerableNullableDouble60PercentNaNOrNullMin</text:p>
          </table:table-cell>
          <table:table-cell table:number-columns-repeated="1022"/>
        </table:table-row>
        <table:table-row table:style-name="ro1">
          <table:table-cell office:value-type="float" office:value="33308088" calcext:value-type="float">
            <text:p>33308088</text:p>
          </table:table-cell>
          <table:table-cell office:value-type="float" office:value="1133474" calcext:value-type="float">
            <text:p>1133474</text:p>
          </table:table-cell>
          <table:table-cell table:number-columns-repeated="3"/>
          <table:table-cell table:formula="of:=([Min.A228] - [Min.B228]) * 100 / [Min.A228]" office:value-type="float" office:value="96.5970007044535" calcext:value-type="float">
            <text:p>96.5970007045</text:p>
          </table:table-cell>
          <table:table-cell/>
          <table:table-cell table:formula="of:=IF([Min.F2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70PercentNaNMin</text:p>
          </table:table-cell>
          <table:table-cell office:value-type="string" calcext:value-type="string">
            <text:p>TestNewEnumerableDouble70PercentNaNMin</text:p>
          </table:table-cell>
          <table:table-cell table:number-columns-repeated="1022"/>
        </table:table-row>
        <table:table-row table:style-name="ro1">
          <table:table-cell office:value-type="float" office:value="43331130" calcext:value-type="float">
            <text:p>43331130</text:p>
          </table:table-cell>
          <table:table-cell office:value-type="float" office:value="1031210" calcext:value-type="float">
            <text:p>1031210</text:p>
          </table:table-cell>
          <table:table-cell table:number-columns-repeated="3"/>
          <table:table-cell table:formula="of:=([Min.A230] - [Min.B230]) * 100 / [Min.A230]" office:value-type="float" office:value="97.6201636098574" calcext:value-type="float">
            <text:p>97.6201636099</text:p>
          </table:table-cell>
          <table:table-cell/>
          <table:table-cell table:formula="of:=IF([Min.F23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70PercentNaNOrNullMin</text:p>
          </table:table-cell>
          <table:table-cell office:value-type="string" calcext:value-type="string">
            <text:p>TestNewEnumerableNullableDouble70PercentNaNOrNullMin</text:p>
          </table:table-cell>
          <table:table-cell table:number-columns-repeated="1022"/>
        </table:table-row>
        <table:table-row table:style-name="ro1">
          <table:table-cell office:value-type="float" office:value="31201403" calcext:value-type="float">
            <text:p>31201403</text:p>
          </table:table-cell>
          <table:table-cell office:value-type="float" office:value="1027195" calcext:value-type="float">
            <text:p>1027195</text:p>
          </table:table-cell>
          <table:table-cell table:number-columns-repeated="3"/>
          <table:table-cell table:formula="of:=([Min.A232] - [Min.B232]) * 100 / [Min.A232]" office:value-type="float" office:value="96.7078563742791" calcext:value-type="float">
            <text:p>96.7078563743</text:p>
          </table:table-cell>
          <table:table-cell/>
          <table:table-cell table:formula="of:=IF([Min.F2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80PercentNaNMin</text:p>
          </table:table-cell>
          <table:table-cell office:value-type="string" calcext:value-type="string">
            <text:p>TestNewEnumerableDouble80PercentNaNMin</text:p>
          </table:table-cell>
          <table:table-cell table:number-columns-repeated="1022"/>
        </table:table-row>
        <table:table-row table:style-name="ro1">
          <table:table-cell office:value-type="float" office:value="42960621" calcext:value-type="float">
            <text:p>42960621</text:p>
          </table:table-cell>
          <table:table-cell office:value-type="float" office:value="1026105" calcext:value-type="float">
            <text:p>1026105</text:p>
          </table:table-cell>
          <table:table-cell table:number-columns-repeated="3"/>
          <table:table-cell table:formula="of:=([Min.A234] - [Min.B234]) * 100 / [Min.A234]" office:value-type="float" office:value="97.6115219563516" calcext:value-type="float">
            <text:p>97.6115219564</text:p>
          </table:table-cell>
          <table:table-cell/>
          <table:table-cell table:formula="of:=IF([Min.F23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80PercentNaNOrNullMin</text:p>
          </table:table-cell>
          <table:table-cell office:value-type="string" calcext:value-type="string">
            <text:p>TestNewEnumerableNullableDouble80PercentNaNOrNullMin</text:p>
          </table:table-cell>
          <table:table-cell table:number-columns-repeated="1022"/>
        </table:table-row>
        <table:table-row table:style-name="ro1">
          <table:table-cell office:value-type="float" office:value="29109685" calcext:value-type="float">
            <text:p>29109685</text:p>
          </table:table-cell>
          <table:table-cell office:value-type="float" office:value="1131920" calcext:value-type="float">
            <text:p>1131920</text:p>
          </table:table-cell>
          <table:table-cell table:number-columns-repeated="3"/>
          <table:table-cell table:formula="of:=([Min.A236] - [Min.B236]) * 100 / [Min.A236]" office:value-type="float" office:value="96.1115347005644" calcext:value-type="float">
            <text:p>96.1115347006</text:p>
          </table:table-cell>
          <table:table-cell/>
          <table:table-cell table:formula="of:=IF([Min.F23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90PercentNaNMin</text:p>
          </table:table-cell>
          <table:table-cell office:value-type="string" calcext:value-type="string">
            <text:p>TestNewEnumerableDouble90PercentNaNMin</text:p>
          </table:table-cell>
          <table:table-cell table:number-columns-repeated="1022"/>
        </table:table-row>
        <table:table-row table:style-name="ro1">
          <table:table-cell office:value-type="float" office:value="42543193" calcext:value-type="float">
            <text:p>42543193</text:p>
          </table:table-cell>
          <table:table-cell office:value-type="float" office:value="1027012" calcext:value-type="float">
            <text:p>1027012</text:p>
          </table:table-cell>
          <table:table-cell table:number-columns-repeated="3"/>
          <table:table-cell table:formula="of:=([Min.A238] - [Min.B238]) * 100 / [Min.A238]" office:value-type="float" office:value="97.5859545850261" calcext:value-type="float">
            <text:p>97.585954585</text:p>
          </table:table-cell>
          <table:table-cell/>
          <table:table-cell table:formula="of:=IF([Min.F2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90PercentNaNOrNullMin</text:p>
          </table:table-cell>
          <table:table-cell office:value-type="string" calcext:value-type="string">
            <text:p>TestNewEnumerableNullableDouble90PercentNaNOrNullMin</text:p>
          </table:table-cell>
          <table:table-cell table:number-columns-repeated="1022"/>
        </table:table-row>
        <table:table-row table:style-name="ro1">
          <table:table-cell office:value-type="float" office:value="26739219" calcext:value-type="float">
            <text:p>26739219</text:p>
          </table:table-cell>
          <table:table-cell office:value-type="float" office:value="1027881" calcext:value-type="float">
            <text:p>1027881</text:p>
          </table:table-cell>
          <table:table-cell table:number-columns-repeated="3"/>
          <table:table-cell table:formula="of:=([Min.A240] - [Min.B240]) * 100 / [Min.A240]" office:value-type="float" office:value="96.1559049275149" calcext:value-type="float">
            <text:p>96.1559049275</text:p>
          </table:table-cell>
          <table:table-cell/>
          <table:table-cell table:formula="of:=IF([Min.F2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estOldEnumerableDecimalIncrementedNullableMin</text:p>
          </table:table-cell>
          <table:table-cell table:style-name="ce14" office:value-type="string" calcext:value-type="string">
            <text:p>TestNewEnumerableDecimalIncremented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7484497" calcext:value-type="float">
            <text:p>7484497</text:p>
          </table:table-cell>
          <table:table-cell table:style-name="ce14" office:value-type="float" office:value="5950123" calcext:value-type="float">
            <text:p>5950123</text:p>
          </table:table-cell>
          <table:table-cell table:style-name="ce14" table:number-columns-repeated="3"/>
          <table:table-cell table:style-name="ce14" table:formula="of:=([Min.A242] - [Min.B242]) * 100 / [Min.A242]" office:value-type="float" office:value="20.5006963059775" calcext:value-type="float">
            <text:p>20.500696306</text:p>
          </table:table-cell>
          <table:table-cell table:style-name="ce14"/>
          <table:table-cell table:style-name="ce14" table:formula="of:=IF([Min.F24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5" office:value-type="string" calcext:value-type="string">
            <text:p>TestOldEnumerableDecimalIncrementedMin</text:p>
          </table:table-cell>
          <table:table-cell table:style-name="ce15" office:value-type="string" calcext:value-type="string">
            <text:p>TestNewEnumerableDecimalIncremented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6854948" calcext:value-type="float">
            <text:p>6854948</text:p>
          </table:table-cell>
          <table:table-cell table:style-name="ce15" office:value-type="float" office:value="6626995" calcext:value-type="float">
            <text:p>6626995</text:p>
          </table:table-cell>
          <table:table-cell table:style-name="ce15" table:number-columns-repeated="3"/>
          <table:table-cell table:style-name="ce15" table:formula="of:=([Min.A244] - [Min.B244]) * 100 / [Min.A244]" office:value-type="float" office:value="3.3253789817224" calcext:value-type="float">
            <text:p>3.3253789817</text:p>
          </table:table-cell>
          <table:table-cell table:style-name="ce15"/>
          <table:table-cell table:style-name="ce15" table:formula="of:=IF([Min.F244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4" office:value-type="string" calcext:value-type="string">
            <text:p>TestOldEnumerableDecimalDecrementedNullableMin</text:p>
          </table:table-cell>
          <table:table-cell table:style-name="ce14" office:value-type="string" calcext:value-type="string">
            <text:p>TestNewEnumerableDecimalDecremented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10999436" calcext:value-type="float">
            <text:p>10999436</text:p>
          </table:table-cell>
          <table:table-cell table:style-name="ce14" office:value-type="float" office:value="9758061" calcext:value-type="float">
            <text:p>9758061</text:p>
          </table:table-cell>
          <table:table-cell table:style-name="ce14" table:number-columns-repeated="3"/>
          <table:table-cell table:style-name="ce14" table:formula="of:=([Min.A246] - [Min.B246]) * 100 / [Min.A246]" office:value-type="float" office:value="11.2858059267766" calcext:value-type="float">
            <text:p>11.2858059268</text:p>
          </table:table-cell>
          <table:table-cell table:style-name="ce14"/>
          <table:table-cell table:style-name="ce14" table:formula="of:=IF([Min.F246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ecimalDecrementedMin</text:p>
          </table:table-cell>
          <table:table-cell table:style-name="ce14" office:value-type="string" calcext:value-type="string">
            <text:p>TestNewEnumerableDecimalDecremented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9426975" calcext:value-type="float">
            <text:p>9426975</text:p>
          </table:table-cell>
          <table:table-cell table:style-name="ce14" office:value-type="float" office:value="8910246" calcext:value-type="float">
            <text:p>8910246</text:p>
          </table:table-cell>
          <table:table-cell table:style-name="ce14" table:number-columns-repeated="3"/>
          <table:table-cell table:style-name="ce14" table:formula="of:=([Min.A248] - [Min.B248]) * 100 / [Min.A248]" office:value-type="float" office:value="5.48138718942185" calcext:value-type="float">
            <text:p>5.4813871894</text:p>
          </table:table-cell>
          <table:table-cell table:style-name="ce14"/>
          <table:table-cell table:style-name="ce14" table:formula="of:=IF([Min.F248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ecimalUpAndDownNullableMin</text:p>
          </table:table-cell>
          <table:table-cell table:style-name="ce14" office:value-type="string" calcext:value-type="string">
            <text:p>TestNewEnumerableDecimalUpAndDown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14946607" calcext:value-type="float">
            <text:p>14946607</text:p>
          </table:table-cell>
          <table:table-cell table:style-name="ce14" office:value-type="float" office:value="12084142" calcext:value-type="float">
            <text:p>12084142</text:p>
          </table:table-cell>
          <table:table-cell table:style-name="ce14" table:number-columns-repeated="3"/>
          <table:table-cell table:style-name="ce14" table:formula="of:=([Min.A250] - [Min.B250]) * 100 / [Min.A250]" office:value-type="float" office:value="19.1512695824544" calcext:value-type="float">
            <text:p>19.1512695825</text:p>
          </table:table-cell>
          <table:table-cell table:style-name="ce14"/>
          <table:table-cell table:style-name="ce14" table:formula="of:=IF([Min.F250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9" office:value-type="string" calcext:value-type="string">
            <text:p>TestOldEnumerableDecimalUpAndDownMin</text:p>
          </table:table-cell>
          <table:table-cell table:style-name="ce19" office:value-type="string" calcext:value-type="string">
            <text:p>TestNewEnumerableDecimalUpAndDownMin</text:p>
          </table:table-cell>
          <table:table-cell table:style-name="ce19" table:number-columns-repeated="1022"/>
        </table:table-row>
        <table:table-row table:style-name="ro1">
          <table:table-cell table:style-name="ce19" office:value-type="float" office:value="6833807" calcext:value-type="float">
            <text:p>6833807</text:p>
          </table:table-cell>
          <table:table-cell table:style-name="ce19" office:value-type="float" office:value="6846204" calcext:value-type="float">
            <text:p>6846204</text:p>
          </table:table-cell>
          <table:table-cell table:style-name="ce19" table:number-columns-repeated="3"/>
          <table:table-cell table:style-name="ce19" table:formula="of:=([Min.A252] - [Min.B252]) * 100 / [Min.A252]" office:value-type="float" office:value="-0.181406937597155" calcext:value-type="float">
            <text:p>-0.1814069376</text:p>
          </table:table-cell>
          <table:table-cell table:style-name="ce19"/>
          <table:table-cell table:style-name="ce19" table:formula="of:=IF([Min.F252] &gt;= 0; &quot;Improved&quot;; &quot;Worse&quot;)" office:value-type="string" office:string-value="Worse" calcext:value-type="string">
            <text:p>Worse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TestOldEnumerableDecimalShuffledNullableMin</text:p>
          </table:table-cell>
          <table:table-cell office:value-type="string" calcext:value-type="string">
            <text:p>TestNewEnumerableDecimalShuffledNullableMin</text:p>
          </table:table-cell>
          <table:table-cell table:number-columns-repeated="1022"/>
        </table:table-row>
        <table:table-row table:style-name="ro1">
          <table:table-cell office:value-type="float" office:value="8814341" calcext:value-type="float">
            <text:p>8814341</text:p>
          </table:table-cell>
          <table:table-cell office:value-type="float" office:value="7677878" calcext:value-type="float">
            <text:p>7677878</text:p>
          </table:table-cell>
          <table:table-cell table:number-columns-repeated="3"/>
          <table:table-cell table:formula="of:=([Min.A254] - [Min.B254]) * 100 / [Min.A254]" office:value-type="float" office:value="12.8933405231316" calcext:value-type="float">
            <text:p>12.8933405231</text:p>
          </table:table-cell>
          <table:table-cell/>
          <table:table-cell table:formula="of:=IF([Min.F25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TestOldEnumerableDecimalShuffledMin</text:p>
          </table:table-cell>
          <table:table-cell table:style-name="ce23" office:value-type="string" calcext:value-type="string">
            <text:p>TestNewEnumerableDecimalShuffledMin</text:p>
          </table:table-cell>
          <table:table-cell table:style-name="ce23" table:number-columns-repeated="1022"/>
        </table:table-row>
        <table:table-row table:style-name="ro1">
          <table:table-cell table:style-name="ce23" office:value-type="float" office:value="8147534" calcext:value-type="float">
            <text:p>8147534</text:p>
          </table:table-cell>
          <table:table-cell table:style-name="ce23" office:value-type="float" office:value="8206131" calcext:value-type="float">
            <text:p>8206131</text:p>
          </table:table-cell>
          <table:table-cell table:style-name="ce23" table:number-columns-repeated="3"/>
          <table:table-cell table:style-name="ce23" table:formula="of:=([Min.A256] - [Min.B256]) * 100 / [Min.A256]" office:value-type="float" office:value="-0.71919920800576" calcext:value-type="float">
            <text:p>-0.719199208</text:p>
          </table:table-cell>
          <table:table-cell table:style-name="ce23"/>
          <table:table-cell table:style-name="ce23" table:formula="of:=IF([Min.F256] &gt;= 0; &quot;Improved&quot;; &quot;Worse&quot;)" office:value-type="string" office:string-value="Worse" calcext:value-type="string">
            <text:p>Worse</text:p>
          </table:table-cell>
          <table:table-cell table:style-name="ce23" table:number-columns-repeated="1016"/>
        </table:table-row>
        <table:table-row table:style-name="ro1">
          <table:table-cell table:style-name="ce15" office:value-type="string" calcext:value-type="string">
            <text:p>TestOldEnumerableDecimalSolitaireNullableMin</text:p>
          </table:table-cell>
          <table:table-cell table:style-name="ce15" office:value-type="string" calcext:value-type="string">
            <text:p>TestNewEnumerableDecimalSolitaireNullable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16165" calcext:value-type="float">
            <text:p>16165</text:p>
          </table:table-cell>
          <table:table-cell table:style-name="ce15" office:value-type="float" office:value="15723" calcext:value-type="float">
            <text:p>15723</text:p>
          </table:table-cell>
          <table:table-cell table:style-name="ce15" table:number-columns-repeated="3"/>
          <table:table-cell table:style-name="ce15" table:formula="of:=([Min.A258] - [Min.B258]) * 100 / [Min.A258]" office:value-type="float" office:value="2.73430250541293" calcext:value-type="float">
            <text:p>2.7343025054</text:p>
          </table:table-cell>
          <table:table-cell table:style-name="ce15"/>
          <table:table-cell table:style-name="ce15" table:formula="of:=IF([Min.F258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5" office:value-type="string" calcext:value-type="string">
            <text:p>TestOldEnumerableDecimalSolitaireMin</text:p>
          </table:table-cell>
          <table:table-cell table:style-name="ce15" office:value-type="string" calcext:value-type="string">
            <text:p>TestNewEnumerableDecimalSolitaire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14813" calcext:value-type="float">
            <text:p>14813</text:p>
          </table:table-cell>
          <table:table-cell table:style-name="ce15" office:value-type="float" office:value="14304" calcext:value-type="float">
            <text:p>14304</text:p>
          </table:table-cell>
          <table:table-cell table:style-name="ce15" table:number-columns-repeated="3"/>
          <table:table-cell table:style-name="ce15" table:formula="of:=([Min.A260] - [Min.B260]) * 100 / [Min.A260]" office:value-type="float" office:value="3.43617093093904" calcext:value-type="float">
            <text:p>3.4361709309</text:p>
          </table:table-cell>
          <table:table-cell table:style-name="ce15"/>
          <table:table-cell table:style-name="ce15" table:formula="of:=IF([Min.F260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22" office:value-type="string" calcext:value-type="string">
            <text:p>TestOldEnumerableDecimalEmptyNullableMin</text:p>
          </table:table-cell>
          <table:table-cell table:style-name="ce22" office:value-type="string" calcext:value-type="string">
            <text:p>TestNewEnumerableDecimalEmptyNullableMin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13091" calcext:value-type="float">
            <text:p>13091</text:p>
          </table:table-cell>
          <table:table-cell table:style-name="ce22" office:value-type="float" office:value="15338" calcext:value-type="float">
            <text:p>15338</text:p>
          </table:table-cell>
          <table:table-cell table:style-name="ce22" table:number-columns-repeated="3"/>
          <table:table-cell table:style-name="ce22" table:formula="of:=([Min.A262] - [Min.B262]) * 100 / [Min.A262]" office:value-type="float" office:value="-17.1644641356657" calcext:value-type="float">
            <text:p>-17.1644641357</text:p>
          </table:table-cell>
          <table:table-cell table:style-name="ce22"/>
          <table:table-cell table:style-name="ce22" table:formula="of:=IF([Min.F262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8" office:value-type="string" calcext:value-type="string">
            <text:p>TestOldEnumerableDecimalEmptyMin</text:p>
          </table:table-cell>
          <table:table-cell table:style-name="ce18" office:value-type="string" calcext:value-type="string">
            <text:p>TestNewEnumerableDecimalEmptyMin</text:p>
          </table:table-cell>
          <table:table-cell table:style-name="ce18" table:number-columns-repeated="1022"/>
        </table:table-row>
        <table:table-row table:style-name="ro1">
          <table:table-cell table:style-name="ce18" office:value-type="float" office:value="5363892" calcext:value-type="float">
            <text:p>5363892</text:p>
          </table:table-cell>
          <table:table-cell table:style-name="ce18" office:value-type="float" office:value="5597924" calcext:value-type="float">
            <text:p>5597924</text:p>
          </table:table-cell>
          <table:table-cell table:style-name="ce18" table:number-columns-repeated="3"/>
          <table:table-cell table:style-name="ce18" table:formula="of:=([Min.A264] - [Min.B264]) * 100 / [Min.A264]" office:value-type="float" office:value="-4.36310052476821" calcext:value-type="float">
            <text:p>-4.3631005248</text:p>
          </table:table-cell>
          <table:table-cell table:style-name="ce18"/>
          <table:table-cell table:style-name="ce18" table:formula="of:=IF([Min.F264] &gt;= 0; &quot;Improved&quot;; &quot;Worse&quot;)" office:value-type="string" office:string-value="Worse" calcext:value-type="string">
            <text:p>Worse</text:p>
          </table:table-cell>
          <table:table-cell table:style-name="ce18" table:number-columns-repeated="1016"/>
        </table:table-row>
        <table:table-row table:style-name="ro1">
          <table:table-cell office:value-type="string" calcext:value-type="string">
            <text:p>TestOldEnumerableNullableDecimal10PercentNulledMin</text:p>
          </table:table-cell>
          <table:table-cell office:value-type="string" calcext:value-type="string">
            <text:p>TestNewEnumerableNullableDecimal10PercentNulledMin</text:p>
          </table:table-cell>
          <table:table-cell table:number-columns-repeated="1022"/>
        </table:table-row>
        <table:table-row table:style-name="ro1">
          <table:table-cell office:value-type="float" office:value="10452778" calcext:value-type="float">
            <text:p>10452778</text:p>
          </table:table-cell>
          <table:table-cell office:value-type="float" office:value="8818871" calcext:value-type="float">
            <text:p>8818871</text:p>
          </table:table-cell>
          <table:table-cell table:number-columns-repeated="3"/>
          <table:table-cell table:formula="of:=([Min.A266] - [Min.B266]) * 100 / [Min.A266]" office:value-type="float" office:value="15.6313182964376" calcext:value-type="float">
            <text:p>15.6313182964</text:p>
          </table:table-cell>
          <table:table-cell/>
          <table:table-cell table:formula="of:=IF([Min.F26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20PercentNulledMin</text:p>
          </table:table-cell>
          <table:table-cell office:value-type="string" calcext:value-type="string">
            <text:p>TestNewEnumerableNullableDecimal20PercentNulledMin</text:p>
          </table:table-cell>
          <table:table-cell table:number-columns-repeated="1022"/>
        </table:table-row>
        <table:table-row table:style-name="ro1">
          <table:table-cell office:value-type="float" office:value="10751493" calcext:value-type="float">
            <text:p>10751493</text:p>
          </table:table-cell>
          <table:table-cell office:value-type="float" office:value="8592285" calcext:value-type="float">
            <text:p>8592285</text:p>
          </table:table-cell>
          <table:table-cell table:number-columns-repeated="3"/>
          <table:table-cell table:formula="of:=([Min.A268] - [Min.B268]) * 100 / [Min.A268]" office:value-type="float" office:value="20.0828666307089" calcext:value-type="float">
            <text:p>20.0828666307</text:p>
          </table:table-cell>
          <table:table-cell/>
          <table:table-cell table:formula="of:=IF([Min.F26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30PercentNulledMin</text:p>
          </table:table-cell>
          <table:table-cell office:value-type="string" calcext:value-type="string">
            <text:p>TestNewEnumerableNullableDecimal30PercentNulledMin</text:p>
          </table:table-cell>
          <table:table-cell table:number-columns-repeated="1022"/>
        </table:table-row>
        <table:table-row table:style-name="ro1">
          <table:table-cell office:value-type="float" office:value="11049214" calcext:value-type="float">
            <text:p>11049214</text:p>
          </table:table-cell>
          <table:table-cell office:value-type="float" office:value="8200522" calcext:value-type="float">
            <text:p>8200522</text:p>
          </table:table-cell>
          <table:table-cell table:number-columns-repeated="3"/>
          <table:table-cell table:formula="of:=([Min.A270] - [Min.B270]) * 100 / [Min.A270]" office:value-type="float" office:value="25.781851994178" calcext:value-type="float">
            <text:p>25.7818519942</text:p>
          </table:table-cell>
          <table:table-cell/>
          <table:table-cell table:formula="of:=IF([Min.F27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40PercentNulledMin</text:p>
          </table:table-cell>
          <table:table-cell office:value-type="string" calcext:value-type="string">
            <text:p>TestNewEnumerableNullableDecimal40PercentNulledMin</text:p>
          </table:table-cell>
          <table:table-cell table:number-columns-repeated="1022"/>
        </table:table-row>
        <table:table-row table:style-name="ro1">
          <table:table-cell office:value-type="float" office:value="10958873" calcext:value-type="float">
            <text:p>10958873</text:p>
          </table:table-cell>
          <table:table-cell office:value-type="float" office:value="7744930" calcext:value-type="float">
            <text:p>7744930</text:p>
          </table:table-cell>
          <table:table-cell table:number-columns-repeated="3"/>
          <table:table-cell table:formula="of:=([Min.A272] - [Min.B272]) * 100 / [Min.A272]" office:value-type="float" office:value="29.3273131279101" calcext:value-type="float">
            <text:p>29.3273131279</text:p>
          </table:table-cell>
          <table:table-cell/>
          <table:table-cell table:formula="of:=IF([Min.F27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50PercentNulledMin</text:p>
          </table:table-cell>
          <table:table-cell office:value-type="string" calcext:value-type="string">
            <text:p>TestNewEnumerableNullableDecimal50PercentNulledMin</text:p>
          </table:table-cell>
          <table:table-cell table:number-columns-repeated="1022"/>
        </table:table-row>
        <table:table-row table:style-name="ro1">
          <table:table-cell office:value-type="float" office:value="10817759" calcext:value-type="float">
            <text:p>10817759</text:p>
          </table:table-cell>
          <table:table-cell office:value-type="float" office:value="7160704" calcext:value-type="float">
            <text:p>7160704</text:p>
          </table:table-cell>
          <table:table-cell table:number-columns-repeated="3"/>
          <table:table-cell table:formula="of:=([Min.A274] - [Min.B274]) * 100 / [Min.A274]" office:value-type="float" office:value="33.8060313600996" calcext:value-type="float">
            <text:p>33.8060313601</text:p>
          </table:table-cell>
          <table:table-cell/>
          <table:table-cell table:formula="of:=IF([Min.F27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60PercentNulledMin</text:p>
          </table:table-cell>
          <table:table-cell office:value-type="string" calcext:value-type="string">
            <text:p>TestNewEnumerableNullableDecimal60PercentNulledMin</text:p>
          </table:table-cell>
          <table:table-cell table:number-columns-repeated="1022"/>
        </table:table-row>
        <table:table-row table:style-name="ro1">
          <table:table-cell office:value-type="float" office:value="10452879" calcext:value-type="float">
            <text:p>10452879</text:p>
          </table:table-cell>
          <table:table-cell office:value-type="float" office:value="6371324" calcext:value-type="float">
            <text:p>6371324</text:p>
          </table:table-cell>
          <table:table-cell table:number-columns-repeated="3"/>
          <table:table-cell table:formula="of:=([Min.A276] - [Min.B276]) * 100 / [Min.A276]" office:value-type="float" office:value="39.0471849908528" calcext:value-type="float">
            <text:p>39.0471849909</text:p>
          </table:table-cell>
          <table:table-cell/>
          <table:table-cell table:formula="of:=IF([Min.F27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70PercentNulledMin</text:p>
          </table:table-cell>
          <table:table-cell office:value-type="string" calcext:value-type="string">
            <text:p>TestNewEnumerableNullableDecimal70PercentNulledMin</text:p>
          </table:table-cell>
          <table:table-cell table:number-columns-repeated="1022"/>
        </table:table-row>
        <table:table-row table:style-name="ro1">
          <table:table-cell office:value-type="float" office:value="9811879" calcext:value-type="float">
            <text:p>9811879</text:p>
          </table:table-cell>
          <table:table-cell office:value-type="float" office:value="5606376" calcext:value-type="float">
            <text:p>5606376</text:p>
          </table:table-cell>
          <table:table-cell table:number-columns-repeated="3"/>
          <table:table-cell table:formula="of:=([Min.A278] - [Min.B278]) * 100 / [Min.A278]" office:value-type="float" office:value="42.8613418489975" calcext:value-type="float">
            <text:p>42.861341849</text:p>
          </table:table-cell>
          <table:table-cell/>
          <table:table-cell table:formula="of:=IF([Min.F27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80PercentNulledMin</text:p>
          </table:table-cell>
          <table:table-cell office:value-type="string" calcext:value-type="string">
            <text:p>TestNewEnumerableNullableDecimal80PercentNulledMin</text:p>
          </table:table-cell>
          <table:table-cell table:number-columns-repeated="1022"/>
        </table:table-row>
        <table:table-row table:style-name="ro1">
          <table:table-cell office:value-type="float" office:value="9073327" calcext:value-type="float">
            <text:p>9073327</text:p>
          </table:table-cell>
          <table:table-cell office:value-type="float" office:value="4778640" calcext:value-type="float">
            <text:p>4778640</text:p>
          </table:table-cell>
          <table:table-cell table:number-columns-repeated="3"/>
          <table:table-cell table:formula="of:=([Min.A280] - [Min.B280]) * 100 / [Min.A280]" office:value-type="float" office:value="47.3331006366243" calcext:value-type="float">
            <text:p>47.3331006366</text:p>
          </table:table-cell>
          <table:table-cell/>
          <table:table-cell table:formula="of:=IF([Min.F28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90PercentNulledMin</text:p>
          </table:table-cell>
          <table:table-cell office:value-type="string" calcext:value-type="string">
            <text:p>TestNewEnumerableNullableDecimal90PercentNulledMin</text:p>
          </table:table-cell>
          <table:table-cell table:number-columns-repeated="1022"/>
        </table:table-row>
        <table:table-row table:style-name="ro1">
          <table:table-cell office:value-type="float" office:value="8427300" calcext:value-type="float">
            <text:p>8427300</text:p>
          </table:table-cell>
          <table:table-cell office:value-type="float" office:value="3954793" calcext:value-type="float">
            <text:p>3954793</text:p>
          </table:table-cell>
          <table:table-cell table:number-columns-repeated="3"/>
          <table:table-cell table:formula="of:=([Min.A282] - [Min.B282]) * 100 / [Min.A282]" office:value-type="float" office:value="53.0716480960687" calcext:value-type="float">
            <text:p>53.0716480961</text:p>
          </table:table-cell>
          <table:table-cell/>
          <table:table-cell table:formula="of:=IF([Min.F28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TestOldEnumerableStringIncrementedMin</text:p>
          </table:table-cell>
          <table:table-cell table:style-name="ce15" office:value-type="string" calcext:value-type="string">
            <text:p>TestNewEnumerableStringIncremented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33947257" calcext:value-type="float">
            <text:p>33947257</text:p>
          </table:table-cell>
          <table:table-cell table:style-name="ce15" office:value-type="float" office:value="32853816" calcext:value-type="float">
            <text:p>32853816</text:p>
          </table:table-cell>
          <table:table-cell table:style-name="ce15" table:number-columns-repeated="3"/>
          <table:table-cell table:style-name="ce15" table:formula="of:=([Min.A284] - [Min.B284]) * 100 / [Min.A284]" office:value-type="float" office:value="3.22099956411795" calcext:value-type="float">
            <text:p>3.2209995641</text:p>
          </table:table-cell>
          <table:table-cell table:style-name="ce15"/>
          <table:table-cell table:style-name="ce15" table:formula="of:=IF([Min.F284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5" office:value-type="string" calcext:value-type="string">
            <text:p>TestOldEnumerableStringDecrementedMin</text:p>
          </table:table-cell>
          <table:table-cell table:style-name="ce15" office:value-type="string" calcext:value-type="string">
            <text:p>TestNewEnumerableStringDecremented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34186666" calcext:value-type="float">
            <text:p>34186666</text:p>
          </table:table-cell>
          <table:table-cell table:style-name="ce15" office:value-type="float" office:value="33814747" calcext:value-type="float">
            <text:p>33814747</text:p>
          </table:table-cell>
          <table:table-cell table:style-name="ce15" table:number-columns-repeated="3"/>
          <table:table-cell table:style-name="ce15" table:formula="of:=([Min.A286] - [Min.B286]) * 100 / [Min.A286]" office:value-type="float" office:value="1.08790661247868" calcext:value-type="float">
            <text:p>1.0879066125</text:p>
          </table:table-cell>
          <table:table-cell table:style-name="ce15"/>
          <table:table-cell table:style-name="ce15" table:formula="of:=IF([Min.F286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5" office:value-type="string" calcext:value-type="string">
            <text:p>TestOldEnumerableStringUpAndDownMin</text:p>
          </table:table-cell>
          <table:table-cell table:style-name="ce15" office:value-type="string" calcext:value-type="string">
            <text:p>TestNewEnumerableStringUpAndDown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33766846" calcext:value-type="float">
            <text:p>33766846</text:p>
          </table:table-cell>
          <table:table-cell table:style-name="ce15" office:value-type="float" office:value="32551748" calcext:value-type="float">
            <text:p>32551748</text:p>
          </table:table-cell>
          <table:table-cell table:style-name="ce15" table:number-columns-repeated="3"/>
          <table:table-cell table:style-name="ce15" table:formula="of:=([Min.A288] - [Min.B288]) * 100 / [Min.A288]" office:value-type="float" office:value="3.59849421530219" calcext:value-type="float">
            <text:p>3.5984942153</text:p>
          </table:table-cell>
          <table:table-cell table:style-name="ce15"/>
          <table:table-cell table:style-name="ce15" table:formula="of:=IF([Min.F288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21" office:value-type="string" calcext:value-type="string">
            <text:p>TestOldEnumerableStringShuffledMin</text:p>
          </table:table-cell>
          <table:table-cell table:style-name="ce21" office:value-type="string" calcext:value-type="string">
            <text:p>TestNewEnumerableStringShuffledMin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34322588" calcext:value-type="float">
            <text:p>34322588</text:p>
          </table:table-cell>
          <table:table-cell table:style-name="ce21" office:value-type="float" office:value="33190624" calcext:value-type="float">
            <text:p>33190624</text:p>
          </table:table-cell>
          <table:table-cell table:style-name="ce21" table:number-columns-repeated="3"/>
          <table:table-cell table:style-name="ce21" table:formula="of:=([Min.A290] - [Min.B290]) * 100 / [Min.A290]" office:value-type="float" office:value="3.2980147068164" calcext:value-type="float">
            <text:p>3.2980147068</text:p>
          </table:table-cell>
          <table:table-cell table:style-name="ce21"/>
          <table:table-cell table:style-name="ce21" table:formula="of:=IF([Min.F290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17" office:value-type="string" calcext:value-type="string">
            <text:p>TestOldEnumerableStringSolitaireMin</text:p>
          </table:table-cell>
          <table:table-cell table:style-name="ce17" office:value-type="string" calcext:value-type="string">
            <text:p>TestNewEnumerableStringSolitaireMin</text:p>
          </table:table-cell>
          <table:table-cell table:style-name="ce17" table:number-columns-repeated="1022"/>
        </table:table-row>
        <table:table-row table:style-name="ro1">
          <table:table-cell table:style-name="ce17" office:value-type="float" office:value="15422" calcext:value-type="float">
            <text:p>15422</text:p>
          </table:table-cell>
          <table:table-cell table:style-name="ce17" office:value-type="float" office:value="15335" calcext:value-type="float">
            <text:p>15335</text:p>
          </table:table-cell>
          <table:table-cell table:style-name="ce17" table:number-columns-repeated="3"/>
          <table:table-cell table:style-name="ce17" table:formula="of:=([Min.A292] - [Min.B292]) * 100 / [Min.A292]" office:value-type="float" office:value="0.564129166126313" calcext:value-type="float">
            <text:p>0.5641291661</text:p>
          </table:table-cell>
          <table:table-cell table:style-name="ce17"/>
          <table:table-cell table:style-name="ce17" table:formula="of:=IF([Min.F292] &gt;= 0; &quot;Improved&quot;; &quot;Worse&quot;)" office:value-type="string" office:string-value="Improved" calcext:value-type="string">
            <text:p>Improved</text:p>
          </table:table-cell>
          <table:table-cell table:style-name="ce17" table:number-columns-repeated="1016"/>
        </table:table-row>
        <table:table-row table:style-name="ro1">
          <table:table-cell table:style-name="ce15" office:value-type="string" calcext:value-type="string">
            <text:p>TestOldEnumerableStringEmptyMin</text:p>
          </table:table-cell>
          <table:table-cell table:style-name="ce15" office:value-type="string" calcext:value-type="string">
            <text:p>TestNewEnumerableStringEmpty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13546" calcext:value-type="float">
            <text:p>13546</text:p>
          </table:table-cell>
          <table:table-cell table:style-name="ce15" office:value-type="float" office:value="12881" calcext:value-type="float">
            <text:p>12881</text:p>
          </table:table-cell>
          <table:table-cell table:style-name="ce15" table:number-columns-repeated="3"/>
          <table:table-cell table:style-name="ce15" table:formula="of:=([Min.A294] - [Min.B294]) * 100 / [Min.A294]" office:value-type="float" office:value="4.90919828731729" calcext:value-type="float">
            <text:p>4.9091982873</text:p>
          </table:table-cell>
          <table:table-cell table:style-name="ce15"/>
          <table:table-cell table:style-name="ce15" table:formula="of:=IF([Min.F294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23" office:value-type="string" calcext:value-type="string">
            <text:p>TestOldEnumerableString10PercentNulledMin</text:p>
          </table:table-cell>
          <table:table-cell table:style-name="ce23" office:value-type="string" calcext:value-type="string">
            <text:p>TestNewEnumerableString10PercentNulledMin</text:p>
          </table:table-cell>
          <table:table-cell table:style-name="ce23" table:number-columns-repeated="1022"/>
        </table:table-row>
        <table:table-row table:style-name="ro1">
          <table:table-cell table:style-name="ce23" office:value-type="float" office:value="31068332" calcext:value-type="float">
            <text:p>31068332</text:p>
          </table:table-cell>
          <table:table-cell table:style-name="ce23" office:value-type="float" office:value="31100389" calcext:value-type="float">
            <text:p>31100389</text:p>
          </table:table-cell>
          <table:table-cell table:style-name="ce23" table:number-columns-repeated="3"/>
          <table:table-cell table:style-name="ce23" table:formula="of:=([Min.A296] - [Min.B296]) * 100 / [Min.A296]" office:value-type="float" office:value="-0.103182237141022" calcext:value-type="float">
            <text:p>-0.1031822371</text:p>
          </table:table-cell>
          <table:table-cell table:style-name="ce23"/>
          <table:table-cell table:style-name="ce23" table:formula="of:=IF([Min.F296] &gt;= 0; &quot;Improved&quot;; &quot;Worse&quot;)" office:value-type="string" office:string-value="Worse" calcext:value-type="string">
            <text:p>Worse</text:p>
          </table:table-cell>
          <table:table-cell table:style-name="ce23" table:number-columns-repeated="1016"/>
        </table:table-row>
        <table:table-row table:style-name="ro1">
          <table:table-cell table:style-name="ce23" office:value-type="string" calcext:value-type="string">
            <text:p>TestOldEnumerableString20PercentNulledMin</text:p>
          </table:table-cell>
          <table:table-cell table:style-name="ce23" office:value-type="string" calcext:value-type="string">
            <text:p>TestNewEnumerableString20PercentNulledMin</text:p>
          </table:table-cell>
          <table:table-cell table:style-name="ce23" table:number-columns-repeated="1022"/>
        </table:table-row>
        <table:table-row table:style-name="ro1">
          <table:table-cell table:style-name="ce23" office:value-type="float" office:value="28270342" calcext:value-type="float">
            <text:p>28270342</text:p>
          </table:table-cell>
          <table:table-cell table:style-name="ce23" office:value-type="float" office:value="28309570" calcext:value-type="float">
            <text:p>28309570</text:p>
          </table:table-cell>
          <table:table-cell table:style-name="ce23" table:number-columns-repeated="3"/>
          <table:table-cell table:style-name="ce23" table:formula="of:=([Min.A298] - [Min.B298]) * 100 / [Min.A298]" office:value-type="float" office:value="-0.138760259780373" calcext:value-type="float">
            <text:p>-0.1387602598</text:p>
          </table:table-cell>
          <table:table-cell table:style-name="ce23"/>
          <table:table-cell table:style-name="ce23" table:formula="of:=IF([Min.F298] &gt;= 0; &quot;Improved&quot;; &quot;Worse&quot;)" office:value-type="string" office:string-value="Worse" calcext:value-type="string">
            <text:p>Worse</text:p>
          </table:table-cell>
          <table:table-cell table:style-name="ce23" table:number-columns-repeated="1016"/>
        </table:table-row>
        <table:table-row table:style-name="ro1">
          <table:table-cell table:style-name="ce23" office:value-type="string" calcext:value-type="string">
            <text:p>TestOldEnumerableString30PercentNulledMin</text:p>
          </table:table-cell>
          <table:table-cell table:style-name="ce23" office:value-type="string" calcext:value-type="string">
            <text:p>TestNewEnumerableString30PercentNulledMin</text:p>
          </table:table-cell>
          <table:table-cell table:style-name="ce23" table:number-columns-repeated="1022"/>
        </table:table-row>
        <table:table-row table:style-name="ro1">
          <table:table-cell table:style-name="ce23" office:value-type="float" office:value="25562560" calcext:value-type="float">
            <text:p>25562560</text:p>
          </table:table-cell>
          <table:table-cell table:style-name="ce23" office:value-type="float" office:value="25741336" calcext:value-type="float">
            <text:p>25741336</text:p>
          </table:table-cell>
          <table:table-cell table:style-name="ce23" table:number-columns-repeated="3"/>
          <table:table-cell table:style-name="ce23" table:formula="of:=([Min.A300] - [Min.B300]) * 100 / [Min.A300]" office:value-type="float" office:value="-0.69936657361391" calcext:value-type="float">
            <text:p>-0.6993665736</text:p>
          </table:table-cell>
          <table:table-cell table:style-name="ce23"/>
          <table:table-cell table:style-name="ce23" table:formula="of:=IF([Min.F300] &gt;= 0; &quot;Improved&quot;; &quot;Worse&quot;)" office:value-type="string" office:string-value="Worse" calcext:value-type="string">
            <text:p>Worse</text:p>
          </table:table-cell>
          <table:table-cell table:style-name="ce23" table:number-columns-repeated="1016"/>
        </table:table-row>
        <table:table-row table:style-name="ro1">
          <table:table-cell table:style-name="ce24" office:value-type="string" calcext:value-type="string">
            <text:p>TestOldEnumerableString40PercentNulledMin</text:p>
          </table:table-cell>
          <table:table-cell table:style-name="ce24" office:value-type="string" calcext:value-type="string">
            <text:p>TestNewEnumerableString40PercentNulledMin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22812745" calcext:value-type="float">
            <text:p>22812745</text:p>
          </table:table-cell>
          <table:table-cell table:style-name="ce24" office:value-type="float" office:value="22751195" calcext:value-type="float">
            <text:p>22751195</text:p>
          </table:table-cell>
          <table:table-cell table:style-name="ce24" table:number-columns-repeated="3"/>
          <table:table-cell table:style-name="ce24" table:formula="of:=([Min.A302] - [Min.B302]) * 100 / [Min.A302]" office:value-type="float" office:value="0.269805321542848" calcext:value-type="float">
            <text:p>0.2698053215</text:p>
          </table:table-cell>
          <table:table-cell table:style-name="ce24"/>
          <table:table-cell table:style-name="ce24" table:formula="of:=IF([Min.F302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table:style-name="ce24" office:value-type="string" calcext:value-type="string">
            <text:p>TestOldEnumerableString50PercentNulledMin</text:p>
          </table:table-cell>
          <table:table-cell table:style-name="ce24" office:value-type="string" calcext:value-type="string">
            <text:p>TestNewEnumerableString50PercentNulledMin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19807227" calcext:value-type="float">
            <text:p>19807227</text:p>
          </table:table-cell>
          <table:table-cell table:style-name="ce24" office:value-type="float" office:value="19760718" calcext:value-type="float">
            <text:p>19760718</text:p>
          </table:table-cell>
          <table:table-cell table:style-name="ce24" table:number-columns-repeated="3"/>
          <table:table-cell table:style-name="ce24" table:formula="of:=([Min.A304] - [Min.B304]) * 100 / [Min.A304]" office:value-type="float" office:value="0.234808234388388" calcext:value-type="float">
            <text:p>0.2348082344</text:p>
          </table:table-cell>
          <table:table-cell table:style-name="ce24"/>
          <table:table-cell table:style-name="ce24" table:formula="of:=IF([Min.F304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table:style-name="ce21" office:value-type="string" calcext:value-type="string">
            <text:p>TestOldEnumerableString60PercentNulledMin</text:p>
          </table:table-cell>
          <table:table-cell table:style-name="ce21" office:value-type="string" calcext:value-type="string">
            <text:p>TestNewEnumerableString60PercentNulledMin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16953143" calcext:value-type="float">
            <text:p>16953143</text:p>
          </table:table-cell>
          <table:table-cell table:style-name="ce21" office:value-type="float" office:value="16778517" calcext:value-type="float">
            <text:p>16778517</text:p>
          </table:table-cell>
          <table:table-cell table:style-name="ce21" table:number-columns-repeated="3"/>
          <table:table-cell table:style-name="ce21" table:formula="of:=([Min.A306] - [Min.B306]) * 100 / [Min.A306]" office:value-type="float" office:value="1.0300508879091" calcext:value-type="float">
            <text:p>1.0300508879</text:p>
          </table:table-cell>
          <table:table-cell table:style-name="ce21"/>
          <table:table-cell table:style-name="ce21" table:formula="of:=IF([Min.F306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1" office:value-type="string" calcext:value-type="string">
            <text:p>TestOldEnumerableString70PercentNulledMin</text:p>
          </table:table-cell>
          <table:table-cell table:style-name="ce21" office:value-type="string" calcext:value-type="string">
            <text:p>TestNewEnumerableString70PercentNulledMin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13476767" calcext:value-type="float">
            <text:p>13476767</text:p>
          </table:table-cell>
          <table:table-cell table:style-name="ce21" office:value-type="float" office:value="13069874" calcext:value-type="float">
            <text:p>13069874</text:p>
          </table:table-cell>
          <table:table-cell table:style-name="ce21" table:number-columns-repeated="3"/>
          <table:table-cell table:style-name="ce21" table:formula="of:=([Min.A308] - [Min.B308]) * 100 / [Min.A308]" office:value-type="float" office:value="3.01921818489553" calcext:value-type="float">
            <text:p>3.0192181849</text:p>
          </table:table-cell>
          <table:table-cell table:style-name="ce21"/>
          <table:table-cell table:style-name="ce21" table:formula="of:=IF([Min.F308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4" office:value-type="string" calcext:value-type="string">
            <text:p>TestOldEnumerableString80PercentNulledMin</text:p>
          </table:table-cell>
          <table:table-cell table:style-name="ce24" office:value-type="string" calcext:value-type="string">
            <text:p>TestNewEnumerableString80PercentNulledMin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9423740" calcext:value-type="float">
            <text:p>9423740</text:p>
          </table:table-cell>
          <table:table-cell table:style-name="ce24" office:value-type="float" office:value="9406032" calcext:value-type="float">
            <text:p>9406032</text:p>
          </table:table-cell>
          <table:table-cell table:style-name="ce24" table:number-columns-repeated="3"/>
          <table:table-cell table:style-name="ce24" table:formula="of:=([Min.A310] - [Min.B310]) * 100 / [Min.A310]" office:value-type="float" office:value="0.187908410036779" calcext:value-type="float">
            <text:p>0.18790841</text:p>
          </table:table-cell>
          <table:table-cell table:style-name="ce24"/>
          <table:table-cell table:style-name="ce24" table:formula="of:=IF([Min.F310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table:style-name="ce20" office:value-type="string" calcext:value-type="string">
            <text:p>TestOldEnumerableString90PercentNulledMin</text:p>
          </table:table-cell>
          <table:table-cell table:style-name="ce20" office:value-type="string" calcext:value-type="string">
            <text:p>TestNewEnumerableString90PercentNulledMin</text:p>
          </table:table-cell>
          <table:table-cell table:style-name="ce20" table:number-columns-repeated="1022"/>
        </table:table-row>
        <table:table-row table:style-name="ro1">
          <table:table-cell table:style-name="ce20" office:value-type="float" office:value="5822401" calcext:value-type="float">
            <text:p>5822401</text:p>
          </table:table-cell>
          <table:table-cell table:style-name="ce20" office:value-type="float" office:value="5936095" calcext:value-type="float">
            <text:p>5936095</text:p>
          </table:table-cell>
          <table:table-cell table:style-name="ce20" table:number-columns-repeated="3"/>
          <table:table-cell table:style-name="ce20" table:formula="of:=([Min.A312] - [Min.B312]) * 100 / [Min.A312]" office:value-type="float" office:value="-1.95269958218268" calcext:value-type="float">
            <text:p>-1.9526995822</text:p>
          </table:table-cell>
          <table:table-cell table:style-name="ce20"/>
          <table:table-cell table:style-name="ce20" table:formula="of:=IF([Min.F312] &gt;= 0; &quot;Improved&quot;; &quot;Worse&quot;)" office:value-type="string" office:string-value="Worse" calcext:value-type="string">
            <text:p>Worse</text:p>
          </table:table-cell>
          <table:table-cell table:style-name="ce20" table:number-columns-repeated="1016"/>
        </table:table-row>
        <table:table-row table:style-name="ro1">
          <table:table-cell table:style-name="ce14" office:value-type="string" calcext:value-type="string">
            <text:p>TestOldEnumerableDateTimeIncrementedNullableMin</text:p>
          </table:table-cell>
          <table:table-cell table:style-name="ce14" office:value-type="string" calcext:value-type="string">
            <text:p>TestNewEnumerableDateTimeIncremented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79499100" calcext:value-type="float">
            <text:p>79499100</text:p>
          </table:table-cell>
          <table:table-cell table:style-name="ce14" office:value-type="float" office:value="41378789" calcext:value-type="float">
            <text:p>41378789</text:p>
          </table:table-cell>
          <table:table-cell table:style-name="ce14" table:number-columns-repeated="3"/>
          <table:table-cell table:style-name="ce14" table:formula="of:=([Min.A314] - [Min.B314]) * 100 / [Min.A314]" office:value-type="float" office:value="47.9506195667624" calcext:value-type="float">
            <text:p>47.9506195668</text:p>
          </table:table-cell>
          <table:table-cell table:style-name="ce14"/>
          <table:table-cell table:style-name="ce14" table:formula="of:=IF([Min.F314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ateTimeIncrementedMin</text:p>
          </table:table-cell>
          <table:table-cell table:style-name="ce14" office:value-type="string" calcext:value-type="string">
            <text:p>TestNewEnumerableDateTimeIncremented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4613542" calcext:value-type="float">
            <text:p>4613542</text:p>
          </table:table-cell>
          <table:table-cell table:style-name="ce14" office:value-type="float" office:value="4336151" calcext:value-type="float">
            <text:p>4336151</text:p>
          </table:table-cell>
          <table:table-cell table:style-name="ce14" table:number-columns-repeated="3"/>
          <table:table-cell table:style-name="ce14" table:formula="of:=([Min.A316] - [Min.B316]) * 100 / [Min.A316]" office:value-type="float" office:value="6.01253873921599" calcext:value-type="float">
            <text:p>6.0125387392</text:p>
          </table:table-cell>
          <table:table-cell table:style-name="ce14"/>
          <table:table-cell table:style-name="ce14" table:formula="of:=IF([Min.F316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ateTimeDecrementedNullableMin</text:p>
          </table:table-cell>
          <table:table-cell table:style-name="ce14" office:value-type="string" calcext:value-type="string">
            <text:p>TestNewEnumerableDateTimeDecremented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80380992" calcext:value-type="float">
            <text:p>80380992</text:p>
          </table:table-cell>
          <table:table-cell table:style-name="ce14" office:value-type="float" office:value="42149042" calcext:value-type="float">
            <text:p>42149042</text:p>
          </table:table-cell>
          <table:table-cell table:style-name="ce14" table:number-columns-repeated="3"/>
          <table:table-cell table:style-name="ce14" table:formula="of:=([Min.A318] - [Min.B318]) * 100 / [Min.A318]" office:value-type="float" office:value="47.5634214616311" calcext:value-type="float">
            <text:p>47.5634214616</text:p>
          </table:table-cell>
          <table:table-cell table:style-name="ce14"/>
          <table:table-cell table:style-name="ce14" table:formula="of:=IF([Min.F318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ateTimeDecrementedMin</text:p>
          </table:table-cell>
          <table:table-cell table:style-name="ce14" office:value-type="string" calcext:value-type="string">
            <text:p>TestNewEnumerableDateTimeDecremented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5215593" calcext:value-type="float">
            <text:p>5215593</text:p>
          </table:table-cell>
          <table:table-cell table:style-name="ce14" office:value-type="float" office:value="4724158" calcext:value-type="float">
            <text:p>4724158</text:p>
          </table:table-cell>
          <table:table-cell table:style-name="ce14" table:number-columns-repeated="3"/>
          <table:table-cell table:style-name="ce14" table:formula="of:=([Min.A320] - [Min.B320]) * 100 / [Min.A320]" office:value-type="float" office:value="9.42241850543169" calcext:value-type="float">
            <text:p>9.4224185054</text:p>
          </table:table-cell>
          <table:table-cell table:style-name="ce14"/>
          <table:table-cell table:style-name="ce14" table:formula="of:=IF([Min.F320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ateTimeUpAndDownNullableMin</text:p>
          </table:table-cell>
          <table:table-cell table:style-name="ce14" office:value-type="string" calcext:value-type="string">
            <text:p>TestNewEnumerableDateTimeUpAndDown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158364789" calcext:value-type="float">
            <text:p>158364789</text:p>
          </table:table-cell>
          <table:table-cell table:style-name="ce14" office:value-type="float" office:value="82809281" calcext:value-type="float">
            <text:p>82809281</text:p>
          </table:table-cell>
          <table:table-cell table:style-name="ce14" table:number-columns-repeated="3"/>
          <table:table-cell table:style-name="ce14" table:formula="of:=([Min.A322] - [Min.B322]) * 100 / [Min.A322]" office:value-type="float" office:value="47.7097898321324" calcext:value-type="float">
            <text:p>47.7097898321</text:p>
          </table:table-cell>
          <table:table-cell table:style-name="ce14"/>
          <table:table-cell table:style-name="ce14" table:formula="of:=IF([Min.F32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ateTimeUpAndDownMin</text:p>
          </table:table-cell>
          <table:table-cell table:style-name="ce14" office:value-type="string" calcext:value-type="string">
            <text:p>TestNewEnumerableDateTimeUpAndDown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4564448" calcext:value-type="float">
            <text:p>4564448</text:p>
          </table:table-cell>
          <table:table-cell table:style-name="ce14" office:value-type="float" office:value="4342360" calcext:value-type="float">
            <text:p>4342360</text:p>
          </table:table-cell>
          <table:table-cell table:style-name="ce14" table:number-columns-repeated="3"/>
          <table:table-cell table:style-name="ce14" table:formula="of:=([Min.A324] - [Min.B324]) * 100 / [Min.A324]" office:value-type="float" office:value="4.86560477849676" calcext:value-type="float">
            <text:p>4.8656047785</text:p>
          </table:table-cell>
          <table:table-cell table:style-name="ce14"/>
          <table:table-cell table:style-name="ce14" table:formula="of:=IF([Min.F324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TestOldEnumerableDateTimeShuffledNullableMin</text:p>
          </table:table-cell>
          <table:table-cell office:value-type="string" calcext:value-type="string">
            <text:p>TestNewEnumerableDateTimeShuffledNullableMin</text:p>
          </table:table-cell>
          <table:table-cell table:number-columns-repeated="1022"/>
        </table:table-row>
        <table:table-row table:style-name="ro1">
          <table:table-cell office:value-type="float" office:value="78922511" calcext:value-type="float">
            <text:p>78922511</text:p>
          </table:table-cell>
          <table:table-cell office:value-type="float" office:value="41513629" calcext:value-type="float">
            <text:p>41513629</text:p>
          </table:table-cell>
          <table:table-cell table:number-columns-repeated="3"/>
          <table:table-cell table:formula="of:=([Min.A326] - [Min.B326]) * 100 / [Min.A326]" office:value-type="float" office:value="47.399508107389" calcext:value-type="float">
            <text:p>47.3995081074</text:p>
          </table:table-cell>
          <table:table-cell/>
          <table:table-cell table:formula="of:=IF([Min.F3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DateTimeShuffledMin</text:p>
          </table:table-cell>
          <table:table-cell table:style-name="ce21" office:value-type="string" calcext:value-type="string">
            <text:p>TestNewEnumerableDateTimeShuffledMin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4573880" calcext:value-type="float">
            <text:p>4573880</text:p>
          </table:table-cell>
          <table:table-cell table:style-name="ce21" office:value-type="float" office:value="4425261" calcext:value-type="float">
            <text:p>4425261</text:p>
          </table:table-cell>
          <table:table-cell table:style-name="ce21" table:number-columns-repeated="3"/>
          <table:table-cell table:style-name="ce21" table:formula="of:=([Min.A328] - [Min.B328]) * 100 / [Min.A328]" office:value-type="float" office:value="3.24929818884623" calcext:value-type="float">
            <text:p>3.2492981888</text:p>
          </table:table-cell>
          <table:table-cell table:style-name="ce21"/>
          <table:table-cell table:style-name="ce21" table:formula="of:=IF([Min.F328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14" office:value-type="string" calcext:value-type="string">
            <text:p>TestOldEnumerableDateTimeSolitaireNullableMin</text:p>
          </table:table-cell>
          <table:table-cell table:style-name="ce14" office:value-type="string" calcext:value-type="string">
            <text:p>TestNewEnumerableDateTimeSolitaireNullableMin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84944" calcext:value-type="float">
            <text:p>84944</text:p>
          </table:table-cell>
          <table:table-cell table:style-name="ce14" office:value-type="float" office:value="70000" calcext:value-type="float">
            <text:p>70000</text:p>
          </table:table-cell>
          <table:table-cell table:style-name="ce14" table:number-columns-repeated="3"/>
          <table:table-cell table:style-name="ce14" table:formula="of:=([Min.A330] - [Min.B330]) * 100 / [Min.A330]" office:value-type="float" office:value="17.5927669994349" calcext:value-type="float">
            <text:p>17.5927669994</text:p>
          </table:table-cell>
          <table:table-cell table:style-name="ce14"/>
          <table:table-cell table:style-name="ce14" table:formula="of:=IF([Min.F330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9" office:value-type="string" calcext:value-type="string">
            <text:p>TestOldEnumerableDateTimeSolitaireMin</text:p>
          </table:table-cell>
          <table:table-cell table:style-name="ce19" office:value-type="string" calcext:value-type="string">
            <text:p>TestNewEnumerableDateTimeSolitaireMin</text:p>
          </table:table-cell>
          <table:table-cell table:style-name="ce19" table:number-columns-repeated="1022"/>
        </table:table-row>
        <table:table-row table:style-name="ro1">
          <table:table-cell table:style-name="ce19" office:value-type="float" office:value="14459" calcext:value-type="float">
            <text:p>14459</text:p>
          </table:table-cell>
          <table:table-cell table:style-name="ce19" office:value-type="float" office:value="14554" calcext:value-type="float">
            <text:p>14554</text:p>
          </table:table-cell>
          <table:table-cell table:style-name="ce19" table:number-columns-repeated="3"/>
          <table:table-cell table:style-name="ce19" table:formula="of:=([Min.A332] - [Min.B332]) * 100 / [Min.A332]" office:value-type="float" office:value="-0.657030223390276" calcext:value-type="float">
            <text:p>-0.6570302234</text:p>
          </table:table-cell>
          <table:table-cell table:style-name="ce19"/>
          <table:table-cell table:style-name="ce19" table:formula="of:=IF([Min.F332] &gt;= 0; &quot;Improved&quot;; &quot;Worse&quot;)" office:value-type="string" office:string-value="Worse" calcext:value-type="string">
            <text:p>Worse</text:p>
          </table:table-cell>
          <table:table-cell table:style-name="ce19" table:number-columns-repeated="1016"/>
        </table:table-row>
        <table:table-row table:style-name="ro1">
          <table:table-cell table:style-name="ce19" office:value-type="string" calcext:value-type="string">
            <text:p>TestOldEnumerableDateTimeEmptyNullableMin</text:p>
          </table:table-cell>
          <table:table-cell table:style-name="ce19" office:value-type="string" calcext:value-type="string">
            <text:p>TestNewEnumerableDateTimeEmptyNullableMin</text:p>
          </table:table-cell>
          <table:table-cell table:style-name="ce19" table:number-columns-repeated="1022"/>
        </table:table-row>
        <table:table-row table:style-name="ro1">
          <table:table-cell table:style-name="ce19" office:value-type="float" office:value="29382" calcext:value-type="float">
            <text:p>29382</text:p>
          </table:table-cell>
          <table:table-cell table:style-name="ce19" office:value-type="float" office:value="29579" calcext:value-type="float">
            <text:p>29579</text:p>
          </table:table-cell>
          <table:table-cell table:style-name="ce19" table:number-columns-repeated="3"/>
          <table:table-cell table:style-name="ce19" table:formula="of:=([Min.A334] - [Min.B334]) * 100 / [Min.A334]" office:value-type="float" office:value="-0.670478524266558" calcext:value-type="float">
            <text:p>-0.6704785243</text:p>
          </table:table-cell>
          <table:table-cell table:style-name="ce19"/>
          <table:table-cell table:style-name="ce19" table:formula="of:=IF([Min.F334] &gt;= 0; &quot;Improved&quot;; &quot;Worse&quot;)" office:value-type="string" office:string-value="Worse" calcext:value-type="string">
            <text:p>Worse</text:p>
          </table:table-cell>
          <table:table-cell table:style-name="ce19" table:number-columns-repeated="1016"/>
        </table:table-row>
        <table:table-row table:style-name="ro1">
          <table:table-cell table:style-name="ce22" office:value-type="string" calcext:value-type="string">
            <text:p>TestOldEnumerableDateTimeEmptyMin</text:p>
          </table:table-cell>
          <table:table-cell table:style-name="ce22" office:value-type="string" calcext:value-type="string">
            <text:p>TestNewEnumerableDateTimeEmptyMin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5321033" calcext:value-type="float">
            <text:p>5321033</text:p>
          </table:table-cell>
          <table:table-cell table:style-name="ce22" office:value-type="float" office:value="5739605" calcext:value-type="float">
            <text:p>5739605</text:p>
          </table:table-cell>
          <table:table-cell table:style-name="ce22" table:number-columns-repeated="3"/>
          <table:table-cell table:style-name="ce22" table:formula="of:=([Min.A336] - [Min.B336]) * 100 / [Min.A336]" office:value-type="float" office:value="-7.86636730123643" calcext:value-type="float">
            <text:p>-7.8663673012</text:p>
          </table:table-cell>
          <table:table-cell table:style-name="ce22"/>
          <table:table-cell table:style-name="ce22" table:formula="of:=IF([Min.F336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office:value-type="string" calcext:value-type="string">
            <text:p>TestOldEnumerableNullableDateTime10PercentNulledMin</text:p>
          </table:table-cell>
          <table:table-cell office:value-type="string" calcext:value-type="string">
            <text:p>TestNewEnumerableNullableDateTime10PercentNulledMin</text:p>
          </table:table-cell>
          <table:table-cell table:number-columns-repeated="1022"/>
        </table:table-row>
        <table:table-row table:style-name="ro1">
          <table:table-cell office:value-type="float" office:value="72887246" calcext:value-type="float">
            <text:p>72887246</text:p>
          </table:table-cell>
          <table:table-cell office:value-type="float" office:value="39500473" calcext:value-type="float">
            <text:p>39500473</text:p>
          </table:table-cell>
          <table:table-cell table:number-columns-repeated="3"/>
          <table:table-cell table:formula="of:=([Min.A338] - [Min.B338]) * 100 / [Min.A338]" office:value-type="float" office:value="45.8060563846794" calcext:value-type="float">
            <text:p>45.8060563847</text:p>
          </table:table-cell>
          <table:table-cell/>
          <table:table-cell table:formula="of:=IF([Min.F3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20PercentNulledMin</text:p>
          </table:table-cell>
          <table:table-cell office:value-type="string" calcext:value-type="string">
            <text:p>TestNewEnumerableNullableDateTime20PercentNulledMin</text:p>
          </table:table-cell>
          <table:table-cell table:number-columns-repeated="1022"/>
        </table:table-row>
        <table:table-row table:style-name="ro1">
          <table:table-cell office:value-type="float" office:value="67257093" calcext:value-type="float">
            <text:p>67257093</text:p>
          </table:table-cell>
          <table:table-cell office:value-type="float" office:value="37488887" calcext:value-type="float">
            <text:p>37488887</text:p>
          </table:table-cell>
          <table:table-cell table:number-columns-repeated="3"/>
          <table:table-cell table:formula="of:=([Min.A340] - [Min.B340]) * 100 / [Min.A340]" office:value-type="float" office:value="44.2603221046143" calcext:value-type="float">
            <text:p>44.2603221046</text:p>
          </table:table-cell>
          <table:table-cell/>
          <table:table-cell table:formula="of:=IF([Min.F3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30PercentNulledMin</text:p>
          </table:table-cell>
          <table:table-cell office:value-type="string" calcext:value-type="string">
            <text:p>TestNewEnumerableNullableDateTime30PercentNulledMin</text:p>
          </table:table-cell>
          <table:table-cell table:number-columns-repeated="1022"/>
        </table:table-row>
        <table:table-row table:style-name="ro1">
          <table:table-cell office:value-type="float" office:value="61696700" calcext:value-type="float">
            <text:p>61696700</text:p>
          </table:table-cell>
          <table:table-cell office:value-type="float" office:value="35282544" calcext:value-type="float">
            <text:p>35282544</text:p>
          </table:table-cell>
          <table:table-cell table:number-columns-repeated="3"/>
          <table:table-cell table:formula="of:=([Min.A342] - [Min.B342]) * 100 / [Min.A342]" office:value-type="float" office:value="42.8129154395616" calcext:value-type="float">
            <text:p>42.8129154396</text:p>
          </table:table-cell>
          <table:table-cell/>
          <table:table-cell table:formula="of:=IF([Min.F3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40PercentNulledMin</text:p>
          </table:table-cell>
          <table:table-cell office:value-type="string" calcext:value-type="string">
            <text:p>TestNewEnumerableNullableDateTime40PercentNulledMin</text:p>
          </table:table-cell>
          <table:table-cell table:number-columns-repeated="1022"/>
        </table:table-row>
        <table:table-row table:style-name="ro1">
          <table:table-cell office:value-type="float" office:value="56399713" calcext:value-type="float">
            <text:p>56399713</text:p>
          </table:table-cell>
          <table:table-cell office:value-type="float" office:value="33437216" calcext:value-type="float">
            <text:p>33437216</text:p>
          </table:table-cell>
          <table:table-cell table:number-columns-repeated="3"/>
          <table:table-cell table:formula="of:=([Min.A344] - [Min.B344]) * 100 / [Min.A344]" office:value-type="float" office:value="40.7138543417765" calcext:value-type="float">
            <text:p>40.7138543418</text:p>
          </table:table-cell>
          <table:table-cell/>
          <table:table-cell table:formula="of:=IF([Min.F34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50PercentNulledMin</text:p>
          </table:table-cell>
          <table:table-cell office:value-type="string" calcext:value-type="string">
            <text:p>TestNewEnumerableNullableDateTime50PercentNulledMin</text:p>
          </table:table-cell>
          <table:table-cell table:number-columns-repeated="1022"/>
        </table:table-row>
        <table:table-row table:style-name="ro1">
          <table:table-cell office:value-type="float" office:value="50106949" calcext:value-type="float">
            <text:p>50106949</text:p>
          </table:table-cell>
          <table:table-cell office:value-type="float" office:value="31093283" calcext:value-type="float">
            <text:p>31093283</text:p>
          </table:table-cell>
          <table:table-cell table:number-columns-repeated="3"/>
          <table:table-cell table:formula="of:=([Min.A346] - [Min.B346]) * 100 / [Min.A346]" office:value-type="float" office:value="37.9461659100417" calcext:value-type="float">
            <text:p>37.94616591</text:p>
          </table:table-cell>
          <table:table-cell/>
          <table:table-cell table:formula="of:=IF([Min.F34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60PercentNulledMin</text:p>
          </table:table-cell>
          <table:table-cell office:value-type="string" calcext:value-type="string">
            <text:p>TestNewEnumerableNullableDateTime60PercentNulledMin</text:p>
          </table:table-cell>
          <table:table-cell table:number-columns-repeated="1022"/>
        </table:table-row>
        <table:table-row table:style-name="ro1">
          <table:table-cell office:value-type="float" office:value="43994358" calcext:value-type="float">
            <text:p>43994358</text:p>
          </table:table-cell>
          <table:table-cell office:value-type="float" office:value="28460820" calcext:value-type="float">
            <text:p>28460820</text:p>
          </table:table-cell>
          <table:table-cell table:number-columns-repeated="3"/>
          <table:table-cell table:formula="of:=([Min.A348] - [Min.B348]) * 100 / [Min.A348]" office:value-type="float" office:value="35.3080229060281" calcext:value-type="float">
            <text:p>35.308022906</text:p>
          </table:table-cell>
          <table:table-cell/>
          <table:table-cell table:formula="of:=IF([Min.F34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70PercentNulledMin</text:p>
          </table:table-cell>
          <table:table-cell office:value-type="string" calcext:value-type="string">
            <text:p>TestNewEnumerableNullableDateTime70PercentNulledMin</text:p>
          </table:table-cell>
          <table:table-cell table:number-columns-repeated="1022"/>
        </table:table-row>
        <table:table-row table:style-name="ro1">
          <table:table-cell office:value-type="float" office:value="37203557" calcext:value-type="float">
            <text:p>37203557</text:p>
          </table:table-cell>
          <table:table-cell office:value-type="float" office:value="25596079" calcext:value-type="float">
            <text:p>25596079</text:p>
          </table:table-cell>
          <table:table-cell table:number-columns-repeated="3"/>
          <table:table-cell table:formula="of:=([Min.A350] - [Min.B350]) * 100 / [Min.A350]" office:value-type="float" office:value="31.1999145673087" calcext:value-type="float">
            <text:p>31.1999145673</text:p>
          </table:table-cell>
          <table:table-cell/>
          <table:table-cell table:formula="of:=IF([Min.F35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80PercentNulledMin</text:p>
          </table:table-cell>
          <table:table-cell office:value-type="string" calcext:value-type="string">
            <text:p>TestNewEnumerableNullableDateTime80PercentNulledMin</text:p>
          </table:table-cell>
          <table:table-cell table:number-columns-repeated="1022"/>
        </table:table-row>
        <table:table-row table:style-name="ro1">
          <table:table-cell office:value-type="float" office:value="30487472" calcext:value-type="float">
            <text:p>30487472</text:p>
          </table:table-cell>
          <table:table-cell office:value-type="float" office:value="22639476" calcext:value-type="float">
            <text:p>22639476</text:p>
          </table:table-cell>
          <table:table-cell table:number-columns-repeated="3"/>
          <table:table-cell table:formula="of:=([Min.A352] - [Min.B352]) * 100 / [Min.A352]" office:value-type="float" office:value="25.741707938264" calcext:value-type="float">
            <text:p>25.7417079383</text:p>
          </table:table-cell>
          <table:table-cell/>
          <table:table-cell table:formula="of:=IF([Min.F35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90PercentNulledMin</text:p>
          </table:table-cell>
          <table:table-cell office:value-type="string" calcext:value-type="string">
            <text:p>TestNewEnumerableNullableDateTime90PercentNulledMin</text:p>
          </table:table-cell>
          <table:table-cell table:number-columns-repeated="1022"/>
        </table:table-row>
        <table:table-row table:style-name="ro1">
          <table:table-cell office:value-type="float" office:value="23825082" calcext:value-type="float">
            <text:p>23825082</text:p>
          </table:table-cell>
          <table:table-cell office:value-type="float" office:value="19824986" calcext:value-type="float">
            <text:p>19824986</text:p>
          </table:table-cell>
          <table:table-cell table:number-columns-repeated="3"/>
          <table:table-cell table:formula="of:=([Min.A354] - [Min.B354]) * 100 / [Min.A354]" office:value-type="float" office:value="16.7894322462353" calcext:value-type="float">
            <text:p>16.7894322462</text:p>
          </table:table-cell>
          <table:table-cell/>
          <table:table-cell table:formula="of:=IF([Min.F35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TestOldEnumerableExampleReferenceTypeIncrementedMin</text:p>
          </table:table-cell>
          <table:table-cell table:style-name="ce15" office:value-type="string" calcext:value-type="string">
            <text:p>TestNewEnumerableExampleReferenceTypeIncremented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5433552" calcext:value-type="float">
            <text:p>5433552</text:p>
          </table:table-cell>
          <table:table-cell table:style-name="ce15" office:value-type="float" office:value="5375158" calcext:value-type="float">
            <text:p>5375158</text:p>
          </table:table-cell>
          <table:table-cell table:style-name="ce15" table:number-columns-repeated="3"/>
          <table:table-cell table:style-name="ce15" table:formula="of:=([Min.A356] - [Min.B356]) * 100 / [Min.A356]" office:value-type="float" office:value="1.07469294487289" calcext:value-type="float">
            <text:p>1.0746929449</text:p>
          </table:table-cell>
          <table:table-cell table:style-name="ce15"/>
          <table:table-cell table:style-name="ce15" table:formula="of:=IF([Min.F356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5" office:value-type="string" calcext:value-type="string">
            <text:p>TestOldEnumerableExampleReferenceTypeDecrementedMin</text:p>
          </table:table-cell>
          <table:table-cell table:style-name="ce15" office:value-type="string" calcext:value-type="string">
            <text:p>TestNewEnumerableExampleReferenceTypeDecremented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5147294" calcext:value-type="float">
            <text:p>5147294</text:p>
          </table:table-cell>
          <table:table-cell table:style-name="ce15" office:value-type="float" office:value="5080154" calcext:value-type="float">
            <text:p>5080154</text:p>
          </table:table-cell>
          <table:table-cell table:style-name="ce15" table:number-columns-repeated="3"/>
          <table:table-cell table:style-name="ce15" table:formula="of:=([Min.A358] - [Min.B358]) * 100 / [Min.A358]" office:value-type="float" office:value="1.30437468697145" calcext:value-type="float">
            <text:p>1.304374687</text:p>
          </table:table-cell>
          <table:table-cell table:style-name="ce15"/>
          <table:table-cell table:style-name="ce15" table:formula="of:=IF([Min.F358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5" office:value-type="string" calcext:value-type="string">
            <text:p>TestOldEnumerableExampleReferenceTypeUpAndDownMin</text:p>
          </table:table-cell>
          <table:table-cell table:style-name="ce15" office:value-type="string" calcext:value-type="string">
            <text:p>TestNewEnumerableExampleReferenceTypeUpAndDownMin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5425210" calcext:value-type="float">
            <text:p>5425210</text:p>
          </table:table-cell>
          <table:table-cell table:style-name="ce15" office:value-type="float" office:value="5332073" calcext:value-type="float">
            <text:p>5332073</text:p>
          </table:table-cell>
          <table:table-cell table:style-name="ce15" table:number-columns-repeated="3"/>
          <table:table-cell table:style-name="ce15" table:formula="of:=([Min.A360] - [Min.B360]) * 100 / [Min.A360]" office:value-type="float" office:value="1.71674460527795" calcext:value-type="float">
            <text:p>1.7167446053</text:p>
          </table:table-cell>
          <table:table-cell table:style-name="ce15"/>
          <table:table-cell table:style-name="ce15" table:formula="of:=IF([Min.F360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24" office:value-type="string" calcext:value-type="string">
            <text:p>TestOldEnumerableExampleReferenceTypeShuffledMin</text:p>
          </table:table-cell>
          <table:table-cell table:style-name="ce24" office:value-type="string" calcext:value-type="string">
            <text:p>TestNewEnumerableExampleReferenceTypeShuffledMin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5415114" calcext:value-type="float">
            <text:p>5415114</text:p>
          </table:table-cell>
          <table:table-cell table:style-name="ce24" office:value-type="float" office:value="5412468" calcext:value-type="float">
            <text:p>5412468</text:p>
          </table:table-cell>
          <table:table-cell table:style-name="ce24" table:number-columns-repeated="3"/>
          <table:table-cell table:style-name="ce24" table:formula="of:=([Min.A362] - [Min.B362]) * 100 / [Min.A362]" office:value-type="float" office:value="0.0488632372282467" calcext:value-type="float">
            <text:p>0.0488632372</text:p>
          </table:table-cell>
          <table:table-cell table:style-name="ce24"/>
          <table:table-cell table:style-name="ce24" table:formula="of:=IF([Min.F362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table:style-name="ce18" office:value-type="string" calcext:value-type="string">
            <text:p>TestOldEnumerableExampleReferenceTypeSolitaireMin</text:p>
          </table:table-cell>
          <table:table-cell table:style-name="ce18" office:value-type="string" calcext:value-type="string">
            <text:p>TestNewEnumerableExampleReferenceTypeSolitaireMin</text:p>
          </table:table-cell>
          <table:table-cell table:style-name="ce18" table:number-columns-repeated="1022"/>
        </table:table-row>
        <table:table-row table:style-name="ro1">
          <table:table-cell table:style-name="ce18" office:value-type="float" office:value="15956" calcext:value-type="float">
            <text:p>15956</text:p>
          </table:table-cell>
          <table:table-cell table:style-name="ce18" office:value-type="float" office:value="16187" calcext:value-type="float">
            <text:p>16187</text:p>
          </table:table-cell>
          <table:table-cell table:style-name="ce18" table:number-columns-repeated="3"/>
          <table:table-cell table:style-name="ce18" table:formula="of:=([Min.A364] - [Min.B364]) * 100 / [Min.A364]" office:value-type="float" office:value="-1.44773126096766" calcext:value-type="float">
            <text:p>-1.447731261</text:p>
          </table:table-cell>
          <table:table-cell table:style-name="ce18"/>
          <table:table-cell table:style-name="ce18" table:formula="of:=IF([Min.F364] &gt;= 0; &quot;Improved&quot;; &quot;Worse&quot;)" office:value-type="string" office:string-value="Worse" calcext:value-type="string">
            <text:p>Worse</text:p>
          </table:table-cell>
          <table:table-cell table:style-name="ce18" table:number-columns-repeated="1016"/>
        </table:table-row>
        <table:table-row table:style-name="ro1">
          <table:table-cell table:style-name="ce19" office:value-type="string" calcext:value-type="string">
            <text:p>TestOldEnumerableExampleReferenceTypeEmptyMin</text:p>
          </table:table-cell>
          <table:table-cell table:style-name="ce19" office:value-type="string" calcext:value-type="string">
            <text:p>TestNewEnumerableExampleReferenceTypeEmptyMin</text:p>
          </table:table-cell>
          <table:table-cell table:style-name="ce19" table:number-columns-repeated="1022"/>
        </table:table-row>
        <table:table-row table:style-name="ro1">
          <table:table-cell table:style-name="ce19" office:value-type="float" office:value="13911" calcext:value-type="float">
            <text:p>13911</text:p>
          </table:table-cell>
          <table:table-cell table:style-name="ce19" office:value-type="float" office:value="13991" calcext:value-type="float">
            <text:p>13991</text:p>
          </table:table-cell>
          <table:table-cell table:style-name="ce19" table:number-columns-repeated="3"/>
          <table:table-cell table:style-name="ce19" table:formula="of:=([Min.A366] - [Min.B366]) * 100 / [Min.A366]" office:value-type="float" office:value="-0.575084465530875" calcext:value-type="float">
            <text:p>-0.5750844655</text:p>
          </table:table-cell>
          <table:table-cell table:style-name="ce19"/>
          <table:table-cell table:style-name="ce19" table:formula="of:=IF([Min.F366] &gt;= 0; &quot;Improved&quot;; &quot;Worse&quot;)" office:value-type="string" office:string-value="Worse" calcext:value-type="string">
            <text:p>Worse</text:p>
          </table:table-cell>
          <table:table-cell table:style-name="ce19" table:number-columns-repeated="1016"/>
        </table:table-row>
        <table:table-row table:style-name="ro1">
          <table:table-cell table:style-name="ce24" office:value-type="string" calcext:value-type="string">
            <text:p>TestOldEnumerableExampleReferenceType10PercentNulledMin</text:p>
          </table:table-cell>
          <table:table-cell table:style-name="ce24" office:value-type="string" calcext:value-type="string">
            <text:p>TestNewEnumerableExampleReferenceType10PercentNulledMin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5466031" calcext:value-type="float">
            <text:p>5466031</text:p>
          </table:table-cell>
          <table:table-cell table:style-name="ce24" office:value-type="float" office:value="5422660" calcext:value-type="float">
            <text:p>5422660</text:p>
          </table:table-cell>
          <table:table-cell table:style-name="ce24" table:number-columns-repeated="3"/>
          <table:table-cell table:style-name="ce24" table:formula="of:=([Min.A368] - [Min.B368]) * 100 / [Min.A368]" office:value-type="float" office:value="0.793464215625561" calcext:value-type="float">
            <text:p>0.7934642156</text:p>
          </table:table-cell>
          <table:table-cell table:style-name="ce24"/>
          <table:table-cell table:style-name="ce24" table:formula="of:=IF([Min.F368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table:style-name="ce24" office:value-type="string" calcext:value-type="string">
            <text:p>TestOldEnumerableExampleReferenceType20PercentNulledMin</text:p>
          </table:table-cell>
          <table:table-cell table:style-name="ce24" office:value-type="string" calcext:value-type="string">
            <text:p>TestNewEnumerableExampleReferenceType20PercentNulledMin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5542555" calcext:value-type="float">
            <text:p>5542555</text:p>
          </table:table-cell>
          <table:table-cell table:style-name="ce24" office:value-type="float" office:value="5516216" calcext:value-type="float">
            <text:p>5516216</text:p>
          </table:table-cell>
          <table:table-cell table:style-name="ce24" table:number-columns-repeated="3"/>
          <table:table-cell table:style-name="ce24" table:formula="of:=([Min.A370] - [Min.B370]) * 100 / [Min.A370]" office:value-type="float" office:value="0.475214048394648" calcext:value-type="float">
            <text:p>0.4752140484</text:p>
          </table:table-cell>
          <table:table-cell table:style-name="ce24"/>
          <table:table-cell table:style-name="ce24" table:formula="of:=IF([Min.F370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table:style-name="ce21" office:value-type="string" calcext:value-type="string">
            <text:p>TestOldEnumerableExampleReferenceType30PercentNulledMin</text:p>
          </table:table-cell>
          <table:table-cell table:style-name="ce21" office:value-type="string" calcext:value-type="string">
            <text:p>TestNewEnumerableExampleReferenceType30PercentNulledMin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5634195" calcext:value-type="float">
            <text:p>5634195</text:p>
          </table:table-cell>
          <table:table-cell table:style-name="ce21" office:value-type="float" office:value="5562453" calcext:value-type="float">
            <text:p>5562453</text:p>
          </table:table-cell>
          <table:table-cell table:style-name="ce21" table:number-columns-repeated="3"/>
          <table:table-cell table:style-name="ce21" table:formula="of:=([Min.A372] - [Min.B372]) * 100 / [Min.A372]" office:value-type="float" office:value="1.27333186018588" calcext:value-type="float">
            <text:p>1.2733318602</text:p>
          </table:table-cell>
          <table:table-cell table:style-name="ce21"/>
          <table:table-cell table:style-name="ce21" table:formula="of:=IF([Min.F372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1" office:value-type="string" calcext:value-type="string">
            <text:p>TestOldEnumerableExampleReferenceType40PercentNulledMin</text:p>
          </table:table-cell>
          <table:table-cell table:style-name="ce21" office:value-type="string" calcext:value-type="string">
            <text:p>TestNewEnumerableExampleReferenceType40PercentNulledMin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5627208" calcext:value-type="float">
            <text:p>5627208</text:p>
          </table:table-cell>
          <table:table-cell table:style-name="ce21" office:value-type="float" office:value="5550629" calcext:value-type="float">
            <text:p>5550629</text:p>
          </table:table-cell>
          <table:table-cell table:style-name="ce21" table:number-columns-repeated="3"/>
          <table:table-cell table:style-name="ce21" table:formula="of:=([Min.A374] - [Min.B374]) * 100 / [Min.A374]" office:value-type="float" office:value="1.36087025750603" calcext:value-type="float">
            <text:p>1.3608702575</text:p>
          </table:table-cell>
          <table:table-cell table:style-name="ce21"/>
          <table:table-cell table:style-name="ce21" table:formula="of:=IF([Min.F374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4" office:value-type="string" calcext:value-type="string">
            <text:p>TestOldEnumerableExampleReferenceType50PercentNulledMin</text:p>
          </table:table-cell>
          <table:table-cell table:style-name="ce24" office:value-type="string" calcext:value-type="string">
            <text:p>TestNewEnumerableExampleReferenceType50PercentNulledMin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5332561" calcext:value-type="float">
            <text:p>5332561</text:p>
          </table:table-cell>
          <table:table-cell table:style-name="ce24" office:value-type="float" office:value="5287257" calcext:value-type="float">
            <text:p>5287257</text:p>
          </table:table-cell>
          <table:table-cell table:style-name="ce24" table:number-columns-repeated="3"/>
          <table:table-cell table:style-name="ce24" table:formula="of:=([Min.A376] - [Min.B376]) * 100 / [Min.A376]" office:value-type="float" office:value="0.849573028794232" calcext:value-type="float">
            <text:p>0.8495730288</text:p>
          </table:table-cell>
          <table:table-cell table:style-name="ce24"/>
          <table:table-cell table:style-name="ce24" table:formula="of:=IF([Min.F376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office:value-type="string" calcext:value-type="string">
            <text:p>TestOldEnumerableExampleReferenceType60PercentNulledMin</text:p>
          </table:table-cell>
          <table:table-cell office:value-type="string" calcext:value-type="string">
            <text:p>TestNewEnumerableExampleReferenceType60PercentNulledMin</text:p>
          </table:table-cell>
          <table:table-cell table:number-columns-repeated="1022"/>
        </table:table-row>
        <table:table-row table:style-name="ro1">
          <table:table-cell office:value-type="float" office:value="5282991" calcext:value-type="float">
            <text:p>5282991</text:p>
          </table:table-cell>
          <table:table-cell office:value-type="float" office:value="5012316" calcext:value-type="float">
            <text:p>5012316</text:p>
          </table:table-cell>
          <table:table-cell table:number-columns-repeated="3"/>
          <table:table-cell table:formula="of:=([Min.A378] - [Min.B378]) * 100 / [Min.A378]" office:value-type="float" office:value="5.12351809798654" calcext:value-type="float">
            <text:p>5.123518098</text:p>
          </table:table-cell>
          <table:table-cell/>
          <table:table-cell table:formula="of:=IF([Min.F37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TestOldEnumerableExampleReferenceType70PercentNulledMin</text:p>
          </table:table-cell>
          <table:table-cell table:style-name="ce23" office:value-type="string" calcext:value-type="string">
            <text:p>TestNewEnumerableExampleReferenceType70PercentNulledMin</text:p>
          </table:table-cell>
          <table:table-cell table:style-name="ce23" table:number-columns-repeated="1022"/>
        </table:table-row>
        <table:table-row table:style-name="ro1">
          <table:table-cell table:style-name="ce23" office:value-type="float" office:value="4525775" calcext:value-type="float">
            <text:p>4525775</text:p>
          </table:table-cell>
          <table:table-cell table:style-name="ce23" office:value-type="float" office:value="4531782" calcext:value-type="float">
            <text:p>4531782</text:p>
          </table:table-cell>
          <table:table-cell table:style-name="ce23" table:number-columns-repeated="3"/>
          <table:table-cell table:style-name="ce23" table:formula="of:=([Min.A380] - [Min.B380]) * 100 / [Min.A380]" office:value-type="float" office:value="-0.132728648684479" calcext:value-type="float">
            <text:p>-0.1327286487</text:p>
          </table:table-cell>
          <table:table-cell table:style-name="ce23"/>
          <table:table-cell table:style-name="ce23" table:formula="of:=IF([Min.F380] &gt;= 0; &quot;Improved&quot;; &quot;Worse&quot;)" office:value-type="string" office:string-value="Worse" calcext:value-type="string">
            <text:p>Worse</text:p>
          </table:table-cell>
          <table:table-cell table:style-name="ce23" table:number-columns-repeated="1016"/>
        </table:table-row>
        <table:table-row table:style-name="ro1">
          <table:table-cell table:style-name="ce21" office:value-type="string" calcext:value-type="string">
            <text:p>TestOldEnumerableExampleReferenceType80PercentNulledMin</text:p>
          </table:table-cell>
          <table:table-cell table:style-name="ce21" office:value-type="string" calcext:value-type="string">
            <text:p>TestNewEnumerableExampleReferenceType80PercentNulledMin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4071442" calcext:value-type="float">
            <text:p>4071442</text:p>
          </table:table-cell>
          <table:table-cell table:style-name="ce21" office:value-type="float" office:value="3973947" calcext:value-type="float">
            <text:p>3973947</text:p>
          </table:table-cell>
          <table:table-cell table:style-name="ce21" table:number-columns-repeated="3"/>
          <table:table-cell table:style-name="ce21" table:formula="of:=([Min.A382] - [Min.B382]) * 100 / [Min.A382]" office:value-type="float" office:value="2.39460613708853" calcext:value-type="float">
            <text:p>2.3946061371</text:p>
          </table:table-cell>
          <table:table-cell table:style-name="ce21"/>
          <table:table-cell table:style-name="ce21" table:formula="of:=IF([Min.F382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ExampleReferenceType90PercentNulledMin</text:p>
          </table:table-cell>
          <table:table-cell office:value-type="string" calcext:value-type="string">
            <text:p>TestNewEnumerableExampleReferenceType90PercentNulledMin</text:p>
          </table:table-cell>
          <table:table-cell table:number-columns-repeated="1022"/>
        </table:table-row>
        <table:table-row table:style-name="ro1">
          <table:table-cell office:value-type="float" office:value="3558339" calcext:value-type="float">
            <text:p>3558339</text:p>
          </table:table-cell>
          <table:table-cell office:value-type="float" office:value="3346883" calcext:value-type="float">
            <text:p>3346883</text:p>
          </table:table-cell>
          <table:table-cell table:number-columns-repeated="3"/>
          <table:table-cell table:formula="of:=([Min.A384] - [Min.B384]) * 100 / [Min.A384]" office:value-type="float" office:value="5.94254791350684" calcext:value-type="float">
            <text:p>5.9425479135</text:p>
          </table:table-cell>
          <table:table-cell/>
          <table:table-cell table:formula="of:=IF([Min.F38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</table:table>
      <table:table table:name="Max" table:style-name="ta1">
        <table:table-column table:style-name="co1" table:number-columns-repeated="1024" table:default-cell-style-name="ce16"/>
        <table:table-row table:style-name="ro1">
          <table:table-cell table:style-name="ce14" office:value-type="string" calcext:value-type="string">
            <text:p>TestOldEnumerableInt32IncrementedNullableMax</text:p>
          </table:table-cell>
          <table:table-cell table:style-name="ce14" office:value-type="string" calcext:value-type="string">
            <text:p>TestNewEnumerableInt32Incremented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949475" calcext:value-type="float">
            <text:p>2949475</text:p>
          </table:table-cell>
          <table:table-cell table:style-name="ce14" office:value-type="float" office:value="2419845" calcext:value-type="float">
            <text:p>2419845</text:p>
          </table:table-cell>
          <table:table-cell table:style-name="ce14" table:number-columns-repeated="3"/>
          <table:table-cell table:style-name="ce14" table:formula="of:=([Max.A2] - [Max.B2]) * 100 / [Max.A2]" office:value-type="float" office:value="17.9567550157231" calcext:value-type="float">
            <text:p>17.9567550157</text:p>
          </table:table-cell>
          <table:table-cell table:style-name="ce14"/>
          <table:table-cell table:style-name="ce14" table:formula="of:=IF([Max.F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Int32IncrementedMax</text:p>
          </table:table-cell>
          <table:table-cell table:style-name="ce14" office:value-type="string" calcext:value-type="string">
            <text:p>TestNewEnumerableInt32Incremented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378385" calcext:value-type="float">
            <text:p>2378385</text:p>
          </table:table-cell>
          <table:table-cell table:style-name="ce14" office:value-type="float" office:value="1958193" calcext:value-type="float">
            <text:p>1958193</text:p>
          </table:table-cell>
          <table:table-cell table:style-name="ce14" table:number-columns-repeated="3"/>
          <table:table-cell table:style-name="ce14" table:formula="of:=([Max.A4] - [Max.B4]) * 100 / [Max.A4]" office:value-type="float" office:value="17.6671144495109" calcext:value-type="float">
            <text:p>17.6671144495</text:p>
          </table:table-cell>
          <table:table-cell table:style-name="ce14"/>
          <table:table-cell table:style-name="ce14" table:formula="of:=IF([Max.F4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Int32DecrementedNullableMax</text:p>
          </table:table-cell>
          <table:table-cell table:style-name="ce14" office:value-type="string" calcext:value-type="string">
            <text:p>TestNewEnumerableInt32Decremented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398875" calcext:value-type="float">
            <text:p>2398875</text:p>
          </table:table-cell>
          <table:table-cell table:style-name="ce14" office:value-type="float" office:value="2233483" calcext:value-type="float">
            <text:p>2233483</text:p>
          </table:table-cell>
          <table:table-cell table:style-name="ce14" table:number-columns-repeated="3"/>
          <table:table-cell table:style-name="ce14" table:formula="of:=([Max.A6] - [Max.B6]) * 100 / [Max.A6]" office:value-type="float" office:value="6.89456516075244" calcext:value-type="float">
            <text:p>6.8945651608</text:p>
          </table:table-cell>
          <table:table-cell table:style-name="ce14"/>
          <table:table-cell table:style-name="ce14" table:formula="of:=IF([Max.F6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Int32DecrementedMax</text:p>
          </table:table-cell>
          <table:table-cell table:style-name="ce14" office:value-type="string" calcext:value-type="string">
            <text:p>TestNewEnumerableInt32Decremented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272733" calcext:value-type="float">
            <text:p>2272733</text:p>
          </table:table-cell>
          <table:table-cell table:style-name="ce14" office:value-type="float" office:value="2074195" calcext:value-type="float">
            <text:p>2074195</text:p>
          </table:table-cell>
          <table:table-cell table:style-name="ce14" table:number-columns-repeated="3"/>
          <table:table-cell table:style-name="ce14" table:formula="of:=([Max.A8] - [Max.B8]) * 100 / [Max.A8]" office:value-type="float" office:value="8.73564998616203" calcext:value-type="float">
            <text:p>8.7356499862</text:p>
          </table:table-cell>
          <table:table-cell table:style-name="ce14"/>
          <table:table-cell table:style-name="ce14" table:formula="of:=IF([Max.F8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Int32UpAndDownNullableMax</text:p>
          </table:table-cell>
          <table:table-cell table:style-name="ce14" office:value-type="string" calcext:value-type="string">
            <text:p>TestNewEnumerableInt32UpAndDown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4812221" calcext:value-type="float">
            <text:p>4812221</text:p>
          </table:table-cell>
          <table:table-cell table:style-name="ce14" office:value-type="float" office:value="4479606" calcext:value-type="float">
            <text:p>4479606</text:p>
          </table:table-cell>
          <table:table-cell table:style-name="ce14" table:number-columns-repeated="3"/>
          <table:table-cell table:style-name="ce14" table:formula="of:=([Max.A10] - [Max.B10]) * 100 / [Max.A10]" office:value-type="float" office:value="6.91188122906242" calcext:value-type="float">
            <text:p>6.9118812291</text:p>
          </table:table-cell>
          <table:table-cell table:style-name="ce14"/>
          <table:table-cell table:style-name="ce14" table:formula="of:=IF([Max.F10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Int32UpAndDownMax</text:p>
          </table:table-cell>
          <table:table-cell table:style-name="ce14" office:value-type="string" calcext:value-type="string">
            <text:p>TestNewEnumerableInt32UpAndDown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273565" calcext:value-type="float">
            <text:p>2273565</text:p>
          </table:table-cell>
          <table:table-cell table:style-name="ce14" office:value-type="float" office:value="2063499" calcext:value-type="float">
            <text:p>2063499</text:p>
          </table:table-cell>
          <table:table-cell table:style-name="ce14" table:number-columns-repeated="3"/>
          <table:table-cell table:style-name="ce14" table:formula="of:=([Max.A12] - [Max.B12]) * 100 / [Max.A12]" office:value-type="float" office:value="9.23949832091891" calcext:value-type="float">
            <text:p>9.2394983209</text:p>
          </table:table-cell>
          <table:table-cell table:style-name="ce14"/>
          <table:table-cell table:style-name="ce14" table:formula="of:=IF([Max.F1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TestOldEnumerableInt32ShuffledNullableMax</text:p>
          </table:table-cell>
          <table:table-cell office:value-type="string" calcext:value-type="string">
            <text:p>TestNewEnumerableInt32ShuffledNullableMax</text:p>
          </table:table-cell>
          <table:table-cell table:number-columns-repeated="1022"/>
        </table:table-row>
        <table:table-row table:style-name="ro1">
          <table:table-cell office:value-type="float" office:value="2415967" calcext:value-type="float">
            <text:p>2415967</text:p>
          </table:table-cell>
          <table:table-cell office:value-type="float" office:value="2249425" calcext:value-type="float">
            <text:p>2249425</text:p>
          </table:table-cell>
          <table:table-cell table:number-columns-repeated="3"/>
          <table:table-cell table:formula="of:=([Max.A14] - [Max.B14]) * 100 / [Max.A14]" office:value-type="float" office:value="6.89338885837431" calcext:value-type="float">
            <text:p>6.8933888584</text:p>
          </table:table-cell>
          <table:table-cell/>
          <table:table-cell table:formula="of:=IF([Max.F1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Int32ShuffledMax</text:p>
          </table:table-cell>
          <table:table-cell office:value-type="string" calcext:value-type="string">
            <text:p>TestNewEnumerableInt32ShuffledMax</text:p>
          </table:table-cell>
          <table:table-cell table:number-columns-repeated="1022"/>
        </table:table-row>
        <table:table-row table:style-name="ro1">
          <table:table-cell office:value-type="float" office:value="2279930" calcext:value-type="float">
            <text:p>2279930</text:p>
          </table:table-cell>
          <table:table-cell office:value-type="float" office:value="2070771" calcext:value-type="float">
            <text:p>2070771</text:p>
          </table:table-cell>
          <table:table-cell table:number-columns-repeated="3"/>
          <table:table-cell table:formula="of:=([Max.A16] - [Max.B16]) * 100 / [Max.A16]" office:value-type="float" office:value="9.17392200637739" calcext:value-type="float">
            <text:p>9.1739220064</text:p>
          </table:table-cell>
          <table:table-cell/>
          <table:table-cell table:formula="of:=IF([Max.F1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TestOldEnumerableInt32SolitaireNullableMax</text:p>
          </table:table-cell>
          <table:table-cell table:style-name="ce22" office:value-type="string" calcext:value-type="string">
            <text:p>TestNewEnumerableInt32SolitaireNullableMax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10665" calcext:value-type="float">
            <text:p>10665</text:p>
          </table:table-cell>
          <table:table-cell table:style-name="ce22" office:value-type="float" office:value="11674" calcext:value-type="float">
            <text:p>11674</text:p>
          </table:table-cell>
          <table:table-cell table:style-name="ce22" table:number-columns-repeated="3"/>
          <table:table-cell table:style-name="ce22" table:formula="of:=([Max.A18] - [Max.B18]) * 100 / [Max.A18]" office:value-type="float" office:value="-9.46085325832161" calcext:value-type="float">
            <text:p>-9.4608532583</text:p>
          </table:table-cell>
          <table:table-cell table:style-name="ce22"/>
          <table:table-cell table:style-name="ce22" table:formula="of:=IF([Max.F18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7" office:value-type="string" calcext:value-type="string">
            <text:p>TestOldEnumerableInt32SolitaireMax</text:p>
          </table:table-cell>
          <table:table-cell table:style-name="ce17" office:value-type="string" calcext:value-type="string">
            <text:p>TestNewEnumerableInt32SolitaireMax</text:p>
          </table:table-cell>
          <table:table-cell table:style-name="ce17" table:number-columns-repeated="1022"/>
        </table:table-row>
        <table:table-row table:style-name="ro1">
          <table:table-cell table:style-name="ce17" office:value-type="float" office:value="11231" calcext:value-type="float">
            <text:p>11231</text:p>
          </table:table-cell>
          <table:table-cell table:style-name="ce17" office:value-type="float" office:value="11155" calcext:value-type="float">
            <text:p>11155</text:p>
          </table:table-cell>
          <table:table-cell table:style-name="ce17" table:number-columns-repeated="3"/>
          <table:table-cell table:style-name="ce17" table:formula="of:=([Max.A20] - [Max.B20]) * 100 / [Max.A20]" office:value-type="float" office:value="0.676698424004986" calcext:value-type="float">
            <text:p>0.676698424</text:p>
          </table:table-cell>
          <table:table-cell table:style-name="ce17"/>
          <table:table-cell table:style-name="ce17" table:formula="of:=IF([Max.F20] &gt;= 0; &quot;Improved&quot;; &quot;Worse&quot;)" office:value-type="string" office:string-value="Improved" calcext:value-type="string">
            <text:p>Improved</text:p>
          </table:table-cell>
          <table:table-cell table:style-name="ce17" table:number-columns-repeated="1016"/>
        </table:table-row>
        <table:table-row table:style-name="ro1">
          <table:table-cell table:style-name="ce22" office:value-type="string" calcext:value-type="string">
            <text:p>TestOldEnumerableInt32EmptyNullableMax</text:p>
          </table:table-cell>
          <table:table-cell table:style-name="ce22" office:value-type="string" calcext:value-type="string">
            <text:p>TestNewEnumerableInt32EmptyNullableMax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8285" calcext:value-type="float">
            <text:p>8285</text:p>
          </table:table-cell>
          <table:table-cell table:style-name="ce22" office:value-type="float" office:value="9416" calcext:value-type="float">
            <text:p>9416</text:p>
          </table:table-cell>
          <table:table-cell table:style-name="ce22" table:number-columns-repeated="3"/>
          <table:table-cell table:style-name="ce22" table:formula="of:=([Max.A22] - [Max.B22]) * 100 / [Max.A22]" office:value-type="float" office:value="-13.6511768255884" calcext:value-type="float">
            <text:p>-13.6511768256</text:p>
          </table:table-cell>
          <table:table-cell table:style-name="ce22"/>
          <table:table-cell table:style-name="ce22" table:formula="of:=IF([Max.F22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8" office:value-type="string" calcext:value-type="string">
            <text:p>TestOldEnumerableInt32EmptyMax</text:p>
          </table:table-cell>
          <table:table-cell table:style-name="ce18" office:value-type="string" calcext:value-type="string">
            <text:p>TestNewEnumerableInt32EmptyMax</text:p>
          </table:table-cell>
          <table:table-cell table:style-name="ce18" table:number-columns-repeated="1022"/>
        </table:table-row>
        <table:table-row table:style-name="ro1">
          <table:table-cell table:style-name="ce18" office:value-type="float" office:value="5310095" calcext:value-type="float">
            <text:p>5310095</text:p>
          </table:table-cell>
          <table:table-cell table:style-name="ce18" office:value-type="float" office:value="5412422" calcext:value-type="float">
            <text:p>5412422</text:p>
          </table:table-cell>
          <table:table-cell table:style-name="ce18" table:number-columns-repeated="3"/>
          <table:table-cell table:style-name="ce18" table:formula="of:=([Max.A24] - [Max.B24]) * 100 / [Max.A24]" office:value-type="float" office:value="-1.92702767087971" calcext:value-type="float">
            <text:p>-1.9270276709</text:p>
          </table:table-cell>
          <table:table-cell table:style-name="ce18"/>
          <table:table-cell table:style-name="ce18" table:formula="of:=IF([Max.F24] &gt;= 0; &quot;Improved&quot;; &quot;Worse&quot;)" office:value-type="string" office:string-value="Worse" calcext:value-type="string">
            <text:p>Worse</text:p>
          </table:table-cell>
          <table:table-cell table:style-name="ce18" table:number-columns-repeated="1016"/>
        </table:table-row>
        <table:table-row table:style-name="ro1">
          <table:table-cell office:value-type="string" calcext:value-type="string">
            <text:p>TestOldEnumerableNullableInt3210PercentNulledMax</text:p>
          </table:table-cell>
          <table:table-cell office:value-type="string" calcext:value-type="string">
            <text:p>TestNewEnumerableNullableInt3210PercentNulledMax</text:p>
          </table:table-cell>
          <table:table-cell table:number-columns-repeated="1022"/>
        </table:table-row>
        <table:table-row table:style-name="ro1">
          <table:table-cell office:value-type="float" office:value="2419570" calcext:value-type="float">
            <text:p>2419570</text:p>
          </table:table-cell>
          <table:table-cell office:value-type="float" office:value="2262284" calcext:value-type="float">
            <text:p>2262284</text:p>
          </table:table-cell>
          <table:table-cell table:number-columns-repeated="3"/>
          <table:table-cell table:formula="of:=([Max.A26] - [Max.B26]) * 100 / [Max.A26]" office:value-type="float" office:value="6.5005765487256" calcext:value-type="float">
            <text:p>6.5005765487</text:p>
          </table:table-cell>
          <table:table-cell/>
          <table:table-cell table:formula="of:=IF([Max.F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20PercentNulledMax</text:p>
          </table:table-cell>
          <table:table-cell office:value-type="string" calcext:value-type="string">
            <text:p>TestNewEnumerableNullableInt3220PercentNulledMax</text:p>
          </table:table-cell>
          <table:table-cell table:number-columns-repeated="1022"/>
        </table:table-row>
        <table:table-row table:style-name="ro1">
          <table:table-cell office:value-type="float" office:value="2418489" calcext:value-type="float">
            <text:p>2418489</text:p>
          </table:table-cell>
          <table:table-cell office:value-type="float" office:value="2253995" calcext:value-type="float">
            <text:p>2253995</text:p>
          </table:table-cell>
          <table:table-cell table:number-columns-repeated="3"/>
          <table:table-cell table:formula="of:=([Max.A28] - [Max.B28]) * 100 / [Max.A28]" office:value-type="float" office:value="6.80151946111808" calcext:value-type="float">
            <text:p>6.8015194611</text:p>
          </table:table-cell>
          <table:table-cell/>
          <table:table-cell table:formula="of:=IF([Max.F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30PercentNulledMax</text:p>
          </table:table-cell>
          <table:table-cell office:value-type="string" calcext:value-type="string">
            <text:p>TestNewEnumerableNullableInt3230PercentNulledMax</text:p>
          </table:table-cell>
          <table:table-cell table:number-columns-repeated="1022"/>
        </table:table-row>
        <table:table-row table:style-name="ro1">
          <table:table-cell office:value-type="float" office:value="2419136" calcext:value-type="float">
            <text:p>2419136</text:p>
          </table:table-cell>
          <table:table-cell office:value-type="float" office:value="2266146" calcext:value-type="float">
            <text:p>2266146</text:p>
          </table:table-cell>
          <table:table-cell table:number-columns-repeated="3"/>
          <table:table-cell table:formula="of:=([Max.A30] - [Max.B30]) * 100 / [Max.A30]" office:value-type="float" office:value="6.32415870790233" calcext:value-type="float">
            <text:p>6.3241587079</text:p>
          </table:table-cell>
          <table:table-cell/>
          <table:table-cell table:formula="of:=IF([Max.F3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40PercentNulledMax</text:p>
          </table:table-cell>
          <table:table-cell office:value-type="string" calcext:value-type="string">
            <text:p>TestNewEnumerableNullableInt3240PercentNulledMax</text:p>
          </table:table-cell>
          <table:table-cell table:number-columns-repeated="1022"/>
        </table:table-row>
        <table:table-row table:style-name="ro1">
          <table:table-cell office:value-type="float" office:value="2423466" calcext:value-type="float">
            <text:p>2423466</text:p>
          </table:table-cell>
          <table:table-cell office:value-type="float" office:value="2254785" calcext:value-type="float">
            <text:p>2254785</text:p>
          </table:table-cell>
          <table:table-cell table:number-columns-repeated="3"/>
          <table:table-cell table:formula="of:=([Max.A32] - [Max.B32]) * 100 / [Max.A32]" office:value-type="float" office:value="6.96032046663745" calcext:value-type="float">
            <text:p>6.9603204666</text:p>
          </table:table-cell>
          <table:table-cell/>
          <table:table-cell table:formula="of:=IF([Max.F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50PercentNulledMax</text:p>
          </table:table-cell>
          <table:table-cell office:value-type="string" calcext:value-type="string">
            <text:p>TestNewEnumerableNullableInt3250PercentNulledMax</text:p>
          </table:table-cell>
          <table:table-cell table:number-columns-repeated="1022"/>
        </table:table-row>
        <table:table-row table:style-name="ro1">
          <table:table-cell office:value-type="float" office:value="2416309" calcext:value-type="float">
            <text:p>2416309</text:p>
          </table:table-cell>
          <table:table-cell office:value-type="float" office:value="2250325" calcext:value-type="float">
            <text:p>2250325</text:p>
          </table:table-cell>
          <table:table-cell table:number-columns-repeated="3"/>
          <table:table-cell table:formula="of:=([Max.A34] - [Max.B34]) * 100 / [Max.A34]" office:value-type="float" office:value="6.86932010765179" calcext:value-type="float">
            <text:p>6.8693201077</text:p>
          </table:table-cell>
          <table:table-cell/>
          <table:table-cell table:formula="of:=IF([Max.F3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60PercentNulledMax</text:p>
          </table:table-cell>
          <table:table-cell office:value-type="string" calcext:value-type="string">
            <text:p>TestNewEnumerableNullableInt3260PercentNulledMax</text:p>
          </table:table-cell>
          <table:table-cell table:number-columns-repeated="1022"/>
        </table:table-row>
        <table:table-row table:style-name="ro1">
          <table:table-cell office:value-type="float" office:value="2419299" calcext:value-type="float">
            <text:p>2419299</text:p>
          </table:table-cell>
          <table:table-cell office:value-type="float" office:value="2270623" calcext:value-type="float">
            <text:p>2270623</text:p>
          </table:table-cell>
          <table:table-cell table:number-columns-repeated="3"/>
          <table:table-cell table:formula="of:=([Max.A36] - [Max.B36]) * 100 / [Max.A36]" office:value-type="float" office:value="6.14541650287955" calcext:value-type="float">
            <text:p>6.1454165029</text:p>
          </table:table-cell>
          <table:table-cell/>
          <table:table-cell table:formula="of:=IF([Max.F3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70PercentNulledMax</text:p>
          </table:table-cell>
          <table:table-cell office:value-type="string" calcext:value-type="string">
            <text:p>TestNewEnumerableNullableInt3270PercentNulledMax</text:p>
          </table:table-cell>
          <table:table-cell table:number-columns-repeated="1022"/>
        </table:table-row>
        <table:table-row table:style-name="ro1">
          <table:table-cell office:value-type="float" office:value="2411189" calcext:value-type="float">
            <text:p>2411189</text:p>
          </table:table-cell>
          <table:table-cell office:value-type="float" office:value="2251953" calcext:value-type="float">
            <text:p>2251953</text:p>
          </table:table-cell>
          <table:table-cell table:number-columns-repeated="3"/>
          <table:table-cell table:formula="of:=([Max.A38] - [Max.B38]) * 100 / [Max.A38]" office:value-type="float" office:value="6.60404472648142" calcext:value-type="float">
            <text:p>6.6040447265</text:p>
          </table:table-cell>
          <table:table-cell/>
          <table:table-cell table:formula="of:=IF([Max.F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80PercentNulledMax</text:p>
          </table:table-cell>
          <table:table-cell office:value-type="string" calcext:value-type="string">
            <text:p>TestNewEnumerableNullableInt3280PercentNulledMax</text:p>
          </table:table-cell>
          <table:table-cell table:number-columns-repeated="1022"/>
        </table:table-row>
        <table:table-row table:style-name="ro1">
          <table:table-cell office:value-type="float" office:value="2421607" calcext:value-type="float">
            <text:p>2421607</text:p>
          </table:table-cell>
          <table:table-cell office:value-type="float" office:value="2261816" calcext:value-type="float">
            <text:p>2261816</text:p>
          </table:table-cell>
          <table:table-cell table:number-columns-repeated="3"/>
          <table:table-cell table:formula="of:=([Max.A40] - [Max.B40]) * 100 / [Max.A40]" office:value-type="float" office:value="6.59855211848991" calcext:value-type="float">
            <text:p>6.5985521185</text:p>
          </table:table-cell>
          <table:table-cell/>
          <table:table-cell table:formula="of:=IF([Max.F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90PercentNulledMax</text:p>
          </table:table-cell>
          <table:table-cell office:value-type="string" calcext:value-type="string">
            <text:p>TestNewEnumerableNullableInt3290PercentNulledMax</text:p>
          </table:table-cell>
          <table:table-cell table:number-columns-repeated="1022"/>
        </table:table-row>
        <table:table-row table:style-name="ro1">
          <table:table-cell office:value-type="float" office:value="2433256" calcext:value-type="float">
            <text:p>2433256</text:p>
          </table:table-cell>
          <table:table-cell office:value-type="float" office:value="2265362" calcext:value-type="float">
            <text:p>2265362</text:p>
          </table:table-cell>
          <table:table-cell table:number-columns-repeated="3"/>
          <table:table-cell table:formula="of:=([Max.A42] - [Max.B42]) * 100 / [Max.A42]" office:value-type="float" office:value="6.89997271146151" calcext:value-type="float">
            <text:p>6.8999727115</text:p>
          </table:table-cell>
          <table:table-cell/>
          <table:table-cell table:formula="of:=IF([Max.F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estOldEnumerableInt64IncrementedNullableMax</text:p>
          </table:table-cell>
          <table:table-cell table:style-name="ce14" office:value-type="string" calcext:value-type="string">
            <text:p>TestNewEnumerableInt64Incremented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3322190" calcext:value-type="float">
            <text:p>3322190</text:p>
          </table:table-cell>
          <table:table-cell table:style-name="ce14" office:value-type="float" office:value="2835667" calcext:value-type="float">
            <text:p>2835667</text:p>
          </table:table-cell>
          <table:table-cell table:style-name="ce14" table:number-columns-repeated="3"/>
          <table:table-cell table:style-name="ce14" table:formula="of:=([Max.A44] - [Max.B44]) * 100 / [Max.A44]" office:value-type="float" office:value="14.6446470551052" calcext:value-type="float">
            <text:p>14.6446470551</text:p>
          </table:table-cell>
          <table:table-cell table:style-name="ce14"/>
          <table:table-cell table:style-name="ce14" table:formula="of:=IF([Max.F44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Int64IncrementedMax</text:p>
          </table:table-cell>
          <table:table-cell table:style-name="ce14" office:value-type="string" calcext:value-type="string">
            <text:p>TestNewEnumerableInt64Incremented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513760" calcext:value-type="float">
            <text:p>2513760</text:p>
          </table:table-cell>
          <table:table-cell table:style-name="ce14" office:value-type="float" office:value="2300407" calcext:value-type="float">
            <text:p>2300407</text:p>
          </table:table-cell>
          <table:table-cell table:style-name="ce14" table:number-columns-repeated="3"/>
          <table:table-cell table:style-name="ce14" table:formula="of:=([Max.A46] - [Max.B46]) * 100 / [Max.A46]" office:value-type="float" office:value="8.4874053211126" calcext:value-type="float">
            <text:p>8.4874053211</text:p>
          </table:table-cell>
          <table:table-cell table:style-name="ce14"/>
          <table:table-cell table:style-name="ce14" table:formula="of:=IF([Max.F46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Int64DecrementedNullableMax</text:p>
          </table:table-cell>
          <table:table-cell table:style-name="ce14" office:value-type="string" calcext:value-type="string">
            <text:p>TestNewEnumerableInt64Decremented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758663" calcext:value-type="float">
            <text:p>2758663</text:p>
          </table:table-cell>
          <table:table-cell table:style-name="ce14" office:value-type="float" office:value="2540997" calcext:value-type="float">
            <text:p>2540997</text:p>
          </table:table-cell>
          <table:table-cell table:style-name="ce14" table:number-columns-repeated="3"/>
          <table:table-cell table:style-name="ce14" table:formula="of:=([Max.A48] - [Max.B48]) * 100 / [Max.A48]" office:value-type="float" office:value="7.89027148296113" calcext:value-type="float">
            <text:p>7.890271483</text:p>
          </table:table-cell>
          <table:table-cell table:style-name="ce14"/>
          <table:table-cell table:style-name="ce14" table:formula="of:=IF([Max.F48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5" office:value-type="string" calcext:value-type="string">
            <text:p>TestOldEnumerableInt64DecrementedMax</text:p>
          </table:table-cell>
          <table:table-cell table:style-name="ce15" office:value-type="string" calcext:value-type="string">
            <text:p>TestNewEnumerableInt64DecrementedMax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2381213" calcext:value-type="float">
            <text:p>2381213</text:p>
          </table:table-cell>
          <table:table-cell table:style-name="ce15" office:value-type="float" office:value="2279528" calcext:value-type="float">
            <text:p>2279528</text:p>
          </table:table-cell>
          <table:table-cell table:style-name="ce15" table:number-columns-repeated="3"/>
          <table:table-cell table:style-name="ce15" table:formula="of:=([Max.A50] - [Max.B50]) * 100 / [Max.A50]" office:value-type="float" office:value="4.2703025726804" calcext:value-type="float">
            <text:p>4.2703025727</text:p>
          </table:table-cell>
          <table:table-cell table:style-name="ce15"/>
          <table:table-cell table:style-name="ce15" table:formula="of:=IF([Max.F50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4" office:value-type="string" calcext:value-type="string">
            <text:p>TestOldEnumerableInt64UpAndDownNullableMax</text:p>
          </table:table-cell>
          <table:table-cell table:style-name="ce14" office:value-type="string" calcext:value-type="string">
            <text:p>TestNewEnumerableInt64UpAndDown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5545105" calcext:value-type="float">
            <text:p>5545105</text:p>
          </table:table-cell>
          <table:table-cell table:style-name="ce14" office:value-type="float" office:value="5086605" calcext:value-type="float">
            <text:p>5086605</text:p>
          </table:table-cell>
          <table:table-cell table:style-name="ce14" table:number-columns-repeated="3"/>
          <table:table-cell table:style-name="ce14" table:formula="of:=([Max.A52] - [Max.B52]) * 100 / [Max.A52]" office:value-type="float" office:value="8.26855397688592" calcext:value-type="float">
            <text:p>8.2685539769</text:p>
          </table:table-cell>
          <table:table-cell table:style-name="ce14"/>
          <table:table-cell table:style-name="ce14" table:formula="of:=IF([Max.F5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5" office:value-type="string" calcext:value-type="string">
            <text:p>TestOldEnumerableInt64UpAndDownMax</text:p>
          </table:table-cell>
          <table:table-cell table:style-name="ce15" office:value-type="string" calcext:value-type="string">
            <text:p>TestNewEnumerableInt64UpAndDownMax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2381669" calcext:value-type="float">
            <text:p>2381669</text:p>
          </table:table-cell>
          <table:table-cell table:style-name="ce15" office:value-type="float" office:value="2279112" calcext:value-type="float">
            <text:p>2279112</text:p>
          </table:table-cell>
          <table:table-cell table:style-name="ce15" table:number-columns-repeated="3"/>
          <table:table-cell table:style-name="ce15" table:formula="of:=([Max.A54] - [Max.B54]) * 100 / [Max.A54]" office:value-type="float" office:value="4.30609795063882" calcext:value-type="float">
            <text:p>4.3060979506</text:p>
          </table:table-cell>
          <table:table-cell table:style-name="ce15"/>
          <table:table-cell table:style-name="ce15" table:formula="of:=IF([Max.F54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office:value-type="string" calcext:value-type="string">
            <text:p>TestOldEnumerableInt64ShuffledNullableMax</text:p>
          </table:table-cell>
          <table:table-cell office:value-type="string" calcext:value-type="string">
            <text:p>TestNewEnumerableInt64ShuffledNullableMax</text:p>
          </table:table-cell>
          <table:table-cell table:number-columns-repeated="1022"/>
        </table:table-row>
        <table:table-row table:style-name="ro1">
          <table:table-cell office:value-type="float" office:value="2775864" calcext:value-type="float">
            <text:p>2775864</text:p>
          </table:table-cell>
          <table:table-cell office:value-type="float" office:value="2554284" calcext:value-type="float">
            <text:p>2554284</text:p>
          </table:table-cell>
          <table:table-cell table:number-columns-repeated="3"/>
          <table:table-cell table:formula="of:=([Max.A56] - [Max.B56]) * 100 / [Max.A56]" office:value-type="float" office:value="7.98237954020802" calcext:value-type="float">
            <text:p>7.9823795402</text:p>
          </table:table-cell>
          <table:table-cell/>
          <table:table-cell table:formula="of:=IF([Max.F5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Int64ShuffledMax</text:p>
          </table:table-cell>
          <table:table-cell table:style-name="ce21" office:value-type="string" calcext:value-type="string">
            <text:p>TestNewEnumerableInt64Shuffled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2393947" calcext:value-type="float">
            <text:p>2393947</text:p>
          </table:table-cell>
          <table:table-cell table:style-name="ce21" office:value-type="float" office:value="2286296" calcext:value-type="float">
            <text:p>2286296</text:p>
          </table:table-cell>
          <table:table-cell table:style-name="ce21" table:number-columns-repeated="3"/>
          <table:table-cell table:style-name="ce21" table:formula="of:=([Max.A58] - [Max.B58]) * 100 / [Max.A58]" office:value-type="float" office:value="4.49679963675052" calcext:value-type="float">
            <text:p>4.4967996368</text:p>
          </table:table-cell>
          <table:table-cell table:style-name="ce21"/>
          <table:table-cell table:style-name="ce21" table:formula="of:=IF([Max.F58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2" office:value-type="string" calcext:value-type="string">
            <text:p>TestOldEnumerableInt64SolitaireNullableMax</text:p>
          </table:table-cell>
          <table:table-cell table:style-name="ce22" office:value-type="string" calcext:value-type="string">
            <text:p>TestNewEnumerableInt64SolitaireNullableMax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11642" calcext:value-type="float">
            <text:p>11642</text:p>
          </table:table-cell>
          <table:table-cell table:style-name="ce22" office:value-type="float" office:value="13049" calcext:value-type="float">
            <text:p>13049</text:p>
          </table:table-cell>
          <table:table-cell table:style-name="ce22" table:number-columns-repeated="3"/>
          <table:table-cell table:style-name="ce22" table:formula="of:=([Max.A60] - [Max.B60]) * 100 / [Max.A60]" office:value-type="float" office:value="-12.0855523105996" calcext:value-type="float">
            <text:p>-12.0855523106</text:p>
          </table:table-cell>
          <table:table-cell table:style-name="ce22"/>
          <table:table-cell table:style-name="ce22" table:formula="of:=IF([Max.F60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8" office:value-type="string" calcext:value-type="string">
            <text:p>TestOldEnumerableInt64SolitaireMax</text:p>
          </table:table-cell>
          <table:table-cell table:style-name="ce18" office:value-type="string" calcext:value-type="string">
            <text:p>TestNewEnumerableInt64SolitaireMax</text:p>
          </table:table-cell>
          <table:table-cell table:style-name="ce18" table:number-columns-repeated="1022"/>
        </table:table-row>
        <table:table-row table:style-name="ro1">
          <table:table-cell table:style-name="ce18" office:value-type="float" office:value="10884" calcext:value-type="float">
            <text:p>10884</text:p>
          </table:table-cell>
          <table:table-cell table:style-name="ce18" office:value-type="float" office:value="11274" calcext:value-type="float">
            <text:p>11274</text:p>
          </table:table-cell>
          <table:table-cell table:style-name="ce18" table:number-columns-repeated="3"/>
          <table:table-cell table:style-name="ce18" table:formula="of:=([Max.A62] - [Max.B62]) * 100 / [Max.A62]" office:value-type="float" office:value="-3.5832414553473" calcext:value-type="float">
            <text:p>-3.5832414553</text:p>
          </table:table-cell>
          <table:table-cell table:style-name="ce18"/>
          <table:table-cell table:style-name="ce18" table:formula="of:=IF([Max.F62] &gt;= 0; &quot;Improved&quot;; &quot;Worse&quot;)" office:value-type="string" office:string-value="Worse" calcext:value-type="string">
            <text:p>Worse</text:p>
          </table:table-cell>
          <table:table-cell table:style-name="ce18" table:number-columns-repeated="1016"/>
        </table:table-row>
        <table:table-row table:style-name="ro1">
          <table:table-cell table:style-name="ce22" office:value-type="string" calcext:value-type="string">
            <text:p>TestOldEnumerableInt64EmptyNullableMax</text:p>
          </table:table-cell>
          <table:table-cell table:style-name="ce22" office:value-type="string" calcext:value-type="string">
            <text:p>TestNewEnumerableInt64EmptyNullableMax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9272" calcext:value-type="float">
            <text:p>9272</text:p>
          </table:table-cell>
          <table:table-cell table:style-name="ce22" office:value-type="float" office:value="10246" calcext:value-type="float">
            <text:p>10246</text:p>
          </table:table-cell>
          <table:table-cell table:style-name="ce22" table:number-columns-repeated="3"/>
          <table:table-cell table:style-name="ce22" table:formula="of:=([Max.A64] - [Max.B64]) * 100 / [Max.A64]" office:value-type="float" office:value="-10.504745470233" calcext:value-type="float">
            <text:p>-10.5047454702</text:p>
          </table:table-cell>
          <table:table-cell table:style-name="ce22"/>
          <table:table-cell table:style-name="ce22" table:formula="of:=IF([Max.F64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9" office:value-type="string" calcext:value-type="string">
            <text:p>TestOldEnumerableInt64EmptyMax</text:p>
          </table:table-cell>
          <table:table-cell table:style-name="ce19" office:value-type="string" calcext:value-type="string">
            <text:p>TestNewEnumerableInt64EmptyMax</text:p>
          </table:table-cell>
          <table:table-cell table:style-name="ce19" table:number-columns-repeated="1022"/>
        </table:table-row>
        <table:table-row table:style-name="ro1">
          <table:table-cell table:style-name="ce19" office:value-type="float" office:value="5313216" calcext:value-type="float">
            <text:p>5313216</text:p>
          </table:table-cell>
          <table:table-cell table:style-name="ce19" office:value-type="float" office:value="5360076" calcext:value-type="float">
            <text:p>5360076</text:p>
          </table:table-cell>
          <table:table-cell table:style-name="ce19" table:number-columns-repeated="3"/>
          <table:table-cell table:style-name="ce19" table:formula="of:=([Max.A66] - [Max.B66]) * 100 / [Max.A66]" office:value-type="float" office:value="-0.881951721894988" calcext:value-type="float">
            <text:p>-0.8819517219</text:p>
          </table:table-cell>
          <table:table-cell table:style-name="ce19"/>
          <table:table-cell table:style-name="ce19" table:formula="of:=IF([Max.F66] &gt;= 0; &quot;Improved&quot;; &quot;Worse&quot;)" office:value-type="string" office:string-value="Worse" calcext:value-type="string">
            <text:p>Worse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TestOldEnumerableNullableInt6410PercentNulledMax</text:p>
          </table:table-cell>
          <table:table-cell office:value-type="string" calcext:value-type="string">
            <text:p>TestNewEnumerableNullableInt6410PercentNulledMax</text:p>
          </table:table-cell>
          <table:table-cell table:number-columns-repeated="1022"/>
        </table:table-row>
        <table:table-row table:style-name="ro1">
          <table:table-cell office:value-type="float" office:value="2772537" calcext:value-type="float">
            <text:p>2772537</text:p>
          </table:table-cell>
          <table:table-cell office:value-type="float" office:value="2560412" calcext:value-type="float">
            <text:p>2560412</text:p>
          </table:table-cell>
          <table:table-cell table:number-columns-repeated="3"/>
          <table:table-cell table:formula="of:=([Max.A68] - [Max.B68]) * 100 / [Max.A68]" office:value-type="float" office:value="7.65093486579259" calcext:value-type="float">
            <text:p>7.6509348658</text:p>
          </table:table-cell>
          <table:table-cell/>
          <table:table-cell table:formula="of:=IF([Max.F6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20PercentNulledMax</text:p>
          </table:table-cell>
          <table:table-cell office:value-type="string" calcext:value-type="string">
            <text:p>TestNewEnumerableNullableInt6420PercentNulledMax</text:p>
          </table:table-cell>
          <table:table-cell table:number-columns-repeated="1022"/>
        </table:table-row>
        <table:table-row table:style-name="ro1">
          <table:table-cell office:value-type="float" office:value="2785230" calcext:value-type="float">
            <text:p>2785230</text:p>
          </table:table-cell>
          <table:table-cell office:value-type="float" office:value="2559671" calcext:value-type="float">
            <text:p>2559671</text:p>
          </table:table-cell>
          <table:table-cell table:number-columns-repeated="3"/>
          <table:table-cell table:formula="of:=([Max.A70] - [Max.B70]) * 100 / [Max.A70]" office:value-type="float" office:value="8.0983976188681" calcext:value-type="float">
            <text:p>8.0983976189</text:p>
          </table:table-cell>
          <table:table-cell/>
          <table:table-cell table:formula="of:=IF([Max.F7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30PercentNulledMax</text:p>
          </table:table-cell>
          <table:table-cell office:value-type="string" calcext:value-type="string">
            <text:p>TestNewEnumerableNullableInt6430PercentNulledMax</text:p>
          </table:table-cell>
          <table:table-cell table:number-columns-repeated="1022"/>
        </table:table-row>
        <table:table-row table:style-name="ro1">
          <table:table-cell office:value-type="float" office:value="2771107" calcext:value-type="float">
            <text:p>2771107</text:p>
          </table:table-cell>
          <table:table-cell office:value-type="float" office:value="2558375" calcext:value-type="float">
            <text:p>2558375</text:p>
          </table:table-cell>
          <table:table-cell table:number-columns-repeated="3"/>
          <table:table-cell table:formula="of:=([Max.A72] - [Max.B72]) * 100 / [Max.A72]" office:value-type="float" office:value="7.67678765201055" calcext:value-type="float">
            <text:p>7.676787652</text:p>
          </table:table-cell>
          <table:table-cell/>
          <table:table-cell table:formula="of:=IF([Max.F7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40PercentNulledMax</text:p>
          </table:table-cell>
          <table:table-cell office:value-type="string" calcext:value-type="string">
            <text:p>TestNewEnumerableNullableInt6440PercentNulledMax</text:p>
          </table:table-cell>
          <table:table-cell table:number-columns-repeated="1022"/>
        </table:table-row>
        <table:table-row table:style-name="ro1">
          <table:table-cell office:value-type="float" office:value="2784095" calcext:value-type="float">
            <text:p>2784095</text:p>
          </table:table-cell>
          <table:table-cell office:value-type="float" office:value="2565436" calcext:value-type="float">
            <text:p>2565436</text:p>
          </table:table-cell>
          <table:table-cell table:number-columns-repeated="3"/>
          <table:table-cell table:formula="of:=([Max.A74] - [Max.B74]) * 100 / [Max.A74]" office:value-type="float" office:value="7.85386274534454" calcext:value-type="float">
            <text:p>7.8538627453</text:p>
          </table:table-cell>
          <table:table-cell/>
          <table:table-cell table:formula="of:=IF([Max.F7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50PercentNulledMax</text:p>
          </table:table-cell>
          <table:table-cell office:value-type="string" calcext:value-type="string">
            <text:p>TestNewEnumerableNullableInt6450PercentNulledMax</text:p>
          </table:table-cell>
          <table:table-cell table:number-columns-repeated="1022"/>
        </table:table-row>
        <table:table-row table:style-name="ro1">
          <table:table-cell office:value-type="float" office:value="2768935" calcext:value-type="float">
            <text:p>2768935</text:p>
          </table:table-cell>
          <table:table-cell office:value-type="float" office:value="2551554" calcext:value-type="float">
            <text:p>2551554</text:p>
          </table:table-cell>
          <table:table-cell table:number-columns-repeated="3"/>
          <table:table-cell table:formula="of:=([Max.A76] - [Max.B76]) * 100 / [Max.A76]" office:value-type="float" office:value="7.85070794366787" calcext:value-type="float">
            <text:p>7.8507079437</text:p>
          </table:table-cell>
          <table:table-cell/>
          <table:table-cell table:formula="of:=IF([Max.F7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60PercentNulledMax</text:p>
          </table:table-cell>
          <table:table-cell office:value-type="string" calcext:value-type="string">
            <text:p>TestNewEnumerableNullableInt6460PercentNulledMax</text:p>
          </table:table-cell>
          <table:table-cell table:number-columns-repeated="1022"/>
        </table:table-row>
        <table:table-row table:style-name="ro1">
          <table:table-cell office:value-type="float" office:value="2787477" calcext:value-type="float">
            <text:p>2787477</text:p>
          </table:table-cell>
          <table:table-cell office:value-type="float" office:value="2557970" calcext:value-type="float">
            <text:p>2557970</text:p>
          </table:table-cell>
          <table:table-cell table:number-columns-repeated="3"/>
          <table:table-cell table:formula="of:=([Max.A78] - [Max.B78]) * 100 / [Max.A78]" office:value-type="float" office:value="8.23350291320789" calcext:value-type="float">
            <text:p>8.2335029132</text:p>
          </table:table-cell>
          <table:table-cell/>
          <table:table-cell table:formula="of:=IF([Max.F7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70PercentNulledMax</text:p>
          </table:table-cell>
          <table:table-cell office:value-type="string" calcext:value-type="string">
            <text:p>TestNewEnumerableNullableInt6470PercentNulledMax</text:p>
          </table:table-cell>
          <table:table-cell table:number-columns-repeated="1022"/>
        </table:table-row>
        <table:table-row table:style-name="ro1">
          <table:table-cell office:value-type="float" office:value="2777824" calcext:value-type="float">
            <text:p>2777824</text:p>
          </table:table-cell>
          <table:table-cell office:value-type="float" office:value="2557310" calcext:value-type="float">
            <text:p>2557310</text:p>
          </table:table-cell>
          <table:table-cell table:number-columns-repeated="3"/>
          <table:table-cell table:formula="of:=([Max.A80] - [Max.B80]) * 100 / [Max.A80]" office:value-type="float" office:value="7.93837190549149" calcext:value-type="float">
            <text:p>7.9383719055</text:p>
          </table:table-cell>
          <table:table-cell/>
          <table:table-cell table:formula="of:=IF([Max.F8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80PercentNulledMax</text:p>
          </table:table-cell>
          <table:table-cell office:value-type="string" calcext:value-type="string">
            <text:p>TestNewEnumerableNullableInt6480PercentNulledMax</text:p>
          </table:table-cell>
          <table:table-cell table:number-columns-repeated="1022"/>
        </table:table-row>
        <table:table-row table:style-name="ro1">
          <table:table-cell office:value-type="float" office:value="2781040" calcext:value-type="float">
            <text:p>2781040</text:p>
          </table:table-cell>
          <table:table-cell office:value-type="float" office:value="2560588" calcext:value-type="float">
            <text:p>2560588</text:p>
          </table:table-cell>
          <table:table-cell table:number-columns-repeated="3"/>
          <table:table-cell table:formula="of:=([Max.A82] - [Max.B82]) * 100 / [Max.A82]" office:value-type="float" office:value="7.92696257515174" calcext:value-type="float">
            <text:p>7.9269625752</text:p>
          </table:table-cell>
          <table:table-cell/>
          <table:table-cell table:formula="of:=IF([Max.F8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90PercentNulledMax</text:p>
          </table:table-cell>
          <table:table-cell office:value-type="string" calcext:value-type="string">
            <text:p>TestNewEnumerableNullableInt6490PercentNulledMax</text:p>
          </table:table-cell>
          <table:table-cell table:number-columns-repeated="1022"/>
        </table:table-row>
        <table:table-row table:style-name="ro1">
          <table:table-cell office:value-type="float" office:value="2788173" calcext:value-type="float">
            <text:p>2788173</text:p>
          </table:table-cell>
          <table:table-cell office:value-type="float" office:value="2568617" calcext:value-type="float">
            <text:p>2568617</text:p>
          </table:table-cell>
          <table:table-cell table:number-columns-repeated="3"/>
          <table:table-cell table:formula="of:=([Max.A84] - [Max.B84]) * 100 / [Max.A84]" office:value-type="float" office:value="7.8745472393571" calcext:value-type="float">
            <text:p>7.8745472394</text:p>
          </table:table-cell>
          <table:table-cell/>
          <table:table-cell table:formula="of:=IF([Max.F8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estOldEnumerableSingleIncrementedNullableMax</text:p>
          </table:table-cell>
          <table:table-cell table:style-name="ce14" office:value-type="string" calcext:value-type="string">
            <text:p>TestNewEnumerableSingleIncremented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3446065" calcext:value-type="float">
            <text:p>3446065</text:p>
          </table:table-cell>
          <table:table-cell table:style-name="ce14" office:value-type="float" office:value="2745522" calcext:value-type="float">
            <text:p>2745522</text:p>
          </table:table-cell>
          <table:table-cell table:style-name="ce14" table:number-columns-repeated="3"/>
          <table:table-cell table:style-name="ce14" table:formula="of:=([Max.A86] - [Max.B86]) * 100 / [Max.A86]" office:value-type="float" office:value="20.3287807978085" calcext:value-type="float">
            <text:p>20.3287807978</text:p>
          </table:table-cell>
          <table:table-cell table:style-name="ce14"/>
          <table:table-cell table:style-name="ce14" table:formula="of:=IF([Max.F86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7" office:value-type="string" calcext:value-type="string">
            <text:p>TestOldEnumerableSingleIncrementedMax</text:p>
          </table:table-cell>
          <table:table-cell table:style-name="ce17" office:value-type="string" calcext:value-type="string">
            <text:p>TestNewEnumerableSingleIncrementedMax</text:p>
          </table:table-cell>
          <table:table-cell table:style-name="ce17" table:number-columns-repeated="1022"/>
        </table:table-row>
        <table:table-row table:style-name="ro1">
          <table:table-cell table:style-name="ce17" office:value-type="float" office:value="2426941" calcext:value-type="float">
            <text:p>2426941</text:p>
          </table:table-cell>
          <table:table-cell table:style-name="ce17" office:value-type="float" office:value="2406824" calcext:value-type="float">
            <text:p>2406824</text:p>
          </table:table-cell>
          <table:table-cell table:style-name="ce17" table:number-columns-repeated="3"/>
          <table:table-cell table:style-name="ce17" table:formula="of:=([Max.A88] - [Max.B88]) * 100 / [Max.A88]" office:value-type="float" office:value="0.828903545656858" calcext:value-type="float">
            <text:p>0.8289035457</text:p>
          </table:table-cell>
          <table:table-cell table:style-name="ce17"/>
          <table:table-cell table:style-name="ce17" table:formula="of:=IF([Max.F88] &gt;= 0; &quot;Improved&quot;; &quot;Worse&quot;)" office:value-type="string" office:string-value="Improved" calcext:value-type="string">
            <text:p>Improved</text:p>
          </table:table-cell>
          <table:table-cell table:style-name="ce17" table:number-columns-repeated="1016"/>
        </table:table-row>
        <table:table-row table:style-name="ro1">
          <table:table-cell table:style-name="ce14" office:value-type="string" calcext:value-type="string">
            <text:p>TestOldEnumerableSingleDecrementedNullableMax</text:p>
          </table:table-cell>
          <table:table-cell table:style-name="ce14" office:value-type="string" calcext:value-type="string">
            <text:p>TestNewEnumerableSingleDecremented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3596678" calcext:value-type="float">
            <text:p>3596678</text:p>
          </table:table-cell>
          <table:table-cell table:style-name="ce14" office:value-type="float" office:value="2746130" calcext:value-type="float">
            <text:p>2746130</text:p>
          </table:table-cell>
          <table:table-cell table:style-name="ce14" table:number-columns-repeated="3"/>
          <table:table-cell table:style-name="ce14" table:formula="of:=([Max.A90] - [Max.B90]) * 100 / [Max.A90]" office:value-type="float" office:value="23.6481553255532" calcext:value-type="float">
            <text:p>23.6481553256</text:p>
          </table:table-cell>
          <table:table-cell table:style-name="ce14"/>
          <table:table-cell table:style-name="ce14" table:formula="of:=IF([Max.F90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SingleDecrementedMax</text:p>
          </table:table-cell>
          <table:table-cell table:style-name="ce14" office:value-type="string" calcext:value-type="string">
            <text:p>TestNewEnumerableSingleDecremented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796633" calcext:value-type="float">
            <text:p>2796633</text:p>
          </table:table-cell>
          <table:table-cell table:style-name="ce14" office:value-type="float" office:value="2387597" calcext:value-type="float">
            <text:p>2387597</text:p>
          </table:table-cell>
          <table:table-cell table:style-name="ce14" table:number-columns-repeated="3"/>
          <table:table-cell table:style-name="ce14" table:formula="of:=([Max.A92] - [Max.B92]) * 100 / [Max.A92]" office:value-type="float" office:value="14.6260163560968" calcext:value-type="float">
            <text:p>14.6260163561</text:p>
          </table:table-cell>
          <table:table-cell table:style-name="ce14"/>
          <table:table-cell table:style-name="ce14" table:formula="of:=IF([Max.F9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SingleUpAndDownNullableMax</text:p>
          </table:table-cell>
          <table:table-cell table:style-name="ce14" office:value-type="string" calcext:value-type="string">
            <text:p>TestNewEnumerableSingleUpAndDown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7419115" calcext:value-type="float">
            <text:p>7419115</text:p>
          </table:table-cell>
          <table:table-cell table:style-name="ce14" office:value-type="float" office:value="5446264" calcext:value-type="float">
            <text:p>5446264</text:p>
          </table:table-cell>
          <table:table-cell table:style-name="ce14" table:number-columns-repeated="3"/>
          <table:table-cell table:style-name="ce14" table:formula="of:=([Max.A94] - [Max.B94]) * 100 / [Max.A94]" office:value-type="float" office:value="26.5914600326319" calcext:value-type="float">
            <text:p>26.5914600326</text:p>
          </table:table-cell>
          <table:table-cell table:style-name="ce14"/>
          <table:table-cell table:style-name="ce14" table:formula="of:=IF([Max.F94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SingleUpAndDownMax</text:p>
          </table:table-cell>
          <table:table-cell table:style-name="ce14" office:value-type="string" calcext:value-type="string">
            <text:p>TestNewEnumerableSingleUpAndDown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795734" calcext:value-type="float">
            <text:p>2795734</text:p>
          </table:table-cell>
          <table:table-cell table:style-name="ce14" office:value-type="float" office:value="2382614" calcext:value-type="float">
            <text:p>2382614</text:p>
          </table:table-cell>
          <table:table-cell table:style-name="ce14" table:number-columns-repeated="3"/>
          <table:table-cell table:style-name="ce14" table:formula="of:=([Max.A96] - [Max.B96]) * 100 / [Max.A96]" office:value-type="float" office:value="14.7767992233882" calcext:value-type="float">
            <text:p>14.7767992234</text:p>
          </table:table-cell>
          <table:table-cell table:style-name="ce14"/>
          <table:table-cell table:style-name="ce14" table:formula="of:=IF([Max.F96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TestOldEnumerableSingleShuffledNullableMax</text:p>
          </table:table-cell>
          <table:table-cell office:value-type="string" calcext:value-type="string">
            <text:p>TestNewEnumerableSingleShuffledNullableMax</text:p>
          </table:table-cell>
          <table:table-cell table:number-columns-repeated="1022"/>
        </table:table-row>
        <table:table-row table:style-name="ro1">
          <table:table-cell office:value-type="float" office:value="3741732" calcext:value-type="float">
            <text:p>3741732</text:p>
          </table:table-cell>
          <table:table-cell office:value-type="float" office:value="2773484" calcext:value-type="float">
            <text:p>2773484</text:p>
          </table:table-cell>
          <table:table-cell table:number-columns-repeated="3"/>
          <table:table-cell table:formula="of:=([Max.A98] - [Max.B98]) * 100 / [Max.A98]" office:value-type="float" office:value="25.8770002768771" calcext:value-type="float">
            <text:p>25.8770002769</text:p>
          </table:table-cell>
          <table:table-cell/>
          <table:table-cell table:formula="of:=IF([Max.F9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ShuffledMax</text:p>
          </table:table-cell>
          <table:table-cell office:value-type="string" calcext:value-type="string">
            <text:p>TestNewEnumerableSingleShuffledMax</text:p>
          </table:table-cell>
          <table:table-cell table:number-columns-repeated="1022"/>
        </table:table-row>
        <table:table-row table:style-name="ro1">
          <table:table-cell office:value-type="float" office:value="2804525" calcext:value-type="float">
            <text:p>2804525</text:p>
          </table:table-cell>
          <table:table-cell office:value-type="float" office:value="2399812" calcext:value-type="float">
            <text:p>2399812</text:p>
          </table:table-cell>
          <table:table-cell table:number-columns-repeated="3"/>
          <table:table-cell table:formula="of:=([Max.A100] - [Max.B100]) * 100 / [Max.A100]" office:value-type="float" office:value="14.4307146486482" calcext:value-type="float">
            <text:p>14.4307146486</text:p>
          </table:table-cell>
          <table:table-cell/>
          <table:table-cell table:formula="of:=IF([Max.F10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TestOldEnumerableSingleSolitaireNullableMax</text:p>
          </table:table-cell>
          <table:table-cell table:style-name="ce22" office:value-type="string" calcext:value-type="string">
            <text:p>TestNewEnumerableSingleSolitaireNullableMax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11221" calcext:value-type="float">
            <text:p>11221</text:p>
          </table:table-cell>
          <table:table-cell table:style-name="ce22" office:value-type="float" office:value="12688" calcext:value-type="float">
            <text:p>12688</text:p>
          </table:table-cell>
          <table:table-cell table:style-name="ce22" table:number-columns-repeated="3"/>
          <table:table-cell table:style-name="ce22" table:formula="of:=([Max.A102] - [Max.B102]) * 100 / [Max.A102]" office:value-type="float" office:value="-13.073701096159" calcext:value-type="float">
            <text:p>-13.0737010962</text:p>
          </table:table-cell>
          <table:table-cell table:style-name="ce22"/>
          <table:table-cell table:style-name="ce22" table:formula="of:=IF([Max.F102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5" office:value-type="string" calcext:value-type="string">
            <text:p>TestOldEnumerableSingleSolitaireMax</text:p>
          </table:table-cell>
          <table:table-cell table:style-name="ce15" office:value-type="string" calcext:value-type="string">
            <text:p>TestNewEnumerableSingleSolitaireMax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11175" calcext:value-type="float">
            <text:p>11175</text:p>
          </table:table-cell>
          <table:table-cell table:style-name="ce15" office:value-type="float" office:value="10733" calcext:value-type="float">
            <text:p>10733</text:p>
          </table:table-cell>
          <table:table-cell table:style-name="ce15" table:number-columns-repeated="3"/>
          <table:table-cell table:style-name="ce15" table:formula="of:=([Max.A104] - [Max.B104]) * 100 / [Max.A104]" office:value-type="float" office:value="3.95525727069351" calcext:value-type="float">
            <text:p>3.9552572707</text:p>
          </table:table-cell>
          <table:table-cell table:style-name="ce15"/>
          <table:table-cell table:style-name="ce15" table:formula="of:=IF([Max.F104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22" office:value-type="string" calcext:value-type="string">
            <text:p>TestOldEnumerableSingleEmptyNullableMax</text:p>
          </table:table-cell>
          <table:table-cell table:style-name="ce22" office:value-type="string" calcext:value-type="string">
            <text:p>TestNewEnumerableSingleEmptyNullableMax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8645" calcext:value-type="float">
            <text:p>8645</text:p>
          </table:table-cell>
          <table:table-cell table:style-name="ce22" office:value-type="float" office:value="9891" calcext:value-type="float">
            <text:p>9891</text:p>
          </table:table-cell>
          <table:table-cell table:style-name="ce22" table:number-columns-repeated="3"/>
          <table:table-cell table:style-name="ce22" table:formula="of:=([Max.A106] - [Max.B106]) * 100 / [Max.A106]" office:value-type="float" office:value="-14.412955465587" calcext:value-type="float">
            <text:p>-14.4129554656</text:p>
          </table:table-cell>
          <table:table-cell table:style-name="ce22"/>
          <table:table-cell table:style-name="ce22" table:formula="of:=IF([Max.F106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8" office:value-type="string" calcext:value-type="string">
            <text:p>TestOldEnumerableSingleEmptyMax</text:p>
          </table:table-cell>
          <table:table-cell table:style-name="ce18" office:value-type="string" calcext:value-type="string">
            <text:p>TestNewEnumerableSingleEmptyMax</text:p>
          </table:table-cell>
          <table:table-cell table:style-name="ce18" table:number-columns-repeated="1022"/>
        </table:table-row>
        <table:table-row table:style-name="ro1">
          <table:table-cell table:style-name="ce18" office:value-type="float" office:value="5323452" calcext:value-type="float">
            <text:p>5323452</text:p>
          </table:table-cell>
          <table:table-cell table:style-name="ce18" office:value-type="float" office:value="5399769" calcext:value-type="float">
            <text:p>5399769</text:p>
          </table:table-cell>
          <table:table-cell table:style-name="ce18" table:number-columns-repeated="3"/>
          <table:table-cell table:style-name="ce18" table:formula="of:=([Max.A108] - [Max.B108]) * 100 / [Max.A108]" office:value-type="float" office:value="-1.43359985212603" calcext:value-type="float">
            <text:p>-1.4335998521</text:p>
          </table:table-cell>
          <table:table-cell table:style-name="ce18"/>
          <table:table-cell table:style-name="ce18" table:formula="of:=IF([Max.F108] &gt;= 0; &quot;Improved&quot;; &quot;Worse&quot;)" office:value-type="string" office:string-value="Worse" calcext:value-type="string">
            <text:p>Worse</text:p>
          </table:table-cell>
          <table:table-cell table:style-name="ce18" table:number-columns-repeated="1016"/>
        </table:table-row>
        <table:table-row table:style-name="ro1">
          <table:table-cell office:value-type="string" calcext:value-type="string">
            <text:p>TestOldEnumerableNullableSingle10PercentNulledMax</text:p>
          </table:table-cell>
          <table:table-cell office:value-type="string" calcext:value-type="string">
            <text:p>TestNewEnumerableNullableSingle10PercentNulledMax</text:p>
          </table:table-cell>
          <table:table-cell table:number-columns-repeated="1022"/>
        </table:table-row>
        <table:table-row table:style-name="ro1">
          <table:table-cell office:value-type="float" office:value="3997229" calcext:value-type="float">
            <text:p>3997229</text:p>
          </table:table-cell>
          <table:table-cell office:value-type="float" office:value="2813735" calcext:value-type="float">
            <text:p>2813735</text:p>
          </table:table-cell>
          <table:table-cell table:number-columns-repeated="3"/>
          <table:table-cell table:formula="of:=([Max.A110] - [Max.B110]) * 100 / [Max.A110]" office:value-type="float" office:value="29.6078608456008" calcext:value-type="float">
            <text:p>29.6078608456</text:p>
          </table:table-cell>
          <table:table-cell/>
          <table:table-cell table:formula="of:=IF([Max.F11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20PercentNulledMax</text:p>
          </table:table-cell>
          <table:table-cell office:value-type="string" calcext:value-type="string">
            <text:p>TestNewEnumerableNullableSingle20PercentNulledMax</text:p>
          </table:table-cell>
          <table:table-cell table:number-columns-repeated="1022"/>
        </table:table-row>
        <table:table-row table:style-name="ro1">
          <table:table-cell office:value-type="float" office:value="4153705" calcext:value-type="float">
            <text:p>4153705</text:p>
          </table:table-cell>
          <table:table-cell office:value-type="float" office:value="2747128" calcext:value-type="float">
            <text:p>2747128</text:p>
          </table:table-cell>
          <table:table-cell table:number-columns-repeated="3"/>
          <table:table-cell table:formula="of:=([Max.A112] - [Max.B112]) * 100 / [Max.A112]" office:value-type="float" office:value="33.8631896102395" calcext:value-type="float">
            <text:p>33.8631896102</text:p>
          </table:table-cell>
          <table:table-cell/>
          <table:table-cell table:formula="of:=IF([Max.F11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30PercentNulledMax</text:p>
          </table:table-cell>
          <table:table-cell office:value-type="string" calcext:value-type="string">
            <text:p>TestNewEnumerableNullableSingle30PercentNulledMax</text:p>
          </table:table-cell>
          <table:table-cell table:number-columns-repeated="1022"/>
        </table:table-row>
        <table:table-row table:style-name="ro1">
          <table:table-cell office:value-type="float" office:value="4340216" calcext:value-type="float">
            <text:p>4340216</text:p>
          </table:table-cell>
          <table:table-cell office:value-type="float" office:value="2813782" calcext:value-type="float">
            <text:p>2813782</text:p>
          </table:table-cell>
          <table:table-cell table:number-columns-repeated="3"/>
          <table:table-cell table:formula="of:=([Max.A114] - [Max.B114]) * 100 / [Max.A114]" office:value-type="float" office:value="35.1695399491638" calcext:value-type="float">
            <text:p>35.1695399492</text:p>
          </table:table-cell>
          <table:table-cell/>
          <table:table-cell table:formula="of:=IF([Max.F11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40PercentNulledMax</text:p>
          </table:table-cell>
          <table:table-cell office:value-type="string" calcext:value-type="string">
            <text:p>TestNewEnumerableNullableSingle40PercentNulledMax</text:p>
          </table:table-cell>
          <table:table-cell table:number-columns-repeated="1022"/>
        </table:table-row>
        <table:table-row table:style-name="ro1">
          <table:table-cell office:value-type="float" office:value="4443211" calcext:value-type="float">
            <text:p>4443211</text:p>
          </table:table-cell>
          <table:table-cell office:value-type="float" office:value="2751580" calcext:value-type="float">
            <text:p>2751580</text:p>
          </table:table-cell>
          <table:table-cell table:number-columns-repeated="3"/>
          <table:table-cell table:formula="of:=([Max.A116] - [Max.B116]) * 100 / [Max.A116]" office:value-type="float" office:value="38.0722635049292" calcext:value-type="float">
            <text:p>38.0722635049</text:p>
          </table:table-cell>
          <table:table-cell/>
          <table:table-cell table:formula="of:=IF([Max.F11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50PercentNulledMax</text:p>
          </table:table-cell>
          <table:table-cell office:value-type="string" calcext:value-type="string">
            <text:p>TestNewEnumerableNullableSingle50PercentNulledMax</text:p>
          </table:table-cell>
          <table:table-cell table:number-columns-repeated="1022"/>
        </table:table-row>
        <table:table-row table:style-name="ro1">
          <table:table-cell office:value-type="float" office:value="4477625" calcext:value-type="float">
            <text:p>4477625</text:p>
          </table:table-cell>
          <table:table-cell office:value-type="float" office:value="2771089" calcext:value-type="float">
            <text:p>2771089</text:p>
          </table:table-cell>
          <table:table-cell table:number-columns-repeated="3"/>
          <table:table-cell table:formula="of:=([Max.A118] - [Max.B118]) * 100 / [Max.A118]" office:value-type="float" office:value="38.1125261717987" calcext:value-type="float">
            <text:p>38.1125261718</text:p>
          </table:table-cell>
          <table:table-cell/>
          <table:table-cell table:formula="of:=IF([Max.F11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60PercentNulledMax</text:p>
          </table:table-cell>
          <table:table-cell office:value-type="string" calcext:value-type="string">
            <text:p>TestNewEnumerableNullableSingle60PercentNulledMax</text:p>
          </table:table-cell>
          <table:table-cell table:number-columns-repeated="1022"/>
        </table:table-row>
        <table:table-row table:style-name="ro1">
          <table:table-cell office:value-type="float" office:value="4114174" calcext:value-type="float">
            <text:p>4114174</text:p>
          </table:table-cell>
          <table:table-cell office:value-type="float" office:value="2747370" calcext:value-type="float">
            <text:p>2747370</text:p>
          </table:table-cell>
          <table:table-cell table:number-columns-repeated="3"/>
          <table:table-cell table:formula="of:=([Max.A120] - [Max.B120]) * 100 / [Max.A120]" office:value-type="float" office:value="33.2218326205941" calcext:value-type="float">
            <text:p>33.2218326206</text:p>
          </table:table-cell>
          <table:table-cell/>
          <table:table-cell table:formula="of:=IF([Max.F12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70PercentNulledMax</text:p>
          </table:table-cell>
          <table:table-cell office:value-type="string" calcext:value-type="string">
            <text:p>TestNewEnumerableNullableSingle70PercentNulledMax</text:p>
          </table:table-cell>
          <table:table-cell table:number-columns-repeated="1022"/>
        </table:table-row>
        <table:table-row table:style-name="ro1">
          <table:table-cell office:value-type="float" office:value="3855816" calcext:value-type="float">
            <text:p>3855816</text:p>
          </table:table-cell>
          <table:table-cell office:value-type="float" office:value="2773340" calcext:value-type="float">
            <text:p>2773340</text:p>
          </table:table-cell>
          <table:table-cell table:number-columns-repeated="3"/>
          <table:table-cell table:formula="of:=([Max.A122] - [Max.B122]) * 100 / [Max.A122]" office:value-type="float" office:value="28.0738499969916" calcext:value-type="float">
            <text:p>28.073849997</text:p>
          </table:table-cell>
          <table:table-cell/>
          <table:table-cell table:formula="of:=IF([Max.F12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80PercentNulledMax</text:p>
          </table:table-cell>
          <table:table-cell office:value-type="string" calcext:value-type="string">
            <text:p>TestNewEnumerableNullableSingle80PercentNulledMax</text:p>
          </table:table-cell>
          <table:table-cell table:number-columns-repeated="1022"/>
        </table:table-row>
        <table:table-row table:style-name="ro1">
          <table:table-cell office:value-type="float" office:value="3392439" calcext:value-type="float">
            <text:p>3392439</text:p>
          </table:table-cell>
          <table:table-cell office:value-type="float" office:value="2744749" calcext:value-type="float">
            <text:p>2744749</text:p>
          </table:table-cell>
          <table:table-cell table:number-columns-repeated="3"/>
          <table:table-cell table:formula="of:=([Max.A124] - [Max.B124]) * 100 / [Max.A124]" office:value-type="float" office:value="19.0921634847377" calcext:value-type="float">
            <text:p>19.0921634847</text:p>
          </table:table-cell>
          <table:table-cell/>
          <table:table-cell table:formula="of:=IF([Max.F12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NullableSingle90PercentNulledMax</text:p>
          </table:table-cell>
          <table:table-cell table:style-name="ce21" office:value-type="string" calcext:value-type="string">
            <text:p>TestNewEnumerableNullableSingle90PercentNulled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2852154" calcext:value-type="float">
            <text:p>2852154</text:p>
          </table:table-cell>
          <table:table-cell table:style-name="ce21" office:value-type="float" office:value="2809102" calcext:value-type="float">
            <text:p>2809102</text:p>
          </table:table-cell>
          <table:table-cell table:style-name="ce21" table:number-columns-repeated="3"/>
          <table:table-cell table:style-name="ce21" table:formula="of:=([Max.A126] - [Max.B126]) * 100 / [Max.A126]" office:value-type="float" office:value="1.50945566052885" calcext:value-type="float">
            <text:p>1.5094556605</text:p>
          </table:table-cell>
          <table:table-cell table:style-name="ce21"/>
          <table:table-cell table:style-name="ce21" table:formula="of:=IF([Max.F126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Single10PercentNaNMax</text:p>
          </table:table-cell>
          <table:table-cell office:value-type="string" calcext:value-type="string">
            <text:p>TestNewEnumerableSingle10PercentNaNMax</text:p>
          </table:table-cell>
          <table:table-cell table:number-columns-repeated="1022"/>
        </table:table-row>
        <table:table-row table:style-name="ro1">
          <table:table-cell office:value-type="float" office:value="6717074" calcext:value-type="float">
            <text:p>6717074</text:p>
          </table:table-cell>
          <table:table-cell office:value-type="float" office:value="6239470" calcext:value-type="float">
            <text:p>6239470</text:p>
          </table:table-cell>
          <table:table-cell table:number-columns-repeated="3"/>
          <table:table-cell table:formula="of:=([Max.A128] - [Max.B128]) * 100 / [Max.A128]" office:value-type="float" office:value="7.11029832334734" calcext:value-type="float">
            <text:p>7.1102983233</text:p>
          </table:table-cell>
          <table:table-cell/>
          <table:table-cell table:formula="of:=IF([Max.F1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10PercentNaNOrNullMax</text:p>
          </table:table-cell>
          <table:table-cell office:value-type="string" calcext:value-type="string">
            <text:p>TestNewEnumerableNullableSingle10PercentNaNOrNullMax</text:p>
          </table:table-cell>
          <table:table-cell table:number-columns-repeated="1022"/>
        </table:table-row>
        <table:table-row table:style-name="ro1">
          <table:table-cell office:value-type="float" office:value="5889157" calcext:value-type="float">
            <text:p>5889157</text:p>
          </table:table-cell>
          <table:table-cell office:value-type="float" office:value="4755694" calcext:value-type="float">
            <text:p>4755694</text:p>
          </table:table-cell>
          <table:table-cell table:number-columns-repeated="3"/>
          <table:table-cell table:formula="of:=([Max.A130] - [Max.B130]) * 100 / [Max.A130]" office:value-type="float" office:value="19.2466086402519" calcext:value-type="float">
            <text:p>19.2466086403</text:p>
          </table:table-cell>
          <table:table-cell/>
          <table:table-cell table:formula="of:=IF([Max.F13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Single20PercentNaNMax</text:p>
          </table:table-cell>
          <table:table-cell office:value-type="string" calcext:value-type="string">
            <text:p>TestNewEnumerableSingle20PercentNaNMax</text:p>
          </table:table-cell>
          <table:table-cell table:number-columns-repeated="1022"/>
        </table:table-row>
        <table:table-row table:style-name="ro1">
          <table:table-cell office:value-type="float" office:value="10644776" calcext:value-type="float">
            <text:p>10644776</text:p>
          </table:table-cell>
          <table:table-cell office:value-type="float" office:value="10105875" calcext:value-type="float">
            <text:p>10105875</text:p>
          </table:table-cell>
          <table:table-cell table:number-columns-repeated="3"/>
          <table:table-cell table:formula="of:=([Max.A132] - [Max.B132]) * 100 / [Max.A132]" office:value-type="float" office:value="5.06258656828476" calcext:value-type="float">
            <text:p>5.0625865683</text:p>
          </table:table-cell>
          <table:table-cell/>
          <table:table-cell table:formula="of:=IF([Max.F1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Single20PercentNaNOrNullMax</text:p>
          </table:table-cell>
          <table:table-cell office:value-type="string" calcext:value-type="string">
            <text:p>TestNewEnumerableNullableSingle20PercentNaNOrNullMax</text:p>
          </table:table-cell>
          <table:table-cell table:number-columns-repeated="1022"/>
        </table:table-row>
        <table:table-row table:style-name="ro1">
          <table:table-cell office:value-type="float" office:value="8001431" calcext:value-type="float">
            <text:p>8001431</text:p>
          </table:table-cell>
          <table:table-cell office:value-type="float" office:value="6696602" calcext:value-type="float">
            <text:p>6696602</text:p>
          </table:table-cell>
          <table:table-cell table:number-columns-repeated="3"/>
          <table:table-cell table:formula="of:=([Max.A134] - [Max.B134]) * 100 / [Max.A134]" office:value-type="float" office:value="16.3074455056852" calcext:value-type="float">
            <text:p>16.3074455057</text:p>
          </table:table-cell>
          <table:table-cell/>
          <table:table-cell table:formula="of:=IF([Max.F13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Single30PercentNaNMax</text:p>
          </table:table-cell>
          <table:table-cell table:style-name="ce21" office:value-type="string" calcext:value-type="string">
            <text:p>TestNewEnumerableSingle30PercentNaN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14577346" calcext:value-type="float">
            <text:p>14577346</text:p>
          </table:table-cell>
          <table:table-cell table:style-name="ce21" office:value-type="float" office:value="13972986" calcext:value-type="float">
            <text:p>13972986</text:p>
          </table:table-cell>
          <table:table-cell table:style-name="ce21" table:number-columns-repeated="3"/>
          <table:table-cell table:style-name="ce21" table:formula="of:=([Max.A136] - [Max.B136]) * 100 / [Max.A136]" office:value-type="float" office:value="4.14588499168504" calcext:value-type="float">
            <text:p>4.1458849917</text:p>
          </table:table-cell>
          <table:table-cell table:style-name="ce21"/>
          <table:table-cell table:style-name="ce21" table:formula="of:=IF([Max.F136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Single30PercentNaNOrNullMax</text:p>
          </table:table-cell>
          <table:table-cell office:value-type="string" calcext:value-type="string">
            <text:p>TestNewEnumerableNullableSingle30PercentNaNOrNullMax</text:p>
          </table:table-cell>
          <table:table-cell table:number-columns-repeated="1022"/>
        </table:table-row>
        <table:table-row table:style-name="ro1">
          <table:table-cell office:value-type="float" office:value="10088379" calcext:value-type="float">
            <text:p>10088379</text:p>
          </table:table-cell>
          <table:table-cell office:value-type="float" office:value="8681267" calcext:value-type="float">
            <text:p>8681267</text:p>
          </table:table-cell>
          <table:table-cell table:number-columns-repeated="3"/>
          <table:table-cell table:formula="of:=([Max.A138] - [Max.B138]) * 100 / [Max.A138]" office:value-type="float" office:value="13.9478502938877" calcext:value-type="float">
            <text:p>13.9478502939</text:p>
          </table:table-cell>
          <table:table-cell/>
          <table:table-cell table:formula="of:=IF([Max.F1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Single40PercentNaNMax</text:p>
          </table:table-cell>
          <table:table-cell table:style-name="ce21" office:value-type="string" calcext:value-type="string">
            <text:p>TestNewEnumerableSingle40PercentNaN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18533621" calcext:value-type="float">
            <text:p>18533621</text:p>
          </table:table-cell>
          <table:table-cell table:style-name="ce21" office:value-type="float" office:value="17880017" calcext:value-type="float">
            <text:p>17880017</text:p>
          </table:table-cell>
          <table:table-cell table:style-name="ce21" table:number-columns-repeated="3"/>
          <table:table-cell table:style-name="ce21" table:formula="of:=([Max.A140] - [Max.B140]) * 100 / [Max.A140]" office:value-type="float" office:value="3.52658554958041" calcext:value-type="float">
            <text:p>3.5265855496</text:p>
          </table:table-cell>
          <table:table-cell table:style-name="ce21"/>
          <table:table-cell table:style-name="ce21" table:formula="of:=IF([Max.F140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Single40PercentNaNOrNullMax</text:p>
          </table:table-cell>
          <table:table-cell office:value-type="string" calcext:value-type="string">
            <text:p>TestNewEnumerableNullableSingle40PercentNaNOrNullMax</text:p>
          </table:table-cell>
          <table:table-cell table:number-columns-repeated="1022"/>
        </table:table-row>
        <table:table-row table:style-name="ro1">
          <table:table-cell office:value-type="float" office:value="12198826" calcext:value-type="float">
            <text:p>12198826</text:p>
          </table:table-cell>
          <table:table-cell office:value-type="float" office:value="10713255" calcext:value-type="float">
            <text:p>10713255</text:p>
          </table:table-cell>
          <table:table-cell table:number-columns-repeated="3"/>
          <table:table-cell table:formula="of:=([Max.A142] - [Max.B142]) * 100 / [Max.A142]" office:value-type="float" office:value="12.1779833567591" calcext:value-type="float">
            <text:p>12.1779833568</text:p>
          </table:table-cell>
          <table:table-cell/>
          <table:table-cell table:formula="of:=IF([Max.F1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Single50PercentNaNMax</text:p>
          </table:table-cell>
          <table:table-cell table:style-name="ce21" office:value-type="string" calcext:value-type="string">
            <text:p>TestNewEnumerableSingle50PercentNaN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22505644" calcext:value-type="float">
            <text:p>22505644</text:p>
          </table:table-cell>
          <table:table-cell table:style-name="ce21" office:value-type="float" office:value="21847164" calcext:value-type="float">
            <text:p>21847164</text:p>
          </table:table-cell>
          <table:table-cell table:style-name="ce21" table:number-columns-repeated="3"/>
          <table:table-cell table:style-name="ce21" table:formula="of:=([Max.A144] - [Max.B144]) * 100 / [Max.A144]" office:value-type="float" office:value="2.92584384610367" calcext:value-type="float">
            <text:p>2.9258438461</text:p>
          </table:table-cell>
          <table:table-cell table:style-name="ce21"/>
          <table:table-cell table:style-name="ce21" table:formula="of:=IF([Max.F144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Single50PercentNaNOrNullMax</text:p>
          </table:table-cell>
          <table:table-cell office:value-type="string" calcext:value-type="string">
            <text:p>TestNewEnumerableNullableSingle50PercentNaNOrNullMax</text:p>
          </table:table-cell>
          <table:table-cell table:number-columns-repeated="1022"/>
        </table:table-row>
        <table:table-row table:style-name="ro1">
          <table:table-cell office:value-type="float" office:value="14207963" calcext:value-type="float">
            <text:p>14207963</text:p>
          </table:table-cell>
          <table:table-cell office:value-type="float" office:value="12597124" calcext:value-type="float">
            <text:p>12597124</text:p>
          </table:table-cell>
          <table:table-cell table:number-columns-repeated="3"/>
          <table:table-cell table:formula="of:=([Max.A146] - [Max.B146]) * 100 / [Max.A146]" office:value-type="float" office:value="11.3375787929628" calcext:value-type="float">
            <text:p>11.337578793</text:p>
          </table:table-cell>
          <table:table-cell/>
          <table:table-cell table:formula="of:=IF([Max.F14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Single60PercentNaNMax</text:p>
          </table:table-cell>
          <table:table-cell table:style-name="ce21" office:value-type="string" calcext:value-type="string">
            <text:p>TestNewEnumerableSingle60PercentNaN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26452441" calcext:value-type="float">
            <text:p>26452441</text:p>
          </table:table-cell>
          <table:table-cell table:style-name="ce21" office:value-type="float" office:value="25519868" calcext:value-type="float">
            <text:p>25519868</text:p>
          </table:table-cell>
          <table:table-cell table:style-name="ce21" table:number-columns-repeated="3"/>
          <table:table-cell table:style-name="ce21" table:formula="of:=([Max.A148] - [Max.B148]) * 100 / [Max.A148]" office:value-type="float" office:value="3.52547048493559" calcext:value-type="float">
            <text:p>3.5254704849</text:p>
          </table:table-cell>
          <table:table-cell table:style-name="ce21"/>
          <table:table-cell table:style-name="ce21" table:formula="of:=IF([Max.F148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Single60PercentNaNOrNullMax</text:p>
          </table:table-cell>
          <table:table-cell office:value-type="string" calcext:value-type="string">
            <text:p>TestNewEnumerableNullableSingle60PercentNaNOrNullMax</text:p>
          </table:table-cell>
          <table:table-cell table:number-columns-repeated="1022"/>
        </table:table-row>
        <table:table-row table:style-name="ro1">
          <table:table-cell office:value-type="float" office:value="16388158" calcext:value-type="float">
            <text:p>16388158</text:p>
          </table:table-cell>
          <table:table-cell office:value-type="float" office:value="14529618" calcext:value-type="float">
            <text:p>14529618</text:p>
          </table:table-cell>
          <table:table-cell table:number-columns-repeated="3"/>
          <table:table-cell table:formula="of:=([Max.A150] - [Max.B150]) * 100 / [Max.A150]" office:value-type="float" office:value="11.3407498267957" calcext:value-type="float">
            <text:p>11.3407498268</text:p>
          </table:table-cell>
          <table:table-cell/>
          <table:table-cell table:formula="of:=IF([Max.F15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Single70PercentNaNMax</text:p>
          </table:table-cell>
          <table:table-cell table:style-name="ce21" office:value-type="string" calcext:value-type="string">
            <text:p>TestNewEnumerableSingle70PercentNaN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30409489" calcext:value-type="float">
            <text:p>30409489</text:p>
          </table:table-cell>
          <table:table-cell table:style-name="ce21" office:value-type="float" office:value="29417914" calcext:value-type="float">
            <text:p>29417914</text:p>
          </table:table-cell>
          <table:table-cell table:style-name="ce21" table:number-columns-repeated="3"/>
          <table:table-cell table:style-name="ce21" table:formula="of:=([Max.A152] - [Max.B152]) * 100 / [Max.A152]" office:value-type="float" office:value="3.26074206639908" calcext:value-type="float">
            <text:p>3.2607420664</text:p>
          </table:table-cell>
          <table:table-cell table:style-name="ce21"/>
          <table:table-cell table:style-name="ce21" table:formula="of:=IF([Max.F152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Single70PercentNaNOrNullMax</text:p>
          </table:table-cell>
          <table:table-cell office:value-type="string" calcext:value-type="string">
            <text:p>TestNewEnumerableNullableSingle70PercentNaNOrNullMax</text:p>
          </table:table-cell>
          <table:table-cell table:number-columns-repeated="1022"/>
        </table:table-row>
        <table:table-row table:style-name="ro1">
          <table:table-cell office:value-type="float" office:value="18418152" calcext:value-type="float">
            <text:p>18418152</text:p>
          </table:table-cell>
          <table:table-cell office:value-type="float" office:value="16444969" calcext:value-type="float">
            <text:p>16444969</text:p>
          </table:table-cell>
          <table:table-cell table:number-columns-repeated="3"/>
          <table:table-cell table:formula="of:=([Max.A154] - [Max.B154]) * 100 / [Max.A154]" office:value-type="float" office:value="10.71325179638" calcext:value-type="float">
            <text:p>10.7132517964</text:p>
          </table:table-cell>
          <table:table-cell/>
          <table:table-cell table:formula="of:=IF([Max.F15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Single80PercentNaNMax</text:p>
          </table:table-cell>
          <table:table-cell table:style-name="ce21" office:value-type="string" calcext:value-type="string">
            <text:p>TestNewEnumerableSingle80PercentNaN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34335134" calcext:value-type="float">
            <text:p>34335134</text:p>
          </table:table-cell>
          <table:table-cell table:style-name="ce21" office:value-type="float" office:value="33401369" calcext:value-type="float">
            <text:p>33401369</text:p>
          </table:table-cell>
          <table:table-cell table:style-name="ce21" table:number-columns-repeated="3"/>
          <table:table-cell table:style-name="ce21" table:formula="of:=([Max.A156] - [Max.B156]) * 100 / [Max.A156]" office:value-type="float" office:value="2.71956125174872" calcext:value-type="float">
            <text:p>2.7195612517</text:p>
          </table:table-cell>
          <table:table-cell table:style-name="ce21"/>
          <table:table-cell table:style-name="ce21" table:formula="of:=IF([Max.F156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Single80PercentNaNOrNullMax</text:p>
          </table:table-cell>
          <table:table-cell office:value-type="string" calcext:value-type="string">
            <text:p>TestNewEnumerableNullableSingle80PercentNaNOrNullMax</text:p>
          </table:table-cell>
          <table:table-cell table:number-columns-repeated="1022"/>
        </table:table-row>
        <table:table-row table:style-name="ro1">
          <table:table-cell office:value-type="float" office:value="20637060" calcext:value-type="float">
            <text:p>20637060</text:p>
          </table:table-cell>
          <table:table-cell office:value-type="float" office:value="18557863" calcext:value-type="float">
            <text:p>18557863</text:p>
          </table:table-cell>
          <table:table-cell table:number-columns-repeated="3"/>
          <table:table-cell table:formula="of:=([Max.A158] - [Max.B158]) * 100 / [Max.A158]" office:value-type="float" office:value="10.0750639868276" calcext:value-type="float">
            <text:p>10.0750639868</text:p>
          </table:table-cell>
          <table:table-cell/>
          <table:table-cell table:formula="of:=IF([Max.F15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Single90PercentNaNMax</text:p>
          </table:table-cell>
          <table:table-cell table:style-name="ce21" office:value-type="string" calcext:value-type="string">
            <text:p>TestNewEnumerableSingle90PercentNaN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38308660" calcext:value-type="float">
            <text:p>38308660</text:p>
          </table:table-cell>
          <table:table-cell table:style-name="ce21" office:value-type="float" office:value="37236760" calcext:value-type="float">
            <text:p>37236760</text:p>
          </table:table-cell>
          <table:table-cell table:style-name="ce21" table:number-columns-repeated="3"/>
          <table:table-cell table:style-name="ce21" table:formula="of:=([Max.A160] - [Max.B160]) * 100 / [Max.A160]" office:value-type="float" office:value="2.79806184815653" calcext:value-type="float">
            <text:p>2.7980618482</text:p>
          </table:table-cell>
          <table:table-cell table:style-name="ce21"/>
          <table:table-cell table:style-name="ce21" table:formula="of:=IF([Max.F160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Single90PercentNaNOrNullMax</text:p>
          </table:table-cell>
          <table:table-cell office:value-type="string" calcext:value-type="string">
            <text:p>TestNewEnumerableNullableSingle90PercentNaNOrNullMax</text:p>
          </table:table-cell>
          <table:table-cell table:number-columns-repeated="1022"/>
        </table:table-row>
        <table:table-row table:style-name="ro1">
          <table:table-cell office:value-type="float" office:value="22599302" calcext:value-type="float">
            <text:p>22599302</text:p>
          </table:table-cell>
          <table:table-cell office:value-type="float" office:value="20362361" calcext:value-type="float">
            <text:p>20362361</text:p>
          </table:table-cell>
          <table:table-cell table:number-columns-repeated="3"/>
          <table:table-cell table:formula="of:=([Max.A162] - [Max.B162]) * 100 / [Max.A162]" office:value-type="float" office:value="9.89827473432587" calcext:value-type="float">
            <text:p>9.8982747343</text:p>
          </table:table-cell>
          <table:table-cell/>
          <table:table-cell table:formula="of:=IF([Max.F16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estOldEnumerableDoubleIncrementedNullableMax</text:p>
          </table:table-cell>
          <table:table-cell table:style-name="ce14" office:value-type="string" calcext:value-type="string">
            <text:p>TestNewEnumerableDoubleIncremented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3628488" calcext:value-type="float">
            <text:p>3628488</text:p>
          </table:table-cell>
          <table:table-cell table:style-name="ce14" office:value-type="float" office:value="2911137" calcext:value-type="float">
            <text:p>2911137</text:p>
          </table:table-cell>
          <table:table-cell table:style-name="ce14" table:number-columns-repeated="3"/>
          <table:table-cell table:style-name="ce14" table:formula="of:=([Max.A164] - [Max.B164]) * 100 / [Max.A164]" office:value-type="float" office:value="19.7699703016794" calcext:value-type="float">
            <text:p>19.7699703017</text:p>
          </table:table-cell>
          <table:table-cell table:style-name="ce14"/>
          <table:table-cell table:style-name="ce14" table:formula="of:=IF([Max.F164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oubleIncrementedMax</text:p>
          </table:table-cell>
          <table:table-cell table:style-name="ce14" office:value-type="string" calcext:value-type="string">
            <text:p>TestNewEnumerableDoubleIncremented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390312" calcext:value-type="float">
            <text:p>2390312</text:p>
          </table:table-cell>
          <table:table-cell table:style-name="ce14" office:value-type="float" office:value="2197195" calcext:value-type="float">
            <text:p>2197195</text:p>
          </table:table-cell>
          <table:table-cell table:style-name="ce14" table:number-columns-repeated="3"/>
          <table:table-cell table:style-name="ce14" table:formula="of:=([Max.A166] - [Max.B166]) * 100 / [Max.A166]" office:value-type="float" office:value="8.07915452041407" calcext:value-type="float">
            <text:p>8.0791545204</text:p>
          </table:table-cell>
          <table:table-cell table:style-name="ce14"/>
          <table:table-cell table:style-name="ce14" table:formula="of:=IF([Max.F166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oubleDecrementedNullableMax</text:p>
          </table:table-cell>
          <table:table-cell table:style-name="ce14" office:value-type="string" calcext:value-type="string">
            <text:p>TestNewEnumerableDoubleDecremented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3914995" calcext:value-type="float">
            <text:p>3914995</text:p>
          </table:table-cell>
          <table:table-cell table:style-name="ce14" office:value-type="float" office:value="2936385" calcext:value-type="float">
            <text:p>2936385</text:p>
          </table:table-cell>
          <table:table-cell table:style-name="ce14" table:number-columns-repeated="3"/>
          <table:table-cell table:style-name="ce14" table:formula="of:=([Max.A168] - [Max.B168]) * 100 / [Max.A168]" office:value-type="float" office:value="24.9964559341711" calcext:value-type="float">
            <text:p>24.9964559342</text:p>
          </table:table-cell>
          <table:table-cell table:style-name="ce14"/>
          <table:table-cell table:style-name="ce14" table:formula="of:=IF([Max.F168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oubleDecrementedMax</text:p>
          </table:table-cell>
          <table:table-cell table:style-name="ce14" office:value-type="string" calcext:value-type="string">
            <text:p>TestNewEnumerableDoubleDecremented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809810" calcext:value-type="float">
            <text:p>2809810</text:p>
          </table:table-cell>
          <table:table-cell table:style-name="ce14" office:value-type="float" office:value="2171375" calcext:value-type="float">
            <text:p>2171375</text:p>
          </table:table-cell>
          <table:table-cell table:style-name="ce14" table:number-columns-repeated="3"/>
          <table:table-cell table:style-name="ce14" table:formula="of:=([Max.A170] - [Max.B170]) * 100 / [Max.A170]" office:value-type="float" office:value="22.7216431004232" calcext:value-type="float">
            <text:p>22.7216431004</text:p>
          </table:table-cell>
          <table:table-cell table:style-name="ce14"/>
          <table:table-cell table:style-name="ce14" table:formula="of:=IF([Max.F170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oubleUpAndDownNullableMax</text:p>
          </table:table-cell>
          <table:table-cell table:style-name="ce14" office:value-type="string" calcext:value-type="string">
            <text:p>TestNewEnumerableDoubleUpAndDown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7844262" calcext:value-type="float">
            <text:p>7844262</text:p>
          </table:table-cell>
          <table:table-cell table:style-name="ce14" office:value-type="float" office:value="5876866" calcext:value-type="float">
            <text:p>5876866</text:p>
          </table:table-cell>
          <table:table-cell table:style-name="ce14" table:number-columns-repeated="3"/>
          <table:table-cell table:style-name="ce14" table:formula="of:=([Max.A172] - [Max.B172]) * 100 / [Max.A172]" office:value-type="float" office:value="25.0807023018864" calcext:value-type="float">
            <text:p>25.0807023019</text:p>
          </table:table-cell>
          <table:table-cell table:style-name="ce14"/>
          <table:table-cell table:style-name="ce14" table:formula="of:=IF([Max.F17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oubleUpAndDownMax</text:p>
          </table:table-cell>
          <table:table-cell table:style-name="ce14" office:value-type="string" calcext:value-type="string">
            <text:p>TestNewEnumerableDoubleUpAndDown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950842" calcext:value-type="float">
            <text:p>2950842</text:p>
          </table:table-cell>
          <table:table-cell table:style-name="ce14" office:value-type="float" office:value="2173249" calcext:value-type="float">
            <text:p>2173249</text:p>
          </table:table-cell>
          <table:table-cell table:style-name="ce14" table:number-columns-repeated="3"/>
          <table:table-cell table:style-name="ce14" table:formula="of:=([Max.A174] - [Max.B174]) * 100 / [Max.A174]" office:value-type="float" office:value="26.3515633842815" calcext:value-type="float">
            <text:p>26.3515633843</text:p>
          </table:table-cell>
          <table:table-cell table:style-name="ce14"/>
          <table:table-cell table:style-name="ce14" table:formula="of:=IF([Max.F174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office:value-type="string" calcext:value-type="string">
            <text:p>TestOldEnumerableDoubleShuffledNullableMax</text:p>
          </table:table-cell>
          <table:table-cell office:value-type="string" calcext:value-type="string">
            <text:p>TestNewEnumerableDoubleShuffledNullableMax</text:p>
          </table:table-cell>
          <table:table-cell table:number-columns-repeated="1022"/>
        </table:table-row>
        <table:table-row table:style-name="ro1">
          <table:table-cell office:value-type="float" office:value="4129908" calcext:value-type="float">
            <text:p>4129908</text:p>
          </table:table-cell>
          <table:table-cell office:value-type="float" office:value="2994598" calcext:value-type="float">
            <text:p>2994598</text:p>
          </table:table-cell>
          <table:table-cell table:number-columns-repeated="3"/>
          <table:table-cell table:formula="of:=([Max.A176] - [Max.B176]) * 100 / [Max.A176]" office:value-type="float" office:value="27.4899586140902" calcext:value-type="float">
            <text:p>27.4899586141</text:p>
          </table:table-cell>
          <table:table-cell/>
          <table:table-cell table:formula="of:=IF([Max.F17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ShuffledMax</text:p>
          </table:table-cell>
          <table:table-cell office:value-type="string" calcext:value-type="string">
            <text:p>TestNewEnumerableDoubleShuffledMax</text:p>
          </table:table-cell>
          <table:table-cell table:number-columns-repeated="1022"/>
        </table:table-row>
        <table:table-row table:style-name="ro1">
          <table:table-cell office:value-type="float" office:value="2986871" calcext:value-type="float">
            <text:p>2986871</text:p>
          </table:table-cell>
          <table:table-cell office:value-type="float" office:value="2185716" calcext:value-type="float">
            <text:p>2185716</text:p>
          </table:table-cell>
          <table:table-cell table:number-columns-repeated="3"/>
          <table:table-cell table:formula="of:=([Max.A178] - [Max.B178]) * 100 / [Max.A178]" office:value-type="float" office:value="26.8225510910916" calcext:value-type="float">
            <text:p>26.8225510911</text:p>
          </table:table-cell>
          <table:table-cell/>
          <table:table-cell table:formula="of:=IF([Max.F17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TestOldEnumerableDoubleSolitaireNullableMax</text:p>
          </table:table-cell>
          <table:table-cell table:style-name="ce22" office:value-type="string" calcext:value-type="string">
            <text:p>TestNewEnumerableDoubleSolitaireNullableMax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12353" calcext:value-type="float">
            <text:p>12353</text:p>
          </table:table-cell>
          <table:table-cell table:style-name="ce22" office:value-type="float" office:value="14033" calcext:value-type="float">
            <text:p>14033</text:p>
          </table:table-cell>
          <table:table-cell table:style-name="ce22" table:number-columns-repeated="3"/>
          <table:table-cell table:style-name="ce22" table:formula="of:=([Max.A180] - [Max.B180]) * 100 / [Max.A180]" office:value-type="float" office:value="-13.5999352384036" calcext:value-type="float">
            <text:p>-13.5999352384</text:p>
          </table:table-cell>
          <table:table-cell table:style-name="ce22"/>
          <table:table-cell table:style-name="ce22" table:formula="of:=IF([Max.F180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5" office:value-type="string" calcext:value-type="string">
            <text:p>TestOldEnumerableDoubleSolitaireMax</text:p>
          </table:table-cell>
          <table:table-cell table:style-name="ce15" office:value-type="string" calcext:value-type="string">
            <text:p>TestNewEnumerableDoubleSolitaireMax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11709" calcext:value-type="float">
            <text:p>11709</text:p>
          </table:table-cell>
          <table:table-cell table:style-name="ce15" office:value-type="float" office:value="11149" calcext:value-type="float">
            <text:p>11149</text:p>
          </table:table-cell>
          <table:table-cell table:style-name="ce15" table:number-columns-repeated="3"/>
          <table:table-cell table:style-name="ce15" table:formula="of:=([Max.A182] - [Max.B182]) * 100 / [Max.A182]" office:value-type="float" office:value="4.78264582799556" calcext:value-type="float">
            <text:p>4.782645828</text:p>
          </table:table-cell>
          <table:table-cell table:style-name="ce15"/>
          <table:table-cell table:style-name="ce15" table:formula="of:=IF([Max.F182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22" office:value-type="string" calcext:value-type="string">
            <text:p>TestOldEnumerableDoubleEmptyNullableMax</text:p>
          </table:table-cell>
          <table:table-cell table:style-name="ce22" office:value-type="string" calcext:value-type="string">
            <text:p>TestNewEnumerableDoubleEmptyNullableMax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9605" calcext:value-type="float">
            <text:p>9605</text:p>
          </table:table-cell>
          <table:table-cell table:style-name="ce22" office:value-type="float" office:value="10540" calcext:value-type="float">
            <text:p>10540</text:p>
          </table:table-cell>
          <table:table-cell table:style-name="ce22" table:number-columns-repeated="3"/>
          <table:table-cell table:style-name="ce22" table:formula="of:=([Max.A184] - [Max.B184]) * 100 / [Max.A184]" office:value-type="float" office:value="-9.73451327433628" calcext:value-type="float">
            <text:p>-9.7345132743</text:p>
          </table:table-cell>
          <table:table-cell table:style-name="ce22"/>
          <table:table-cell table:style-name="ce22" table:formula="of:=IF([Max.F184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7" office:value-type="string" calcext:value-type="string">
            <text:p>TestOldEnumerableDoubleEmptyMax</text:p>
          </table:table-cell>
          <table:table-cell table:style-name="ce17" office:value-type="string" calcext:value-type="string">
            <text:p>TestNewEnumerableDoubleEmptyMax</text:p>
          </table:table-cell>
          <table:table-cell table:style-name="ce17" table:number-columns-repeated="1022"/>
        </table:table-row>
        <table:table-row table:style-name="ro1">
          <table:table-cell table:style-name="ce17" office:value-type="float" office:value="5440433" calcext:value-type="float">
            <text:p>5440433</text:p>
          </table:table-cell>
          <table:table-cell table:style-name="ce17" office:value-type="float" office:value="5390430" calcext:value-type="float">
            <text:p>5390430</text:p>
          </table:table-cell>
          <table:table-cell table:style-name="ce17" table:number-columns-repeated="3"/>
          <table:table-cell table:style-name="ce17" table:formula="of:=([Max.A186] - [Max.B186]) * 100 / [Max.A186]" office:value-type="float" office:value="0.919099637841326" calcext:value-type="float">
            <text:p>0.9190996378</text:p>
          </table:table-cell>
          <table:table-cell table:style-name="ce17"/>
          <table:table-cell table:style-name="ce17" table:formula="of:=IF([Max.F186] &gt;= 0; &quot;Improved&quot;; &quot;Worse&quot;)" office:value-type="string" office:string-value="Improved" calcext:value-type="string">
            <text:p>Improved</text:p>
          </table:table-cell>
          <table:table-cell table:style-name="ce17" table:number-columns-repeated="1016"/>
        </table:table-row>
        <table:table-row table:style-name="ro1">
          <table:table-cell office:value-type="string" calcext:value-type="string">
            <text:p>TestOldEnumerableNullableDouble10PercentNulledMax</text:p>
          </table:table-cell>
          <table:table-cell office:value-type="string" calcext:value-type="string">
            <text:p>TestNewEnumerableNullableDouble10PercentNulledMax</text:p>
          </table:table-cell>
          <table:table-cell table:number-columns-repeated="1022"/>
        </table:table-row>
        <table:table-row table:style-name="ro1">
          <table:table-cell office:value-type="float" office:value="4268470" calcext:value-type="float">
            <text:p>4268470</text:p>
          </table:table-cell>
          <table:table-cell office:value-type="float" office:value="2971127" calcext:value-type="float">
            <text:p>2971127</text:p>
          </table:table-cell>
          <table:table-cell table:number-columns-repeated="3"/>
          <table:table-cell table:formula="of:=([Max.A188] - [Max.B188]) * 100 / [Max.A188]" office:value-type="float" office:value="30.393630504607" calcext:value-type="float">
            <text:p>30.3936305046</text:p>
          </table:table-cell>
          <table:table-cell/>
          <table:table-cell table:formula="of:=IF([Max.F18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20PercentNulledMax</text:p>
          </table:table-cell>
          <table:table-cell office:value-type="string" calcext:value-type="string">
            <text:p>TestNewEnumerableNullableDouble20PercentNulledMax</text:p>
          </table:table-cell>
          <table:table-cell table:number-columns-repeated="1022"/>
        </table:table-row>
        <table:table-row table:style-name="ro1">
          <table:table-cell office:value-type="float" office:value="4422437" calcext:value-type="float">
            <text:p>4422437</text:p>
          </table:table-cell>
          <table:table-cell office:value-type="float" office:value="2951889" calcext:value-type="float">
            <text:p>2951889</text:p>
          </table:table-cell>
          <table:table-cell table:number-columns-repeated="3"/>
          <table:table-cell table:formula="of:=([Max.A190] - [Max.B190]) * 100 / [Max.A190]" office:value-type="float" office:value="33.2519830129858" calcext:value-type="float">
            <text:p>33.251983013</text:p>
          </table:table-cell>
          <table:table-cell/>
          <table:table-cell table:formula="of:=IF([Max.F19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30PercentNulledMax</text:p>
          </table:table-cell>
          <table:table-cell office:value-type="string" calcext:value-type="string">
            <text:p>TestNewEnumerableNullableDouble30PercentNulledMax</text:p>
          </table:table-cell>
          <table:table-cell table:number-columns-repeated="1022"/>
        </table:table-row>
        <table:table-row table:style-name="ro1">
          <table:table-cell office:value-type="float" office:value="4666221" calcext:value-type="float">
            <text:p>4666221</text:p>
          </table:table-cell>
          <table:table-cell office:value-type="float" office:value="2955064" calcext:value-type="float">
            <text:p>2955064</text:p>
          </table:table-cell>
          <table:table-cell table:number-columns-repeated="3"/>
          <table:table-cell table:formula="of:=([Max.A192] - [Max.B192]) * 100 / [Max.A192]" office:value-type="float" office:value="36.6711520950251" calcext:value-type="float">
            <text:p>36.671152095</text:p>
          </table:table-cell>
          <table:table-cell/>
          <table:table-cell table:formula="of:=IF([Max.F19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40PercentNulledMax</text:p>
          </table:table-cell>
          <table:table-cell office:value-type="string" calcext:value-type="string">
            <text:p>TestNewEnumerableNullableDouble40PercentNulledMax</text:p>
          </table:table-cell>
          <table:table-cell table:number-columns-repeated="1022"/>
        </table:table-row>
        <table:table-row table:style-name="ro1">
          <table:table-cell office:value-type="float" office:value="4581273" calcext:value-type="float">
            <text:p>4581273</text:p>
          </table:table-cell>
          <table:table-cell office:value-type="float" office:value="2960609" calcext:value-type="float">
            <text:p>2960609</text:p>
          </table:table-cell>
          <table:table-cell table:number-columns-repeated="3"/>
          <table:table-cell table:formula="of:=([Max.A194] - [Max.B194]) * 100 / [Max.A194]" office:value-type="float" office:value="35.3758442249567" calcext:value-type="float">
            <text:p>35.375844225</text:p>
          </table:table-cell>
          <table:table-cell/>
          <table:table-cell table:formula="of:=IF([Max.F19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50PercentNulledMax</text:p>
          </table:table-cell>
          <table:table-cell office:value-type="string" calcext:value-type="string">
            <text:p>TestNewEnumerableNullableDouble50PercentNulledMax</text:p>
          </table:table-cell>
          <table:table-cell table:number-columns-repeated="1022"/>
        </table:table-row>
        <table:table-row table:style-name="ro1">
          <table:table-cell office:value-type="float" office:value="5215497" calcext:value-type="float">
            <text:p>5215497</text:p>
          </table:table-cell>
          <table:table-cell office:value-type="float" office:value="2957527" calcext:value-type="float">
            <text:p>2957527</text:p>
          </table:table-cell>
          <table:table-cell table:number-columns-repeated="3"/>
          <table:table-cell table:formula="of:=([Max.A196] - [Max.B196]) * 100 / [Max.A196]" office:value-type="float" office:value="43.293477112536" calcext:value-type="float">
            <text:p>43.2934771125</text:p>
          </table:table-cell>
          <table:table-cell/>
          <table:table-cell table:formula="of:=IF([Max.F19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60PercentNulledMax</text:p>
          </table:table-cell>
          <table:table-cell office:value-type="string" calcext:value-type="string">
            <text:p>TestNewEnumerableNullableDouble60PercentNulledMax</text:p>
          </table:table-cell>
          <table:table-cell table:number-columns-repeated="1022"/>
        </table:table-row>
        <table:table-row table:style-name="ro1">
          <table:table-cell office:value-type="float" office:value="4483528" calcext:value-type="float">
            <text:p>4483528</text:p>
          </table:table-cell>
          <table:table-cell office:value-type="float" office:value="2942029" calcext:value-type="float">
            <text:p>2942029</text:p>
          </table:table-cell>
          <table:table-cell table:number-columns-repeated="3"/>
          <table:table-cell table:formula="of:=([Max.A198] - [Max.B198]) * 100 / [Max.A198]" office:value-type="float" office:value="34.3813844811497" calcext:value-type="float">
            <text:p>34.3813844811</text:p>
          </table:table-cell>
          <table:table-cell/>
          <table:table-cell table:formula="of:=IF([Max.F19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70PercentNulledMax</text:p>
          </table:table-cell>
          <table:table-cell office:value-type="string" calcext:value-type="string">
            <text:p>TestNewEnumerableNullableDouble70PercentNulledMax</text:p>
          </table:table-cell>
          <table:table-cell table:number-columns-repeated="1022"/>
        </table:table-row>
        <table:table-row table:style-name="ro1">
          <table:table-cell office:value-type="float" office:value="4040813" calcext:value-type="float">
            <text:p>4040813</text:p>
          </table:table-cell>
          <table:table-cell office:value-type="float" office:value="2964248" calcext:value-type="float">
            <text:p>2964248</text:p>
          </table:table-cell>
          <table:table-cell table:number-columns-repeated="3"/>
          <table:table-cell table:formula="of:=([Max.A200] - [Max.B200]) * 100 / [Max.A200]" office:value-type="float" office:value="26.642287084307" calcext:value-type="float">
            <text:p>26.6422870843</text:p>
          </table:table-cell>
          <table:table-cell/>
          <table:table-cell table:formula="of:=IF([Max.F20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80PercentNulledMax</text:p>
          </table:table-cell>
          <table:table-cell office:value-type="string" calcext:value-type="string">
            <text:p>TestNewEnumerableNullableDouble80PercentNulledMax</text:p>
          </table:table-cell>
          <table:table-cell table:number-columns-repeated="1022"/>
        </table:table-row>
        <table:table-row table:style-name="ro1">
          <table:table-cell office:value-type="float" office:value="3476199" calcext:value-type="float">
            <text:p>3476199</text:p>
          </table:table-cell>
          <table:table-cell office:value-type="float" office:value="2948737" calcext:value-type="float">
            <text:p>2948737</text:p>
          </table:table-cell>
          <table:table-cell table:number-columns-repeated="3"/>
          <table:table-cell table:formula="of:=([Max.A202] - [Max.B202]) * 100 / [Max.A202]" office:value-type="float" office:value="15.1735271772416" calcext:value-type="float">
            <text:p>15.1735271772</text:p>
          </table:table-cell>
          <table:table-cell/>
          <table:table-cell table:formula="of:=IF([Max.F20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estOldEnumerableNullableDouble90PercentNulledMax</text:p>
          </table:table-cell>
          <table:table-cell table:style-name="ce24" office:value-type="string" calcext:value-type="string">
            <text:p>TestNewEnumerableNullableDouble90PercentNulledMax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2975058" calcext:value-type="float">
            <text:p>2975058</text:p>
          </table:table-cell>
          <table:table-cell table:style-name="ce24" office:value-type="float" office:value="2970752" calcext:value-type="float">
            <text:p>2970752</text:p>
          </table:table-cell>
          <table:table-cell table:style-name="ce24" table:number-columns-repeated="3"/>
          <table:table-cell table:style-name="ce24" table:formula="of:=([Max.A204] - [Max.B204]) * 100 / [Max.A204]" office:value-type="float" office:value="0.144736674041313" calcext:value-type="float">
            <text:p>0.144736674</text:p>
          </table:table-cell>
          <table:table-cell table:style-name="ce24"/>
          <table:table-cell table:style-name="ce24" table:formula="of:=IF([Max.F204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office:value-type="string" calcext:value-type="string">
            <text:p>TestOldEnumerableDouble10PercentNaNMax</text:p>
          </table:table-cell>
          <table:table-cell office:value-type="string" calcext:value-type="string">
            <text:p>TestNewEnumerableDouble10PercentNaNMax</text:p>
          </table:table-cell>
          <table:table-cell table:number-columns-repeated="1022"/>
        </table:table-row>
        <table:table-row table:style-name="ro1">
          <table:table-cell office:value-type="float" office:value="6858964" calcext:value-type="float">
            <text:p>6858964</text:p>
          </table:table-cell>
          <table:table-cell office:value-type="float" office:value="6101978" calcext:value-type="float">
            <text:p>6101978</text:p>
          </table:table-cell>
          <table:table-cell table:number-columns-repeated="3"/>
          <table:table-cell table:formula="of:=([Max.A206] - [Max.B206]) * 100 / [Max.A206]" office:value-type="float" office:value="11.0364480700001" calcext:value-type="float">
            <text:p>11.03644807</text:p>
          </table:table-cell>
          <table:table-cell/>
          <table:table-cell table:formula="of:=IF([Max.F20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10PercentNaNOrNullMax</text:p>
          </table:table-cell>
          <table:table-cell office:value-type="string" calcext:value-type="string">
            <text:p>TestNewEnumerableNullableDouble10PercentNaNOrNullMax</text:p>
          </table:table-cell>
          <table:table-cell table:number-columns-repeated="1022"/>
        </table:table-row>
        <table:table-row table:style-name="ro1">
          <table:table-cell office:value-type="float" office:value="6135469" calcext:value-type="float">
            <text:p>6135469</text:p>
          </table:table-cell>
          <table:table-cell office:value-type="float" office:value="4912016" calcext:value-type="float">
            <text:p>4912016</text:p>
          </table:table-cell>
          <table:table-cell table:number-columns-repeated="3"/>
          <table:table-cell table:formula="of:=([Max.A208] - [Max.B208]) * 100 / [Max.A208]" office:value-type="float" office:value="19.9406597930818" calcext:value-type="float">
            <text:p>19.9406597931</text:p>
          </table:table-cell>
          <table:table-cell/>
          <table:table-cell table:formula="of:=IF([Max.F20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20PercentNaNMax</text:p>
          </table:table-cell>
          <table:table-cell office:value-type="string" calcext:value-type="string">
            <text:p>TestNewEnumerableDouble20PercentNaNMax</text:p>
          </table:table-cell>
          <table:table-cell table:number-columns-repeated="1022"/>
        </table:table-row>
        <table:table-row table:style-name="ro1">
          <table:table-cell office:value-type="float" office:value="10806411" calcext:value-type="float">
            <text:p>10806411</text:p>
          </table:table-cell>
          <table:table-cell office:value-type="float" office:value="10008805" calcext:value-type="float">
            <text:p>10008805</text:p>
          </table:table-cell>
          <table:table-cell table:number-columns-repeated="3"/>
          <table:table-cell table:formula="of:=([Max.A210] - [Max.B210]) * 100 / [Max.A210]" office:value-type="float" office:value="7.38085938060287" calcext:value-type="float">
            <text:p>7.3808593806</text:p>
          </table:table-cell>
          <table:table-cell/>
          <table:table-cell table:formula="of:=IF([Max.F21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20PercentNaNOrNullMax</text:p>
          </table:table-cell>
          <table:table-cell office:value-type="string" calcext:value-type="string">
            <text:p>TestNewEnumerableNullableDouble20PercentNaNOrNullMax</text:p>
          </table:table-cell>
          <table:table-cell table:number-columns-repeated="1022"/>
        </table:table-row>
        <table:table-row table:style-name="ro1">
          <table:table-cell office:value-type="float" office:value="8216129" calcext:value-type="float">
            <text:p>8216129</text:p>
          </table:table-cell>
          <table:table-cell office:value-type="float" office:value="6926605" calcext:value-type="float">
            <text:p>6926605</text:p>
          </table:table-cell>
          <table:table-cell table:number-columns-repeated="3"/>
          <table:table-cell table:formula="of:=([Max.A212] - [Max.B212]) * 100 / [Max.A212]" office:value-type="float" office:value="15.6950310785042" calcext:value-type="float">
            <text:p>15.6950310785</text:p>
          </table:table-cell>
          <table:table-cell/>
          <table:table-cell table:formula="of:=IF([Max.F21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Double30PercentNaNMax</text:p>
          </table:table-cell>
          <table:table-cell table:style-name="ce21" office:value-type="string" calcext:value-type="string">
            <text:p>TestNewEnumerableDouble30PercentNaN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14741204" calcext:value-type="float">
            <text:p>14741204</text:p>
          </table:table-cell>
          <table:table-cell table:style-name="ce21" office:value-type="float" office:value="14033821" calcext:value-type="float">
            <text:p>14033821</text:p>
          </table:table-cell>
          <table:table-cell table:style-name="ce21" table:number-columns-repeated="3"/>
          <table:table-cell table:style-name="ce21" table:formula="of:=([Max.A214] - [Max.B214]) * 100 / [Max.A214]" office:value-type="float" office:value="4.79867858826185" calcext:value-type="float">
            <text:p>4.7986785883</text:p>
          </table:table-cell>
          <table:table-cell table:style-name="ce21"/>
          <table:table-cell table:style-name="ce21" table:formula="of:=IF([Max.F214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Double30PercentNaNOrNullMax</text:p>
          </table:table-cell>
          <table:table-cell office:value-type="string" calcext:value-type="string">
            <text:p>TestNewEnumerableNullableDouble30PercentNaNOrNullMax</text:p>
          </table:table-cell>
          <table:table-cell table:number-columns-repeated="1022"/>
        </table:table-row>
        <table:table-row table:style-name="ro1">
          <table:table-cell office:value-type="float" office:value="10312529" calcext:value-type="float">
            <text:p>10312529</text:p>
          </table:table-cell>
          <table:table-cell office:value-type="float" office:value="8972942" calcext:value-type="float">
            <text:p>8972942</text:p>
          </table:table-cell>
          <table:table-cell table:number-columns-repeated="3"/>
          <table:table-cell table:formula="of:=([Max.A216] - [Max.B216]) * 100 / [Max.A216]" office:value-type="float" office:value="12.9898980162868" calcext:value-type="float">
            <text:p>12.9898980163</text:p>
          </table:table-cell>
          <table:table-cell/>
          <table:table-cell table:formula="of:=IF([Max.F21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Double40PercentNaNMax</text:p>
          </table:table-cell>
          <table:table-cell table:style-name="ce21" office:value-type="string" calcext:value-type="string">
            <text:p>TestNewEnumerableDouble40PercentNaN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18795507" calcext:value-type="float">
            <text:p>18795507</text:p>
          </table:table-cell>
          <table:table-cell table:style-name="ce21" office:value-type="float" office:value="18075300" calcext:value-type="float">
            <text:p>18075300</text:p>
          </table:table-cell>
          <table:table-cell table:style-name="ce21" table:number-columns-repeated="3"/>
          <table:table-cell table:style-name="ce21" table:formula="of:=([Max.A218] - [Max.B218]) * 100 / [Max.A218]" office:value-type="float" office:value="3.8318040582784" calcext:value-type="float">
            <text:p>3.8318040583</text:p>
          </table:table-cell>
          <table:table-cell table:style-name="ce21"/>
          <table:table-cell table:style-name="ce21" table:formula="of:=IF([Max.F218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Double40PercentNaNOrNullMax</text:p>
          </table:table-cell>
          <table:table-cell office:value-type="string" calcext:value-type="string">
            <text:p>TestNewEnumerableNullableDouble40PercentNaNOrNullMax</text:p>
          </table:table-cell>
          <table:table-cell table:number-columns-repeated="1022"/>
        </table:table-row>
        <table:table-row table:style-name="ro1">
          <table:table-cell office:value-type="float" office:value="12467068" calcext:value-type="float">
            <text:p>12467068</text:p>
          </table:table-cell>
          <table:table-cell office:value-type="float" office:value="11144527" calcext:value-type="float">
            <text:p>11144527</text:p>
          </table:table-cell>
          <table:table-cell table:number-columns-repeated="3"/>
          <table:table-cell table:formula="of:=([Max.A220] - [Max.B220]) * 100 / [Max.A220]" office:value-type="float" office:value="10.6082761399874" calcext:value-type="float">
            <text:p>10.60827614</text:p>
          </table:table-cell>
          <table:table-cell/>
          <table:table-cell table:formula="of:=IF([Max.F22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Double50PercentNaNMax</text:p>
          </table:table-cell>
          <table:table-cell table:style-name="ce21" office:value-type="string" calcext:value-type="string">
            <text:p>TestNewEnumerableDouble50PercentNaN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22592183" calcext:value-type="float">
            <text:p>22592183</text:p>
          </table:table-cell>
          <table:table-cell table:style-name="ce21" office:value-type="float" office:value="21935756" calcext:value-type="float">
            <text:p>21935756</text:p>
          </table:table-cell>
          <table:table-cell table:style-name="ce21" table:number-columns-repeated="3"/>
          <table:table-cell table:style-name="ce21" table:formula="of:=([Max.A222] - [Max.B222]) * 100 / [Max.A222]" office:value-type="float" office:value="2.90554923355569" calcext:value-type="float">
            <text:p>2.9055492336</text:p>
          </table:table-cell>
          <table:table-cell table:style-name="ce21"/>
          <table:table-cell table:style-name="ce21" table:formula="of:=IF([Max.F222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Double50PercentNaNOrNullMax</text:p>
          </table:table-cell>
          <table:table-cell office:value-type="string" calcext:value-type="string">
            <text:p>TestNewEnumerableNullableDouble50PercentNaNOrNullMax</text:p>
          </table:table-cell>
          <table:table-cell table:number-columns-repeated="1022"/>
        </table:table-row>
        <table:table-row table:style-name="ro1">
          <table:table-cell office:value-type="float" office:value="14340648" calcext:value-type="float">
            <text:p>14340648</text:p>
          </table:table-cell>
          <table:table-cell office:value-type="float" office:value="12805690" calcext:value-type="float">
            <text:p>12805690</text:p>
          </table:table-cell>
          <table:table-cell table:number-columns-repeated="3"/>
          <table:table-cell table:formula="of:=([Max.A224] - [Max.B224]) * 100 / [Max.A224]" office:value-type="float" office:value="10.7035470084755" calcext:value-type="float">
            <text:p>10.7035470085</text:p>
          </table:table-cell>
          <table:table-cell/>
          <table:table-cell table:formula="of:=IF([Max.F22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60PercentNaNMax</text:p>
          </table:table-cell>
          <table:table-cell office:value-type="string" calcext:value-type="string">
            <text:p>TestNewEnumerableDouble60PercentNaNMax</text:p>
          </table:table-cell>
          <table:table-cell table:number-columns-repeated="1022"/>
        </table:table-row>
        <table:table-row table:style-name="ro1">
          <table:table-cell office:value-type="float" office:value="27409518" calcext:value-type="float">
            <text:p>27409518</text:p>
          </table:table-cell>
          <table:table-cell office:value-type="float" office:value="25612870" calcext:value-type="float">
            <text:p>25612870</text:p>
          </table:table-cell>
          <table:table-cell table:number-columns-repeated="3"/>
          <table:table-cell table:formula="of:=([Max.A226] - [Max.B226]) * 100 / [Max.A226]" office:value-type="float" office:value="6.55483252204581" calcext:value-type="float">
            <text:p>6.554832522</text:p>
          </table:table-cell>
          <table:table-cell/>
          <table:table-cell table:formula="of:=IF([Max.F2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60PercentNaNOrNullMax</text:p>
          </table:table-cell>
          <table:table-cell office:value-type="string" calcext:value-type="string">
            <text:p>TestNewEnumerableNullableDouble60PercentNaNOrNullMax</text:p>
          </table:table-cell>
          <table:table-cell table:number-columns-repeated="1022"/>
        </table:table-row>
        <table:table-row table:style-name="ro1">
          <table:table-cell office:value-type="float" office:value="16542156" calcext:value-type="float">
            <text:p>16542156</text:p>
          </table:table-cell>
          <table:table-cell office:value-type="float" office:value="14825844" calcext:value-type="float">
            <text:p>14825844</text:p>
          </table:table-cell>
          <table:table-cell table:number-columns-repeated="3"/>
          <table:table-cell table:formula="of:=([Max.A228] - [Max.B228]) * 100 / [Max.A228]" office:value-type="float" office:value="10.3753827493828" calcext:value-type="float">
            <text:p>10.3753827494</text:p>
          </table:table-cell>
          <table:table-cell/>
          <table:table-cell table:formula="of:=IF([Max.F2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Double70PercentNaNMax</text:p>
          </table:table-cell>
          <table:table-cell table:style-name="ce21" office:value-type="string" calcext:value-type="string">
            <text:p>TestNewEnumerableDouble70PercentNaN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30722816" calcext:value-type="float">
            <text:p>30722816</text:p>
          </table:table-cell>
          <table:table-cell table:style-name="ce21" office:value-type="float" office:value="29518720" calcext:value-type="float">
            <text:p>29518720</text:p>
          </table:table-cell>
          <table:table-cell table:style-name="ce21" table:number-columns-repeated="3"/>
          <table:table-cell table:style-name="ce21" table:formula="of:=([Max.A230] - [Max.B230]) * 100 / [Max.A230]" office:value-type="float" office:value="3.91922407112681" calcext:value-type="float">
            <text:p>3.9192240711</text:p>
          </table:table-cell>
          <table:table-cell table:style-name="ce21"/>
          <table:table-cell table:style-name="ce21" table:formula="of:=IF([Max.F230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Double70PercentNaNOrNullMax</text:p>
          </table:table-cell>
          <table:table-cell office:value-type="string" calcext:value-type="string">
            <text:p>TestNewEnumerableNullableDouble70PercentNaNOrNullMax</text:p>
          </table:table-cell>
          <table:table-cell table:number-columns-repeated="1022"/>
        </table:table-row>
        <table:table-row table:style-name="ro1">
          <table:table-cell office:value-type="float" office:value="18652238" calcext:value-type="float">
            <text:p>18652238</text:p>
          </table:table-cell>
          <table:table-cell office:value-type="float" office:value="16602043" calcext:value-type="float">
            <text:p>16602043</text:p>
          </table:table-cell>
          <table:table-cell table:number-columns-repeated="3"/>
          <table:table-cell table:formula="of:=([Max.A232] - [Max.B232]) * 100 / [Max.A232]" office:value-type="float" office:value="10.9916836789237" calcext:value-type="float">
            <text:p>10.9916836789</text:p>
          </table:table-cell>
          <table:table-cell/>
          <table:table-cell table:formula="of:=IF([Max.F2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Double80PercentNaNMax</text:p>
          </table:table-cell>
          <table:table-cell table:style-name="ce21" office:value-type="string" calcext:value-type="string">
            <text:p>TestNewEnumerableDouble80PercentNaN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34729389" calcext:value-type="float">
            <text:p>34729389</text:p>
          </table:table-cell>
          <table:table-cell table:style-name="ce21" office:value-type="float" office:value="33432607" calcext:value-type="float">
            <text:p>33432607</text:p>
          </table:table-cell>
          <table:table-cell table:style-name="ce21" table:number-columns-repeated="3"/>
          <table:table-cell table:style-name="ce21" table:formula="of:=([Max.A234] - [Max.B234]) * 100 / [Max.A234]" office:value-type="float" office:value="3.73396145840631" calcext:value-type="float">
            <text:p>3.7339614584</text:p>
          </table:table-cell>
          <table:table-cell table:style-name="ce21"/>
          <table:table-cell table:style-name="ce21" table:formula="of:=IF([Max.F234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Double80PercentNaNOrNullMax</text:p>
          </table:table-cell>
          <table:table-cell office:value-type="string" calcext:value-type="string">
            <text:p>TestNewEnumerableNullableDouble80PercentNaNOrNullMax</text:p>
          </table:table-cell>
          <table:table-cell table:number-columns-repeated="1022"/>
        </table:table-row>
        <table:table-row table:style-name="ro1">
          <table:table-cell office:value-type="float" office:value="20912429" calcext:value-type="float">
            <text:p>20912429</text:p>
          </table:table-cell>
          <table:table-cell office:value-type="float" office:value="18645935" calcext:value-type="float">
            <text:p>18645935</text:p>
          </table:table-cell>
          <table:table-cell table:number-columns-repeated="3"/>
          <table:table-cell table:formula="of:=([Max.A236] - [Max.B236]) * 100 / [Max.A236]" office:value-type="float" office:value="10.8380236461293" calcext:value-type="float">
            <text:p>10.8380236461</text:p>
          </table:table-cell>
          <table:table-cell/>
          <table:table-cell table:formula="of:=IF([Max.F23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Double90PercentNaNMax</text:p>
          </table:table-cell>
          <table:table-cell table:style-name="ce21" office:value-type="string" calcext:value-type="string">
            <text:p>TestNewEnumerableDouble90PercentNaN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38878483" calcext:value-type="float">
            <text:p>38878483</text:p>
          </table:table-cell>
          <table:table-cell table:style-name="ce21" office:value-type="float" office:value="37324550" calcext:value-type="float">
            <text:p>37324550</text:p>
          </table:table-cell>
          <table:table-cell table:style-name="ce21" table:number-columns-repeated="3"/>
          <table:table-cell table:style-name="ce21" table:formula="of:=([Max.A238] - [Max.B238]) * 100 / [Max.A238]" office:value-type="float" office:value="3.99689720403957" calcext:value-type="float">
            <text:p>3.996897204</text:p>
          </table:table-cell>
          <table:table-cell table:style-name="ce21"/>
          <table:table-cell table:style-name="ce21" table:formula="of:=IF([Max.F238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office:value-type="string" calcext:value-type="string">
            <text:p>TestOldEnumerableNullableDouble90PercentNaNOrNullMax</text:p>
          </table:table-cell>
          <table:table-cell office:value-type="string" calcext:value-type="string">
            <text:p>TestNewEnumerableNullableDouble90PercentNaNOrNullMax</text:p>
          </table:table-cell>
          <table:table-cell table:number-columns-repeated="1022"/>
        </table:table-row>
        <table:table-row table:style-name="ro1">
          <table:table-cell office:value-type="float" office:value="22693127" calcext:value-type="float">
            <text:p>22693127</text:p>
          </table:table-cell>
          <table:table-cell office:value-type="float" office:value="20521363" calcext:value-type="float">
            <text:p>20521363</text:p>
          </table:table-cell>
          <table:table-cell table:number-columns-repeated="3"/>
          <table:table-cell table:formula="of:=([Max.A240] - [Max.B240]) * 100 / [Max.A240]" office:value-type="float" office:value="9.57013989301695" calcext:value-type="float">
            <text:p>9.570139893</text:p>
          </table:table-cell>
          <table:table-cell/>
          <table:table-cell table:formula="of:=IF([Max.F2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estOldEnumerableDecimalIncrementedNullableMax</text:p>
          </table:table-cell>
          <table:table-cell table:style-name="ce14" office:value-type="string" calcext:value-type="string">
            <text:p>TestNewEnumerableDecimalIncremented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11685950" calcext:value-type="float">
            <text:p>11685950</text:p>
          </table:table-cell>
          <table:table-cell table:style-name="ce14" office:value-type="float" office:value="9715486" calcext:value-type="float">
            <text:p>9715486</text:p>
          </table:table-cell>
          <table:table-cell table:style-name="ce14" table:number-columns-repeated="3"/>
          <table:table-cell table:style-name="ce14" table:formula="of:=([Max.A242] - [Max.B242]) * 100 / [Max.A242]" office:value-type="float" office:value="16.8618212468819" calcext:value-type="float">
            <text:p>16.8618212469</text:p>
          </table:table-cell>
          <table:table-cell table:style-name="ce14"/>
          <table:table-cell table:style-name="ce14" table:formula="of:=IF([Max.F24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ecimalIncrementedMax</text:p>
          </table:table-cell>
          <table:table-cell table:style-name="ce14" office:value-type="string" calcext:value-type="string">
            <text:p>TestNewEnumerableDecimalIncremented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10005201" calcext:value-type="float">
            <text:p>10005201</text:p>
          </table:table-cell>
          <table:table-cell table:style-name="ce14" office:value-type="float" office:value="9262131" calcext:value-type="float">
            <text:p>9262131</text:p>
          </table:table-cell>
          <table:table-cell table:style-name="ce14" table:number-columns-repeated="3"/>
          <table:table-cell table:style-name="ce14" table:formula="of:=([Max.A244] - [Max.B244]) * 100 / [Max.A244]" office:value-type="float" office:value="7.42683730191927" calcext:value-type="float">
            <text:p>7.4268373019</text:p>
          </table:table-cell>
          <table:table-cell table:style-name="ce14"/>
          <table:table-cell table:style-name="ce14" table:formula="of:=IF([Max.F244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DecimalDecrementedNullableMax</text:p>
          </table:table-cell>
          <table:table-cell table:style-name="ce14" office:value-type="string" calcext:value-type="string">
            <text:p>TestNewEnumerableDecimalDecremented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10169178" calcext:value-type="float">
            <text:p>10169178</text:p>
          </table:table-cell>
          <table:table-cell table:style-name="ce14" office:value-type="float" office:value="8680047" calcext:value-type="float">
            <text:p>8680047</text:p>
          </table:table-cell>
          <table:table-cell table:style-name="ce14" table:number-columns-repeated="3"/>
          <table:table-cell table:style-name="ce14" table:formula="of:=([Max.A246] - [Max.B246]) * 100 / [Max.A246]" office:value-type="float" office:value="14.6435729613544" calcext:value-type="float">
            <text:p>14.6435729614</text:p>
          </table:table-cell>
          <table:table-cell table:style-name="ce14"/>
          <table:table-cell table:style-name="ce14" table:formula="of:=IF([Max.F246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5" office:value-type="string" calcext:value-type="string">
            <text:p>TestOldEnumerableDecimalDecrementedMax</text:p>
          </table:table-cell>
          <table:table-cell table:style-name="ce15" office:value-type="string" calcext:value-type="string">
            <text:p>TestNewEnumerableDecimalDecrementedMax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9125591" calcext:value-type="float">
            <text:p>9125591</text:p>
          </table:table-cell>
          <table:table-cell table:style-name="ce15" office:value-type="float" office:value="8832788" calcext:value-type="float">
            <text:p>8832788</text:p>
          </table:table-cell>
          <table:table-cell table:style-name="ce15" table:number-columns-repeated="3"/>
          <table:table-cell table:style-name="ce15" table:formula="of:=([Max.A248] - [Max.B248]) * 100 / [Max.A248]" office:value-type="float" office:value="3.20859218871413" calcext:value-type="float">
            <text:p>3.2085921887</text:p>
          </table:table-cell>
          <table:table-cell table:style-name="ce15"/>
          <table:table-cell table:style-name="ce15" table:formula="of:=IF([Max.F248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4" office:value-type="string" calcext:value-type="string">
            <text:p>TestOldEnumerableDecimalUpAndDownNullableMax</text:p>
          </table:table-cell>
          <table:table-cell table:style-name="ce14" office:value-type="string" calcext:value-type="string">
            <text:p>TestNewEnumerableDecimalUpAndDown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20538265" calcext:value-type="float">
            <text:p>20538265</text:p>
          </table:table-cell>
          <table:table-cell table:style-name="ce14" office:value-type="float" office:value="17273372" calcext:value-type="float">
            <text:p>17273372</text:p>
          </table:table-cell>
          <table:table-cell table:style-name="ce14" table:number-columns-repeated="3"/>
          <table:table-cell table:style-name="ce14" table:formula="of:=([Max.A250] - [Max.B250]) * 100 / [Max.A250]" office:value-type="float" office:value="15.8966348910193" calcext:value-type="float">
            <text:p>15.896634891</text:p>
          </table:table-cell>
          <table:table-cell table:style-name="ce14"/>
          <table:table-cell table:style-name="ce14" table:formula="of:=IF([Max.F250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5" office:value-type="string" calcext:value-type="string">
            <text:p>TestOldEnumerableDecimalUpAndDownMax</text:p>
          </table:table-cell>
          <table:table-cell table:style-name="ce15" office:value-type="string" calcext:value-type="string">
            <text:p>TestNewEnumerableDecimalUpAndDownMax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9135755" calcext:value-type="float">
            <text:p>9135755</text:p>
          </table:table-cell>
          <table:table-cell table:style-name="ce15" office:value-type="float" office:value="8830715" calcext:value-type="float">
            <text:p>8830715</text:p>
          </table:table-cell>
          <table:table-cell table:style-name="ce15" table:number-columns-repeated="3"/>
          <table:table-cell table:style-name="ce15" table:formula="of:=([Max.A252] - [Max.B252]) * 100 / [Max.A252]" office:value-type="float" office:value="3.33896870045223" calcext:value-type="float">
            <text:p>3.3389687005</text:p>
          </table:table-cell>
          <table:table-cell table:style-name="ce15"/>
          <table:table-cell table:style-name="ce15" table:formula="of:=IF([Max.F252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office:value-type="string" calcext:value-type="string">
            <text:p>TestOldEnumerableDecimalShuffledNullableMax</text:p>
          </table:table-cell>
          <table:table-cell office:value-type="string" calcext:value-type="string">
            <text:p>TestNewEnumerableDecimalShuffledNullableMax</text:p>
          </table:table-cell>
          <table:table-cell table:number-columns-repeated="1022"/>
        </table:table-row>
        <table:table-row table:style-name="ro1">
          <table:table-cell office:value-type="float" office:value="10203476" calcext:value-type="float">
            <text:p>10203476</text:p>
          </table:table-cell>
          <table:table-cell office:value-type="float" office:value="8513373" calcext:value-type="float">
            <text:p>8513373</text:p>
          </table:table-cell>
          <table:table-cell table:number-columns-repeated="3"/>
          <table:table-cell table:formula="of:=([Max.A254] - [Max.B254]) * 100 / [Max.A254]" office:value-type="float" office:value="16.5639925060832" calcext:value-type="float">
            <text:p>16.5639925061</text:p>
          </table:table-cell>
          <table:table-cell/>
          <table:table-cell table:formula="of:=IF([Max.F25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DecimalShuffledMax</text:p>
          </table:table-cell>
          <table:table-cell table:style-name="ce21" office:value-type="string" calcext:value-type="string">
            <text:p>TestNewEnumerableDecimalShuffled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9107088" calcext:value-type="float">
            <text:p>9107088</text:p>
          </table:table-cell>
          <table:table-cell table:style-name="ce21" office:value-type="float" office:value="8804751" calcext:value-type="float">
            <text:p>8804751</text:p>
          </table:table-cell>
          <table:table-cell table:style-name="ce21" table:number-columns-repeated="3"/>
          <table:table-cell table:style-name="ce21" table:formula="of:=([Max.A256] - [Max.B256]) * 100 / [Max.A256]" office:value-type="float" office:value="3.31979882043525" calcext:value-type="float">
            <text:p>3.3197988204</text:p>
          </table:table-cell>
          <table:table-cell table:style-name="ce21"/>
          <table:table-cell table:style-name="ce21" table:formula="of:=IF([Max.F256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15" office:value-type="string" calcext:value-type="string">
            <text:p>TestOldEnumerableDecimalSolitaireNullableMax</text:p>
          </table:table-cell>
          <table:table-cell table:style-name="ce15" office:value-type="string" calcext:value-type="string">
            <text:p>TestNewEnumerableDecimalSolitaireNullableMax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16345" calcext:value-type="float">
            <text:p>16345</text:p>
          </table:table-cell>
          <table:table-cell table:style-name="ce15" office:value-type="float" office:value="15825" calcext:value-type="float">
            <text:p>15825</text:p>
          </table:table-cell>
          <table:table-cell table:style-name="ce15" table:number-columns-repeated="3"/>
          <table:table-cell table:style-name="ce15" table:formula="of:=([Max.A258] - [Max.B258]) * 100 / [Max.A258]" office:value-type="float" office:value="3.18140104007342" calcext:value-type="float">
            <text:p>3.1814010401</text:p>
          </table:table-cell>
          <table:table-cell table:style-name="ce15"/>
          <table:table-cell table:style-name="ce15" table:formula="of:=IF([Max.F258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4" office:value-type="string" calcext:value-type="string">
            <text:p>TestOldEnumerableDecimalSolitaireMax</text:p>
          </table:table-cell>
          <table:table-cell table:style-name="ce14" office:value-type="string" calcext:value-type="string">
            <text:p>TestNewEnumerableDecimalSolitair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15003" calcext:value-type="float">
            <text:p>15003</text:p>
          </table:table-cell>
          <table:table-cell table:style-name="ce14" office:value-type="float" office:value="13978" calcext:value-type="float">
            <text:p>13978</text:p>
          </table:table-cell>
          <table:table-cell table:style-name="ce14" table:number-columns-repeated="3"/>
          <table:table-cell table:style-name="ce14" table:formula="of:=([Max.A260] - [Max.B260]) * 100 / [Max.A260]" office:value-type="float" office:value="6.83196693994534" calcext:value-type="float">
            <text:p>6.8319669399</text:p>
          </table:table-cell>
          <table:table-cell table:style-name="ce14"/>
          <table:table-cell table:style-name="ce14" table:formula="of:=IF([Max.F260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8" office:value-type="string" calcext:value-type="string">
            <text:p>TestOldEnumerableDecimalEmptyNullableMax</text:p>
          </table:table-cell>
          <table:table-cell table:style-name="ce18" office:value-type="string" calcext:value-type="string">
            <text:p>TestNewEnumerableDecimalEmptyNullableMax</text:p>
          </table:table-cell>
          <table:table-cell table:style-name="ce18" table:number-columns-repeated="1022"/>
        </table:table-row>
        <table:table-row table:style-name="ro1">
          <table:table-cell table:style-name="ce18" office:value-type="float" office:value="13087" calcext:value-type="float">
            <text:p>13087</text:p>
          </table:table-cell>
          <table:table-cell table:style-name="ce18" office:value-type="float" office:value="13361" calcext:value-type="float">
            <text:p>13361</text:p>
          </table:table-cell>
          <table:table-cell table:style-name="ce18" table:number-columns-repeated="3"/>
          <table:table-cell table:style-name="ce18" table:formula="of:=([Max.A262] - [Max.B262]) * 100 / [Max.A262]" office:value-type="float" office:value="-2.09368075189119" calcext:value-type="float">
            <text:p>-2.0936807519</text:p>
          </table:table-cell>
          <table:table-cell table:style-name="ce18"/>
          <table:table-cell table:style-name="ce18" table:formula="of:=IF([Max.F262] &gt;= 0; &quot;Improved&quot;; &quot;Worse&quot;)" office:value-type="string" office:string-value="Worse" calcext:value-type="string">
            <text:p>Worse</text:p>
          </table:table-cell>
          <table:table-cell table:style-name="ce18" table:number-columns-repeated="1016"/>
        </table:table-row>
        <table:table-row table:style-name="ro1">
          <table:table-cell table:style-name="ce19" office:value-type="string" calcext:value-type="string">
            <text:p>TestOldEnumerableDecimalEmptyMax</text:p>
          </table:table-cell>
          <table:table-cell table:style-name="ce19" office:value-type="string" calcext:value-type="string">
            <text:p>TestNewEnumerableDecimalEmptyMax</text:p>
          </table:table-cell>
          <table:table-cell table:style-name="ce19" table:number-columns-repeated="1022"/>
        </table:table-row>
        <table:table-row table:style-name="ro1">
          <table:table-cell table:style-name="ce19" office:value-type="float" office:value="5362815" calcext:value-type="float">
            <text:p>5362815</text:p>
          </table:table-cell>
          <table:table-cell table:style-name="ce19" office:value-type="float" office:value="5409683" calcext:value-type="float">
            <text:p>5409683</text:p>
          </table:table-cell>
          <table:table-cell table:style-name="ce19" table:number-columns-repeated="3"/>
          <table:table-cell table:style-name="ce19" table:formula="of:=([Max.A264] - [Max.B264]) * 100 / [Max.A264]" office:value-type="float" office:value="-0.873944001424625" calcext:value-type="float">
            <text:p>-0.8739440014</text:p>
          </table:table-cell>
          <table:table-cell table:style-name="ce19"/>
          <table:table-cell table:style-name="ce19" table:formula="of:=IF([Max.F264] &gt;= 0; &quot;Improved&quot;; &quot;Worse&quot;)" office:value-type="string" office:string-value="Worse" calcext:value-type="string">
            <text:p>Worse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TestOldEnumerableNullableDecimal10PercentNulledMax</text:p>
          </table:table-cell>
          <table:table-cell office:value-type="string" calcext:value-type="string">
            <text:p>TestNewEnumerableNullableDecimal10PercentNulledMax</text:p>
          </table:table-cell>
          <table:table-cell table:number-columns-repeated="1022"/>
        </table:table-row>
        <table:table-row table:style-name="ro1">
          <table:table-cell office:value-type="float" office:value="10394118" calcext:value-type="float">
            <text:p>10394118</text:p>
          </table:table-cell>
          <table:table-cell office:value-type="float" office:value="8254366" calcext:value-type="float">
            <text:p>8254366</text:p>
          </table:table-cell>
          <table:table-cell table:number-columns-repeated="3"/>
          <table:table-cell table:formula="of:=([Max.A266] - [Max.B266]) * 100 / [Max.A266]" office:value-type="float" office:value="20.5861815307465" calcext:value-type="float">
            <text:p>20.5861815307</text:p>
          </table:table-cell>
          <table:table-cell/>
          <table:table-cell table:formula="of:=IF([Max.F26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20PercentNulledMax</text:p>
          </table:table-cell>
          <table:table-cell office:value-type="string" calcext:value-type="string">
            <text:p>TestNewEnumerableNullableDecimal20PercentNulledMax</text:p>
          </table:table-cell>
          <table:table-cell table:number-columns-repeated="1022"/>
        </table:table-row>
        <table:table-row table:style-name="ro1">
          <table:table-cell office:value-type="float" office:value="10591400" calcext:value-type="float">
            <text:p>10591400</text:p>
          </table:table-cell>
          <table:table-cell office:value-type="float" office:value="8031668" calcext:value-type="float">
            <text:p>8031668</text:p>
          </table:table-cell>
          <table:table-cell table:number-columns-repeated="3"/>
          <table:table-cell table:formula="of:=([Max.A268] - [Max.B268]) * 100 / [Max.A268]" office:value-type="float" office:value="24.1680231130918" calcext:value-type="float">
            <text:p>24.1680231131</text:p>
          </table:table-cell>
          <table:table-cell/>
          <table:table-cell table:formula="of:=IF([Max.F26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30PercentNulledMax</text:p>
          </table:table-cell>
          <table:table-cell office:value-type="string" calcext:value-type="string">
            <text:p>TestNewEnumerableNullableDecimal30PercentNulledMax</text:p>
          </table:table-cell>
          <table:table-cell table:number-columns-repeated="1022"/>
        </table:table-row>
        <table:table-row table:style-name="ro1">
          <table:table-cell office:value-type="float" office:value="10884158" calcext:value-type="float">
            <text:p>10884158</text:p>
          </table:table-cell>
          <table:table-cell office:value-type="float" office:value="7821213" calcext:value-type="float">
            <text:p>7821213</text:p>
          </table:table-cell>
          <table:table-cell table:number-columns-repeated="3"/>
          <table:table-cell table:formula="of:=([Max.A270] - [Max.B270]) * 100 / [Max.A270]" office:value-type="float" office:value="28.1413132738426" calcext:value-type="float">
            <text:p>28.1413132738</text:p>
          </table:table-cell>
          <table:table-cell/>
          <table:table-cell table:formula="of:=IF([Max.F27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40PercentNulledMax</text:p>
          </table:table-cell>
          <table:table-cell office:value-type="string" calcext:value-type="string">
            <text:p>TestNewEnumerableNullableDecimal40PercentNulledMax</text:p>
          </table:table-cell>
          <table:table-cell table:number-columns-repeated="1022"/>
        </table:table-row>
        <table:table-row table:style-name="ro1">
          <table:table-cell office:value-type="float" office:value="11012381" calcext:value-type="float">
            <text:p>11012381</text:p>
          </table:table-cell>
          <table:table-cell office:value-type="float" office:value="7769438" calcext:value-type="float">
            <text:p>7769438</text:p>
          </table:table-cell>
          <table:table-cell table:number-columns-repeated="3"/>
          <table:table-cell table:formula="of:=([Max.A272] - [Max.B272]) * 100 / [Max.A272]" office:value-type="float" office:value="29.4481547632615" calcext:value-type="float">
            <text:p>29.4481547633</text:p>
          </table:table-cell>
          <table:table-cell/>
          <table:table-cell table:formula="of:=IF([Max.F27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50PercentNulledMax</text:p>
          </table:table-cell>
          <table:table-cell office:value-type="string" calcext:value-type="string">
            <text:p>TestNewEnumerableNullableDecimal50PercentNulledMax</text:p>
          </table:table-cell>
          <table:table-cell table:number-columns-repeated="1022"/>
        </table:table-row>
        <table:table-row table:style-name="ro1">
          <table:table-cell office:value-type="float" office:value="11003461" calcext:value-type="float">
            <text:p>11003461</text:p>
          </table:table-cell>
          <table:table-cell office:value-type="float" office:value="7043146" calcext:value-type="float">
            <text:p>7043146</text:p>
          </table:table-cell>
          <table:table-cell table:number-columns-repeated="3"/>
          <table:table-cell table:formula="of:=([Max.A274] - [Max.B274]) * 100 / [Max.A274]" office:value-type="float" office:value="35.9915393892885" calcext:value-type="float">
            <text:p>35.9915393893</text:p>
          </table:table-cell>
          <table:table-cell/>
          <table:table-cell table:formula="of:=IF([Max.F27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60PercentNulledMax</text:p>
          </table:table-cell>
          <table:table-cell office:value-type="string" calcext:value-type="string">
            <text:p>TestNewEnumerableNullableDecimal60PercentNulledMax</text:p>
          </table:table-cell>
          <table:table-cell table:number-columns-repeated="1022"/>
        </table:table-row>
        <table:table-row table:style-name="ro1">
          <table:table-cell office:value-type="float" office:value="10517194" calcext:value-type="float">
            <text:p>10517194</text:p>
          </table:table-cell>
          <table:table-cell office:value-type="float" office:value="6247767" calcext:value-type="float">
            <text:p>6247767</text:p>
          </table:table-cell>
          <table:table-cell table:number-columns-repeated="3"/>
          <table:table-cell table:formula="of:=([Max.A276] - [Max.B276]) * 100 / [Max.A276]" office:value-type="float" office:value="40.594734679231" calcext:value-type="float">
            <text:p>40.5947346792</text:p>
          </table:table-cell>
          <table:table-cell/>
          <table:table-cell table:formula="of:=IF([Max.F27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70PercentNulledMax</text:p>
          </table:table-cell>
          <table:table-cell office:value-type="string" calcext:value-type="string">
            <text:p>TestNewEnumerableNullableDecimal70PercentNulledMax</text:p>
          </table:table-cell>
          <table:table-cell table:number-columns-repeated="1022"/>
        </table:table-row>
        <table:table-row table:style-name="ro1">
          <table:table-cell office:value-type="float" office:value="9902209" calcext:value-type="float">
            <text:p>9902209</text:p>
          </table:table-cell>
          <table:table-cell office:value-type="float" office:value="5431730" calcext:value-type="float">
            <text:p>5431730</text:p>
          </table:table-cell>
          <table:table-cell table:number-columns-repeated="3"/>
          <table:table-cell table:formula="of:=([Max.A278] - [Max.B278]) * 100 / [Max.A278]" office:value-type="float" office:value="45.1462799866171" calcext:value-type="float">
            <text:p>45.1462799866</text:p>
          </table:table-cell>
          <table:table-cell/>
          <table:table-cell table:formula="of:=IF([Max.F27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80PercentNulledMax</text:p>
          </table:table-cell>
          <table:table-cell office:value-type="string" calcext:value-type="string">
            <text:p>TestNewEnumerableNullableDecimal80PercentNulledMax</text:p>
          </table:table-cell>
          <table:table-cell table:number-columns-repeated="1022"/>
        </table:table-row>
        <table:table-row table:style-name="ro1">
          <table:table-cell office:value-type="float" office:value="9172141" calcext:value-type="float">
            <text:p>9172141</text:p>
          </table:table-cell>
          <table:table-cell office:value-type="float" office:value="4598695" calcext:value-type="float">
            <text:p>4598695</text:p>
          </table:table-cell>
          <table:table-cell table:number-columns-repeated="3"/>
          <table:table-cell table:formula="of:=([Max.A280] - [Max.B280]) * 100 / [Max.A280]" office:value-type="float" office:value="49.8623603801991" calcext:value-type="float">
            <text:p>49.8623603802</text:p>
          </table:table-cell>
          <table:table-cell/>
          <table:table-cell table:formula="of:=IF([Max.F28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90PercentNulledMax</text:p>
          </table:table-cell>
          <table:table-cell office:value-type="string" calcext:value-type="string">
            <text:p>TestNewEnumerableNullableDecimal90PercentNulledMax</text:p>
          </table:table-cell>
          <table:table-cell table:number-columns-repeated="1022"/>
        </table:table-row>
        <table:table-row table:style-name="ro1">
          <table:table-cell office:value-type="float" office:value="8536695" calcext:value-type="float">
            <text:p>8536695</text:p>
          </table:table-cell>
          <table:table-cell office:value-type="float" office:value="3787566" calcext:value-type="float">
            <text:p>3787566</text:p>
          </table:table-cell>
          <table:table-cell table:number-columns-repeated="3"/>
          <table:table-cell table:formula="of:=([Max.A282] - [Max.B282]) * 100 / [Max.A282]" office:value-type="float" office:value="55.6319395269481" calcext:value-type="float">
            <text:p>55.6319395269</text:p>
          </table:table-cell>
          <table:table-cell/>
          <table:table-cell table:formula="of:=IF([Max.F28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TestOldEnumerableStringIncrementedMax</text:p>
          </table:table-cell>
          <table:table-cell table:style-name="ce17" office:value-type="string" calcext:value-type="string">
            <text:p>TestNewEnumerableStringIncrementedMax</text:p>
          </table:table-cell>
          <table:table-cell table:style-name="ce17" table:number-columns-repeated="1022"/>
        </table:table-row>
        <table:table-row table:style-name="ro1">
          <table:table-cell table:style-name="ce17" office:value-type="float" office:value="35034662" calcext:value-type="float">
            <text:p>35034662</text:p>
          </table:table-cell>
          <table:table-cell table:style-name="ce17" office:value-type="float" office:value="35026348" calcext:value-type="float">
            <text:p>35026348</text:p>
          </table:table-cell>
          <table:table-cell table:style-name="ce17" table:number-columns-repeated="3"/>
          <table:table-cell table:style-name="ce17" table:formula="of:=([Max.A284] - [Max.B284]) * 100 / [Max.A284]" office:value-type="float" office:value="0.0237307841017561" calcext:value-type="float">
            <text:p>0.0237307841</text:p>
          </table:table-cell>
          <table:table-cell table:style-name="ce17"/>
          <table:table-cell table:style-name="ce17" table:formula="of:=IF([Max.F284] &gt;= 0; &quot;Improved&quot;; &quot;Worse&quot;)" office:value-type="string" office:string-value="Improved" calcext:value-type="string">
            <text:p>Improved</text:p>
          </table:table-cell>
          <table:table-cell table:style-name="ce17" table:number-columns-repeated="1016"/>
        </table:table-row>
        <table:table-row table:style-name="ro1">
          <table:table-cell table:style-name="ce15" office:value-type="string" calcext:value-type="string">
            <text:p>TestOldEnumerableStringDecrementedMax</text:p>
          </table:table-cell>
          <table:table-cell table:style-name="ce15" office:value-type="string" calcext:value-type="string">
            <text:p>TestNewEnumerableStringDecrementedMax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34907300" calcext:value-type="float">
            <text:p>34907300</text:p>
          </table:table-cell>
          <table:table-cell table:style-name="ce15" office:value-type="float" office:value="33902713" calcext:value-type="float">
            <text:p>33902713</text:p>
          </table:table-cell>
          <table:table-cell table:style-name="ce15" table:number-columns-repeated="3"/>
          <table:table-cell table:style-name="ce15" table:formula="of:=([Max.A286] - [Max.B286]) * 100 / [Max.A286]" office:value-type="float" office:value="2.87787081785185" calcext:value-type="float">
            <text:p>2.8778708179</text:p>
          </table:table-cell>
          <table:table-cell table:style-name="ce15"/>
          <table:table-cell table:style-name="ce15" table:formula="of:=IF([Max.F286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5" office:value-type="string" calcext:value-type="string">
            <text:p>TestOldEnumerableStringUpAndDownMax</text:p>
          </table:table-cell>
          <table:table-cell table:style-name="ce15" office:value-type="string" calcext:value-type="string">
            <text:p>TestNewEnumerableStringUpAndDownMax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34561234" calcext:value-type="float">
            <text:p>34561234</text:p>
          </table:table-cell>
          <table:table-cell table:style-name="ce15" office:value-type="float" office:value="33998711" calcext:value-type="float">
            <text:p>33998711</text:p>
          </table:table-cell>
          <table:table-cell table:style-name="ce15" table:number-columns-repeated="3"/>
          <table:table-cell table:style-name="ce15" table:formula="of:=([Max.A288] - [Max.B288]) * 100 / [Max.A288]" office:value-type="float" office:value="1.62761260202688" calcext:value-type="float">
            <text:p>1.627612602</text:p>
          </table:table-cell>
          <table:table-cell table:style-name="ce15"/>
          <table:table-cell table:style-name="ce15" table:formula="of:=IF([Max.F288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24" office:value-type="string" calcext:value-type="string">
            <text:p>TestOldEnumerableStringShuffledMax</text:p>
          </table:table-cell>
          <table:table-cell table:style-name="ce24" office:value-type="string" calcext:value-type="string">
            <text:p>TestNewEnumerableStringShuffledMax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34926234" calcext:value-type="float">
            <text:p>34926234</text:p>
          </table:table-cell>
          <table:table-cell table:style-name="ce24" office:value-type="float" office:value="34785936" calcext:value-type="float">
            <text:p>34785936</text:p>
          </table:table-cell>
          <table:table-cell table:style-name="ce24" table:number-columns-repeated="3"/>
          <table:table-cell table:style-name="ce24" table:formula="of:=([Max.A290] - [Max.B290]) * 100 / [Max.A290]" office:value-type="float" office:value="0.401698047376078" calcext:value-type="float">
            <text:p>0.4016980474</text:p>
          </table:table-cell>
          <table:table-cell table:style-name="ce24"/>
          <table:table-cell table:style-name="ce24" table:formula="of:=IF([Max.F290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table:style-name="ce18" office:value-type="string" calcext:value-type="string">
            <text:p>TestOldEnumerableStringSolitaireMax</text:p>
          </table:table-cell>
          <table:table-cell table:style-name="ce18" office:value-type="string" calcext:value-type="string">
            <text:p>TestNewEnumerableStringSolitaireMax</text:p>
          </table:table-cell>
          <table:table-cell table:style-name="ce18" table:number-columns-repeated="1022"/>
        </table:table-row>
        <table:table-row table:style-name="ro1">
          <table:table-cell table:style-name="ce18" office:value-type="float" office:value="15359" calcext:value-type="float">
            <text:p>15359</text:p>
          </table:table-cell>
          <table:table-cell table:style-name="ce18" office:value-type="float" office:value="15522" calcext:value-type="float">
            <text:p>15522</text:p>
          </table:table-cell>
          <table:table-cell table:style-name="ce18" table:number-columns-repeated="3"/>
          <table:table-cell table:style-name="ce18" table:formula="of:=([Max.A292] - [Max.B292]) * 100 / [Max.A292]" office:value-type="float" office:value="-1.06126700957094" calcext:value-type="float">
            <text:p>-1.0612670096</text:p>
          </table:table-cell>
          <table:table-cell table:style-name="ce18"/>
          <table:table-cell table:style-name="ce18" table:formula="of:=IF([Max.F292] &gt;= 0; &quot;Improved&quot;; &quot;Worse&quot;)" office:value-type="string" office:string-value="Worse" calcext:value-type="string">
            <text:p>Worse</text:p>
          </table:table-cell>
          <table:table-cell table:style-name="ce18" table:number-columns-repeated="1016"/>
        </table:table-row>
        <table:table-row table:style-name="ro1">
          <table:table-cell table:style-name="ce15" office:value-type="string" calcext:value-type="string">
            <text:p>TestOldEnumerableStringEmptyMax</text:p>
          </table:table-cell>
          <table:table-cell table:style-name="ce15" office:value-type="string" calcext:value-type="string">
            <text:p>TestNewEnumerableStringEmptyMax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13521" calcext:value-type="float">
            <text:p>13521</text:p>
          </table:table-cell>
          <table:table-cell table:style-name="ce15" office:value-type="float" office:value="13208" calcext:value-type="float">
            <text:p>13208</text:p>
          </table:table-cell>
          <table:table-cell table:style-name="ce15" table:number-columns-repeated="3"/>
          <table:table-cell table:style-name="ce15" table:formula="of:=([Max.A294] - [Max.B294]) * 100 / [Max.A294]" office:value-type="float" office:value="2.31491753568523" calcext:value-type="float">
            <text:p>2.3149175357</text:p>
          </table:table-cell>
          <table:table-cell table:style-name="ce15"/>
          <table:table-cell table:style-name="ce15" table:formula="of:=IF([Max.F294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21" office:value-type="string" calcext:value-type="string">
            <text:p>TestOldEnumerableString10PercentNulledMax</text:p>
          </table:table-cell>
          <table:table-cell table:style-name="ce21" office:value-type="string" calcext:value-type="string">
            <text:p>TestNewEnumerableString10PercentNulled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31895599" calcext:value-type="float">
            <text:p>31895599</text:p>
          </table:table-cell>
          <table:table-cell table:style-name="ce21" office:value-type="float" office:value="31292096" calcext:value-type="float">
            <text:p>31292096</text:p>
          </table:table-cell>
          <table:table-cell table:style-name="ce21" table:number-columns-repeated="3"/>
          <table:table-cell table:style-name="ce21" table:formula="of:=([Max.A296] - [Max.B296]) * 100 / [Max.A296]" office:value-type="float" office:value="1.89211997554898" calcext:value-type="float">
            <text:p>1.8921199755</text:p>
          </table:table-cell>
          <table:table-cell table:style-name="ce21"/>
          <table:table-cell table:style-name="ce21" table:formula="of:=IF([Max.F296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1" office:value-type="string" calcext:value-type="string">
            <text:p>TestOldEnumerableString20PercentNulledMax</text:p>
          </table:table-cell>
          <table:table-cell table:style-name="ce21" office:value-type="string" calcext:value-type="string">
            <text:p>TestNewEnumerableString20PercentNulled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28793489" calcext:value-type="float">
            <text:p>28793489</text:p>
          </table:table-cell>
          <table:table-cell table:style-name="ce21" office:value-type="float" office:value="28482438" calcext:value-type="float">
            <text:p>28482438</text:p>
          </table:table-cell>
          <table:table-cell table:style-name="ce21" table:number-columns-repeated="3"/>
          <table:table-cell table:style-name="ce21" table:formula="of:=([Max.A298] - [Max.B298]) * 100 / [Max.A298]" office:value-type="float" office:value="1.08028242079312" calcext:value-type="float">
            <text:p>1.0802824208</text:p>
          </table:table-cell>
          <table:table-cell table:style-name="ce21"/>
          <table:table-cell table:style-name="ce21" table:formula="of:=IF([Max.F298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0" office:value-type="string" calcext:value-type="string">
            <text:p>TestOldEnumerableString30PercentNulledMax</text:p>
          </table:table-cell>
          <table:table-cell table:style-name="ce20" office:value-type="string" calcext:value-type="string">
            <text:p>TestNewEnumerableString30PercentNulledMax</text:p>
          </table:table-cell>
          <table:table-cell table:style-name="ce20" table:number-columns-repeated="1022"/>
        </table:table-row>
        <table:table-row table:style-name="ro1">
          <table:table-cell table:style-name="ce20" office:value-type="float" office:value="25870885" calcext:value-type="float">
            <text:p>25870885</text:p>
          </table:table-cell>
          <table:table-cell table:style-name="ce20" office:value-type="float" office:value="26743732" calcext:value-type="float">
            <text:p>26743732</text:p>
          </table:table-cell>
          <table:table-cell table:style-name="ce20" table:number-columns-repeated="3"/>
          <table:table-cell table:style-name="ce20" table:formula="of:=([Max.A300] - [Max.B300]) * 100 / [Max.A300]" office:value-type="float" office:value="-3.37385829669144" calcext:value-type="float">
            <text:p>-3.3738582967</text:p>
          </table:table-cell>
          <table:table-cell table:style-name="ce20"/>
          <table:table-cell table:style-name="ce20" table:formula="of:=IF([Max.F300] &gt;= 0; &quot;Improved&quot;; &quot;Worse&quot;)" office:value-type="string" office:string-value="Worse" calcext:value-type="string">
            <text:p>Worse</text:p>
          </table:table-cell>
          <table:table-cell table:style-name="ce20" table:number-columns-repeated="1016"/>
        </table:table-row>
        <table:table-row table:style-name="ro1">
          <table:table-cell table:style-name="ce23" office:value-type="string" calcext:value-type="string">
            <text:p>TestOldEnumerableString40PercentNulledMax</text:p>
          </table:table-cell>
          <table:table-cell table:style-name="ce23" office:value-type="string" calcext:value-type="string">
            <text:p>TestNewEnumerableString40PercentNulledMax</text:p>
          </table:table-cell>
          <table:table-cell table:style-name="ce23" table:number-columns-repeated="1022"/>
        </table:table-row>
        <table:table-row table:style-name="ro1">
          <table:table-cell table:style-name="ce23" office:value-type="float" office:value="23431761" calcext:value-type="float">
            <text:p>23431761</text:p>
          </table:table-cell>
          <table:table-cell table:style-name="ce23" office:value-type="float" office:value="23618462" calcext:value-type="float">
            <text:p>23618462</text:p>
          </table:table-cell>
          <table:table-cell table:style-name="ce23" table:number-columns-repeated="3"/>
          <table:table-cell table:style-name="ce23" table:formula="of:=([Max.A302] - [Max.B302]) * 100 / [Max.A302]" office:value-type="float" office:value="-0.796786037549632" calcext:value-type="float">
            <text:p>-0.7967860375</text:p>
          </table:table-cell>
          <table:table-cell table:style-name="ce23"/>
          <table:table-cell table:style-name="ce23" table:formula="of:=IF([Max.F302] &gt;= 0; &quot;Improved&quot;; &quot;Worse&quot;)" office:value-type="string" office:string-value="Worse" calcext:value-type="string">
            <text:p>Worse</text:p>
          </table:table-cell>
          <table:table-cell table:style-name="ce23" table:number-columns-repeated="1016"/>
        </table:table-row>
        <table:table-row table:style-name="ro1">
          <table:table-cell table:style-name="ce24" office:value-type="string" calcext:value-type="string">
            <text:p>TestOldEnumerableString50PercentNulledMax</text:p>
          </table:table-cell>
          <table:table-cell table:style-name="ce24" office:value-type="string" calcext:value-type="string">
            <text:p>TestNewEnumerableString50PercentNulledMax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20181993" calcext:value-type="float">
            <text:p>20181993</text:p>
          </table:table-cell>
          <table:table-cell table:style-name="ce24" office:value-type="float" office:value="20089047" calcext:value-type="float">
            <text:p>20089047</text:p>
          </table:table-cell>
          <table:table-cell table:style-name="ce24" table:number-columns-repeated="3"/>
          <table:table-cell table:style-name="ce24" table:formula="of:=([Max.A304] - [Max.B304]) * 100 / [Max.A304]" office:value-type="float" office:value="0.460539253977543" calcext:value-type="float">
            <text:p>0.460539254</text:p>
          </table:table-cell>
          <table:table-cell table:style-name="ce24"/>
          <table:table-cell table:style-name="ce24" table:formula="of:=IF([Max.F304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table:style-name="ce24" office:value-type="string" calcext:value-type="string">
            <text:p>TestOldEnumerableString60PercentNulledMax</text:p>
          </table:table-cell>
          <table:table-cell table:style-name="ce24" office:value-type="string" calcext:value-type="string">
            <text:p>TestNewEnumerableString60PercentNulledMax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17111467" calcext:value-type="float">
            <text:p>17111467</text:p>
          </table:table-cell>
          <table:table-cell table:style-name="ce24" office:value-type="float" office:value="17110276" calcext:value-type="float">
            <text:p>17110276</text:p>
          </table:table-cell>
          <table:table-cell table:style-name="ce24" table:number-columns-repeated="3"/>
          <table:table-cell table:style-name="ce24" table:formula="of:=([Max.A306] - [Max.B306]) * 100 / [Max.A306]" office:value-type="float" office:value="0.00696024484633609" calcext:value-type="float">
            <text:p>0.0069602448</text:p>
          </table:table-cell>
          <table:table-cell table:style-name="ce24"/>
          <table:table-cell table:style-name="ce24" table:formula="of:=IF([Max.F306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table:style-name="ce24" office:value-type="string" calcext:value-type="string">
            <text:p>TestOldEnumerableString70PercentNulledMax</text:p>
          </table:table-cell>
          <table:table-cell table:style-name="ce24" office:value-type="string" calcext:value-type="string">
            <text:p>TestNewEnumerableString70PercentNulledMax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13174983" calcext:value-type="float">
            <text:p>13174983</text:p>
          </table:table-cell>
          <table:table-cell table:style-name="ce24" office:value-type="float" office:value="13162648" calcext:value-type="float">
            <text:p>13162648</text:p>
          </table:table-cell>
          <table:table-cell table:style-name="ce24" table:number-columns-repeated="3"/>
          <table:table-cell table:style-name="ce24" table:formula="of:=([Max.A308] - [Max.B308]) * 100 / [Max.A308]" office:value-type="float" office:value="0.0936244092307368" calcext:value-type="float">
            <text:p>0.0936244092</text:p>
          </table:table-cell>
          <table:table-cell table:style-name="ce24"/>
          <table:table-cell table:style-name="ce24" table:formula="of:=IF([Max.F308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table:style-name="ce24" office:value-type="string" calcext:value-type="string">
            <text:p>TestOldEnumerableString80PercentNulledMax</text:p>
          </table:table-cell>
          <table:table-cell table:style-name="ce24" office:value-type="string" calcext:value-type="string">
            <text:p>TestNewEnumerableString80PercentNulledMax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9471980" calcext:value-type="float">
            <text:p>9471980</text:p>
          </table:table-cell>
          <table:table-cell table:style-name="ce24" office:value-type="float" office:value="9413016" calcext:value-type="float">
            <text:p>9413016</text:p>
          </table:table-cell>
          <table:table-cell table:style-name="ce24" table:number-columns-repeated="3"/>
          <table:table-cell table:style-name="ce24" table:formula="of:=([Max.A310] - [Max.B310]) * 100 / [Max.A310]" office:value-type="float" office:value="0.622509760366893" calcext:value-type="float">
            <text:p>0.6225097604</text:p>
          </table:table-cell>
          <table:table-cell table:style-name="ce24"/>
          <table:table-cell table:style-name="ce24" table:formula="of:=IF([Max.F310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table:style-name="ce20" office:value-type="string" calcext:value-type="string">
            <text:p>TestOldEnumerableString90PercentNulledMax</text:p>
          </table:table-cell>
          <table:table-cell table:style-name="ce20" office:value-type="string" calcext:value-type="string">
            <text:p>TestNewEnumerableString90PercentNulledMax</text:p>
          </table:table-cell>
          <table:table-cell table:style-name="ce20" table:number-columns-repeated="1022"/>
        </table:table-row>
        <table:table-row table:style-name="ro1">
          <table:table-cell table:style-name="ce20" office:value-type="float" office:value="5802667" calcext:value-type="float">
            <text:p>5802667</text:p>
          </table:table-cell>
          <table:table-cell table:style-name="ce20" office:value-type="float" office:value="5869199" calcext:value-type="float">
            <text:p>5869199</text:p>
          </table:table-cell>
          <table:table-cell table:style-name="ce20" table:number-columns-repeated="3"/>
          <table:table-cell table:style-name="ce20" table:formula="of:=([Max.A312] - [Max.B312]) * 100 / [Max.A312]" office:value-type="float" office:value="-1.1465762208998" calcext:value-type="float">
            <text:p>-1.1465762209</text:p>
          </table:table-cell>
          <table:table-cell table:style-name="ce20"/>
          <table:table-cell table:style-name="ce20" table:formula="of:=IF([Max.F312] &gt;= 0; &quot;Improved&quot;; &quot;Worse&quot;)" office:value-type="string" office:string-value="Worse" calcext:value-type="string">
            <text:p>Worse</text:p>
          </table:table-cell>
          <table:table-cell table:style-name="ce20" table:number-columns-repeated="1016"/>
        </table:table-row>
        <table:table-row table:style-name="ro1">
          <table:table-cell table:style-name="ce14" office:value-type="string" calcext:value-type="string">
            <text:p>TestOldEnumerableDateTimeIncrementedNullableMax</text:p>
          </table:table-cell>
          <table:table-cell table:style-name="ce14" office:value-type="string" calcext:value-type="string">
            <text:p>TestNewEnumerableDateTimeIncremented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79282011" calcext:value-type="float">
            <text:p>79282011</text:p>
          </table:table-cell>
          <table:table-cell table:style-name="ce14" office:value-type="float" office:value="41570281" calcext:value-type="float">
            <text:p>41570281</text:p>
          </table:table-cell>
          <table:table-cell table:style-name="ce14" table:number-columns-repeated="3"/>
          <table:table-cell table:style-name="ce14" table:formula="of:=([Max.A314] - [Max.B314]) * 100 / [Max.A314]" office:value-type="float" office:value="47.566565888446" calcext:value-type="float">
            <text:p>47.5665658884</text:p>
          </table:table-cell>
          <table:table-cell table:style-name="ce14"/>
          <table:table-cell table:style-name="ce14" table:formula="of:=IF([Max.F314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5" office:value-type="string" calcext:value-type="string">
            <text:p>TestOldEnumerableDateTimeIncrementedMax</text:p>
          </table:table-cell>
          <table:table-cell table:style-name="ce15" office:value-type="string" calcext:value-type="string">
            <text:p>TestNewEnumerableDateTimeIncrementedMax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4623229" calcext:value-type="float">
            <text:p>4623229</text:p>
          </table:table-cell>
          <table:table-cell table:style-name="ce15" office:value-type="float" office:value="4458519" calcext:value-type="float">
            <text:p>4458519</text:p>
          </table:table-cell>
          <table:table-cell table:style-name="ce15" table:number-columns-repeated="3"/>
          <table:table-cell table:style-name="ce15" table:formula="of:=([Max.A316] - [Max.B316]) * 100 / [Max.A316]" office:value-type="float" office:value="3.56266150779033" calcext:value-type="float">
            <text:p>3.5626615078</text:p>
          </table:table-cell>
          <table:table-cell table:style-name="ce15"/>
          <table:table-cell table:style-name="ce15" table:formula="of:=IF([Max.F316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4" office:value-type="string" calcext:value-type="string">
            <text:p>TestOldEnumerableDateTimeDecrementedNullableMax</text:p>
          </table:table-cell>
          <table:table-cell table:style-name="ce14" office:value-type="string" calcext:value-type="string">
            <text:p>TestNewEnumerableDateTimeDecremented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78936017" calcext:value-type="float">
            <text:p>78936017</text:p>
          </table:table-cell>
          <table:table-cell table:style-name="ce14" office:value-type="float" office:value="41549010" calcext:value-type="float">
            <text:p>41549010</text:p>
          </table:table-cell>
          <table:table-cell table:style-name="ce14" table:number-columns-repeated="3"/>
          <table:table-cell table:style-name="ce14" table:formula="of:=([Max.A318] - [Max.B318]) * 100 / [Max.A318]" office:value-type="float" office:value="47.3636857050945" calcext:value-type="float">
            <text:p>47.3636857051</text:p>
          </table:table-cell>
          <table:table-cell table:style-name="ce14"/>
          <table:table-cell table:style-name="ce14" table:formula="of:=IF([Max.F318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22" office:value-type="string" calcext:value-type="string">
            <text:p>TestOldEnumerableDateTimeDecrementedMax</text:p>
          </table:table-cell>
          <table:table-cell table:style-name="ce22" office:value-type="string" calcext:value-type="string">
            <text:p>TestNewEnumerableDateTimeDecrementedMax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4901500" calcext:value-type="float">
            <text:p>4901500</text:p>
          </table:table-cell>
          <table:table-cell table:style-name="ce22" office:value-type="float" office:value="5430306" calcext:value-type="float">
            <text:p>5430306</text:p>
          </table:table-cell>
          <table:table-cell table:style-name="ce22" table:number-columns-repeated="3"/>
          <table:table-cell table:style-name="ce22" table:formula="of:=([Max.A320] - [Max.B320]) * 100 / [Max.A320]" office:value-type="float" office:value="-10.7886565337142" calcext:value-type="float">
            <text:p>-10.7886565337</text:p>
          </table:table-cell>
          <table:table-cell table:style-name="ce22"/>
          <table:table-cell table:style-name="ce22" table:formula="of:=IF([Max.F320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4" office:value-type="string" calcext:value-type="string">
            <text:p>TestOldEnumerableDateTimeUpAndDownNullableMax</text:p>
          </table:table-cell>
          <table:table-cell table:style-name="ce14" office:value-type="string" calcext:value-type="string">
            <text:p>TestNewEnumerableDateTimeUpAndDownNullable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157793751" calcext:value-type="float">
            <text:p>157793751</text:p>
          </table:table-cell>
          <table:table-cell table:style-name="ce14" office:value-type="float" office:value="83056050" calcext:value-type="float">
            <text:p>83056050</text:p>
          </table:table-cell>
          <table:table-cell table:style-name="ce14" table:number-columns-repeated="3"/>
          <table:table-cell table:style-name="ce14" table:formula="of:=([Max.A322] - [Max.B322]) * 100 / [Max.A322]" office:value-type="float" office:value="47.3641703339697" calcext:value-type="float">
            <text:p>47.364170334</text:p>
          </table:table-cell>
          <table:table-cell table:style-name="ce14"/>
          <table:table-cell table:style-name="ce14" table:formula="of:=IF([Max.F322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5" office:value-type="string" calcext:value-type="string">
            <text:p>TestOldEnumerableDateTimeUpAndDownMax</text:p>
          </table:table-cell>
          <table:table-cell table:style-name="ce15" office:value-type="string" calcext:value-type="string">
            <text:p>TestNewEnumerableDateTimeUpAndDownMax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4908693" calcext:value-type="float">
            <text:p>4908693</text:p>
          </table:table-cell>
          <table:table-cell table:style-name="ce15" office:value-type="float" office:value="4727764" calcext:value-type="float">
            <text:p>4727764</text:p>
          </table:table-cell>
          <table:table-cell table:style-name="ce15" table:number-columns-repeated="3"/>
          <table:table-cell table:style-name="ce15" table:formula="of:=([Max.A324] - [Max.B324]) * 100 / [Max.A324]" office:value-type="float" office:value="3.68588950256209" calcext:value-type="float">
            <text:p>3.6858895026</text:p>
          </table:table-cell>
          <table:table-cell table:style-name="ce15"/>
          <table:table-cell table:style-name="ce15" table:formula="of:=IF([Max.F324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office:value-type="string" calcext:value-type="string">
            <text:p>TestOldEnumerableDateTimeShuffledNullableMax</text:p>
          </table:table-cell>
          <table:table-cell office:value-type="string" calcext:value-type="string">
            <text:p>TestNewEnumerableDateTimeShuffledNullableMax</text:p>
          </table:table-cell>
          <table:table-cell table:number-columns-repeated="1022"/>
        </table:table-row>
        <table:table-row table:style-name="ro1">
          <table:table-cell office:value-type="float" office:value="80458907" calcext:value-type="float">
            <text:p>80458907</text:p>
          </table:table-cell>
          <table:table-cell office:value-type="float" office:value="41251053" calcext:value-type="float">
            <text:p>41251053</text:p>
          </table:table-cell>
          <table:table-cell table:number-columns-repeated="3"/>
          <table:table-cell table:formula="of:=([Max.A326] - [Max.B326]) * 100 / [Max.A326]" office:value-type="float" office:value="48.730284143681" calcext:value-type="float">
            <text:p>48.7302841437</text:p>
          </table:table-cell>
          <table:table-cell/>
          <table:table-cell table:formula="of:=IF([Max.F3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21" office:value-type="string" calcext:value-type="string">
            <text:p>TestOldEnumerableDateTimeShuffledMax</text:p>
          </table:table-cell>
          <table:table-cell table:style-name="ce21" office:value-type="string" calcext:value-type="string">
            <text:p>TestNewEnumerableDateTimeShuffled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4928245" calcext:value-type="float">
            <text:p>4928245</text:p>
          </table:table-cell>
          <table:table-cell table:style-name="ce21" office:value-type="float" office:value="4734690" calcext:value-type="float">
            <text:p>4734690</text:p>
          </table:table-cell>
          <table:table-cell table:style-name="ce21" table:number-columns-repeated="3"/>
          <table:table-cell table:style-name="ce21" table:formula="of:=([Max.A328] - [Max.B328]) * 100 / [Max.A328]" office:value-type="float" office:value="3.92746302182623" calcext:value-type="float">
            <text:p>3.9274630218</text:p>
          </table:table-cell>
          <table:table-cell table:style-name="ce21"/>
          <table:table-cell table:style-name="ce21" table:formula="of:=IF([Max.F328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2" office:value-type="string" calcext:value-type="string">
            <text:p>TestOldEnumerableDateTimeSolitaireNullableMax</text:p>
          </table:table-cell>
          <table:table-cell table:style-name="ce22" office:value-type="string" calcext:value-type="string">
            <text:p>TestNewEnumerableDateTimeSolitaireNullableMax</text:p>
          </table:table-cell>
          <table:table-cell table:style-name="ce22" table:number-columns-repeated="1022"/>
        </table:table-row>
        <table:table-row table:style-name="ro1">
          <table:table-cell table:style-name="ce22" office:value-type="float" office:value="84508" calcext:value-type="float">
            <text:p>84508</text:p>
          </table:table-cell>
          <table:table-cell table:style-name="ce22" office:value-type="float" office:value="107407" calcext:value-type="float">
            <text:p>107407</text:p>
          </table:table-cell>
          <table:table-cell table:style-name="ce22" table:number-columns-repeated="3"/>
          <table:table-cell table:style-name="ce22" table:formula="of:=([Max.A330] - [Max.B330]) * 100 / [Max.A330]" office:value-type="float" office:value="-27.0968429024471" calcext:value-type="float">
            <text:p>-27.0968429024</text:p>
          </table:table-cell>
          <table:table-cell table:style-name="ce22"/>
          <table:table-cell table:style-name="ce22" table:formula="of:=IF([Max.F330] &gt;= 0; &quot;Improved&quot;; &quot;Worse&quot;)" office:value-type="string" office:string-value="Worse" calcext:value-type="string">
            <text:p>Worse</text:p>
          </table:table-cell>
          <table:table-cell table:style-name="ce22" table:number-columns-repeated="1016"/>
        </table:table-row>
        <table:table-row table:style-name="ro1">
          <table:table-cell table:style-name="ce15" office:value-type="string" calcext:value-type="string">
            <text:p>TestOldEnumerableDateTimeSolitaireMax</text:p>
          </table:table-cell>
          <table:table-cell table:style-name="ce15" office:value-type="string" calcext:value-type="string">
            <text:p>TestNewEnumerableDateTimeSolitaireMax</text:p>
          </table:table-cell>
          <table:table-cell table:style-name="ce15" table:number-columns-repeated="1022"/>
        </table:table-row>
        <table:table-row table:style-name="ro1">
          <table:table-cell table:style-name="ce15" office:value-type="float" office:value="14166" calcext:value-type="float">
            <text:p>14166</text:p>
          </table:table-cell>
          <table:table-cell table:style-name="ce15" office:value-type="float" office:value="13695" calcext:value-type="float">
            <text:p>13695</text:p>
          </table:table-cell>
          <table:table-cell table:style-name="ce15" table:number-columns-repeated="3"/>
          <table:table-cell table:style-name="ce15" table:formula="of:=([Max.A332] - [Max.B332]) * 100 / [Max.A332]" office:value-type="float" office:value="3.32486234646336" calcext:value-type="float">
            <text:p>3.3248623465</text:p>
          </table:table-cell>
          <table:table-cell table:style-name="ce15"/>
          <table:table-cell table:style-name="ce15" table:formula="of:=IF([Max.F332] &gt;= 0; &quot;Improved&quot;; &quot;Worse&quot;)" office:value-type="string" office:string-value="Improved" calcext:value-type="string">
            <text:p>Improved</text:p>
          </table:table-cell>
          <table:table-cell table:style-name="ce15" table:number-columns-repeated="1016"/>
        </table:table-row>
        <table:table-row table:style-name="ro1">
          <table:table-cell table:style-name="ce18" office:value-type="string" calcext:value-type="string">
            <text:p>TestOldEnumerableDateTimeEmptyNullableMax</text:p>
          </table:table-cell>
          <table:table-cell table:style-name="ce18" office:value-type="string" calcext:value-type="string">
            <text:p>TestNewEnumerableDateTimeEmptyNullableMax</text:p>
          </table:table-cell>
          <table:table-cell table:style-name="ce18" table:number-columns-repeated="1022"/>
        </table:table-row>
        <table:table-row table:style-name="ro1">
          <table:table-cell table:style-name="ce18" office:value-type="float" office:value="29366" calcext:value-type="float">
            <text:p>29366</text:p>
          </table:table-cell>
          <table:table-cell table:style-name="ce18" office:value-type="float" office:value="29929" calcext:value-type="float">
            <text:p>29929</text:p>
          </table:table-cell>
          <table:table-cell table:style-name="ce18" table:number-columns-repeated="3"/>
          <table:table-cell table:style-name="ce18" table:formula="of:=([Max.A334] - [Max.B334]) * 100 / [Max.A334]" office:value-type="float" office:value="-1.91718313696111" calcext:value-type="float">
            <text:p>-1.917183137</text:p>
          </table:table-cell>
          <table:table-cell table:style-name="ce18"/>
          <table:table-cell table:style-name="ce18" table:formula="of:=IF([Max.F334] &gt;= 0; &quot;Improved&quot;; &quot;Worse&quot;)" office:value-type="string" office:string-value="Worse" calcext:value-type="string">
            <text:p>Worse</text:p>
          </table:table-cell>
          <table:table-cell table:style-name="ce18" table:number-columns-repeated="1016"/>
        </table:table-row>
        <table:table-row table:style-name="ro1">
          <table:table-cell table:style-name="ce18" office:value-type="string" calcext:value-type="string">
            <text:p>TestOldEnumerableDateTimeEmptyMax</text:p>
          </table:table-cell>
          <table:table-cell table:style-name="ce18" office:value-type="string" calcext:value-type="string">
            <text:p>TestNewEnumerableDateTimeEmptyMax</text:p>
          </table:table-cell>
          <table:table-cell table:style-name="ce18" table:number-columns-repeated="1022"/>
        </table:table-row>
        <table:table-row table:style-name="ro1">
          <table:table-cell table:style-name="ce18" office:value-type="float" office:value="5320689" calcext:value-type="float">
            <text:p>5320689</text:p>
          </table:table-cell>
          <table:table-cell table:style-name="ce18" office:value-type="float" office:value="5489927" calcext:value-type="float">
            <text:p>5489927</text:p>
          </table:table-cell>
          <table:table-cell table:style-name="ce18" table:number-columns-repeated="3"/>
          <table:table-cell table:style-name="ce18" table:formula="of:=([Max.A336] - [Max.B336]) * 100 / [Max.A336]" office:value-type="float" office:value="-3.1807534700863" calcext:value-type="float">
            <text:p>-3.1807534701</text:p>
          </table:table-cell>
          <table:table-cell table:style-name="ce18"/>
          <table:table-cell table:style-name="ce18" table:formula="of:=IF([Max.F336] &gt;= 0; &quot;Improved&quot;; &quot;Worse&quot;)" office:value-type="string" office:string-value="Worse" calcext:value-type="string">
            <text:p>Worse</text:p>
          </table:table-cell>
          <table:table-cell table:style-name="ce18" table:number-columns-repeated="1016"/>
        </table:table-row>
        <table:table-row table:style-name="ro1">
          <table:table-cell office:value-type="string" calcext:value-type="string">
            <text:p>TestOldEnumerableNullableDateTime10PercentNulledMax</text:p>
          </table:table-cell>
          <table:table-cell office:value-type="string" calcext:value-type="string">
            <text:p>TestNewEnumerableNullableDateTime10PercentNulledMax</text:p>
          </table:table-cell>
          <table:table-cell table:number-columns-repeated="1022"/>
        </table:table-row>
        <table:table-row table:style-name="ro1">
          <table:table-cell office:value-type="float" office:value="73095301" calcext:value-type="float">
            <text:p>73095301</text:p>
          </table:table-cell>
          <table:table-cell office:value-type="float" office:value="39451862" calcext:value-type="float">
            <text:p>39451862</text:p>
          </table:table-cell>
          <table:table-cell table:number-columns-repeated="3"/>
          <table:table-cell table:formula="of:=([Max.A338] - [Max.B338]) * 100 / [Max.A338]" office:value-type="float" office:value="46.0268150479331" calcext:value-type="float">
            <text:p>46.0268150479</text:p>
          </table:table-cell>
          <table:table-cell/>
          <table:table-cell table:formula="of:=IF([Max.F3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20PercentNulledMax</text:p>
          </table:table-cell>
          <table:table-cell office:value-type="string" calcext:value-type="string">
            <text:p>TestNewEnumerableNullableDateTime20PercentNulledMax</text:p>
          </table:table-cell>
          <table:table-cell table:number-columns-repeated="1022"/>
        </table:table-row>
        <table:table-row table:style-name="ro1">
          <table:table-cell office:value-type="float" office:value="67410944" calcext:value-type="float">
            <text:p>67410944</text:p>
          </table:table-cell>
          <table:table-cell office:value-type="float" office:value="37498625" calcext:value-type="float">
            <text:p>37498625</text:p>
          </table:table-cell>
          <table:table-cell table:number-columns-repeated="3"/>
          <table:table-cell table:formula="of:=([Max.A340] - [Max.B340]) * 100 / [Max.A340]" office:value-type="float" office:value="44.3730902210775" calcext:value-type="float">
            <text:p>44.3730902211</text:p>
          </table:table-cell>
          <table:table-cell/>
          <table:table-cell table:formula="of:=IF([Max.F3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30PercentNulledMax</text:p>
          </table:table-cell>
          <table:table-cell office:value-type="string" calcext:value-type="string">
            <text:p>TestNewEnumerableNullableDateTime30PercentNulledMax</text:p>
          </table:table-cell>
          <table:table-cell table:number-columns-repeated="1022"/>
        </table:table-row>
        <table:table-row table:style-name="ro1">
          <table:table-cell office:value-type="float" office:value="62567754" calcext:value-type="float">
            <text:p>62567754</text:p>
          </table:table-cell>
          <table:table-cell office:value-type="float" office:value="35620316" calcext:value-type="float">
            <text:p>35620316</text:p>
          </table:table-cell>
          <table:table-cell table:number-columns-repeated="3"/>
          <table:table-cell table:formula="of:=([Max.A342] - [Max.B342]) * 100 / [Max.A342]" office:value-type="float" office:value="43.0692110188261" calcext:value-type="float">
            <text:p>43.0692110188</text:p>
          </table:table-cell>
          <table:table-cell/>
          <table:table-cell table:formula="of:=IF([Max.F3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40PercentNulledMax</text:p>
          </table:table-cell>
          <table:table-cell office:value-type="string" calcext:value-type="string">
            <text:p>TestNewEnumerableNullableDateTime40PercentNulledMax</text:p>
          </table:table-cell>
          <table:table-cell table:number-columns-repeated="1022"/>
        </table:table-row>
        <table:table-row table:style-name="ro1">
          <table:table-cell office:value-type="float" office:value="56758868" calcext:value-type="float">
            <text:p>56758868</text:p>
          </table:table-cell>
          <table:table-cell office:value-type="float" office:value="34025867" calcext:value-type="float">
            <text:p>34025867</text:p>
          </table:table-cell>
          <table:table-cell table:number-columns-repeated="3"/>
          <table:table-cell table:formula="of:=([Max.A344] - [Max.B344]) * 100 / [Max.A344]" office:value-type="float" office:value="40.0518928601606" calcext:value-type="float">
            <text:p>40.0518928602</text:p>
          </table:table-cell>
          <table:table-cell/>
          <table:table-cell table:formula="of:=IF([Max.F34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50PercentNulledMax</text:p>
          </table:table-cell>
          <table:table-cell office:value-type="string" calcext:value-type="string">
            <text:p>TestNewEnumerableNullableDateTime50PercentNulledMax</text:p>
          </table:table-cell>
          <table:table-cell table:number-columns-repeated="1022"/>
        </table:table-row>
        <table:table-row table:style-name="ro1">
          <table:table-cell office:value-type="float" office:value="51095202" calcext:value-type="float">
            <text:p>51095202</text:p>
          </table:table-cell>
          <table:table-cell office:value-type="float" office:value="31341584" calcext:value-type="float">
            <text:p>31341584</text:p>
          </table:table-cell>
          <table:table-cell table:number-columns-repeated="3"/>
          <table:table-cell table:formula="of:=([Max.A346] - [Max.B346]) * 100 / [Max.A346]" office:value-type="float" office:value="38.6604166864826" calcext:value-type="float">
            <text:p>38.6604166865</text:p>
          </table:table-cell>
          <table:table-cell/>
          <table:table-cell table:formula="of:=IF([Max.F34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60PercentNulledMax</text:p>
          </table:table-cell>
          <table:table-cell office:value-type="string" calcext:value-type="string">
            <text:p>TestNewEnumerableNullableDateTime60PercentNulledMax</text:p>
          </table:table-cell>
          <table:table-cell table:number-columns-repeated="1022"/>
        </table:table-row>
        <table:table-row table:style-name="ro1">
          <table:table-cell office:value-type="float" office:value="44057874" calcext:value-type="float">
            <text:p>44057874</text:p>
          </table:table-cell>
          <table:table-cell office:value-type="float" office:value="28517005" calcext:value-type="float">
            <text:p>28517005</text:p>
          </table:table-cell>
          <table:table-cell table:number-columns-repeated="3"/>
          <table:table-cell table:formula="of:=([Max.A348] - [Max.B348]) * 100 / [Max.A348]" office:value-type="float" office:value="35.2737605995242" calcext:value-type="float">
            <text:p>35.2737605995</text:p>
          </table:table-cell>
          <table:table-cell/>
          <table:table-cell table:formula="of:=IF([Max.F34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70PercentNulledMax</text:p>
          </table:table-cell>
          <table:table-cell office:value-type="string" calcext:value-type="string">
            <text:p>TestNewEnumerableNullableDateTime70PercentNulledMax</text:p>
          </table:table-cell>
          <table:table-cell table:number-columns-repeated="1022"/>
        </table:table-row>
        <table:table-row table:style-name="ro1">
          <table:table-cell office:value-type="float" office:value="37509360" calcext:value-type="float">
            <text:p>37509360</text:p>
          </table:table-cell>
          <table:table-cell office:value-type="float" office:value="25612025" calcext:value-type="float">
            <text:p>25612025</text:p>
          </table:table-cell>
          <table:table-cell table:number-columns-repeated="3"/>
          <table:table-cell table:formula="of:=([Max.A350] - [Max.B350]) * 100 / [Max.A350]" office:value-type="float" office:value="31.7183097765464" calcext:value-type="float">
            <text:p>31.7183097765</text:p>
          </table:table-cell>
          <table:table-cell/>
          <table:table-cell table:formula="of:=IF([Max.F35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80PercentNulledMax</text:p>
          </table:table-cell>
          <table:table-cell office:value-type="string" calcext:value-type="string">
            <text:p>TestNewEnumerableNullableDateTime80PercentNulledMax</text:p>
          </table:table-cell>
          <table:table-cell table:number-columns-repeated="1022"/>
        </table:table-row>
        <table:table-row table:style-name="ro1">
          <table:table-cell office:value-type="float" office:value="30355000" calcext:value-type="float">
            <text:p>30355000</text:p>
          </table:table-cell>
          <table:table-cell office:value-type="float" office:value="22904681" calcext:value-type="float">
            <text:p>22904681</text:p>
          </table:table-cell>
          <table:table-cell table:number-columns-repeated="3"/>
          <table:table-cell table:formula="of:=([Max.A352] - [Max.B352]) * 100 / [Max.A352]" office:value-type="float" office:value="24.5439598089277" calcext:value-type="float">
            <text:p>24.5439598089</text:p>
          </table:table-cell>
          <table:table-cell/>
          <table:table-cell table:formula="of:=IF([Max.F35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ateTime90PercentNulledMax</text:p>
          </table:table-cell>
          <table:table-cell office:value-type="string" calcext:value-type="string">
            <text:p>TestNewEnumerableNullableDateTime90PercentNulledMax</text:p>
          </table:table-cell>
          <table:table-cell table:number-columns-repeated="1022"/>
        </table:table-row>
        <table:table-row table:style-name="ro1">
          <table:table-cell office:value-type="float" office:value="23809553" calcext:value-type="float">
            <text:p>23809553</text:p>
          </table:table-cell>
          <table:table-cell office:value-type="float" office:value="19995584" calcext:value-type="float">
            <text:p>19995584</text:p>
          </table:table-cell>
          <table:table-cell table:number-columns-repeated="3"/>
          <table:table-cell table:formula="of:=([Max.A354] - [Max.B354]) * 100 / [Max.A354]" office:value-type="float" office:value="16.0186501611349" calcext:value-type="float">
            <text:p>16.0186501611</text:p>
          </table:table-cell>
          <table:table-cell/>
          <table:table-cell table:formula="of:=IF([Max.F35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estOldEnumerableExampleReferenceTypeIncrementedMax</text:p>
          </table:table-cell>
          <table:table-cell table:style-name="ce14" office:value-type="string" calcext:value-type="string">
            <text:p>TestNewEnumerableExampleReferenceTypeIncremented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5682763" calcext:value-type="float">
            <text:p>5682763</text:p>
          </table:table-cell>
          <table:table-cell table:style-name="ce14" office:value-type="float" office:value="5205374" calcext:value-type="float">
            <text:p>5205374</text:p>
          </table:table-cell>
          <table:table-cell table:style-name="ce14" table:number-columns-repeated="3"/>
          <table:table-cell table:style-name="ce14" table:formula="of:=([Max.A356] - [Max.B356]) * 100 / [Max.A356]" office:value-type="float" office:value="8.40064947280047" calcext:value-type="float">
            <text:p>8.4006494728</text:p>
          </table:table-cell>
          <table:table-cell table:style-name="ce14"/>
          <table:table-cell table:style-name="ce14" table:formula="of:=IF([Max.F356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ExampleReferenceTypeDecrementedMax</text:p>
          </table:table-cell>
          <table:table-cell table:style-name="ce14" office:value-type="string" calcext:value-type="string">
            <text:p>TestNewEnumerableExampleReferenceTypeDecremented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5773644" calcext:value-type="float">
            <text:p>5773644</text:p>
          </table:table-cell>
          <table:table-cell table:style-name="ce14" office:value-type="float" office:value="5037793" calcext:value-type="float">
            <text:p>5037793</text:p>
          </table:table-cell>
          <table:table-cell table:style-name="ce14" table:number-columns-repeated="3"/>
          <table:table-cell table:style-name="ce14" table:formula="of:=([Max.A358] - [Max.B358]) * 100 / [Max.A358]" office:value-type="float" office:value="12.7450012505101" calcext:value-type="float">
            <text:p>12.7450012505</text:p>
          </table:table-cell>
          <table:table-cell table:style-name="ce14"/>
          <table:table-cell table:style-name="ce14" table:formula="of:=IF([Max.F358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14" office:value-type="string" calcext:value-type="string">
            <text:p>TestOldEnumerableExampleReferenceTypeUpAndDownMax</text:p>
          </table:table-cell>
          <table:table-cell table:style-name="ce14" office:value-type="string" calcext:value-type="string">
            <text:p>TestNewEnumerableExampleReferenceTypeUpAndDownMax</text:p>
          </table:table-cell>
          <table:table-cell table:style-name="ce14" table:number-columns-repeated="1022"/>
        </table:table-row>
        <table:table-row table:style-name="ro1">
          <table:table-cell table:style-name="ce14" office:value-type="float" office:value="5386421" calcext:value-type="float">
            <text:p>5386421</text:p>
          </table:table-cell>
          <table:table-cell table:style-name="ce14" office:value-type="float" office:value="5046010" calcext:value-type="float">
            <text:p>5046010</text:p>
          </table:table-cell>
          <table:table-cell table:style-name="ce14" table:number-columns-repeated="3"/>
          <table:table-cell table:style-name="ce14" table:formula="of:=([Max.A360] - [Max.B360]) * 100 / [Max.A360]" office:value-type="float" office:value="6.31979936213675" calcext:value-type="float">
            <text:p>6.3197993621</text:p>
          </table:table-cell>
          <table:table-cell table:style-name="ce14"/>
          <table:table-cell table:style-name="ce14" table:formula="of:=IF([Max.F360] &gt;= 0; &quot;Improved&quot;; &quot;Worse&quot;)" office:value-type="string" office:string-value="Improved" calcext:value-type="string">
            <text:p>Improved</text:p>
          </table:table-cell>
          <table:table-cell table:style-name="ce14" table:number-columns-repeated="1016"/>
        </table:table-row>
        <table:table-row table:style-name="ro1">
          <table:table-cell table:style-name="ce21" office:value-type="string" calcext:value-type="string">
            <text:p>TestOldEnumerableExampleReferenceTypeShuffledMax</text:p>
          </table:table-cell>
          <table:table-cell table:style-name="ce21" office:value-type="string" calcext:value-type="string">
            <text:p>TestNewEnumerableExampleReferenceTypeShuffled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5199477" calcext:value-type="float">
            <text:p>5199477</text:p>
          </table:table-cell>
          <table:table-cell table:style-name="ce21" office:value-type="float" office:value="5096870" calcext:value-type="float">
            <text:p>5096870</text:p>
          </table:table-cell>
          <table:table-cell table:style-name="ce21" table:number-columns-repeated="3"/>
          <table:table-cell table:style-name="ce21" table:formula="of:=([Max.A362] - [Max.B362]) * 100 / [Max.A362]" office:value-type="float" office:value="1.97341001796912" calcext:value-type="float">
            <text:p>1.973410018</text:p>
          </table:table-cell>
          <table:table-cell table:style-name="ce21"/>
          <table:table-cell table:style-name="ce21" table:formula="of:=IF([Max.F362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19" office:value-type="string" calcext:value-type="string">
            <text:p>TestOldEnumerableExampleReferenceTypeSolitaireMax</text:p>
          </table:table-cell>
          <table:table-cell table:style-name="ce19" office:value-type="string" calcext:value-type="string">
            <text:p>TestNewEnumerableExampleReferenceTypeSolitaireMax</text:p>
          </table:table-cell>
          <table:table-cell table:style-name="ce19" table:number-columns-repeated="1022"/>
        </table:table-row>
        <table:table-row table:style-name="ro1">
          <table:table-cell table:style-name="ce19" office:value-type="float" office:value="15754" calcext:value-type="float">
            <text:p>15754</text:p>
          </table:table-cell>
          <table:table-cell table:style-name="ce19" office:value-type="float" office:value="15872" calcext:value-type="float">
            <text:p>15872</text:p>
          </table:table-cell>
          <table:table-cell table:style-name="ce19" table:number-columns-repeated="3"/>
          <table:table-cell table:style-name="ce19" table:formula="of:=([Max.A364] - [Max.B364]) * 100 / [Max.A364]" office:value-type="float" office:value="-0.749016122889425" calcext:value-type="float">
            <text:p>-0.7490161229</text:p>
          </table:table-cell>
          <table:table-cell table:style-name="ce19"/>
          <table:table-cell table:style-name="ce19" table:formula="of:=IF([Max.F364] &gt;= 0; &quot;Improved&quot;; &quot;Worse&quot;)" office:value-type="string" office:string-value="Worse" calcext:value-type="string">
            <text:p>Worse</text:p>
          </table:table-cell>
          <table:table-cell table:style-name="ce19" table:number-columns-repeated="1016"/>
        </table:table-row>
        <table:table-row table:style-name="ro1">
          <table:table-cell table:style-name="ce17" office:value-type="string" calcext:value-type="string">
            <text:p>TestOldEnumerableExampleReferenceTypeEmptyMax</text:p>
          </table:table-cell>
          <table:table-cell table:style-name="ce17" office:value-type="string" calcext:value-type="string">
            <text:p>TestNewEnumerableExampleReferenceTypeEmptyMax</text:p>
          </table:table-cell>
          <table:table-cell table:style-name="ce17" table:number-columns-repeated="1022"/>
        </table:table-row>
        <table:table-row table:style-name="ro1">
          <table:table-cell table:style-name="ce17" office:value-type="float" office:value="13581" calcext:value-type="float">
            <text:p>13581</text:p>
          </table:table-cell>
          <table:table-cell table:style-name="ce17" office:value-type="float" office:value="13465" calcext:value-type="float">
            <text:p>13465</text:p>
          </table:table-cell>
          <table:table-cell table:style-name="ce17" table:number-columns-repeated="3"/>
          <table:table-cell table:style-name="ce17" table:formula="of:=([Max.A366] - [Max.B366]) * 100 / [Max.A366]" office:value-type="float" office:value="0.854134452543995" calcext:value-type="float">
            <text:p>0.8541344525</text:p>
          </table:table-cell>
          <table:table-cell table:style-name="ce17"/>
          <table:table-cell table:style-name="ce17" table:formula="of:=IF([Max.F366] &gt;= 0; &quot;Improved&quot;; &quot;Worse&quot;)" office:value-type="string" office:string-value="Improved" calcext:value-type="string">
            <text:p>Improved</text:p>
          </table:table-cell>
          <table:table-cell table:style-name="ce17" table:number-columns-repeated="1016"/>
        </table:table-row>
        <table:table-row table:style-name="ro1">
          <table:table-cell table:style-name="ce21" office:value-type="string" calcext:value-type="string">
            <text:p>TestOldEnumerableExampleReferenceType10PercentNulledMax</text:p>
          </table:table-cell>
          <table:table-cell table:style-name="ce21" office:value-type="string" calcext:value-type="string">
            <text:p>TestNewEnumerableExampleReferenceType10PercentNulled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5314177" calcext:value-type="float">
            <text:p>5314177</text:p>
          </table:table-cell>
          <table:table-cell table:style-name="ce21" office:value-type="float" office:value="5158421" calcext:value-type="float">
            <text:p>5158421</text:p>
          </table:table-cell>
          <table:table-cell table:style-name="ce21" table:number-columns-repeated="3"/>
          <table:table-cell table:style-name="ce21" table:formula="of:=([Max.A368] - [Max.B368]) * 100 / [Max.A368]" office:value-type="float" office:value="2.93095243158066" calcext:value-type="float">
            <text:p>2.9309524316</text:p>
          </table:table-cell>
          <table:table-cell table:style-name="ce21"/>
          <table:table-cell table:style-name="ce21" table:formula="of:=IF([Max.F368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1" office:value-type="string" calcext:value-type="string">
            <text:p>TestOldEnumerableExampleReferenceType20PercentNulledMax</text:p>
          </table:table-cell>
          <table:table-cell table:style-name="ce21" office:value-type="string" calcext:value-type="string">
            <text:p>TestNewEnumerableExampleReferenceType20PercentNulled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5438247" calcext:value-type="float">
            <text:p>5438247</text:p>
          </table:table-cell>
          <table:table-cell table:style-name="ce21" office:value-type="float" office:value="5291443" calcext:value-type="float">
            <text:p>5291443</text:p>
          </table:table-cell>
          <table:table-cell table:style-name="ce21" table:number-columns-repeated="3"/>
          <table:table-cell table:style-name="ce21" table:formula="of:=([Max.A370] - [Max.B370]) * 100 / [Max.A370]" office:value-type="float" office:value="2.69947282644573" calcext:value-type="float">
            <text:p>2.6994728264</text:p>
          </table:table-cell>
          <table:table-cell table:style-name="ce21"/>
          <table:table-cell table:style-name="ce21" table:formula="of:=IF([Max.F370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1" office:value-type="string" calcext:value-type="string">
            <text:p>TestOldEnumerableExampleReferenceType30PercentNulledMax</text:p>
          </table:table-cell>
          <table:table-cell table:style-name="ce21" office:value-type="string" calcext:value-type="string">
            <text:p>TestNewEnumerableExampleReferenceType30PercentNulled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5598010" calcext:value-type="float">
            <text:p>5598010</text:p>
          </table:table-cell>
          <table:table-cell table:style-name="ce21" office:value-type="float" office:value="5445743" calcext:value-type="float">
            <text:p>5445743</text:p>
          </table:table-cell>
          <table:table-cell table:style-name="ce21" table:number-columns-repeated="3"/>
          <table:table-cell table:style-name="ce21" table:formula="of:=([Max.A372] - [Max.B372]) * 100 / [Max.A372]" office:value-type="float" office:value="2.7200201500176" calcext:value-type="float">
            <text:p>2.72002015</text:p>
          </table:table-cell>
          <table:table-cell table:style-name="ce21"/>
          <table:table-cell table:style-name="ce21" table:formula="of:=IF([Max.F372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1" office:value-type="string" calcext:value-type="string">
            <text:p>TestOldEnumerableExampleReferenceType40PercentNulledMax</text:p>
          </table:table-cell>
          <table:table-cell table:style-name="ce21" office:value-type="string" calcext:value-type="string">
            <text:p>TestNewEnumerableExampleReferenceType40PercentNulled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5635425" calcext:value-type="float">
            <text:p>5635425</text:p>
          </table:table-cell>
          <table:table-cell table:style-name="ce21" office:value-type="float" office:value="5504449" calcext:value-type="float">
            <text:p>5504449</text:p>
          </table:table-cell>
          <table:table-cell table:style-name="ce21" table:number-columns-repeated="3"/>
          <table:table-cell table:style-name="ce21" table:formula="of:=([Max.A374] - [Max.B374]) * 100 / [Max.A374]" office:value-type="float" office:value="2.32415478868053" calcext:value-type="float">
            <text:p>2.3241547887</text:p>
          </table:table-cell>
          <table:table-cell table:style-name="ce21"/>
          <table:table-cell table:style-name="ce21" table:formula="of:=IF([Max.F374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4" office:value-type="string" calcext:value-type="string">
            <text:p>TestOldEnumerableExampleReferenceType50PercentNulledMax</text:p>
          </table:table-cell>
          <table:table-cell table:style-name="ce24" office:value-type="string" calcext:value-type="string">
            <text:p>TestNewEnumerableExampleReferenceType50PercentNulledMax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5375974" calcext:value-type="float">
            <text:p>5375974</text:p>
          </table:table-cell>
          <table:table-cell table:style-name="ce24" office:value-type="float" office:value="5326794" calcext:value-type="float">
            <text:p>5326794</text:p>
          </table:table-cell>
          <table:table-cell table:style-name="ce24" table:number-columns-repeated="3"/>
          <table:table-cell table:style-name="ce24" table:formula="of:=([Max.A376] - [Max.B376]) * 100 / [Max.A376]" office:value-type="float" office:value="0.914810971928064" calcext:value-type="float">
            <text:p>0.9148109719</text:p>
          </table:table-cell>
          <table:table-cell table:style-name="ce24"/>
          <table:table-cell table:style-name="ce24" table:formula="of:=IF([Max.F376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  <table:table-row table:style-name="ro1">
          <table:table-cell table:style-name="ce21" office:value-type="string" calcext:value-type="string">
            <text:p>TestOldEnumerableExampleReferenceType60PercentNulledMax</text:p>
          </table:table-cell>
          <table:table-cell table:style-name="ce21" office:value-type="string" calcext:value-type="string">
            <text:p>TestNewEnumerableExampleReferenceType60PercentNulled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5010482" calcext:value-type="float">
            <text:p>5010482</text:p>
          </table:table-cell>
          <table:table-cell table:style-name="ce21" office:value-type="float" office:value="4921241" calcext:value-type="float">
            <text:p>4921241</text:p>
          </table:table-cell>
          <table:table-cell table:style-name="ce21" table:number-columns-repeated="3"/>
          <table:table-cell table:style-name="ce21" table:formula="of:=([Max.A378] - [Max.B378]) * 100 / [Max.A378]" office:value-type="float" office:value="1.7810861310349" calcext:value-type="float">
            <text:p>1.781086131</text:p>
          </table:table-cell>
          <table:table-cell table:style-name="ce21"/>
          <table:table-cell table:style-name="ce21" table:formula="of:=IF([Max.F378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3" office:value-type="string" calcext:value-type="string">
            <text:p>TestOldEnumerableExampleReferenceType70PercentNulledMax</text:p>
          </table:table-cell>
          <table:table-cell table:style-name="ce23" office:value-type="string" calcext:value-type="string">
            <text:p>TestNewEnumerableExampleReferenceType70PercentNulledMax</text:p>
          </table:table-cell>
          <table:table-cell table:style-name="ce23" table:number-columns-repeated="1022"/>
        </table:table-row>
        <table:table-row table:style-name="ro1">
          <table:table-cell table:style-name="ce23" office:value-type="float" office:value="4473689" calcext:value-type="float">
            <text:p>4473689</text:p>
          </table:table-cell>
          <table:table-cell table:style-name="ce23" office:value-type="float" office:value="4479308" calcext:value-type="float">
            <text:p>4479308</text:p>
          </table:table-cell>
          <table:table-cell table:style-name="ce23" table:number-columns-repeated="3"/>
          <table:table-cell table:style-name="ce23" table:formula="of:=([Max.A380] - [Max.B380]) * 100 / [Max.A380]" office:value-type="float" office:value="-0.12560104200359" calcext:value-type="float">
            <text:p>-0.125601042</text:p>
          </table:table-cell>
          <table:table-cell table:style-name="ce23"/>
          <table:table-cell table:style-name="ce23" table:formula="of:=IF([Max.F380] &gt;= 0; &quot;Improved&quot;; &quot;Worse&quot;)" office:value-type="string" office:string-value="Worse" calcext:value-type="string">
            <text:p>Worse</text:p>
          </table:table-cell>
          <table:table-cell table:style-name="ce23" table:number-columns-repeated="1016"/>
        </table:table-row>
        <table:table-row table:style-name="ro1">
          <table:table-cell table:style-name="ce21" office:value-type="string" calcext:value-type="string">
            <text:p>TestOldEnumerableExampleReferenceType80PercentNulledMax</text:p>
          </table:table-cell>
          <table:table-cell table:style-name="ce21" office:value-type="string" calcext:value-type="string">
            <text:p>TestNewEnumerableExampleReferenceType80PercentNulledMax</text:p>
          </table:table-cell>
          <table:table-cell table:style-name="ce21" table:number-columns-repeated="1022"/>
        </table:table-row>
        <table:table-row table:style-name="ro1">
          <table:table-cell table:style-name="ce21" office:value-type="float" office:value="3906462" calcext:value-type="float">
            <text:p>3906462</text:p>
          </table:table-cell>
          <table:table-cell table:style-name="ce21" office:value-type="float" office:value="3857866" calcext:value-type="float">
            <text:p>3857866</text:p>
          </table:table-cell>
          <table:table-cell table:style-name="ce21" table:number-columns-repeated="3"/>
          <table:table-cell table:style-name="ce21" table:formula="of:=([Max.A382] - [Max.B382]) * 100 / [Max.A382]" office:value-type="float" office:value="1.24399008617004" calcext:value-type="float">
            <text:p>1.2439900862</text:p>
          </table:table-cell>
          <table:table-cell table:style-name="ce21"/>
          <table:table-cell table:style-name="ce21" table:formula="of:=IF([Max.F382] &gt;= 0; &quot;Improved&quot;; &quot;Worse&quot;)" office:value-type="string" office:string-value="Improved" calcext:value-type="string">
            <text:p>Improved</text:p>
          </table:table-cell>
          <table:table-cell table:style-name="ce21" table:number-columns-repeated="1016"/>
        </table:table-row>
        <table:table-row table:style-name="ro1">
          <table:table-cell table:style-name="ce24" office:value-type="string" calcext:value-type="string">
            <text:p>TestOldEnumerableExampleReferenceType90PercentNulledMax</text:p>
          </table:table-cell>
          <table:table-cell table:style-name="ce24" office:value-type="string" calcext:value-type="string">
            <text:p>TestNewEnumerableExampleReferenceType90PercentNulledMax</text:p>
          </table:table-cell>
          <table:table-cell table:style-name="ce24" table:number-columns-repeated="1022"/>
        </table:table-row>
        <table:table-row table:style-name="ro1">
          <table:table-cell table:style-name="ce24" office:value-type="float" office:value="3309712" calcext:value-type="float">
            <text:p>3309712</text:p>
          </table:table-cell>
          <table:table-cell table:style-name="ce24" office:value-type="float" office:value="3277673" calcext:value-type="float">
            <text:p>3277673</text:p>
          </table:table-cell>
          <table:table-cell table:style-name="ce24" table:number-columns-repeated="3"/>
          <table:table-cell table:style-name="ce24" table:formula="of:=([Max.A384] - [Max.B384]) * 100 / [Max.A384]" office:value-type="float" office:value="0.968029846705695" calcext:value-type="float">
            <text:p>0.9680298467</text:p>
          </table:table-cell>
          <table:table-cell table:style-name="ce24"/>
          <table:table-cell table:style-name="ce24" table:formula="of:=IF([Max.F384] &gt;= 0; &quot;Improved&quot;; &quot;Worse&quot;)" office:value-type="string" office:string-value="Improved" calcext:value-type="string">
            <text:p>Improved</text:p>
          </table:table-cell>
          <table:table-cell table:style-name="ce24" table:number-columns-repeated="1016"/>
        </table:table-row>
      </table:table>
      <table:table table:name="Average" table:style-name="ta1"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TestOldEnumerableInt32IncrementedNullableAverage</text:p>
          </table:table-cell>
          <table:table-cell table:style-name="ce1" office:value-type="string" calcext:value-type="string">
            <text:p>TestNewEnumerableInt32In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189104" calcext:value-type="float">
            <text:p>3189104</text:p>
          </table:table-cell>
          <table:table-cell table:style-name="ce1" office:value-type="float" office:value="2906789" calcext:value-type="float">
            <text:p>2906789</text:p>
          </table:table-cell>
          <table:table-cell table:style-name="ce1" table:number-columns-repeated="3"/>
          <table:table-cell table:style-name="ce1" table:formula="of:=([.A2] - [.B2]) * 100 / [.A2]" office:value-type="float" office:value="8.85248646641815" calcext:value-type="float">
            <text:p>8.8524864664</text:p>
          </table:table-cell>
          <table:table-cell table:style-name="ce1"/>
          <table:table-cell table:style-name="ce1" table:formula="of:=IF([.F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IncrementedAverage</text:p>
          </table:table-cell>
          <table:table-cell table:style-name="ce1" office:value-type="string" calcext:value-type="string">
            <text:p>TestNewEnumerableInt32In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776926" calcext:value-type="float">
            <text:p>2776926</text:p>
          </table:table-cell>
          <table:table-cell table:style-name="ce1" office:value-type="float" office:value="2370274" calcext:value-type="float">
            <text:p>2370274</text:p>
          </table:table-cell>
          <table:table-cell table:style-name="ce1" table:number-columns-repeated="3"/>
          <table:table-cell table:style-name="ce1" table:formula="of:=([.A4] - [.B4]) * 100 / [.A4]" office:value-type="float" office:value="14.6439624246379" calcext:value-type="float">
            <text:p>14.6439624246</text:p>
          </table:table-cell>
          <table:table-cell table:style-name="ce1"/>
          <table:table-cell table:style-name="ce1" table:formula="of:=IF([.F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DecrementedNullableAverage</text:p>
          </table:table-cell>
          <table:table-cell table:style-name="ce1" office:value-type="string" calcext:value-type="string">
            <text:p>TestNewEnumerableInt32De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174594" calcext:value-type="float">
            <text:p>3174594</text:p>
          </table:table-cell>
          <table:table-cell table:style-name="ce1" office:value-type="float" office:value="2932476" calcext:value-type="float">
            <text:p>2932476</text:p>
          </table:table-cell>
          <table:table-cell table:style-name="ce1" table:number-columns-repeated="3"/>
          <table:table-cell table:style-name="ce1" table:formula="of:=([.A6] - [.B6]) * 100 / [.A6]" office:value-type="float" office:value="7.62673904127583" calcext:value-type="float">
            <text:p>7.6267390413</text:p>
          </table:table-cell>
          <table:table-cell table:style-name="ce1"/>
          <table:table-cell table:style-name="ce1" table:formula="of:=IF([.F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DecrementedAverage</text:p>
          </table:table-cell>
          <table:table-cell table:style-name="ce1" office:value-type="string" calcext:value-type="string">
            <text:p>TestNewEnumerableInt32De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26611" calcext:value-type="float">
            <text:p>2626611</text:p>
          </table:table-cell>
          <table:table-cell table:style-name="ce1" office:value-type="float" office:value="2380491" calcext:value-type="float">
            <text:p>2380491</text:p>
          </table:table-cell>
          <table:table-cell table:style-name="ce1" table:number-columns-repeated="3"/>
          <table:table-cell table:style-name="ce1" table:formula="of:=([.A8] - [.B8]) * 100 / [.A8]" office:value-type="float" office:value="9.37024934411681" calcext:value-type="float">
            <text:p>9.3702493441</text:p>
          </table:table-cell>
          <table:table-cell table:style-name="ce1"/>
          <table:table-cell table:style-name="ce1" table:formula="of:=IF([.F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UpAndDownNullableAverage</text:p>
          </table:table-cell>
          <table:table-cell table:style-name="ce1" office:value-type="string" calcext:value-type="string">
            <text:p>TestNewEnumerableInt32UpAndDown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6351409" calcext:value-type="float">
            <text:p>6351409</text:p>
          </table:table-cell>
          <table:table-cell table:style-name="ce1" office:value-type="float" office:value="5804327" calcext:value-type="float">
            <text:p>5804327</text:p>
          </table:table-cell>
          <table:table-cell table:style-name="ce1" table:number-columns-repeated="3"/>
          <table:table-cell table:style-name="ce1" table:formula="of:=([.A10] - [.B10]) * 100 / [.A10]" office:value-type="float" office:value="8.6135533076204" calcext:value-type="float">
            <text:p>8.6135533076</text:p>
          </table:table-cell>
          <table:table-cell table:style-name="ce1"/>
          <table:table-cell table:style-name="ce1" table:formula="of:=IF([.F1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32UpAndDownAverage</text:p>
          </table:table-cell>
          <table:table-cell table:style-name="ce1" office:value-type="string" calcext:value-type="string">
            <text:p>TestNewEnumerableInt32UpAndDown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18690" calcext:value-type="float">
            <text:p>2618690</text:p>
          </table:table-cell>
          <table:table-cell table:style-name="ce1" office:value-type="float" office:value="2379060" calcext:value-type="float">
            <text:p>2379060</text:p>
          </table:table-cell>
          <table:table-cell table:style-name="ce1" table:number-columns-repeated="3"/>
          <table:table-cell table:style-name="ce1" table:formula="of:=([.A12] - [.B12]) * 100 / [.A12]" office:value-type="float" office:value="9.15075858539957" calcext:value-type="float">
            <text:p>9.1507585854</text:p>
          </table:table-cell>
          <table:table-cell table:style-name="ce1"/>
          <table:table-cell table:style-name="ce1" table:formula="of:=IF([.F1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3" office:value-type="string" calcext:value-type="string">
            <text:p>TestOldEnumerableInt32ShuffledNullableAverage</text:p>
          </table:table-cell>
          <table:table-cell table:style-name="ce3" office:value-type="string" calcext:value-type="string">
            <text:p>TestNewEnumerableInt32ShuffledNullable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143822" calcext:value-type="float">
            <text:p>3143822</text:p>
          </table:table-cell>
          <table:table-cell table:style-name="ce3" office:value-type="float" office:value="2911458" calcext:value-type="float">
            <text:p>2911458</text:p>
          </table:table-cell>
          <table:table-cell table:style-name="ce3" table:number-columns-repeated="3"/>
          <table:table-cell table:style-name="ce3" table:formula="of:=([.A14] - [.B14]) * 100 / [.A14]" office:value-type="float" office:value="7.3911309228067" calcext:value-type="float">
            <text:p>7.3911309228</text:p>
          </table:table-cell>
          <table:table-cell table:style-name="ce3"/>
          <table:table-cell table:style-name="ce3" table:formula="of:=IF([.F14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Int32ShuffledAverage</text:p>
          </table:table-cell>
          <table:table-cell table:style-name="ce3" office:value-type="string" calcext:value-type="string">
            <text:p>TestNewEnumerableInt32Shuff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2614916" calcext:value-type="float">
            <text:p>2614916</text:p>
          </table:table-cell>
          <table:table-cell table:style-name="ce3" office:value-type="float" office:value="2381423" calcext:value-type="float">
            <text:p>2381423</text:p>
          </table:table-cell>
          <table:table-cell table:style-name="ce3" table:number-columns-repeated="3"/>
          <table:table-cell table:style-name="ce3" table:formula="of:=([.A16] - [.B16]) * 100 / [.A16]" office:value-type="float" office:value="8.92927344511258" calcext:value-type="float">
            <text:p>8.9292734451</text:p>
          </table:table-cell>
          <table:table-cell table:style-name="ce3"/>
          <table:table-cell table:style-name="ce3" table:formula="of:=IF([.F16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9" office:value-type="string" calcext:value-type="string">
            <text:p>TestOldEnumerableInt32SolitaireNullableAverage</text:p>
          </table:table-cell>
          <table:table-cell table:style-name="ce9" office:value-type="string" calcext:value-type="string">
            <text:p>TestNewEnumerableInt32SolitaireNullabl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2221" calcext:value-type="float">
            <text:p>12221</text:p>
          </table:table-cell>
          <table:table-cell table:style-name="ce9" office:value-type="float" office:value="17939" calcext:value-type="float">
            <text:p>17939</text:p>
          </table:table-cell>
          <table:table-cell table:style-name="ce9" table:number-columns-repeated="3"/>
          <table:table-cell table:style-name="ce9" table:formula="of:=([.A18] - [.B18]) * 100 / [.A18]" office:value-type="float" office:value="-46.7883151951559" calcext:value-type="float">
            <text:p>-46.7883151952</text:p>
          </table:table-cell>
          <table:table-cell table:style-name="ce9"/>
          <table:table-cell table:style-name="ce9" table:formula="of:=IF([.F18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9" office:value-type="string" calcext:value-type="string">
            <text:p>TestOldEnumerableInt32SolitaireAverage</text:p>
          </table:table-cell>
          <table:table-cell table:style-name="ce9" office:value-type="string" calcext:value-type="string">
            <text:p>TestNewEnumerableInt32Solitair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1817" calcext:value-type="float">
            <text:p>11817</text:p>
          </table:table-cell>
          <table:table-cell table:style-name="ce9" office:value-type="float" office:value="14683" calcext:value-type="float">
            <text:p>14683</text:p>
          </table:table-cell>
          <table:table-cell table:style-name="ce9" table:number-columns-repeated="3"/>
          <table:table-cell table:style-name="ce9" table:formula="of:=([.A20] - [.B20]) * 100 / [.A20]" office:value-type="float" office:value="-24.2531945502243" calcext:value-type="float">
            <text:p>-24.2531945502</text:p>
          </table:table-cell>
          <table:table-cell table:style-name="ce9"/>
          <table:table-cell table:style-name="ce9" table:formula="of:=IF([.F20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5" office:value-type="string" calcext:value-type="string">
            <text:p>TestOldEnumerableInt32EmptyNullableAverage</text:p>
          </table:table-cell>
          <table:table-cell table:style-name="ce5" office:value-type="string" calcext:value-type="string">
            <text:p>TestNewEnumerableInt32EmptyNullable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8962" calcext:value-type="float">
            <text:p>8962</text:p>
          </table:table-cell>
          <table:table-cell table:style-name="ce5" office:value-type="float" office:value="9348" calcext:value-type="float">
            <text:p>9348</text:p>
          </table:table-cell>
          <table:table-cell table:style-name="ce5" table:number-columns-repeated="3"/>
          <table:table-cell table:style-name="ce5" table:formula="of:=([.A22] - [.B22]) * 100 / [.A22]" office:value-type="float" office:value="-4.30707431376925" calcext:value-type="float">
            <text:p>-4.3070743138</text:p>
          </table:table-cell>
          <table:table-cell table:style-name="ce5"/>
          <table:table-cell table:style-name="ce5" table:formula="of:=IF([.F22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5" office:value-type="string" calcext:value-type="string">
            <text:p>TestOldEnumerableInt32EmptyAverage</text:p>
          </table:table-cell>
          <table:table-cell table:style-name="ce5" office:value-type="string" calcext:value-type="string">
            <text:p>TestNewEnumerableInt32Empty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335104" calcext:value-type="float">
            <text:p>5335104</text:p>
          </table:table-cell>
          <table:table-cell table:style-name="ce5" office:value-type="float" office:value="5409475" calcext:value-type="float">
            <text:p>5409475</text:p>
          </table:table-cell>
          <table:table-cell table:style-name="ce5" table:number-columns-repeated="3"/>
          <table:table-cell table:style-name="ce5" table:formula="of:=([.A24] - [.B24]) * 100 / [.A24]" office:value-type="float" office:value="-1.39399344417653" calcext:value-type="float">
            <text:p>-1.3939934442</text:p>
          </table:table-cell>
          <table:table-cell table:style-name="ce5"/>
          <table:table-cell table:style-name="ce5" table:formula="of:=IF([.F24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office:value-type="string" calcext:value-type="string">
            <text:p>TestOldEnumerableNullableInt3210PercentNulledAverage</text:p>
          </table:table-cell>
          <table:table-cell office:value-type="string" calcext:value-type="string">
            <text:p>TestNewEnumerableNullableInt3210PercentNulledAverage</text:p>
          </table:table-cell>
          <table:table-cell table:number-columns-repeated="1022"/>
        </table:table-row>
        <table:table-row table:style-name="ro1">
          <table:table-cell office:value-type="float" office:value="3367894" calcext:value-type="float">
            <text:p>3367894</text:p>
          </table:table-cell>
          <table:table-cell office:value-type="float" office:value="3219588" calcext:value-type="float">
            <text:p>3219588</text:p>
          </table:table-cell>
          <table:table-cell table:number-columns-repeated="3"/>
          <table:table-cell table:formula="of:=([.A26] - [.B26]) * 100 / [.A26]" office:value-type="float" office:value="4.40352338880024" calcext:value-type="float">
            <text:p>4.4035233888</text:p>
          </table:table-cell>
          <table:table-cell/>
          <table:table-cell table:formula="of:=IF([.F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20PercentNulledAverage</text:p>
          </table:table-cell>
          <table:table-cell office:value-type="string" calcext:value-type="string">
            <text:p>TestNewEnumerableNullableInt3220PercentNulledAverage</text:p>
          </table:table-cell>
          <table:table-cell table:number-columns-repeated="1022"/>
        </table:table-row>
        <table:table-row table:style-name="ro1">
          <table:table-cell office:value-type="float" office:value="3586639" calcext:value-type="float">
            <text:p>3586639</text:p>
          </table:table-cell>
          <table:table-cell office:value-type="float" office:value="3464905" calcext:value-type="float">
            <text:p>3464905</text:p>
          </table:table-cell>
          <table:table-cell table:number-columns-repeated="3"/>
          <table:table-cell table:formula="of:=([.A28] - [.B28]) * 100 / [.A28]" office:value-type="float" office:value="3.39409681320032" calcext:value-type="float">
            <text:p>3.3940968132</text:p>
          </table:table-cell>
          <table:table-cell/>
          <table:table-cell table:formula="of:=IF([.F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Int3230PercentNulledAverage</text:p>
          </table:table-cell>
          <table:table-cell table:style-name="ce11" office:value-type="string" calcext:value-type="string">
            <text:p>TestNewEnumerableNullableInt323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591205" calcext:value-type="float">
            <text:p>3591205</text:p>
          </table:table-cell>
          <table:table-cell table:style-name="ce11" office:value-type="float" office:value="3556475" calcext:value-type="float">
            <text:p>3556475</text:p>
          </table:table-cell>
          <table:table-cell table:style-name="ce11" table:number-columns-repeated="3"/>
          <table:table-cell table:style-name="ce11" table:formula="of:=([.A30] - [.B30]) * 100 / [.A30]" office:value-type="float" office:value="0.967084864272577" calcext:value-type="float">
            <text:p>0.9670848643</text:p>
          </table:table-cell>
          <table:table-cell table:style-name="ce11"/>
          <table:table-cell table:style-name="ce11" table:formula="of:=IF([.F3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NullableInt3240PercentNulledAverage</text:p>
          </table:table-cell>
          <table:table-cell office:value-type="string" calcext:value-type="string">
            <text:p>TestNewEnumerableNullableInt3240PercentNulledAverage</text:p>
          </table:table-cell>
          <table:table-cell table:number-columns-repeated="1022"/>
        </table:table-row>
        <table:table-row table:style-name="ro1">
          <table:table-cell office:value-type="float" office:value="3714829" calcext:value-type="float">
            <text:p>3714829</text:p>
          </table:table-cell>
          <table:table-cell office:value-type="float" office:value="3662482" calcext:value-type="float">
            <text:p>3662482</text:p>
          </table:table-cell>
          <table:table-cell table:number-columns-repeated="3"/>
          <table:table-cell table:formula="of:=([.A32] - [.B32]) * 100 / [.A32]" office:value-type="float" office:value="1.4091361944251" calcext:value-type="float">
            <text:p>1.4091361944</text:p>
          </table:table-cell>
          <table:table-cell/>
          <table:table-cell table:formula="of:=IF([.F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Int3250PercentNulledAverage</text:p>
          </table:table-cell>
          <table:table-cell table:style-name="ce11" office:value-type="string" calcext:value-type="string">
            <text:p>TestNewEnumerableNullableInt325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823856" calcext:value-type="float">
            <text:p>3823856</text:p>
          </table:table-cell>
          <table:table-cell table:style-name="ce11" office:value-type="float" office:value="3806384" calcext:value-type="float">
            <text:p>3806384</text:p>
          </table:table-cell>
          <table:table-cell table:style-name="ce11" table:number-columns-repeated="3"/>
          <table:table-cell table:style-name="ce11" table:formula="of:=([.A34] - [.B34]) * 100 / [.A34]" office:value-type="float" office:value="0.456920971919445" calcext:value-type="float">
            <text:p>0.4569209719</text:p>
          </table:table-cell>
          <table:table-cell table:style-name="ce11"/>
          <table:table-cell table:style-name="ce11" table:formula="of:=IF([.F3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3" office:value-type="string" calcext:value-type="string">
            <text:p>TestOldEnumerableNullableInt3260PercentNulledAverage</text:p>
          </table:table-cell>
          <table:table-cell table:style-name="ce3" office:value-type="string" calcext:value-type="string">
            <text:p>TestNewEnumerableNullableInt326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719604" calcext:value-type="float">
            <text:p>3719604</text:p>
          </table:table-cell>
          <table:table-cell table:style-name="ce3" office:value-type="float" office:value="3502841" calcext:value-type="float">
            <text:p>3502841</text:p>
          </table:table-cell>
          <table:table-cell table:style-name="ce3" table:number-columns-repeated="3"/>
          <table:table-cell table:style-name="ce3" table:formula="of:=([.A36] - [.B36]) * 100 / [.A36]" office:value-type="float" office:value="5.82758272117139" calcext:value-type="float">
            <text:p>5.8275827212</text:p>
          </table:table-cell>
          <table:table-cell table:style-name="ce3"/>
          <table:table-cell table:style-name="ce3" table:formula="of:=IF([.F36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TestOldEnumerableNullableInt3270PercentNulledAverage</text:p>
          </table:table-cell>
          <table:table-cell office:value-type="string" calcext:value-type="string">
            <text:p>TestNewEnumerableNullableInt3270PercentNulledAverage</text:p>
          </table:table-cell>
          <table:table-cell table:number-columns-repeated="1022"/>
        </table:table-row>
        <table:table-row table:style-name="ro1">
          <table:table-cell office:value-type="float" office:value="3402135" calcext:value-type="float">
            <text:p>3402135</text:p>
          </table:table-cell>
          <table:table-cell office:value-type="float" office:value="3298987" calcext:value-type="float">
            <text:p>3298987</text:p>
          </table:table-cell>
          <table:table-cell table:number-columns-repeated="3"/>
          <table:table-cell table:formula="of:=([.A38] - [.B38]) * 100 / [.A38]" office:value-type="float" office:value="3.03186087559724" calcext:value-type="float">
            <text:p>3.0318608756</text:p>
          </table:table-cell>
          <table:table-cell/>
          <table:table-cell table:formula="of:=IF([.F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80PercentNulledAverage</text:p>
          </table:table-cell>
          <table:table-cell office:value-type="string" calcext:value-type="string">
            <text:p>TestNewEnumerableNullableInt3280PercentNulledAverage</text:p>
          </table:table-cell>
          <table:table-cell table:number-columns-repeated="1022"/>
        </table:table-row>
        <table:table-row table:style-name="ro1">
          <table:table-cell office:value-type="float" office:value="3108588" calcext:value-type="float">
            <text:p>3108588</text:p>
          </table:table-cell>
          <table:table-cell office:value-type="float" office:value="2995865" calcext:value-type="float">
            <text:p>2995865</text:p>
          </table:table-cell>
          <table:table-cell table:number-columns-repeated="3"/>
          <table:table-cell table:formula="of:=([.A40] - [.B40]) * 100 / [.A40]" office:value-type="float" office:value="3.62618011778981" calcext:value-type="float">
            <text:p>3.6261801178</text:p>
          </table:table-cell>
          <table:table-cell/>
          <table:table-cell table:formula="of:=IF([.F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3290PercentNulledAverage</text:p>
          </table:table-cell>
          <table:table-cell office:value-type="string" calcext:value-type="string">
            <text:p>TestNewEnumerableNullableInt3290PercentNulledAverage</text:p>
          </table:table-cell>
          <table:table-cell table:number-columns-repeated="1022"/>
        </table:table-row>
        <table:table-row table:style-name="ro1">
          <table:table-cell office:value-type="float" office:value="2706157" calcext:value-type="float">
            <text:p>2706157</text:p>
          </table:table-cell>
          <table:table-cell office:value-type="float" office:value="2628202" calcext:value-type="float">
            <text:p>2628202</text:p>
          </table:table-cell>
          <table:table-cell table:number-columns-repeated="3"/>
          <table:table-cell table:formula="of:=([.A42] - [.B42]) * 100 / [.A42]" office:value-type="float" office:value="2.88065326586743" calcext:value-type="float">
            <text:p>2.8806532659</text:p>
          </table:table-cell>
          <table:table-cell/>
          <table:table-cell table:formula="of:=IF([.F4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OldEnumerableInt64IncrementedNullableAverage</text:p>
          </table:table-cell>
          <table:table-cell table:style-name="ce1" office:value-type="string" calcext:value-type="string">
            <text:p>TestNewEnumerableInt64In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178886" calcext:value-type="float">
            <text:p>3178886</text:p>
          </table:table-cell>
          <table:table-cell table:style-name="ce1" office:value-type="float" office:value="2839502" calcext:value-type="float">
            <text:p>2839502</text:p>
          </table:table-cell>
          <table:table-cell table:style-name="ce1" table:number-columns-repeated="3"/>
          <table:table-cell table:style-name="ce1" table:formula="of:=([.A44] - [.B44]) * 100 / [.A44]" office:value-type="float" office:value="10.6761928549813" calcext:value-type="float">
            <text:p>10.676192855</text:p>
          </table:table-cell>
          <table:table-cell table:style-name="ce1"/>
          <table:table-cell table:style-name="ce1" table:formula="of:=IF([.F4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64IncrementedAverage</text:p>
          </table:table-cell>
          <table:table-cell table:style-name="ce1" office:value-type="string" calcext:value-type="string">
            <text:p>TestNewEnumerableInt64In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06686" calcext:value-type="float">
            <text:p>2606686</text:p>
          </table:table-cell>
          <table:table-cell table:style-name="ce1" office:value-type="float" office:value="2293905" calcext:value-type="float">
            <text:p>2293905</text:p>
          </table:table-cell>
          <table:table-cell table:style-name="ce1" table:number-columns-repeated="3"/>
          <table:table-cell table:style-name="ce1" table:formula="of:=([.A46] - [.B46]) * 100 / [.A46]" office:value-type="float" office:value="11.9991821032529" calcext:value-type="float">
            <text:p>11.9991821033</text:p>
          </table:table-cell>
          <table:table-cell table:style-name="ce1"/>
          <table:table-cell table:style-name="ce1" table:formula="of:=IF([.F4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64DecrementedNullableAverage</text:p>
          </table:table-cell>
          <table:table-cell table:style-name="ce1" office:value-type="string" calcext:value-type="string">
            <text:p>TestNewEnumerableInt64De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159499" calcext:value-type="float">
            <text:p>3159499</text:p>
          </table:table-cell>
          <table:table-cell table:style-name="ce1" office:value-type="float" office:value="2826225" calcext:value-type="float">
            <text:p>2826225</text:p>
          </table:table-cell>
          <table:table-cell table:style-name="ce1" table:number-columns-repeated="3"/>
          <table:table-cell table:style-name="ce1" table:formula="of:=([.A48] - [.B48]) * 100 / [.A48]" office:value-type="float" office:value="10.5483179453451" calcext:value-type="float">
            <text:p>10.5483179453</text:p>
          </table:table-cell>
          <table:table-cell table:style-name="ce1"/>
          <table:table-cell table:style-name="ce1" table:formula="of:=IF([.F4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64DecrementedAverage</text:p>
          </table:table-cell>
          <table:table-cell table:style-name="ce1" office:value-type="string" calcext:value-type="string">
            <text:p>TestNewEnumerableInt64De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09141" calcext:value-type="float">
            <text:p>2609141</text:p>
          </table:table-cell>
          <table:table-cell table:style-name="ce1" office:value-type="float" office:value="2292257" calcext:value-type="float">
            <text:p>2292257</text:p>
          </table:table-cell>
          <table:table-cell table:style-name="ce1" table:number-columns-repeated="3"/>
          <table:table-cell table:style-name="ce1" table:formula="of:=([.A50] - [.B50]) * 100 / [.A50]" office:value-type="float" office:value="12.1451466210527" calcext:value-type="float">
            <text:p>12.1451466211</text:p>
          </table:table-cell>
          <table:table-cell table:style-name="ce1"/>
          <table:table-cell table:style-name="ce1" table:formula="of:=IF([.F5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64UpAndDownNullableAverage</text:p>
          </table:table-cell>
          <table:table-cell table:style-name="ce1" office:value-type="string" calcext:value-type="string">
            <text:p>TestNewEnumerableInt64UpAndDown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6332735" calcext:value-type="float">
            <text:p>6332735</text:p>
          </table:table-cell>
          <table:table-cell table:style-name="ce1" office:value-type="float" office:value="5651913" calcext:value-type="float">
            <text:p>5651913</text:p>
          </table:table-cell>
          <table:table-cell table:style-name="ce1" table:number-columns-repeated="3"/>
          <table:table-cell table:style-name="ce1" table:formula="of:=([.A52] - [.B52]) * 100 / [.A52]" office:value-type="float" office:value="10.7508367237852" calcext:value-type="float">
            <text:p>10.7508367238</text:p>
          </table:table-cell>
          <table:table-cell table:style-name="ce1"/>
          <table:table-cell table:style-name="ce1" table:formula="of:=IF([.F5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Int64UpAndDownAverage</text:p>
          </table:table-cell>
          <table:table-cell table:style-name="ce1" office:value-type="string" calcext:value-type="string">
            <text:p>TestNewEnumerableInt64UpAndDown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05149" calcext:value-type="float">
            <text:p>2605149</text:p>
          </table:table-cell>
          <table:table-cell table:style-name="ce1" office:value-type="float" office:value="2291236" calcext:value-type="float">
            <text:p>2291236</text:p>
          </table:table-cell>
          <table:table-cell table:style-name="ce1" table:number-columns-repeated="3"/>
          <table:table-cell table:style-name="ce1" table:formula="of:=([.A54] - [.B54]) * 100 / [.A54]" office:value-type="float" office:value="12.0497138551384" calcext:value-type="float">
            <text:p>12.0497138551</text:p>
          </table:table-cell>
          <table:table-cell table:style-name="ce1"/>
          <table:table-cell table:style-name="ce1" table:formula="of:=IF([.F5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3" office:value-type="string" calcext:value-type="string">
            <text:p>TestOldEnumerableInt64ShuffledNullableAverage</text:p>
          </table:table-cell>
          <table:table-cell table:style-name="ce3" office:value-type="string" calcext:value-type="string">
            <text:p>TestNewEnumerableInt64ShuffledNullable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158268" calcext:value-type="float">
            <text:p>3158268</text:p>
          </table:table-cell>
          <table:table-cell table:style-name="ce3" office:value-type="float" office:value="2820516" calcext:value-type="float">
            <text:p>2820516</text:p>
          </table:table-cell>
          <table:table-cell table:style-name="ce3" table:number-columns-repeated="3"/>
          <table:table-cell table:style-name="ce3" table:formula="of:=([.A56] - [.B56]) * 100 / [.A56]" office:value-type="float" office:value="10.6942159436755" calcext:value-type="float">
            <text:p>10.6942159437</text:p>
          </table:table-cell>
          <table:table-cell table:style-name="ce3"/>
          <table:table-cell table:style-name="ce3" table:formula="of:=IF([.F56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Int64ShuffledAverage</text:p>
          </table:table-cell>
          <table:table-cell table:style-name="ce3" office:value-type="string" calcext:value-type="string">
            <text:p>TestNewEnumerableInt64Shuff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2600289" calcext:value-type="float">
            <text:p>2600289</text:p>
          </table:table-cell>
          <table:table-cell table:style-name="ce3" office:value-type="float" office:value="2394248" calcext:value-type="float">
            <text:p>2394248</text:p>
          </table:table-cell>
          <table:table-cell table:style-name="ce3" table:number-columns-repeated="3"/>
          <table:table-cell table:style-name="ce3" table:formula="of:=([.A58] - [.B58]) * 100 / [.A58]" office:value-type="float" office:value="7.92377308829903" calcext:value-type="float">
            <text:p>7.9237730883</text:p>
          </table:table-cell>
          <table:table-cell table:style-name="ce3"/>
          <table:table-cell table:style-name="ce3" table:formula="of:=IF([.F58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9" office:value-type="string" calcext:value-type="string">
            <text:p>TestOldEnumerableInt64SolitaireNullableAverage</text:p>
          </table:table-cell>
          <table:table-cell table:style-name="ce9" office:value-type="string" calcext:value-type="string">
            <text:p>TestNewEnumerableInt64SolitaireNullabl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4878" calcext:value-type="float">
            <text:p>14878</text:p>
          </table:table-cell>
          <table:table-cell table:style-name="ce9" office:value-type="float" office:value="18486" calcext:value-type="float">
            <text:p>18486</text:p>
          </table:table-cell>
          <table:table-cell table:style-name="ce9" table:number-columns-repeated="3"/>
          <table:table-cell table:style-name="ce9" table:formula="of:=([.A60] - [.B60]) * 100 / [.A60]" office:value-type="float" office:value="-24.2505713133486" calcext:value-type="float">
            <text:p>-24.2505713133</text:p>
          </table:table-cell>
          <table:table-cell table:style-name="ce9"/>
          <table:table-cell table:style-name="ce9" table:formula="of:=IF([.F60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9" office:value-type="string" calcext:value-type="string">
            <text:p>TestOldEnumerableInt64SolitaireAverage</text:p>
          </table:table-cell>
          <table:table-cell table:style-name="ce9" office:value-type="string" calcext:value-type="string">
            <text:p>TestNewEnumerableInt64Solitair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1641" calcext:value-type="float">
            <text:p>11641</text:p>
          </table:table-cell>
          <table:table-cell table:style-name="ce9" office:value-type="float" office:value="14783" calcext:value-type="float">
            <text:p>14783</text:p>
          </table:table-cell>
          <table:table-cell table:style-name="ce9" table:number-columns-repeated="3"/>
          <table:table-cell table:style-name="ce9" table:formula="of:=([.A62] - [.B62]) * 100 / [.A62]" office:value-type="float" office:value="-26.9908083497981" calcext:value-type="float">
            <text:p>-26.9908083498</text:p>
          </table:table-cell>
          <table:table-cell table:style-name="ce9"/>
          <table:table-cell table:style-name="ce9" table:formula="of:=IF([.F62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9" office:value-type="string" calcext:value-type="string">
            <text:p>TestOldEnumerableInt64EmptyNullableAverage</text:p>
          </table:table-cell>
          <table:table-cell table:style-name="ce9" office:value-type="string" calcext:value-type="string">
            <text:p>TestNewEnumerableInt64EmptyNullabl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9658" calcext:value-type="float">
            <text:p>9658</text:p>
          </table:table-cell>
          <table:table-cell table:style-name="ce9" office:value-type="float" office:value="10245" calcext:value-type="float">
            <text:p>10245</text:p>
          </table:table-cell>
          <table:table-cell table:style-name="ce9" table:number-columns-repeated="3"/>
          <table:table-cell table:style-name="ce9" table:formula="of:=([.A64] - [.B64]) * 100 / [.A64]" office:value-type="float" office:value="-6.0778629115759" calcext:value-type="float">
            <text:p>-6.0778629116</text:p>
          </table:table-cell>
          <table:table-cell table:style-name="ce9"/>
          <table:table-cell table:style-name="ce9" table:formula="of:=IF([.F64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5" office:value-type="string" calcext:value-type="string">
            <text:p>TestOldEnumerableInt64EmptyAverage</text:p>
          </table:table-cell>
          <table:table-cell table:style-name="ce5" office:value-type="string" calcext:value-type="string">
            <text:p>TestNewEnumerableInt64Empty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287662" calcext:value-type="float">
            <text:p>5287662</text:p>
          </table:table-cell>
          <table:table-cell table:style-name="ce5" office:value-type="float" office:value="5398667" calcext:value-type="float">
            <text:p>5398667</text:p>
          </table:table-cell>
          <table:table-cell table:style-name="ce5" table:number-columns-repeated="3"/>
          <table:table-cell table:style-name="ce5" table:formula="of:=([.A66] - [.B66]) * 100 / [.A66]" office:value-type="float" office:value="-2.09932102316676" calcext:value-type="float">
            <text:p>-2.0993210232</text:p>
          </table:table-cell>
          <table:table-cell table:style-name="ce5"/>
          <table:table-cell table:style-name="ce5" table:formula="of:=IF([.F66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3" office:value-type="string" calcext:value-type="string">
            <text:p>TestOldEnumerableNullableInt6410PercentNulledAverage</text:p>
          </table:table-cell>
          <table:table-cell table:style-name="ce3" office:value-type="string" calcext:value-type="string">
            <text:p>TestNewEnumerableNullableInt641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375411" calcext:value-type="float">
            <text:p>3375411</text:p>
          </table:table-cell>
          <table:table-cell table:style-name="ce3" office:value-type="float" office:value="3085553" calcext:value-type="float">
            <text:p>3085553</text:p>
          </table:table-cell>
          <table:table-cell table:style-name="ce3" table:number-columns-repeated="3"/>
          <table:table-cell table:style-name="ce3" table:formula="of:=([.A68] - [.B68]) * 100 / [.A68]" office:value-type="float" office:value="8.58733943807139" calcext:value-type="float">
            <text:p>8.5873394381</text:p>
          </table:table-cell>
          <table:table-cell table:style-name="ce3"/>
          <table:table-cell table:style-name="ce3" table:formula="of:=IF([.F68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Int6420PercentNulledAverage</text:p>
          </table:table-cell>
          <table:table-cell table:style-name="ce3" office:value-type="string" calcext:value-type="string">
            <text:p>TestNewEnumerableNullableInt642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595624" calcext:value-type="float">
            <text:p>3595624</text:p>
          </table:table-cell>
          <table:table-cell table:style-name="ce3" office:value-type="float" office:value="3366716" calcext:value-type="float">
            <text:p>3366716</text:p>
          </table:table-cell>
          <table:table-cell table:style-name="ce3" table:number-columns-repeated="3"/>
          <table:table-cell table:style-name="ce3" table:formula="of:=([.A70] - [.B70]) * 100 / [.A70]" office:value-type="float" office:value="6.36629413976545" calcext:value-type="float">
            <text:p>6.3662941398</text:p>
          </table:table-cell>
          <table:table-cell table:style-name="ce3"/>
          <table:table-cell table:style-name="ce3" table:formula="of:=IF([.F70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TestOldEnumerableNullableInt6430PercentNulledAverage</text:p>
          </table:table-cell>
          <table:table-cell office:value-type="string" calcext:value-type="string">
            <text:p>TestNewEnumerableNullableInt6430PercentNulledAverage</text:p>
          </table:table-cell>
          <table:table-cell table:number-columns-repeated="1022"/>
        </table:table-row>
        <table:table-row table:style-name="ro1">
          <table:table-cell office:value-type="float" office:value="3598707" calcext:value-type="float">
            <text:p>3598707</text:p>
          </table:table-cell>
          <table:table-cell office:value-type="float" office:value="3457505" calcext:value-type="float">
            <text:p>3457505</text:p>
          </table:table-cell>
          <table:table-cell table:number-columns-repeated="3"/>
          <table:table-cell table:formula="of:=([.A72] - [.B72]) * 100 / [.A72]" office:value-type="float" office:value="3.92368703537132" calcext:value-type="float">
            <text:p>3.9236870354</text:p>
          </table:table-cell>
          <table:table-cell/>
          <table:table-cell table:formula="of:=IF([.F7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Int6440PercentNulledAverage</text:p>
          </table:table-cell>
          <table:table-cell office:value-type="string" calcext:value-type="string">
            <text:p>TestNewEnumerableNullableInt6440PercentNulledAverage</text:p>
          </table:table-cell>
          <table:table-cell table:number-columns-repeated="1022"/>
        </table:table-row>
        <table:table-row table:style-name="ro1">
          <table:table-cell office:value-type="float" office:value="3769889" calcext:value-type="float">
            <text:p>3769889</text:p>
          </table:table-cell>
          <table:table-cell office:value-type="float" office:value="3708912" calcext:value-type="float">
            <text:p>3708912</text:p>
          </table:table-cell>
          <table:table-cell table:number-columns-repeated="3"/>
          <table:table-cell table:formula="of:=([.A74] - [.B74]) * 100 / [.A74]" office:value-type="float" office:value="1.6174746789627" calcext:value-type="float">
            <text:p>1.617474679</text:p>
          </table:table-cell>
          <table:table-cell/>
          <table:table-cell table:formula="of:=IF([.F7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estOldEnumerableNullableInt6450PercentNulledAverage</text:p>
          </table:table-cell>
          <table:table-cell table:style-name="ce10" office:value-type="string" calcext:value-type="string">
            <text:p>TestNewEnumerableNullableInt6450PercentNulledAverage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3843479" calcext:value-type="float">
            <text:p>3843479</text:p>
          </table:table-cell>
          <table:table-cell table:style-name="ce10" office:value-type="float" office:value="3854465" calcext:value-type="float">
            <text:p>3854465</text:p>
          </table:table-cell>
          <table:table-cell table:style-name="ce10" table:number-columns-repeated="3"/>
          <table:table-cell table:style-name="ce10" table:formula="of:=([.A76] - [.B76]) * 100 / [.A76]" office:value-type="float" office:value="-0.285834786660731" calcext:value-type="float">
            <text:p>-0.2858347867</text:p>
          </table:table-cell>
          <table:table-cell table:style-name="ce10"/>
          <table:table-cell table:style-name="ce10" table:formula="of:=IF([.F76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7" office:value-type="string" calcext:value-type="string">
            <text:p>TestOldEnumerableNullableInt6460PercentNulledAverage</text:p>
          </table:table-cell>
          <table:table-cell table:style-name="ce7" office:value-type="string" calcext:value-type="string">
            <text:p>TestNewEnumerableNullableInt6460PercentNulledAverage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3587952" calcext:value-type="float">
            <text:p>3587952</text:p>
          </table:table-cell>
          <table:table-cell table:style-name="ce7" office:value-type="float" office:value="3633018" calcext:value-type="float">
            <text:p>3633018</text:p>
          </table:table-cell>
          <table:table-cell table:style-name="ce7" table:number-columns-repeated="3"/>
          <table:table-cell table:style-name="ce7" table:formula="of:=([.A78] - [.B78]) * 100 / [.A78]" office:value-type="float" office:value="-1.25603687005846" calcext:value-type="float">
            <text:p>-1.2560368701</text:p>
          </table:table-cell>
          <table:table-cell table:style-name="ce7"/>
          <table:table-cell table:style-name="ce7" table:formula="of:=IF([.F78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10" office:value-type="string" calcext:value-type="string">
            <text:p>TestOldEnumerableNullableInt6470PercentNulledAverage</text:p>
          </table:table-cell>
          <table:table-cell table:style-name="ce10" office:value-type="string" calcext:value-type="string">
            <text:p>TestNewEnumerableNullableInt6470PercentNulledAverage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3397051" calcext:value-type="float">
            <text:p>3397051</text:p>
          </table:table-cell>
          <table:table-cell table:style-name="ce10" office:value-type="float" office:value="3407474" calcext:value-type="float">
            <text:p>3407474</text:p>
          </table:table-cell>
          <table:table-cell table:style-name="ce10" table:number-columns-repeated="3"/>
          <table:table-cell table:style-name="ce10" table:formula="of:=([.A80] - [.B80]) * 100 / [.A80]" office:value-type="float" office:value="-0.306824949051398" calcext:value-type="float">
            <text:p>-0.3068249491</text:p>
          </table:table-cell>
          <table:table-cell table:style-name="ce10"/>
          <table:table-cell table:style-name="ce10" table:formula="of:=IF([.F80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TestOldEnumerableNullableInt6480PercentNulledAverage</text:p>
          </table:table-cell>
          <table:table-cell office:value-type="string" calcext:value-type="string">
            <text:p>TestNewEnumerableNullableInt6480PercentNulledAverage</text:p>
          </table:table-cell>
          <table:table-cell table:number-columns-repeated="1022"/>
        </table:table-row>
        <table:table-row table:style-name="ro1">
          <table:table-cell office:value-type="float" office:value="3191103" calcext:value-type="float">
            <text:p>3191103</text:p>
          </table:table-cell>
          <table:table-cell office:value-type="float" office:value="3189958" calcext:value-type="float">
            <text:p>3189958</text:p>
          </table:table-cell>
          <table:table-cell table:number-columns-repeated="3"/>
          <table:table-cell table:formula="of:=([.A82] - [.B82]) * 100 / [.A82]" office:value-type="float" office:value="0.0358810104217883" calcext:value-type="float">
            <text:p>0.0358810104</text:p>
          </table:table-cell>
          <table:table-cell/>
          <table:table-cell table:formula="of:=IF([.F8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estOldEnumerableNullableInt6490PercentNulledAverage</text:p>
          </table:table-cell>
          <table:table-cell table:style-name="ce10" office:value-type="string" calcext:value-type="string">
            <text:p>TestNewEnumerableNullableInt6490PercentNulledAverage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2785740" calcext:value-type="float">
            <text:p>2785740</text:p>
          </table:table-cell>
          <table:table-cell table:style-name="ce10" office:value-type="float" office:value="2810741" calcext:value-type="float">
            <text:p>2810741</text:p>
          </table:table-cell>
          <table:table-cell table:style-name="ce10" table:number-columns-repeated="3"/>
          <table:table-cell table:style-name="ce10" table:formula="of:=([.A84] - [.B84]) * 100 / [.A84]" office:value-type="float" office:value="-0.897463510593236" calcext:value-type="float">
            <text:p>-0.8974635106</text:p>
          </table:table-cell>
          <table:table-cell table:style-name="ce10"/>
          <table:table-cell table:style-name="ce10" table:formula="of:=IF([.F84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1" office:value-type="string" calcext:value-type="string">
            <text:p>TestOldEnumerableSingleIncrementedNullableAverage</text:p>
          </table:table-cell>
          <table:table-cell table:style-name="ce1" office:value-type="string" calcext:value-type="string">
            <text:p>TestNewEnumerableSingleIn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757190" calcext:value-type="float">
            <text:p>2757190</text:p>
          </table:table-cell>
          <table:table-cell table:style-name="ce1" office:value-type="float" office:value="2497698" calcext:value-type="float">
            <text:p>2497698</text:p>
          </table:table-cell>
          <table:table-cell table:style-name="ce1" table:number-columns-repeated="3"/>
          <table:table-cell table:style-name="ce1" table:formula="of:=([.A86] - [.B86]) * 100 / [.A86]" office:value-type="float" office:value="9.41146602156543" calcext:value-type="float">
            <text:p>9.4114660216</text:p>
          </table:table-cell>
          <table:table-cell table:style-name="ce1"/>
          <table:table-cell table:style-name="ce1" table:formula="of:=IF([.F8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IncrementedAverage</text:p>
          </table:table-cell>
          <table:table-cell table:style-name="ce1" office:value-type="string" calcext:value-type="string">
            <text:p>TestNewEnumerableSingleIn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34903" calcext:value-type="float">
            <text:p>2634903</text:p>
          </table:table-cell>
          <table:table-cell table:style-name="ce1" office:value-type="float" office:value="2207603" calcext:value-type="float">
            <text:p>2207603</text:p>
          </table:table-cell>
          <table:table-cell table:style-name="ce1" table:number-columns-repeated="3"/>
          <table:table-cell table:style-name="ce1" table:formula="of:=([.A88] - [.B88]) * 100 / [.A88]" office:value-type="float" office:value="16.2169157650206" calcext:value-type="float">
            <text:p>16.216915765</text:p>
          </table:table-cell>
          <table:table-cell table:style-name="ce1"/>
          <table:table-cell table:style-name="ce1" table:formula="of:=IF([.F8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DecrementedNullableAverage</text:p>
          </table:table-cell>
          <table:table-cell table:style-name="ce1" office:value-type="string" calcext:value-type="string">
            <text:p>TestNewEnumerableSingleDe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779403" calcext:value-type="float">
            <text:p>2779403</text:p>
          </table:table-cell>
          <table:table-cell table:style-name="ce1" office:value-type="float" office:value="2514600" calcext:value-type="float">
            <text:p>2514600</text:p>
          </table:table-cell>
          <table:table-cell table:style-name="ce1" table:number-columns-repeated="3"/>
          <table:table-cell table:style-name="ce1" table:formula="of:=([.A90] - [.B90]) * 100 / [.A90]" office:value-type="float" office:value="9.52733374757097" calcext:value-type="float">
            <text:p>9.5273337476</text:p>
          </table:table-cell>
          <table:table-cell table:style-name="ce1"/>
          <table:table-cell table:style-name="ce1" table:formula="of:=IF([.F9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DecrementedAverage</text:p>
          </table:table-cell>
          <table:table-cell table:style-name="ce1" office:value-type="string" calcext:value-type="string">
            <text:p>TestNewEnumerableSingleDe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26349" calcext:value-type="float">
            <text:p>2626349</text:p>
          </table:table-cell>
          <table:table-cell table:style-name="ce1" office:value-type="float" office:value="2208366" calcext:value-type="float">
            <text:p>2208366</text:p>
          </table:table-cell>
          <table:table-cell table:style-name="ce1" table:number-columns-repeated="3"/>
          <table:table-cell table:style-name="ce1" table:formula="of:=([.A92] - [.B92]) * 100 / [.A92]" office:value-type="float" office:value="15.9149831191513" calcext:value-type="float">
            <text:p>15.9149831192</text:p>
          </table:table-cell>
          <table:table-cell table:style-name="ce1"/>
          <table:table-cell table:style-name="ce1" table:formula="of:=IF([.F9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UpAndDownNullableAverage</text:p>
          </table:table-cell>
          <table:table-cell table:style-name="ce1" office:value-type="string" calcext:value-type="string">
            <text:p>TestNewEnumerableSingleUpAndDown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5510111" calcext:value-type="float">
            <text:p>5510111</text:p>
          </table:table-cell>
          <table:table-cell table:style-name="ce1" office:value-type="float" office:value="4983469" calcext:value-type="float">
            <text:p>4983469</text:p>
          </table:table-cell>
          <table:table-cell table:style-name="ce1" table:number-columns-repeated="3"/>
          <table:table-cell table:style-name="ce1" table:formula="of:=([.A94] - [.B94]) * 100 / [.A94]" office:value-type="float" office:value="9.55773849201949" calcext:value-type="float">
            <text:p>9.557738492</text:p>
          </table:table-cell>
          <table:table-cell table:style-name="ce1"/>
          <table:table-cell table:style-name="ce1" table:formula="of:=IF([.F9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SingleUpAndDownAverage</text:p>
          </table:table-cell>
          <table:table-cell table:style-name="ce1" office:value-type="string" calcext:value-type="string">
            <text:p>TestNewEnumerableSingleUpAndDown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629962" calcext:value-type="float">
            <text:p>2629962</text:p>
          </table:table-cell>
          <table:table-cell table:style-name="ce1" office:value-type="float" office:value="2208255" calcext:value-type="float">
            <text:p>2208255</text:p>
          </table:table-cell>
          <table:table-cell table:style-name="ce1" table:number-columns-repeated="3"/>
          <table:table-cell table:style-name="ce1" table:formula="of:=([.A96] - [.B96]) * 100 / [.A96]" office:value-type="float" office:value="16.0347183723567" calcext:value-type="float">
            <text:p>16.0347183724</text:p>
          </table:table-cell>
          <table:table-cell table:style-name="ce1"/>
          <table:table-cell table:style-name="ce1" table:formula="of:=IF([.F9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3" office:value-type="string" calcext:value-type="string">
            <text:p>TestOldEnumerableSingleShuffledNullableAverage</text:p>
          </table:table-cell>
          <table:table-cell table:style-name="ce3" office:value-type="string" calcext:value-type="string">
            <text:p>TestNewEnumerableSingleShuffledNullable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2775366" calcext:value-type="float">
            <text:p>2775366</text:p>
          </table:table-cell>
          <table:table-cell table:style-name="ce3" office:value-type="float" office:value="2514292" calcext:value-type="float">
            <text:p>2514292</text:p>
          </table:table-cell>
          <table:table-cell table:style-name="ce3" table:number-columns-repeated="3"/>
          <table:table-cell table:style-name="ce3" table:formula="of:=([.A98] - [.B98]) * 100 / [.A98]" office:value-type="float" office:value="9.4068313872837" calcext:value-type="float">
            <text:p>9.4068313873</text:p>
          </table:table-cell>
          <table:table-cell table:style-name="ce3"/>
          <table:table-cell table:style-name="ce3" table:formula="of:=IF([.F98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SingleShuffledAverage</text:p>
          </table:table-cell>
          <table:table-cell table:style-name="ce3" office:value-type="string" calcext:value-type="string">
            <text:p>TestNewEnumerableSingleShuff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2629493" calcext:value-type="float">
            <text:p>2629493</text:p>
          </table:table-cell>
          <table:table-cell table:style-name="ce3" office:value-type="float" office:value="2210502" calcext:value-type="float">
            <text:p>2210502</text:p>
          </table:table-cell>
          <table:table-cell table:style-name="ce3" table:number-columns-repeated="3"/>
          <table:table-cell table:style-name="ce3" table:formula="of:=([.A100] - [.B100]) * 100 / [.A100]" office:value-type="float" office:value="15.9342884731011" calcext:value-type="float">
            <text:p>15.9342884731</text:p>
          </table:table-cell>
          <table:table-cell table:style-name="ce3"/>
          <table:table-cell table:style-name="ce3" table:formula="of:=IF([.F100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9" office:value-type="string" calcext:value-type="string">
            <text:p>TestOldEnumerableSingleSolitaireNullableAverage</text:p>
          </table:table-cell>
          <table:table-cell table:style-name="ce9" office:value-type="string" calcext:value-type="string">
            <text:p>TestNewEnumerableSingleSolitaireNullabl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2052" calcext:value-type="float">
            <text:p>12052</text:p>
          </table:table-cell>
          <table:table-cell table:style-name="ce9" office:value-type="float" office:value="12745" calcext:value-type="float">
            <text:p>12745</text:p>
          </table:table-cell>
          <table:table-cell table:style-name="ce9" table:number-columns-repeated="3"/>
          <table:table-cell table:style-name="ce9" table:formula="of:=([.A102] - [.B102]) * 100 / [.A102]" office:value-type="float" office:value="-5.75008297378029" calcext:value-type="float">
            <text:p>-5.7500829738</text:p>
          </table:table-cell>
          <table:table-cell table:style-name="ce9"/>
          <table:table-cell table:style-name="ce9" table:formula="of:=IF([.F102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1" office:value-type="string" calcext:value-type="string">
            <text:p>TestOldEnumerableSingleSolitaireAverage</text:p>
          </table:table-cell>
          <table:table-cell table:style-name="ce1" office:value-type="string" calcext:value-type="string">
            <text:p>TestNewEnumerableSingleSolitair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2250" calcext:value-type="float">
            <text:p>12250</text:p>
          </table:table-cell>
          <table:table-cell table:style-name="ce1" office:value-type="float" office:value="10871" calcext:value-type="float">
            <text:p>10871</text:p>
          </table:table-cell>
          <table:table-cell table:style-name="ce1" table:number-columns-repeated="3"/>
          <table:table-cell table:style-name="ce1" table:formula="of:=([.A104] - [.B104]) * 100 / [.A104]" office:value-type="float" office:value="11.2571428571429" calcext:value-type="float">
            <text:p>11.2571428571</text:p>
          </table:table-cell>
          <table:table-cell table:style-name="ce1"/>
          <table:table-cell table:style-name="ce1" table:formula="of:=IF([.F10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4" office:value-type="string" calcext:value-type="string">
            <text:p>TestOldEnumerableSingleEmptyNullableAverage</text:p>
          </table:table-cell>
          <table:table-cell table:style-name="ce4" office:value-type="string" calcext:value-type="string">
            <text:p>TestNewEnumerableSingleEmptyNullableAverage</text:p>
          </table:table-cell>
          <table:table-cell table:style-name="ce4" table:number-columns-repeated="1022"/>
        </table:table-row>
        <table:table-row table:style-name="ro1">
          <table:table-cell table:style-name="ce4" office:value-type="float" office:value="9048" calcext:value-type="float">
            <text:p>9048</text:p>
          </table:table-cell>
          <table:table-cell table:style-name="ce4" office:value-type="float" office:value="9021" calcext:value-type="float">
            <text:p>9021</text:p>
          </table:table-cell>
          <table:table-cell table:style-name="ce4" table:number-columns-repeated="3"/>
          <table:table-cell table:style-name="ce4" table:formula="of:=([.A106] - [.B106]) * 100 / [.A106]" office:value-type="float" office:value="0.29840848806366" calcext:value-type="float">
            <text:p>0.2984084881</text:p>
          </table:table-cell>
          <table:table-cell table:style-name="ce4"/>
          <table:table-cell table:style-name="ce4" table:formula="of:=IF([.F106] &gt;= 0; &quot;Improved&quot;; &quot;Worse&quot;)" office:value-type="string" office:string-value="Improved" calcext:value-type="string">
            <text:p>Improved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TestOldEnumerableSingleEmptyAverage</text:p>
          </table:table-cell>
          <table:table-cell table:style-name="ce5" office:value-type="string" calcext:value-type="string">
            <text:p>TestNewEnumerableSingleEmpty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297438" calcext:value-type="float">
            <text:p>5297438</text:p>
          </table:table-cell>
          <table:table-cell table:style-name="ce5" office:value-type="float" office:value="5448793" calcext:value-type="float">
            <text:p>5448793</text:p>
          </table:table-cell>
          <table:table-cell table:style-name="ce5" table:number-columns-repeated="3"/>
          <table:table-cell table:style-name="ce5" table:formula="of:=([.A108] - [.B108]) * 100 / [.A108]" office:value-type="float" office:value="-2.85713584566728" calcext:value-type="float">
            <text:p>-2.8571358457</text:p>
          </table:table-cell>
          <table:table-cell table:style-name="ce5"/>
          <table:table-cell table:style-name="ce5" table:formula="of:=IF([.F108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3" office:value-type="string" calcext:value-type="string">
            <text:p>TestOldEnumerableNullableSingle10PercentNulledAverage</text:p>
          </table:table-cell>
          <table:table-cell table:style-name="ce3" office:value-type="string" calcext:value-type="string">
            <text:p>TestNewEnumerableNullableSingle1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089385" calcext:value-type="float">
            <text:p>3089385</text:p>
          </table:table-cell>
          <table:table-cell table:style-name="ce3" office:value-type="float" office:value="2839582" calcext:value-type="float">
            <text:p>2839582</text:p>
          </table:table-cell>
          <table:table-cell table:style-name="ce3" table:number-columns-repeated="3"/>
          <table:table-cell table:style-name="ce3" table:formula="of:=([.A110] - [.B110]) * 100 / [.A110]" office:value-type="float" office:value="8.08584880162233" calcext:value-type="float">
            <text:p>8.0858488016</text:p>
          </table:table-cell>
          <table:table-cell table:style-name="ce3"/>
          <table:table-cell table:style-name="ce3" table:formula="of:=IF([.F110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Single20PercentNulledAverage</text:p>
          </table:table-cell>
          <table:table-cell table:style-name="ce3" office:value-type="string" calcext:value-type="string">
            <text:p>TestNewEnumerableNullableSingle2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265525" calcext:value-type="float">
            <text:p>3265525</text:p>
          </table:table-cell>
          <table:table-cell table:style-name="ce3" office:value-type="float" office:value="3065927" calcext:value-type="float">
            <text:p>3065927</text:p>
          </table:table-cell>
          <table:table-cell table:style-name="ce3" table:number-columns-repeated="3"/>
          <table:table-cell table:style-name="ce3" table:formula="of:=([.A112] - [.B112]) * 100 / [.A112]" office:value-type="float" office:value="6.11227903629585" calcext:value-type="float">
            <text:p>6.1122790363</text:p>
          </table:table-cell>
          <table:table-cell table:style-name="ce3"/>
          <table:table-cell table:style-name="ce3" table:formula="of:=IF([.F112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Single30PercentNulledAverage</text:p>
          </table:table-cell>
          <table:table-cell table:style-name="ce3" office:value-type="string" calcext:value-type="string">
            <text:p>TestNewEnumerableNullableSingle3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351424" calcext:value-type="float">
            <text:p>3351424</text:p>
          </table:table-cell>
          <table:table-cell table:style-name="ce3" office:value-type="float" office:value="3182453" calcext:value-type="float">
            <text:p>3182453</text:p>
          </table:table-cell>
          <table:table-cell table:style-name="ce3" table:number-columns-repeated="3"/>
          <table:table-cell table:style-name="ce3" table:formula="of:=([.A114] - [.B114]) * 100 / [.A114]" office:value-type="float" office:value="5.04176732039873" calcext:value-type="float">
            <text:p>5.0417673204</text:p>
          </table:table-cell>
          <table:table-cell table:style-name="ce3"/>
          <table:table-cell table:style-name="ce3" table:formula="of:=IF([.F114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Single40PercentNulledAverage</text:p>
          </table:table-cell>
          <table:table-cell table:style-name="ce3" office:value-type="string" calcext:value-type="string">
            <text:p>TestNewEnumerableNullableSingle4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392603" calcext:value-type="float">
            <text:p>3392603</text:p>
          </table:table-cell>
          <table:table-cell table:style-name="ce3" office:value-type="float" office:value="3222864" calcext:value-type="float">
            <text:p>3222864</text:p>
          </table:table-cell>
          <table:table-cell table:style-name="ce3" table:number-columns-repeated="3"/>
          <table:table-cell table:style-name="ce3" table:formula="of:=([.A116] - [.B116]) * 100 / [.A116]" office:value-type="float" office:value="5.00320845085617" calcext:value-type="float">
            <text:p>5.0032084509</text:p>
          </table:table-cell>
          <table:table-cell table:style-name="ce3"/>
          <table:table-cell table:style-name="ce3" table:formula="of:=IF([.F116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11" office:value-type="string" calcext:value-type="string">
            <text:p>TestOldEnumerableNullableSingle50PercentNulledAverage</text:p>
          </table:table-cell>
          <table:table-cell table:style-name="ce11" office:value-type="string" calcext:value-type="string">
            <text:p>TestNewEnumerableNullableSingle5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635106" calcext:value-type="float">
            <text:p>3635106</text:p>
          </table:table-cell>
          <table:table-cell table:style-name="ce11" office:value-type="float" office:value="3630736" calcext:value-type="float">
            <text:p>3630736</text:p>
          </table:table-cell>
          <table:table-cell table:style-name="ce11" table:number-columns-repeated="3"/>
          <table:table-cell table:style-name="ce11" table:formula="of:=([.A118] - [.B118]) * 100 / [.A118]" office:value-type="float" office:value="0.120216576903122" calcext:value-type="float">
            <text:p>0.1202165769</text:p>
          </table:table-cell>
          <table:table-cell table:style-name="ce11"/>
          <table:table-cell table:style-name="ce11" table:formula="of:=IF([.F11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NullableSingle60PercentNulledAverage</text:p>
          </table:table-cell>
          <table:table-cell office:value-type="string" calcext:value-type="string">
            <text:p>TestNewEnumerableNullableSingle60PercentNulledAverage</text:p>
          </table:table-cell>
          <table:table-cell table:number-columns-repeated="1022"/>
        </table:table-row>
        <table:table-row table:style-name="ro1">
          <table:table-cell office:value-type="float" office:value="3502596" calcext:value-type="float">
            <text:p>3502596</text:p>
          </table:table-cell>
          <table:table-cell office:value-type="float" office:value="3459311" calcext:value-type="float">
            <text:p>3459311</text:p>
          </table:table-cell>
          <table:table-cell table:number-columns-repeated="3"/>
          <table:table-cell table:formula="of:=([.A120] - [.B120]) * 100 / [.A120]" office:value-type="float" office:value="1.23579767692306" calcext:value-type="float">
            <text:p>1.2357976769</text:p>
          </table:table-cell>
          <table:table-cell/>
          <table:table-cell table:formula="of:=IF([.F12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estOldEnumerableNullableSingle70PercentNulledAverage</text:p>
          </table:table-cell>
          <table:table-cell table:style-name="ce7" office:value-type="string" calcext:value-type="string">
            <text:p>TestNewEnumerableNullableSingle70PercentNulledAverage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3295814" calcext:value-type="float">
            <text:p>3295814</text:p>
          </table:table-cell>
          <table:table-cell table:style-name="ce7" office:value-type="float" office:value="3342901" calcext:value-type="float">
            <text:p>3342901</text:p>
          </table:table-cell>
          <table:table-cell table:style-name="ce7" table:number-columns-repeated="3"/>
          <table:table-cell table:style-name="ce7" table:formula="of:=([.A122] - [.B122]) * 100 / [.A122]" office:value-type="float" office:value="-1.42869106084263" calcext:value-type="float">
            <text:p>-1.4286910608</text:p>
          </table:table-cell>
          <table:table-cell table:style-name="ce7"/>
          <table:table-cell table:style-name="ce7" table:formula="of:=IF([.F122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10" office:value-type="string" calcext:value-type="string">
            <text:p>TestOldEnumerableNullableSingle80PercentNulledAverage</text:p>
          </table:table-cell>
          <table:table-cell table:style-name="ce10" office:value-type="string" calcext:value-type="string">
            <text:p>TestNewEnumerableNullableSingle80PercentNulledAverage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3043362" calcext:value-type="float">
            <text:p>3043362</text:p>
          </table:table-cell>
          <table:table-cell table:style-name="ce10" office:value-type="float" office:value="3060681" calcext:value-type="float">
            <text:p>3060681</text:p>
          </table:table-cell>
          <table:table-cell table:style-name="ce10" table:number-columns-repeated="3"/>
          <table:table-cell table:style-name="ce10" table:formula="of:=([.A124] - [.B124]) * 100 / [.A124]" office:value-type="float" office:value="-0.569074595792416" calcext:value-type="float">
            <text:p>-0.5690745958</text:p>
          </table:table-cell>
          <table:table-cell table:style-name="ce10"/>
          <table:table-cell table:style-name="ce10" table:formula="of:=IF([.F124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11" office:value-type="string" calcext:value-type="string">
            <text:p>TestOldEnumerableNullableSingle90PercentNulledAverage</text:p>
          </table:table-cell>
          <table:table-cell table:style-name="ce11" office:value-type="string" calcext:value-type="string">
            <text:p>TestNewEnumerableNullableSingle9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2725158" calcext:value-type="float">
            <text:p>2725158</text:p>
          </table:table-cell>
          <table:table-cell table:style-name="ce11" office:value-type="float" office:value="2723467" calcext:value-type="float">
            <text:p>2723467</text:p>
          </table:table-cell>
          <table:table-cell table:style-name="ce11" table:number-columns-repeated="3"/>
          <table:table-cell table:style-name="ce11" table:formula="of:=([.A126] - [.B126]) * 100 / [.A126]" office:value-type="float" office:value="0.0620514480261328" calcext:value-type="float">
            <text:p>0.062051448</text:p>
          </table:table-cell>
          <table:table-cell table:style-name="ce11"/>
          <table:table-cell table:style-name="ce11" table:formula="of:=IF([.F126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10PercentNaNAverage</text:p>
          </table:table-cell>
          <table:table-cell office:value-type="string" calcext:value-type="string">
            <text:p>TestNewEnumerableSingle10PercentNaNAverage</text:p>
          </table:table-cell>
          <table:table-cell table:number-columns-repeated="1022"/>
        </table:table-row>
        <table:table-row table:style-name="ro1">
          <table:table-cell office:value-type="float" office:value="54142628" calcext:value-type="float">
            <text:p>54142628</text:p>
          </table:table-cell>
          <table:table-cell office:value-type="float" office:value="53425619" calcext:value-type="float">
            <text:p>53425619</text:p>
          </table:table-cell>
          <table:table-cell table:number-columns-repeated="3"/>
          <table:table-cell table:formula="of:=([.A128] - [.B128]) * 100 / [.A128]" office:value-type="float" office:value="1.32429663369868" calcext:value-type="float">
            <text:p>1.3242966337</text:p>
          </table:table-cell>
          <table:table-cell/>
          <table:table-cell table:formula="of:=IF([.F12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10PercentNaNOrNullAverage</text:p>
          </table:table-cell>
          <table:table-cell table:style-name="ce11" office:value-type="string" calcext:value-type="string">
            <text:p>TestNewEnumerableNullableSingle1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50863470" calcext:value-type="float">
            <text:p>50863470</text:p>
          </table:table-cell>
          <table:table-cell table:style-name="ce11" office:value-type="float" office:value="50482452" calcext:value-type="float">
            <text:p>50482452</text:p>
          </table:table-cell>
          <table:table-cell table:style-name="ce11" table:number-columns-repeated="3"/>
          <table:table-cell table:style-name="ce11" table:formula="of:=([.A130] - [.B130]) * 100 / [.A130]" office:value-type="float" office:value="0.749099501076116" calcext:value-type="float">
            <text:p>0.7490995011</text:p>
          </table:table-cell>
          <table:table-cell table:style-name="ce11"/>
          <table:table-cell table:style-name="ce11" table:formula="of:=IF([.F13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20PercentNaNAverage</text:p>
          </table:table-cell>
          <table:table-cell office:value-type="string" calcext:value-type="string">
            <text:p>TestNewEnumerableSingle20PercentNaNAverage</text:p>
          </table:table-cell>
          <table:table-cell table:number-columns-repeated="1022"/>
        </table:table-row>
        <table:table-row table:style-name="ro1">
          <table:table-cell office:value-type="float" office:value="54293767" calcext:value-type="float">
            <text:p>54293767</text:p>
          </table:table-cell>
          <table:table-cell office:value-type="float" office:value="53568873" calcext:value-type="float">
            <text:p>53568873</text:p>
          </table:table-cell>
          <table:table-cell table:number-columns-repeated="3"/>
          <table:table-cell table:formula="of:=([.A132] - [.B132]) * 100 / [.A132]" office:value-type="float" office:value="1.3351329997051" calcext:value-type="float">
            <text:p>1.3351329997</text:p>
          </table:table-cell>
          <table:table-cell/>
          <table:table-cell table:formula="of:=IF([.F13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20PercentNaNOrNullAverage</text:p>
          </table:table-cell>
          <table:table-cell table:style-name="ce11" office:value-type="string" calcext:value-type="string">
            <text:p>TestNewEnumerableNullableSingle2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8920084" calcext:value-type="float">
            <text:p>48920084</text:p>
          </table:table-cell>
          <table:table-cell table:style-name="ce11" office:value-type="float" office:value="48539823" calcext:value-type="float">
            <text:p>48539823</text:p>
          </table:table-cell>
          <table:table-cell table:style-name="ce11" table:number-columns-repeated="3"/>
          <table:table-cell table:style-name="ce11" table:formula="of:=([.A134] - [.B134]) * 100 / [.A134]" office:value-type="float" office:value="0.777310603146143" calcext:value-type="float">
            <text:p>0.7773106031</text:p>
          </table:table-cell>
          <table:table-cell table:style-name="ce11"/>
          <table:table-cell table:style-name="ce11" table:formula="of:=IF([.F13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30PercentNaNAverage</text:p>
          </table:table-cell>
          <table:table-cell office:value-type="string" calcext:value-type="string">
            <text:p>TestNewEnumerableSingle30PercentNaNAverage</text:p>
          </table:table-cell>
          <table:table-cell table:number-columns-repeated="1022"/>
        </table:table-row>
        <table:table-row table:style-name="ro1">
          <table:table-cell office:value-type="float" office:value="54461989" calcext:value-type="float">
            <text:p>54461989</text:p>
          </table:table-cell>
          <table:table-cell office:value-type="float" office:value="53711336" calcext:value-type="float">
            <text:p>53711336</text:p>
          </table:table-cell>
          <table:table-cell table:number-columns-repeated="3"/>
          <table:table-cell table:formula="of:=([.A136] - [.B136]) * 100 / [.A136]" office:value-type="float" office:value="1.37830625319248" calcext:value-type="float">
            <text:p>1.3783062532</text:p>
          </table:table-cell>
          <table:table-cell/>
          <table:table-cell table:formula="of:=IF([.F13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30PercentNaNOrNullAverage</text:p>
          </table:table-cell>
          <table:table-cell table:style-name="ce11" office:value-type="string" calcext:value-type="string">
            <text:p>TestNewEnumerableNullableSingle3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6581531" calcext:value-type="float">
            <text:p>46581531</text:p>
          </table:table-cell>
          <table:table-cell table:style-name="ce11" office:value-type="float" office:value="46250806" calcext:value-type="float">
            <text:p>46250806</text:p>
          </table:table-cell>
          <table:table-cell table:style-name="ce11" table:number-columns-repeated="3"/>
          <table:table-cell table:style-name="ce11" table:formula="of:=([.A138] - [.B138]) * 100 / [.A138]" office:value-type="float" office:value="0.709991691771574" calcext:value-type="float">
            <text:p>0.7099916918</text:p>
          </table:table-cell>
          <table:table-cell table:style-name="ce11"/>
          <table:table-cell table:style-name="ce11" table:formula="of:=IF([.F13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40PercentNaNAverage</text:p>
          </table:table-cell>
          <table:table-cell office:value-type="string" calcext:value-type="string">
            <text:p>TestNewEnumerableSingle40PercentNaNAverage</text:p>
          </table:table-cell>
          <table:table-cell table:number-columns-repeated="1022"/>
        </table:table-row>
        <table:table-row table:style-name="ro1">
          <table:table-cell office:value-type="float" office:value="54920137" calcext:value-type="float">
            <text:p>54920137</text:p>
          </table:table-cell>
          <table:table-cell office:value-type="float" office:value="54166484" calcext:value-type="float">
            <text:p>54166484</text:p>
          </table:table-cell>
          <table:table-cell table:number-columns-repeated="3"/>
          <table:table-cell table:formula="of:=([.A140] - [.B140]) * 100 / [.A140]" office:value-type="float" office:value="1.372270793862" calcext:value-type="float">
            <text:p>1.3722707939</text:p>
          </table:table-cell>
          <table:table-cell/>
          <table:table-cell table:formula="of:=IF([.F14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40PercentNaNOrNullAverage</text:p>
          </table:table-cell>
          <table:table-cell table:style-name="ce11" office:value-type="string" calcext:value-type="string">
            <text:p>TestNewEnumerableNullableSingle4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4342801" calcext:value-type="float">
            <text:p>44342801</text:p>
          </table:table-cell>
          <table:table-cell table:style-name="ce11" office:value-type="float" office:value="44034041" calcext:value-type="float">
            <text:p>44034041</text:p>
          </table:table-cell>
          <table:table-cell table:style-name="ce11" table:number-columns-repeated="3"/>
          <table:table-cell table:style-name="ce11" table:formula="of:=([.A142] - [.B142]) * 100 / [.A142]" office:value-type="float" office:value="0.696302427985999" calcext:value-type="float">
            <text:p>0.696302428</text:p>
          </table:table-cell>
          <table:table-cell table:style-name="ce11"/>
          <table:table-cell table:style-name="ce11" table:formula="of:=IF([.F142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50PercentNaNAverage</text:p>
          </table:table-cell>
          <table:table-cell office:value-type="string" calcext:value-type="string">
            <text:p>TestNewEnumerableSingle50PercentNaNAverage</text:p>
          </table:table-cell>
          <table:table-cell table:number-columns-repeated="1022"/>
        </table:table-row>
        <table:table-row table:style-name="ro1">
          <table:table-cell office:value-type="float" office:value="55151487" calcext:value-type="float">
            <text:p>55151487</text:p>
          </table:table-cell>
          <table:table-cell office:value-type="float" office:value="54369773" calcext:value-type="float">
            <text:p>54369773</text:p>
          </table:table-cell>
          <table:table-cell table:number-columns-repeated="3"/>
          <table:table-cell table:formula="of:=([.A144] - [.B144]) * 100 / [.A144]" office:value-type="float" office:value="1.41739423997761" calcext:value-type="float">
            <text:p>1.41739424</text:p>
          </table:table-cell>
          <table:table-cell/>
          <table:table-cell table:formula="of:=IF([.F14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50PercentNaNOrNullAverage</text:p>
          </table:table-cell>
          <table:table-cell table:style-name="ce11" office:value-type="string" calcext:value-type="string">
            <text:p>TestNewEnumerableNullableSingle5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2404140" calcext:value-type="float">
            <text:p>42404140</text:p>
          </table:table-cell>
          <table:table-cell table:style-name="ce11" office:value-type="float" office:value="42026882" calcext:value-type="float">
            <text:p>42026882</text:p>
          </table:table-cell>
          <table:table-cell table:style-name="ce11" table:number-columns-repeated="3"/>
          <table:table-cell table:style-name="ce11" table:formula="of:=([.A146] - [.B146]) * 100 / [.A146]" office:value-type="float" office:value="0.889672564990116" calcext:value-type="float">
            <text:p>0.889672565</text:p>
          </table:table-cell>
          <table:table-cell table:style-name="ce11"/>
          <table:table-cell table:style-name="ce11" table:formula="of:=IF([.F146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60PercentNaNAverage</text:p>
          </table:table-cell>
          <table:table-cell office:value-type="string" calcext:value-type="string">
            <text:p>TestNewEnumerableSingle60PercentNaNAverage</text:p>
          </table:table-cell>
          <table:table-cell table:number-columns-repeated="1022"/>
        </table:table-row>
        <table:table-row table:style-name="ro1">
          <table:table-cell office:value-type="float" office:value="55344368" calcext:value-type="float">
            <text:p>55344368</text:p>
          </table:table-cell>
          <table:table-cell office:value-type="float" office:value="54500535" calcext:value-type="float">
            <text:p>54500535</text:p>
          </table:table-cell>
          <table:table-cell table:number-columns-repeated="3"/>
          <table:table-cell table:formula="of:=([.A148] - [.B148]) * 100 / [.A148]" office:value-type="float" office:value="1.52469534027383" calcext:value-type="float">
            <text:p>1.5246953403</text:p>
          </table:table-cell>
          <table:table-cell/>
          <table:table-cell table:formula="of:=IF([.F14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60PercentNaNOrNullAverage</text:p>
          </table:table-cell>
          <table:table-cell table:style-name="ce11" office:value-type="string" calcext:value-type="string">
            <text:p>TestNewEnumerableNullableSingle6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0025076" calcext:value-type="float">
            <text:p>40025076</text:p>
          </table:table-cell>
          <table:table-cell table:style-name="ce11" office:value-type="float" office:value="39714202" calcext:value-type="float">
            <text:p>39714202</text:p>
          </table:table-cell>
          <table:table-cell table:style-name="ce11" table:number-columns-repeated="3"/>
          <table:table-cell table:style-name="ce11" table:formula="of:=([.A150] - [.B150]) * 100 / [.A150]" office:value-type="float" office:value="0.776698087968653" calcext:value-type="float">
            <text:p>0.776698088</text:p>
          </table:table-cell>
          <table:table-cell table:style-name="ce11"/>
          <table:table-cell table:style-name="ce11" table:formula="of:=IF([.F15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70PercentNaNAverage</text:p>
          </table:table-cell>
          <table:table-cell office:value-type="string" calcext:value-type="string">
            <text:p>TestNewEnumerableSingle70PercentNaNAverage</text:p>
          </table:table-cell>
          <table:table-cell table:number-columns-repeated="1022"/>
        </table:table-row>
        <table:table-row table:style-name="ro1">
          <table:table-cell office:value-type="float" office:value="55511373" calcext:value-type="float">
            <text:p>55511373</text:p>
          </table:table-cell>
          <table:table-cell office:value-type="float" office:value="54648527" calcext:value-type="float">
            <text:p>54648527</text:p>
          </table:table-cell>
          <table:table-cell table:number-columns-repeated="3"/>
          <table:table-cell table:formula="of:=([.A152] - [.B152]) * 100 / [.A152]" office:value-type="float" office:value="1.5543589599198" calcext:value-type="float">
            <text:p>1.5543589599</text:p>
          </table:table-cell>
          <table:table-cell/>
          <table:table-cell table:formula="of:=IF([.F15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70PercentNaNOrNullAverage</text:p>
          </table:table-cell>
          <table:table-cell table:style-name="ce11" office:value-type="string" calcext:value-type="string">
            <text:p>TestNewEnumerableNullableSingle7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7691999" calcext:value-type="float">
            <text:p>37691999</text:p>
          </table:table-cell>
          <table:table-cell table:style-name="ce11" office:value-type="float" office:value="37414068" calcext:value-type="float">
            <text:p>37414068</text:p>
          </table:table-cell>
          <table:table-cell table:style-name="ce11" table:number-columns-repeated="3"/>
          <table:table-cell table:style-name="ce11" table:formula="of:=([.A154] - [.B154]) * 100 / [.A154]" office:value-type="float" office:value="0.737373998126234" calcext:value-type="float">
            <text:p>0.7373739981</text:p>
          </table:table-cell>
          <table:table-cell table:style-name="ce11"/>
          <table:table-cell table:style-name="ce11" table:formula="of:=IF([.F15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80PercentNaNAverage</text:p>
          </table:table-cell>
          <table:table-cell office:value-type="string" calcext:value-type="string">
            <text:p>TestNewEnumerableSingle80PercentNaNAverage</text:p>
          </table:table-cell>
          <table:table-cell table:number-columns-repeated="1022"/>
        </table:table-row>
        <table:table-row table:style-name="ro1">
          <table:table-cell office:value-type="float" office:value="55644370" calcext:value-type="float">
            <text:p>55644370</text:p>
          </table:table-cell>
          <table:table-cell office:value-type="float" office:value="54792035" calcext:value-type="float">
            <text:p>54792035</text:p>
          </table:table-cell>
          <table:table-cell table:number-columns-repeated="3"/>
          <table:table-cell table:formula="of:=([.A156] - [.B156]) * 100 / [.A156]" office:value-type="float" office:value="1.53175424575748" calcext:value-type="float">
            <text:p>1.5317542458</text:p>
          </table:table-cell>
          <table:table-cell/>
          <table:table-cell table:formula="of:=IF([.F15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80PercentNaNOrNullAverage</text:p>
          </table:table-cell>
          <table:table-cell table:style-name="ce11" office:value-type="string" calcext:value-type="string">
            <text:p>TestNewEnumerableNullableSingle8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5384011" calcext:value-type="float">
            <text:p>35384011</text:p>
          </table:table-cell>
          <table:table-cell table:style-name="ce11" office:value-type="float" office:value="35128278" calcext:value-type="float">
            <text:p>35128278</text:p>
          </table:table-cell>
          <table:table-cell table:style-name="ce11" table:number-columns-repeated="3"/>
          <table:table-cell table:style-name="ce11" table:formula="of:=([.A158] - [.B158]) * 100 / [.A158]" office:value-type="float" office:value="0.722736040297975" calcext:value-type="float">
            <text:p>0.7227360403</text:p>
          </table:table-cell>
          <table:table-cell table:style-name="ce11"/>
          <table:table-cell table:style-name="ce11" table:formula="of:=IF([.F15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Single90PercentNaNAverage</text:p>
          </table:table-cell>
          <table:table-cell office:value-type="string" calcext:value-type="string">
            <text:p>TestNewEnumerableSingle90PercentNaNAverage</text:p>
          </table:table-cell>
          <table:table-cell table:number-columns-repeated="1022"/>
        </table:table-row>
        <table:table-row table:style-name="ro1">
          <table:table-cell office:value-type="float" office:value="55809770" calcext:value-type="float">
            <text:p>55809770</text:p>
          </table:table-cell>
          <table:table-cell office:value-type="float" office:value="54952353" calcext:value-type="float">
            <text:p>54952353</text:p>
          </table:table-cell>
          <table:table-cell table:number-columns-repeated="3"/>
          <table:table-cell table:formula="of:=([.A160] - [.B160]) * 100 / [.A160]" office:value-type="float" office:value="1.53632061196454" calcext:value-type="float">
            <text:p>1.536320612</text:p>
          </table:table-cell>
          <table:table-cell/>
          <table:table-cell table:formula="of:=IF([.F16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Single90PercentNaNOrNullAverage</text:p>
          </table:table-cell>
          <table:table-cell table:style-name="ce11" office:value-type="string" calcext:value-type="string">
            <text:p>TestNewEnumerableNullableSingle9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2864520" calcext:value-type="float">
            <text:p>32864520</text:p>
          </table:table-cell>
          <table:table-cell table:style-name="ce11" office:value-type="float" office:value="32674557" calcext:value-type="float">
            <text:p>32674557</text:p>
          </table:table-cell>
          <table:table-cell table:style-name="ce11" table:number-columns-repeated="3"/>
          <table:table-cell table:style-name="ce11" table:formula="of:=([.A162] - [.B162]) * 100 / [.A162]" office:value-type="float" office:value="0.578018483154478" calcext:value-type="float">
            <text:p>0.5780184832</text:p>
          </table:table-cell>
          <table:table-cell table:style-name="ce11"/>
          <table:table-cell table:style-name="ce11" table:formula="of:=IF([.F162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1" office:value-type="string" calcext:value-type="string">
            <text:p>TestOldEnumerableDoubleIncrementedNullableAverage</text:p>
          </table:table-cell>
          <table:table-cell table:style-name="ce1" office:value-type="string" calcext:value-type="string">
            <text:p>TestNewEnumerableDoubleIn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872633" calcext:value-type="float">
            <text:p>2872633</text:p>
          </table:table-cell>
          <table:table-cell table:style-name="ce1" office:value-type="float" office:value="2615485" calcext:value-type="float">
            <text:p>2615485</text:p>
          </table:table-cell>
          <table:table-cell table:style-name="ce1" table:number-columns-repeated="3"/>
          <table:table-cell table:style-name="ce1" table:formula="of:=([.A164] - [.B164]) * 100 / [.A164]" office:value-type="float" office:value="8.95164819174604" calcext:value-type="float">
            <text:p>8.9516481917</text:p>
          </table:table-cell>
          <table:table-cell table:style-name="ce1"/>
          <table:table-cell table:style-name="ce1" table:formula="of:=IF([.F16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IncrementedAverage</text:p>
          </table:table-cell>
          <table:table-cell table:style-name="ce1" office:value-type="string" calcext:value-type="string">
            <text:p>TestNewEnumerableDoubleIn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498567" calcext:value-type="float">
            <text:p>2498567</text:p>
          </table:table-cell>
          <table:table-cell table:style-name="ce1" office:value-type="float" office:value="2017489" calcext:value-type="float">
            <text:p>2017489</text:p>
          </table:table-cell>
          <table:table-cell table:style-name="ce1" table:number-columns-repeated="3"/>
          <table:table-cell table:style-name="ce1" table:formula="of:=([.A166] - [.B166]) * 100 / [.A166]" office:value-type="float" office:value="19.2541564824958" calcext:value-type="float">
            <text:p>19.2541564825</text:p>
          </table:table-cell>
          <table:table-cell table:style-name="ce1"/>
          <table:table-cell table:style-name="ce1" table:formula="of:=IF([.F166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DecrementedNullableAverage</text:p>
          </table:table-cell>
          <table:table-cell table:style-name="ce1" office:value-type="string" calcext:value-type="string">
            <text:p>TestNewEnumerableDoubleDecremented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886962" calcext:value-type="float">
            <text:p>2886962</text:p>
          </table:table-cell>
          <table:table-cell table:style-name="ce1" office:value-type="float" office:value="2603583" calcext:value-type="float">
            <text:p>2603583</text:p>
          </table:table-cell>
          <table:table-cell table:style-name="ce1" table:number-columns-repeated="3"/>
          <table:table-cell table:style-name="ce1" table:formula="of:=([.A168] - [.B168]) * 100 / [.A168]" office:value-type="float" office:value="9.81582022901583" calcext:value-type="float">
            <text:p>9.815820229</text:p>
          </table:table-cell>
          <table:table-cell table:style-name="ce1"/>
          <table:table-cell table:style-name="ce1" table:formula="of:=IF([.F16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DecrementedAverage</text:p>
          </table:table-cell>
          <table:table-cell table:style-name="ce1" office:value-type="string" calcext:value-type="string">
            <text:p>TestNewEnumerableDoubleDecremented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500729" calcext:value-type="float">
            <text:p>2500729</text:p>
          </table:table-cell>
          <table:table-cell table:style-name="ce1" office:value-type="float" office:value="2023866" calcext:value-type="float">
            <text:p>2023866</text:p>
          </table:table-cell>
          <table:table-cell table:style-name="ce1" table:number-columns-repeated="3"/>
          <table:table-cell table:style-name="ce1" table:formula="of:=([.A170] - [.B170]) * 100 / [.A170]" office:value-type="float" office:value="19.0689594914123" calcext:value-type="float">
            <text:p>19.0689594914</text:p>
          </table:table-cell>
          <table:table-cell table:style-name="ce1"/>
          <table:table-cell table:style-name="ce1" table:formula="of:=IF([.F17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UpAndDownNullableAverage</text:p>
          </table:table-cell>
          <table:table-cell table:style-name="ce1" office:value-type="string" calcext:value-type="string">
            <text:p>TestNewEnumerableDoubleUpAndDown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5718665" calcext:value-type="float">
            <text:p>5718665</text:p>
          </table:table-cell>
          <table:table-cell table:style-name="ce1" office:value-type="float" office:value="5212872" calcext:value-type="float">
            <text:p>5212872</text:p>
          </table:table-cell>
          <table:table-cell table:style-name="ce1" table:number-columns-repeated="3"/>
          <table:table-cell table:style-name="ce1" table:formula="of:=([.A172] - [.B172]) * 100 / [.A172]" office:value-type="float" office:value="8.84459922027256" calcext:value-type="float">
            <text:p>8.8445992203</text:p>
          </table:table-cell>
          <table:table-cell table:style-name="ce1"/>
          <table:table-cell table:style-name="ce1" table:formula="of:=IF([.F17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oubleUpAndDownAverage</text:p>
          </table:table-cell>
          <table:table-cell table:style-name="ce1" office:value-type="string" calcext:value-type="string">
            <text:p>TestNewEnumerableDoubleUpAndDown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2497399" calcext:value-type="float">
            <text:p>2497399</text:p>
          </table:table-cell>
          <table:table-cell table:style-name="ce1" office:value-type="float" office:value="2023506" calcext:value-type="float">
            <text:p>2023506</text:p>
          </table:table-cell>
          <table:table-cell table:style-name="ce1" table:number-columns-repeated="3"/>
          <table:table-cell table:style-name="ce1" table:formula="of:=([.A174] - [.B174]) * 100 / [.A174]" office:value-type="float" office:value="18.9754620707384" calcext:value-type="float">
            <text:p>18.9754620707</text:p>
          </table:table-cell>
          <table:table-cell table:style-name="ce1"/>
          <table:table-cell table:style-name="ce1" table:formula="of:=IF([.F174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3" office:value-type="string" calcext:value-type="string">
            <text:p>TestOldEnumerableDoubleShuffledNullableAverage</text:p>
          </table:table-cell>
          <table:table-cell table:style-name="ce3" office:value-type="string" calcext:value-type="string">
            <text:p>TestNewEnumerableDoubleShuffledNullable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2888810" calcext:value-type="float">
            <text:p>2888810</text:p>
          </table:table-cell>
          <table:table-cell table:style-name="ce3" office:value-type="float" office:value="2618911" calcext:value-type="float">
            <text:p>2618911</text:p>
          </table:table-cell>
          <table:table-cell table:style-name="ce3" table:number-columns-repeated="3"/>
          <table:table-cell table:style-name="ce3" table:formula="of:=([.A176] - [.B176]) * 100 / [.A176]" office:value-type="float" office:value="9.34291282569639" calcext:value-type="float">
            <text:p>9.3429128257</text:p>
          </table:table-cell>
          <table:table-cell table:style-name="ce3"/>
          <table:table-cell table:style-name="ce3" table:formula="of:=IF([.F176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DoubleShuffledAverage</text:p>
          </table:table-cell>
          <table:table-cell table:style-name="ce3" office:value-type="string" calcext:value-type="string">
            <text:p>TestNewEnumerableDoubleShuff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2496497" calcext:value-type="float">
            <text:p>2496497</text:p>
          </table:table-cell>
          <table:table-cell table:style-name="ce3" office:value-type="float" office:value="2025320" calcext:value-type="float">
            <text:p>2025320</text:p>
          </table:table-cell>
          <table:table-cell table:style-name="ce3" table:number-columns-repeated="3"/>
          <table:table-cell table:style-name="ce3" table:formula="of:=([.A178] - [.B178]) * 100 / [.A178]" office:value-type="float" office:value="18.8735255840484" calcext:value-type="float">
            <text:p>18.873525584</text:p>
          </table:table-cell>
          <table:table-cell table:style-name="ce3"/>
          <table:table-cell table:style-name="ce3" table:formula="of:=IF([.F178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5" office:value-type="string" calcext:value-type="string">
            <text:p>TestOldEnumerableDoubleSolitaireNullableAverage</text:p>
          </table:table-cell>
          <table:table-cell table:style-name="ce5" office:value-type="string" calcext:value-type="string">
            <text:p>TestNewEnumerableDoubleSolitaireNullable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14739" calcext:value-type="float">
            <text:p>14739</text:p>
          </table:table-cell>
          <table:table-cell table:style-name="ce5" office:value-type="float" office:value="15001" calcext:value-type="float">
            <text:p>15001</text:p>
          </table:table-cell>
          <table:table-cell table:style-name="ce5" table:number-columns-repeated="3"/>
          <table:table-cell table:style-name="ce5" table:formula="of:=([.A180] - [.B180]) * 100 / [.A180]" office:value-type="float" office:value="-1.77759685188954" calcext:value-type="float">
            <text:p>-1.7775968519</text:p>
          </table:table-cell>
          <table:table-cell table:style-name="ce5"/>
          <table:table-cell table:style-name="ce5" table:formula="of:=IF([.F180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TestOldEnumerableDoubleSolitaireAverage</text:p>
          </table:table-cell>
          <table:table-cell table:style-name="ce1" office:value-type="string" calcext:value-type="string">
            <text:p>TestNewEnumerableDoubleSolitair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11527" calcext:value-type="float">
            <text:p>11527</text:p>
          </table:table-cell>
          <table:table-cell table:style-name="ce1" office:value-type="float" office:value="10887" calcext:value-type="float">
            <text:p>10887</text:p>
          </table:table-cell>
          <table:table-cell table:style-name="ce1" table:number-columns-repeated="3"/>
          <table:table-cell table:style-name="ce1" table:formula="of:=([.A182] - [.B182]) * 100 / [.A182]" office:value-type="float" office:value="5.55218183395506" calcext:value-type="float">
            <text:p>5.552181834</text:p>
          </table:table-cell>
          <table:table-cell table:style-name="ce1"/>
          <table:table-cell table:style-name="ce1" table:formula="of:=IF([.F182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TestOldEnumerableDoubleEmptyNullableAverage</text:p>
          </table:table-cell>
          <table:table-cell table:style-name="ce2" office:value-type="string" calcext:value-type="string">
            <text:p>TestNewEnumerableDoubleEmptyNullableAverage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9776" calcext:value-type="float">
            <text:p>9776</text:p>
          </table:table-cell>
          <table:table-cell table:style-name="ce2" office:value-type="float" office:value="9627" calcext:value-type="float">
            <text:p>9627</text:p>
          </table:table-cell>
          <table:table-cell table:style-name="ce2" table:number-columns-repeated="3"/>
          <table:table-cell table:style-name="ce2" table:formula="of:=([.A184] - [.B184]) * 100 / [.A184]" office:value-type="float" office:value="1.52414075286416" calcext:value-type="float">
            <text:p>1.5241407529</text:p>
          </table:table-cell>
          <table:table-cell table:style-name="ce2"/>
          <table:table-cell table:style-name="ce2" table:formula="of:=IF([.F184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5" office:value-type="string" calcext:value-type="string">
            <text:p>TestOldEnumerableDoubleEmptyAverage</text:p>
          </table:table-cell>
          <table:table-cell table:style-name="ce5" office:value-type="string" calcext:value-type="string">
            <text:p>TestNewEnumerableDoubleEmpty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5322649" calcext:value-type="float">
            <text:p>5322649</text:p>
          </table:table-cell>
          <table:table-cell table:style-name="ce5" office:value-type="float" office:value="5410869" calcext:value-type="float">
            <text:p>5410869</text:p>
          </table:table-cell>
          <table:table-cell table:style-name="ce5" table:number-columns-repeated="3"/>
          <table:table-cell table:style-name="ce5" table:formula="of:=([.A186] - [.B186]) * 100 / [.A186]" office:value-type="float" office:value="-1.65744538104992" calcext:value-type="float">
            <text:p>-1.657445381</text:p>
          </table:table-cell>
          <table:table-cell table:style-name="ce5"/>
          <table:table-cell table:style-name="ce5" table:formula="of:=IF([.F186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3" office:value-type="string" calcext:value-type="string">
            <text:p>TestOldEnumerableNullableDouble10PercentNulledAverage</text:p>
          </table:table-cell>
          <table:table-cell table:style-name="ce3" office:value-type="string" calcext:value-type="string">
            <text:p>TestNewEnumerableNullableDouble1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235300" calcext:value-type="float">
            <text:p>3235300</text:p>
          </table:table-cell>
          <table:table-cell table:style-name="ce3" office:value-type="float" office:value="2927006" calcext:value-type="float">
            <text:p>2927006</text:p>
          </table:table-cell>
          <table:table-cell table:style-name="ce3" table:number-columns-repeated="3"/>
          <table:table-cell table:style-name="ce3" table:formula="of:=([.A188] - [.B188]) * 100 / [.A188]" office:value-type="float" office:value="9.52906994714555" calcext:value-type="float">
            <text:p>9.5290699471</text:p>
          </table:table-cell>
          <table:table-cell table:style-name="ce3"/>
          <table:table-cell table:style-name="ce3" table:formula="of:=IF([.F188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Double20PercentNulledAverage</text:p>
          </table:table-cell>
          <table:table-cell table:style-name="ce3" office:value-type="string" calcext:value-type="string">
            <text:p>TestNewEnumerableNullableDouble2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511820" calcext:value-type="float">
            <text:p>3511820</text:p>
          </table:table-cell>
          <table:table-cell table:style-name="ce3" office:value-type="float" office:value="3173643" calcext:value-type="float">
            <text:p>3173643</text:p>
          </table:table-cell>
          <table:table-cell table:style-name="ce3" table:number-columns-repeated="3"/>
          <table:table-cell table:style-name="ce3" table:formula="of:=([.A190] - [.B190]) * 100 / [.A190]" office:value-type="float" office:value="9.62967919768098" calcext:value-type="float">
            <text:p>9.6296791977</text:p>
          </table:table-cell>
          <table:table-cell table:style-name="ce3"/>
          <table:table-cell table:style-name="ce3" table:formula="of:=IF([.F190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Double30PercentNulledAverage</text:p>
          </table:table-cell>
          <table:table-cell table:style-name="ce3" office:value-type="string" calcext:value-type="string">
            <text:p>TestNewEnumerableNullableDouble3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700353" calcext:value-type="float">
            <text:p>3700353</text:p>
          </table:table-cell>
          <table:table-cell table:style-name="ce3" office:value-type="float" office:value="3361894" calcext:value-type="float">
            <text:p>3361894</text:p>
          </table:table-cell>
          <table:table-cell table:style-name="ce3" table:number-columns-repeated="3"/>
          <table:table-cell table:style-name="ce3" table:formula="of:=([.A192] - [.B192]) * 100 / [.A192]" office:value-type="float" office:value="9.14666789898153" calcext:value-type="float">
            <text:p>9.146667899</text:p>
          </table:table-cell>
          <table:table-cell table:style-name="ce3"/>
          <table:table-cell table:style-name="ce3" table:formula="of:=IF([.F192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estOldEnumerableNullableDouble40PercentNulledAverage</text:p>
          </table:table-cell>
          <table:table-cell table:style-name="ce3" office:value-type="string" calcext:value-type="string">
            <text:p>TestNewEnumerableNullableDouble40PercentNulledAverage</text:p>
          </table:table-cell>
          <table:table-cell table:style-name="ce3" table:number-columns-repeated="1022"/>
        </table:table-row>
        <table:table-row table:style-name="ro1">
          <table:table-cell table:style-name="ce3" office:value-type="float" office:value="3890259" calcext:value-type="float">
            <text:p>3890259</text:p>
          </table:table-cell>
          <table:table-cell table:style-name="ce3" office:value-type="float" office:value="3494474" calcext:value-type="float">
            <text:p>3494474</text:p>
          </table:table-cell>
          <table:table-cell table:style-name="ce3" table:number-columns-repeated="3"/>
          <table:table-cell table:style-name="ce3" table:formula="of:=([.A194] - [.B194]) * 100 / [.A194]" office:value-type="float" office:value="10.1737442160021" calcext:value-type="float">
            <text:p>10.173744216</text:p>
          </table:table-cell>
          <table:table-cell table:style-name="ce3"/>
          <table:table-cell table:style-name="ce3" table:formula="of:=IF([.F194] &gt;= 0; &quot;Improved&quot;; &quot;Worse&quot;)" office:value-type="string" office:string-value="Improved" calcext:value-type="string">
            <text:p>Improved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TestOldEnumerableNullableDouble50PercentNulledAverage</text:p>
          </table:table-cell>
          <table:table-cell office:value-type="string" calcext:value-type="string">
            <text:p>TestNewEnumerableNullableDouble50PercentNulledAverage</text:p>
          </table:table-cell>
          <table:table-cell table:number-columns-repeated="1022"/>
        </table:table-row>
        <table:table-row table:style-name="ro1">
          <table:table-cell office:value-type="float" office:value="3896839" calcext:value-type="float">
            <text:p>3896839</text:p>
          </table:table-cell>
          <table:table-cell office:value-type="float" office:value="3716155" calcext:value-type="float">
            <text:p>3716155</text:p>
          </table:table-cell>
          <table:table-cell table:number-columns-repeated="3"/>
          <table:table-cell table:formula="of:=([.A196] - [.B196]) * 100 / [.A196]" office:value-type="float" office:value="4.63668116645312" calcext:value-type="float">
            <text:p>4.6366811665</text:p>
          </table:table-cell>
          <table:table-cell/>
          <table:table-cell table:formula="of:=IF([.F19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60PercentNulledAverage</text:p>
          </table:table-cell>
          <table:table-cell office:value-type="string" calcext:value-type="string">
            <text:p>TestNewEnumerableNullableDouble60PercentNulledAverage</text:p>
          </table:table-cell>
          <table:table-cell table:number-columns-repeated="1022"/>
        </table:table-row>
        <table:table-row table:style-name="ro1">
          <table:table-cell office:value-type="float" office:value="3603677" calcext:value-type="float">
            <text:p>3603677</text:p>
          </table:table-cell>
          <table:table-cell office:value-type="float" office:value="3511699" calcext:value-type="float">
            <text:p>3511699</text:p>
          </table:table-cell>
          <table:table-cell table:number-columns-repeated="3"/>
          <table:table-cell table:formula="of:=([.A198] - [.B198]) * 100 / [.A198]" office:value-type="float" office:value="2.55233751526566" calcext:value-type="float">
            <text:p>2.5523375153</text:p>
          </table:table-cell>
          <table:table-cell/>
          <table:table-cell table:formula="of:=IF([.F19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70PercentNulledAverage</text:p>
          </table:table-cell>
          <table:table-cell office:value-type="string" calcext:value-type="string">
            <text:p>TestNewEnumerableNullableDouble70PercentNulledAverage</text:p>
          </table:table-cell>
          <table:table-cell table:number-columns-repeated="1022"/>
        </table:table-row>
        <table:table-row table:style-name="ro1">
          <table:table-cell office:value-type="float" office:value="3465606" calcext:value-type="float">
            <text:p>3465606</text:p>
          </table:table-cell>
          <table:table-cell office:value-type="float" office:value="3403491" calcext:value-type="float">
            <text:p>3403491</text:p>
          </table:table-cell>
          <table:table-cell table:number-columns-repeated="3"/>
          <table:table-cell table:formula="of:=([.A200] - [.B200]) * 100 / [.A200]" office:value-type="float" office:value="1.79232722935036" calcext:value-type="float">
            <text:p>1.7923272294</text:p>
          </table:table-cell>
          <table:table-cell/>
          <table:table-cell table:formula="of:=IF([.F20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80PercentNulledAverage</text:p>
          </table:table-cell>
          <table:table-cell office:value-type="string" calcext:value-type="string">
            <text:p>TestNewEnumerableNullableDouble80PercentNulledAverage</text:p>
          </table:table-cell>
          <table:table-cell table:number-columns-repeated="1022"/>
        </table:table-row>
        <table:table-row table:style-name="ro1">
          <table:table-cell office:value-type="float" office:value="3141936" calcext:value-type="float">
            <text:p>3141936</text:p>
          </table:table-cell>
          <table:table-cell office:value-type="float" office:value="3091526" calcext:value-type="float">
            <text:p>3091526</text:p>
          </table:table-cell>
          <table:table-cell table:number-columns-repeated="3"/>
          <table:table-cell table:formula="of:=([.A202] - [.B202]) * 100 / [.A202]" office:value-type="float" office:value="1.60442478777416" calcext:value-type="float">
            <text:p>1.6044247878</text:p>
          </table:table-cell>
          <table:table-cell/>
          <table:table-cell table:formula="of:=IF([.F20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ouble90PercentNulledAverage</text:p>
          </table:table-cell>
          <table:table-cell office:value-type="string" calcext:value-type="string">
            <text:p>TestNewEnumerableNullableDouble90PercentNulledAverage</text:p>
          </table:table-cell>
          <table:table-cell table:number-columns-repeated="1022"/>
        </table:table-row>
        <table:table-row table:style-name="ro1">
          <table:table-cell office:value-type="float" office:value="2842190" calcext:value-type="float">
            <text:p>2842190</text:p>
          </table:table-cell>
          <table:table-cell office:value-type="float" office:value="2767129" calcext:value-type="float">
            <text:p>2767129</text:p>
          </table:table-cell>
          <table:table-cell table:number-columns-repeated="3"/>
          <table:table-cell table:formula="of:=([.A204] - [.B204]) * 100 / [.A204]" office:value-type="float" office:value="2.64095644555783" calcext:value-type="float">
            <text:p>2.6409564456</text:p>
          </table:table-cell>
          <table:table-cell/>
          <table:table-cell table:formula="of:=IF([.F20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Double10PercentNaNAverage</text:p>
          </table:table-cell>
          <table:table-cell office:value-type="string" calcext:value-type="string">
            <text:p>TestNewEnumerableDouble10PercentNaNAverage</text:p>
          </table:table-cell>
          <table:table-cell table:number-columns-repeated="1022"/>
        </table:table-row>
        <table:table-row table:style-name="ro1">
          <table:table-cell office:value-type="float" office:value="53389288" calcext:value-type="float">
            <text:p>53389288</text:p>
          </table:table-cell>
          <table:table-cell office:value-type="float" office:value="52627276" calcext:value-type="float">
            <text:p>52627276</text:p>
          </table:table-cell>
          <table:table-cell table:number-columns-repeated="3"/>
          <table:table-cell table:formula="of:=([.A206] - [.B206]) * 100 / [.A206]" office:value-type="float" office:value="1.42727507435574" calcext:value-type="float">
            <text:p>1.4272750744</text:p>
          </table:table-cell>
          <table:table-cell/>
          <table:table-cell table:formula="of:=IF([.F20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10PercentNaNOrNullAverage</text:p>
          </table:table-cell>
          <table:table-cell table:style-name="ce11" office:value-type="string" calcext:value-type="string">
            <text:p>TestNewEnumerableNullableDouble1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50705972" calcext:value-type="float">
            <text:p>50705972</text:p>
          </table:table-cell>
          <table:table-cell table:style-name="ce11" office:value-type="float" office:value="50473937" calcext:value-type="float">
            <text:p>50473937</text:p>
          </table:table-cell>
          <table:table-cell table:style-name="ce11" table:number-columns-repeated="3"/>
          <table:table-cell table:style-name="ce11" table:formula="of:=([.A208] - [.B208]) * 100 / [.A208]" office:value-type="float" office:value="0.457608819726402" calcext:value-type="float">
            <text:p>0.4576088197</text:p>
          </table:table-cell>
          <table:table-cell table:style-name="ce11"/>
          <table:table-cell table:style-name="ce11" table:formula="of:=IF([.F20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20PercentNaNAverage</text:p>
          </table:table-cell>
          <table:table-cell office:value-type="string" calcext:value-type="string">
            <text:p>TestNewEnumerableDouble20PercentNaNAverage</text:p>
          </table:table-cell>
          <table:table-cell table:number-columns-repeated="1022"/>
        </table:table-row>
        <table:table-row table:style-name="ro1">
          <table:table-cell office:value-type="float" office:value="53527496" calcext:value-type="float">
            <text:p>53527496</text:p>
          </table:table-cell>
          <table:table-cell office:value-type="float" office:value="52783958" calcext:value-type="float">
            <text:p>52783958</text:p>
          </table:table-cell>
          <table:table-cell table:number-columns-repeated="3"/>
          <table:table-cell table:formula="of:=([.A210] - [.B210]) * 100 / [.A210]" office:value-type="float" office:value="1.38907674664998" calcext:value-type="float">
            <text:p>1.3890767466</text:p>
          </table:table-cell>
          <table:table-cell/>
          <table:table-cell table:formula="of:=IF([.F21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20PercentNaNOrNullAverage</text:p>
          </table:table-cell>
          <table:table-cell table:style-name="ce11" office:value-type="string" calcext:value-type="string">
            <text:p>TestNewEnumerableNullableDouble2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8830523" calcext:value-type="float">
            <text:p>48830523</text:p>
          </table:table-cell>
          <table:table-cell table:style-name="ce11" office:value-type="float" office:value="48597510" calcext:value-type="float">
            <text:p>48597510</text:p>
          </table:table-cell>
          <table:table-cell table:style-name="ce11" table:number-columns-repeated="3"/>
          <table:table-cell table:style-name="ce11" table:formula="of:=([.A212] - [.B212]) * 100 / [.A212]" office:value-type="float" office:value="0.477187188840881" calcext:value-type="float">
            <text:p>0.4771871888</text:p>
          </table:table-cell>
          <table:table-cell table:style-name="ce11"/>
          <table:table-cell table:style-name="ce11" table:formula="of:=IF([.F212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30PercentNaNAverage</text:p>
          </table:table-cell>
          <table:table-cell office:value-type="string" calcext:value-type="string">
            <text:p>TestNewEnumerableDouble30PercentNaNAverage</text:p>
          </table:table-cell>
          <table:table-cell table:number-columns-repeated="1022"/>
        </table:table-row>
        <table:table-row table:style-name="ro1">
          <table:table-cell office:value-type="float" office:value="53689595" calcext:value-type="float">
            <text:p>53689595</text:p>
          </table:table-cell>
          <table:table-cell office:value-type="float" office:value="52935469" calcext:value-type="float">
            <text:p>52935469</text:p>
          </table:table-cell>
          <table:table-cell table:number-columns-repeated="3"/>
          <table:table-cell table:formula="of:=([.A214] - [.B214]) * 100 / [.A214]" office:value-type="float" office:value="1.40460362943695" calcext:value-type="float">
            <text:p>1.4046036294</text:p>
          </table:table-cell>
          <table:table-cell/>
          <table:table-cell table:formula="of:=IF([.F21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30PercentNaNOrNullAverage</text:p>
          </table:table-cell>
          <table:table-cell table:style-name="ce11" office:value-type="string" calcext:value-type="string">
            <text:p>TestNewEnumerableNullableDouble3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6418276" calcext:value-type="float">
            <text:p>46418276</text:p>
          </table:table-cell>
          <table:table-cell table:style-name="ce11" office:value-type="float" office:value="46204473" calcext:value-type="float">
            <text:p>46204473</text:p>
          </table:table-cell>
          <table:table-cell table:style-name="ce11" table:number-columns-repeated="3"/>
          <table:table-cell table:style-name="ce11" table:formula="of:=([.A216] - [.B216]) * 100 / [.A216]" office:value-type="float" office:value="0.460600906418842" calcext:value-type="float">
            <text:p>0.4606009064</text:p>
          </table:table-cell>
          <table:table-cell table:style-name="ce11"/>
          <table:table-cell table:style-name="ce11" table:formula="of:=IF([.F216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40PercentNaNAverage</text:p>
          </table:table-cell>
          <table:table-cell office:value-type="string" calcext:value-type="string">
            <text:p>TestNewEnumerableDouble40PercentNaNAverage</text:p>
          </table:table-cell>
          <table:table-cell table:number-columns-repeated="1022"/>
        </table:table-row>
        <table:table-row table:style-name="ro1">
          <table:table-cell office:value-type="float" office:value="54144425" calcext:value-type="float">
            <text:p>54144425</text:p>
          </table:table-cell>
          <table:table-cell office:value-type="float" office:value="53385991" calcext:value-type="float">
            <text:p>53385991</text:p>
          </table:table-cell>
          <table:table-cell table:number-columns-repeated="3"/>
          <table:table-cell table:formula="of:=([.A218] - [.B218]) * 100 / [.A218]" office:value-type="float" office:value="1.4007610201789" calcext:value-type="float">
            <text:p>1.4007610202</text:p>
          </table:table-cell>
          <table:table-cell/>
          <table:table-cell table:formula="of:=IF([.F21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40PercentNaNOrNullAverage</text:p>
          </table:table-cell>
          <table:table-cell table:style-name="ce11" office:value-type="string" calcext:value-type="string">
            <text:p>TestNewEnumerableNullableDouble4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4331851" calcext:value-type="float">
            <text:p>44331851</text:p>
          </table:table-cell>
          <table:table-cell table:style-name="ce11" office:value-type="float" office:value="44113832" calcext:value-type="float">
            <text:p>44113832</text:p>
          </table:table-cell>
          <table:table-cell table:style-name="ce11" table:number-columns-repeated="3"/>
          <table:table-cell table:style-name="ce11" table:formula="of:=([.A220] - [.B220]) * 100 / [.A220]" office:value-type="float" office:value="0.49178862393993" calcext:value-type="float">
            <text:p>0.4917886239</text:p>
          </table:table-cell>
          <table:table-cell table:style-name="ce11"/>
          <table:table-cell table:style-name="ce11" table:formula="of:=IF([.F22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50PercentNaNAverage</text:p>
          </table:table-cell>
          <table:table-cell office:value-type="string" calcext:value-type="string">
            <text:p>TestNewEnumerableDouble50PercentNaNAverage</text:p>
          </table:table-cell>
          <table:table-cell table:number-columns-repeated="1022"/>
        </table:table-row>
        <table:table-row table:style-name="ro1">
          <table:table-cell office:value-type="float" office:value="54345196" calcext:value-type="float">
            <text:p>54345196</text:p>
          </table:table-cell>
          <table:table-cell office:value-type="float" office:value="53584413" calcext:value-type="float">
            <text:p>53584413</text:p>
          </table:table-cell>
          <table:table-cell table:number-columns-repeated="3"/>
          <table:table-cell table:formula="of:=([.A222] - [.B222]) * 100 / [.A222]" office:value-type="float" office:value="1.39990846661037" calcext:value-type="float">
            <text:p>1.3999084666</text:p>
          </table:table-cell>
          <table:table-cell/>
          <table:table-cell table:formula="of:=IF([.F22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50PercentNaNOrNullAverage</text:p>
          </table:table-cell>
          <table:table-cell table:style-name="ce11" office:value-type="string" calcext:value-type="string">
            <text:p>TestNewEnumerableNullableDouble5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42168218" calcext:value-type="float">
            <text:p>42168218</text:p>
          </table:table-cell>
          <table:table-cell table:style-name="ce11" office:value-type="float" office:value="41958455" calcext:value-type="float">
            <text:p>41958455</text:p>
          </table:table-cell>
          <table:table-cell table:style-name="ce11" table:number-columns-repeated="3"/>
          <table:table-cell table:style-name="ce11" table:formula="of:=([.A224] - [.B224]) * 100 / [.A224]" office:value-type="float" office:value="0.497443358882275" calcext:value-type="float">
            <text:p>0.4974433589</text:p>
          </table:table-cell>
          <table:table-cell table:style-name="ce11"/>
          <table:table-cell table:style-name="ce11" table:formula="of:=IF([.F22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60PercentNaNAverage</text:p>
          </table:table-cell>
          <table:table-cell office:value-type="string" calcext:value-type="string">
            <text:p>TestNewEnumerableDouble60PercentNaNAverage</text:p>
          </table:table-cell>
          <table:table-cell table:number-columns-repeated="1022"/>
        </table:table-row>
        <table:table-row table:style-name="ro1">
          <table:table-cell office:value-type="float" office:value="54548056" calcext:value-type="float">
            <text:p>54548056</text:p>
          </table:table-cell>
          <table:table-cell office:value-type="float" office:value="53747204" calcext:value-type="float">
            <text:p>53747204</text:p>
          </table:table-cell>
          <table:table-cell table:number-columns-repeated="3"/>
          <table:table-cell table:formula="of:=([.A226] - [.B226]) * 100 / [.A226]" office:value-type="float" office:value="1.46815864528701" calcext:value-type="float">
            <text:p>1.4681586453</text:p>
          </table:table-cell>
          <table:table-cell/>
          <table:table-cell table:formula="of:=IF([.F22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60PercentNaNOrNullAverage</text:p>
          </table:table-cell>
          <table:table-cell table:style-name="ce11" office:value-type="string" calcext:value-type="string">
            <text:p>TestNewEnumerableNullableDouble6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9983059" calcext:value-type="float">
            <text:p>39983059</text:p>
          </table:table-cell>
          <table:table-cell table:style-name="ce11" office:value-type="float" office:value="39726614" calcext:value-type="float">
            <text:p>39726614</text:p>
          </table:table-cell>
          <table:table-cell table:style-name="ce11" table:number-columns-repeated="3"/>
          <table:table-cell table:style-name="ce11" table:formula="of:=([.A228] - [.B228]) * 100 / [.A228]" office:value-type="float" office:value="0.641384142218833" calcext:value-type="float">
            <text:p>0.6413841422</text:p>
          </table:table-cell>
          <table:table-cell table:style-name="ce11"/>
          <table:table-cell table:style-name="ce11" table:formula="of:=IF([.F22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70PercentNaNAverage</text:p>
          </table:table-cell>
          <table:table-cell office:value-type="string" calcext:value-type="string">
            <text:p>TestNewEnumerableDouble70PercentNaNAverage</text:p>
          </table:table-cell>
          <table:table-cell table:number-columns-repeated="1022"/>
        </table:table-row>
        <table:table-row table:style-name="ro1">
          <table:table-cell office:value-type="float" office:value="54698408" calcext:value-type="float">
            <text:p>54698408</text:p>
          </table:table-cell>
          <table:table-cell office:value-type="float" office:value="53882472" calcext:value-type="float">
            <text:p>53882472</text:p>
          </table:table-cell>
          <table:table-cell table:number-columns-repeated="3"/>
          <table:table-cell table:formula="of:=([.A230] - [.B230]) * 100 / [.A230]" office:value-type="float" office:value="1.49169972186393" calcext:value-type="float">
            <text:p>1.4916997219</text:p>
          </table:table-cell>
          <table:table-cell/>
          <table:table-cell table:formula="of:=IF([.F23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70PercentNaNOrNullAverage</text:p>
          </table:table-cell>
          <table:table-cell table:style-name="ce11" office:value-type="string" calcext:value-type="string">
            <text:p>TestNewEnumerableNullableDouble7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7578928" calcext:value-type="float">
            <text:p>37578928</text:p>
          </table:table-cell>
          <table:table-cell table:style-name="ce11" office:value-type="float" office:value="37321061" calcext:value-type="float">
            <text:p>37321061</text:p>
          </table:table-cell>
          <table:table-cell table:style-name="ce11" table:number-columns-repeated="3"/>
          <table:table-cell table:style-name="ce11" table:formula="of:=([.A232] - [.B232]) * 100 / [.A232]" office:value-type="float" office:value="0.686201053952364" calcext:value-type="float">
            <text:p>0.686201054</text:p>
          </table:table-cell>
          <table:table-cell table:style-name="ce11"/>
          <table:table-cell table:style-name="ce11" table:formula="of:=IF([.F232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80PercentNaNAverage</text:p>
          </table:table-cell>
          <table:table-cell office:value-type="string" calcext:value-type="string">
            <text:p>TestNewEnumerableDouble80PercentNaNAverage</text:p>
          </table:table-cell>
          <table:table-cell table:number-columns-repeated="1022"/>
        </table:table-row>
        <table:table-row table:style-name="ro1">
          <table:table-cell office:value-type="float" office:value="54843427" calcext:value-type="float">
            <text:p>54843427</text:p>
          </table:table-cell>
          <table:table-cell office:value-type="float" office:value="54046873" calcext:value-type="float">
            <text:p>54046873</text:p>
          </table:table-cell>
          <table:table-cell table:number-columns-repeated="3"/>
          <table:table-cell table:formula="of:=([.A234] - [.B234]) * 100 / [.A234]" office:value-type="float" office:value="1.45241470778258" calcext:value-type="float">
            <text:p>1.4524147078</text:p>
          </table:table-cell>
          <table:table-cell/>
          <table:table-cell table:formula="of:=IF([.F234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80PercentNaNOrNullAverage</text:p>
          </table:table-cell>
          <table:table-cell table:style-name="ce11" office:value-type="string" calcext:value-type="string">
            <text:p>TestNewEnumerableNullableDouble8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5336482" calcext:value-type="float">
            <text:p>35336482</text:p>
          </table:table-cell>
          <table:table-cell table:style-name="ce11" office:value-type="float" office:value="35106604" calcext:value-type="float">
            <text:p>35106604</text:p>
          </table:table-cell>
          <table:table-cell table:style-name="ce11" table:number-columns-repeated="3"/>
          <table:table-cell table:style-name="ce11" table:formula="of:=([.A236] - [.B236]) * 100 / [.A236]" office:value-type="float" office:value="0.650540141488901" calcext:value-type="float">
            <text:p>0.6505401415</text:p>
          </table:table-cell>
          <table:table-cell table:style-name="ce11"/>
          <table:table-cell table:style-name="ce11" table:formula="of:=IF([.F236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Double90PercentNaNAverage</text:p>
          </table:table-cell>
          <table:table-cell office:value-type="string" calcext:value-type="string">
            <text:p>TestNewEnumerableDouble90PercentNaNAverage</text:p>
          </table:table-cell>
          <table:table-cell table:number-columns-repeated="1022"/>
        </table:table-row>
        <table:table-row table:style-name="ro1">
          <table:table-cell office:value-type="float" office:value="55081017" calcext:value-type="float">
            <text:p>55081017</text:p>
          </table:table-cell>
          <table:table-cell office:value-type="float" office:value="54189961" calcext:value-type="float">
            <text:p>54189961</text:p>
          </table:table-cell>
          <table:table-cell table:number-columns-repeated="3"/>
          <table:table-cell table:formula="of:=([.A238] - [.B238]) * 100 / [.A238]" office:value-type="float" office:value="1.61771885947567" calcext:value-type="float">
            <text:p>1.6177188595</text:p>
          </table:table-cell>
          <table:table-cell/>
          <table:table-cell table:formula="of:=IF([.F238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estOldEnumerableNullableDouble90PercentNaNOrNullAverage</text:p>
          </table:table-cell>
          <table:table-cell table:style-name="ce11" office:value-type="string" calcext:value-type="string">
            <text:p>TestNewEnumerableNullableDouble90PercentNaNOrNull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32762374" calcext:value-type="float">
            <text:p>32762374</text:p>
          </table:table-cell>
          <table:table-cell table:style-name="ce11" office:value-type="float" office:value="32541611" calcext:value-type="float">
            <text:p>32541611</text:p>
          </table:table-cell>
          <table:table-cell table:style-name="ce11" table:number-columns-repeated="3"/>
          <table:table-cell table:style-name="ce11" table:formula="of:=([.A240] - [.B240]) * 100 / [.A240]" office:value-type="float" office:value="0.673830901264969" calcext:value-type="float">
            <text:p>0.6738309013</text:p>
          </table:table-cell>
          <table:table-cell table:style-name="ce11"/>
          <table:table-cell table:style-name="ce11" table:formula="of:=IF([.F240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5" office:value-type="string" calcext:value-type="string">
            <text:p>TestOldEnumerableDecimalIncrementedNullableAverage</text:p>
          </table:table-cell>
          <table:table-cell table:style-name="ce5" office:value-type="string" calcext:value-type="string">
            <text:p>TestNewEnumerableDecimalIncrementedNullable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7856840" calcext:value-type="float">
            <text:p>7856840</text:p>
          </table:table-cell>
          <table:table-cell table:style-name="ce5" office:value-type="float" office:value="8117326" calcext:value-type="float">
            <text:p>8117326</text:p>
          </table:table-cell>
          <table:table-cell table:style-name="ce5" table:number-columns-repeated="3"/>
          <table:table-cell table:style-name="ce5" table:formula="of:=([.A242] - [.B242]) * 100 / [.A242]" office:value-type="float" office:value="-3.31540415739661" calcext:value-type="float">
            <text:p>-3.3154041574</text:p>
          </table:table-cell>
          <table:table-cell table:style-name="ce5"/>
          <table:table-cell table:style-name="ce5" table:formula="of:=IF([.F242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TestOldEnumerableDecimalIncrementedAverage</text:p>
          </table:table-cell>
          <table:table-cell table:style-name="ce2" office:value-type="string" calcext:value-type="string">
            <text:p>TestNewEnumerableDecimalIncrementedAverage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8601928" calcext:value-type="float">
            <text:p>8601928</text:p>
          </table:table-cell>
          <table:table-cell table:style-name="ce2" office:value-type="float" office:value="8212685" calcext:value-type="float">
            <text:p>8212685</text:p>
          </table:table-cell>
          <table:table-cell table:style-name="ce2" table:number-columns-repeated="3"/>
          <table:table-cell table:style-name="ce2" table:formula="of:=([.A244] - [.B244]) * 100 / [.A244]" office:value-type="float" office:value="4.5250669384817" calcext:value-type="float">
            <text:p>4.5250669385</text:p>
          </table:table-cell>
          <table:table-cell table:style-name="ce2"/>
          <table:table-cell table:style-name="ce2" table:formula="of:=IF([.F244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5" office:value-type="string" calcext:value-type="string">
            <text:p>TestOldEnumerableDecimalDecrementedNullableAverage</text:p>
          </table:table-cell>
          <table:table-cell table:style-name="ce5" office:value-type="string" calcext:value-type="string">
            <text:p>TestNewEnumerableDecimalDecrementedNullable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7853613" calcext:value-type="float">
            <text:p>7853613</text:p>
          </table:table-cell>
          <table:table-cell table:style-name="ce5" office:value-type="float" office:value="8116860" calcext:value-type="float">
            <text:p>8116860</text:p>
          </table:table-cell>
          <table:table-cell table:style-name="ce5" table:number-columns-repeated="3"/>
          <table:table-cell table:style-name="ce5" table:formula="of:=([.A246] - [.B246]) * 100 / [.A246]" office:value-type="float" office:value="-3.35192222993417" calcext:value-type="float">
            <text:p>-3.3519222299</text:p>
          </table:table-cell>
          <table:table-cell table:style-name="ce5"/>
          <table:table-cell table:style-name="ce5" table:formula="of:=IF([.F246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TestOldEnumerableDecimalDecrementedAverage</text:p>
          </table:table-cell>
          <table:table-cell table:style-name="ce2" office:value-type="string" calcext:value-type="string">
            <text:p>TestNewEnumerableDecimalDecrementedAverage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8597734" calcext:value-type="float">
            <text:p>8597734</text:p>
          </table:table-cell>
          <table:table-cell table:style-name="ce2" office:value-type="float" office:value="8217737" calcext:value-type="float">
            <text:p>8217737</text:p>
          </table:table-cell>
          <table:table-cell table:style-name="ce2" table:number-columns-repeated="3"/>
          <table:table-cell table:style-name="ce2" table:formula="of:=([.A248] - [.B248]) * 100 / [.A248]" office:value-type="float" office:value="4.41973431604188" calcext:value-type="float">
            <text:p>4.419734316</text:p>
          </table:table-cell>
          <table:table-cell table:style-name="ce2"/>
          <table:table-cell table:style-name="ce2" table:formula="of:=IF([.F248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5" office:value-type="string" calcext:value-type="string">
            <text:p>TestOldEnumerableDecimalUpAndDownNullableAverage</text:p>
          </table:table-cell>
          <table:table-cell table:style-name="ce5" office:value-type="string" calcext:value-type="string">
            <text:p>TestNewEnumerableDecimalUpAndDownNullableAverage</text:p>
          </table:table-cell>
          <table:table-cell table:style-name="ce5" table:number-columns-repeated="1022"/>
        </table:table-row>
        <table:table-row table:style-name="ro1">
          <table:table-cell table:style-name="ce5" office:value-type="float" office:value="15824190" calcext:value-type="float">
            <text:p>15824190</text:p>
          </table:table-cell>
          <table:table-cell table:style-name="ce5" office:value-type="float" office:value="16408193" calcext:value-type="float">
            <text:p>16408193</text:p>
          </table:table-cell>
          <table:table-cell table:style-name="ce5" table:number-columns-repeated="3"/>
          <table:table-cell table:style-name="ce5" table:formula="of:=([.A250] - [.B250]) * 100 / [.A250]" office:value-type="float" office:value="-3.69057120775218" calcext:value-type="float">
            <text:p>-3.6905712078</text:p>
          </table:table-cell>
          <table:table-cell table:style-name="ce5"/>
          <table:table-cell table:style-name="ce5" table:formula="of:=IF([.F250] &gt;= 0; &quot;Improved&quot;; &quot;Worse&quot;)" office:value-type="string" office:string-value="Worse" calcext:value-type="string">
            <text:p>Worse</text:p>
          </table:table-cell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TestOldEnumerableDecimalUpAndDownAverage</text:p>
          </table:table-cell>
          <table:table-cell table:style-name="ce2" office:value-type="string" calcext:value-type="string">
            <text:p>TestNewEnumerableDecimalUpAndDownAverage</text:p>
          </table:table-cell>
          <table:table-cell table:style-name="ce2" table:number-columns-repeated="1022"/>
        </table:table-row>
        <table:table-row table:style-name="ro1">
          <table:table-cell table:style-name="ce2" office:value-type="float" office:value="8622782" calcext:value-type="float">
            <text:p>8622782</text:p>
          </table:table-cell>
          <table:table-cell table:style-name="ce2" office:value-type="float" office:value="8202233" calcext:value-type="float">
            <text:p>8202233</text:p>
          </table:table-cell>
          <table:table-cell table:style-name="ce2" table:number-columns-repeated="3"/>
          <table:table-cell table:style-name="ce2" table:formula="of:=([.A252] - [.B252]) * 100 / [.A252]" office:value-type="float" office:value="4.87718464875953" calcext:value-type="float">
            <text:p>4.8771846488</text:p>
          </table:table-cell>
          <table:table-cell table:style-name="ce2"/>
          <table:table-cell table:style-name="ce2" table:formula="of:=IF([.F252] &gt;= 0; &quot;Improved&quot;; &quot;Worse&quot;)" office:value-type="string" office:string-value="Improved" calcext:value-type="string">
            <text:p>Improved</text:p>
          </table:table-cell>
          <table:table-cell table:style-name="ce2" table:number-columns-repeated="1016"/>
        </table:table-row>
        <table:table-row table:style-name="ro1">
          <table:table-cell table:style-name="ce7" office:value-type="string" calcext:value-type="string">
            <text:p>TestOldEnumerableDecimalShuffledNullableAverage</text:p>
          </table:table-cell>
          <table:table-cell table:style-name="ce7" office:value-type="string" calcext:value-type="string">
            <text:p>TestNewEnumerableDecimalShuffledNullableAverage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7858652" calcext:value-type="float">
            <text:p>7858652</text:p>
          </table:table-cell>
          <table:table-cell table:style-name="ce7" office:value-type="float" office:value="8113329" calcext:value-type="float">
            <text:p>8113329</text:p>
          </table:table-cell>
          <table:table-cell table:style-name="ce7" table:number-columns-repeated="3"/>
          <table:table-cell table:style-name="ce7" table:formula="of:=([.A254] - [.B254]) * 100 / [.A254]" office:value-type="float" office:value="-3.24072118220784" calcext:value-type="float">
            <text:p>-3.2407211822</text:p>
          </table:table-cell>
          <table:table-cell table:style-name="ce7"/>
          <table:table-cell table:style-name="ce7" table:formula="of:=IF([.F254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office:value-type="string" calcext:value-type="string">
            <text:p>TestOldEnumerableDecimalShuffledAverage</text:p>
          </table:table-cell>
          <table:table-cell office:value-type="string" calcext:value-type="string">
            <text:p>TestNewEnumerableDecimalShuffledAverage</text:p>
          </table:table-cell>
          <table:table-cell table:number-columns-repeated="1022"/>
        </table:table-row>
        <table:table-row table:style-name="ro1">
          <table:table-cell office:value-type="float" office:value="8601233" calcext:value-type="float">
            <text:p>8601233</text:p>
          </table:table-cell>
          <table:table-cell office:value-type="float" office:value="8207000" calcext:value-type="float">
            <text:p>8207000</text:p>
          </table:table-cell>
          <table:table-cell table:number-columns-repeated="3"/>
          <table:table-cell table:formula="of:=([.A256] - [.B256]) * 100 / [.A256]" office:value-type="float" office:value="4.58344751269963" calcext:value-type="float">
            <text:p>4.5834475127</text:p>
          </table:table-cell>
          <table:table-cell/>
          <table:table-cell table:formula="of:=IF([.F256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stOldEnumerableDecimalSolitaireNullableAverage</text:p>
          </table:table-cell>
          <table:table-cell table:style-name="ce1" office:value-type="string" calcext:value-type="string">
            <text:p>TestNewEnumerableDecimalSolitaireNullabl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3412" calcext:value-type="float">
            <text:p>33412</text:p>
          </table:table-cell>
          <table:table-cell table:style-name="ce1" office:value-type="float" office:value="29149" calcext:value-type="float">
            <text:p>29149</text:p>
          </table:table-cell>
          <table:table-cell table:style-name="ce1" table:number-columns-repeated="3"/>
          <table:table-cell table:style-name="ce1" table:formula="of:=([.A258] - [.B258]) * 100 / [.A258]" office:value-type="float" office:value="12.7588890219083" calcext:value-type="float">
            <text:p>12.7588890219</text:p>
          </table:table-cell>
          <table:table-cell table:style-name="ce1"/>
          <table:table-cell table:style-name="ce1" table:formula="of:=IF([.F258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TestOldEnumerableDecimalSolitaireAverage</text:p>
          </table:table-cell>
          <table:table-cell table:style-name="ce1" office:value-type="string" calcext:value-type="string">
            <text:p>TestNewEnumerableDecimalSolitaireAverage</text:p>
          </table:table-cell>
          <table:table-cell table:style-name="ce1" table:number-columns-repeated="1022"/>
        </table:table-row>
        <table:table-row table:style-name="ro1">
          <table:table-cell table:style-name="ce1" office:value-type="float" office:value="30571" calcext:value-type="float">
            <text:p>30571</text:p>
          </table:table-cell>
          <table:table-cell table:style-name="ce1" office:value-type="float" office:value="26329" calcext:value-type="float">
            <text:p>26329</text:p>
          </table:table-cell>
          <table:table-cell table:style-name="ce1" table:number-columns-repeated="3"/>
          <table:table-cell table:style-name="ce1" table:formula="of:=([.A260] - [.B260]) * 100 / [.A260]" office:value-type="float" office:value="13.8758954564784" calcext:value-type="float">
            <text:p>13.8758954565</text:p>
          </table:table-cell>
          <table:table-cell table:style-name="ce1"/>
          <table:table-cell table:style-name="ce1" table:formula="of:=IF([.F260] &gt;= 0; &quot;Improved&quot;; &quot;Worse&quot;)" office:value-type="string" office:string-value="Improved" calcext:value-type="string">
            <text:p>Improved</text:p>
          </table:table-cell>
          <table:table-cell table:style-name="ce1" table:number-columns-repeated="1016"/>
        </table:table-row>
        <table:table-row table:style-name="ro1">
          <table:table-cell table:style-name="ce9" office:value-type="string" calcext:value-type="string">
            <text:p>TestOldEnumerableDecimalEmptyNullableAverage</text:p>
          </table:table-cell>
          <table:table-cell table:style-name="ce9" office:value-type="string" calcext:value-type="string">
            <text:p>TestNewEnumerableDecimalEmptyNullableAverage</text:p>
          </table:table-cell>
          <table:table-cell table:style-name="ce9" table:number-columns-repeated="1022"/>
        </table:table-row>
        <table:table-row table:style-name="ro1">
          <table:table-cell table:style-name="ce9" office:value-type="float" office:value="13299" calcext:value-type="float">
            <text:p>13299</text:p>
          </table:table-cell>
          <table:table-cell table:style-name="ce9" office:value-type="float" office:value="14466" calcext:value-type="float">
            <text:p>14466</text:p>
          </table:table-cell>
          <table:table-cell table:style-name="ce9" table:number-columns-repeated="3"/>
          <table:table-cell table:style-name="ce9" table:formula="of:=([.A262] - [.B262]) * 100 / [.A262]" office:value-type="float" office:value="-8.77509587187007" calcext:value-type="float">
            <text:p>-8.7750958719</text:p>
          </table:table-cell>
          <table:table-cell table:style-name="ce9"/>
          <table:table-cell table:style-name="ce9" table:formula="of:=IF([.F262] &gt;= 0; &quot;Improved&quot;; &quot;Worse&quot;)" office:value-type="string" office:string-value="Worse" calcext:value-type="string">
            <text:p>Worse</text:p>
          </table:table-cell>
          <table:table-cell table:style-name="ce9" table:number-columns-repeated="1016"/>
        </table:table-row>
        <table:table-row table:style-name="ro1">
          <table:table-cell table:style-name="ce6" office:value-type="string" calcext:value-type="string">
            <text:p>TestOldEnumerableDecimalEmptyAverage</text:p>
          </table:table-cell>
          <table:table-cell table:style-name="ce6" office:value-type="string" calcext:value-type="string">
            <text:p>TestNewEnumerableDecimalEmptyAverage</text:p>
          </table:table-cell>
          <table:table-cell table:style-name="ce6" table:number-columns-repeated="1022"/>
        </table:table-row>
        <table:table-row table:style-name="ro1">
          <table:table-cell table:style-name="ce6" office:value-type="float" office:value="5349319" calcext:value-type="float">
            <text:p>5349319</text:p>
          </table:table-cell>
          <table:table-cell table:style-name="ce6" office:value-type="float" office:value="5392574" calcext:value-type="float">
            <text:p>5392574</text:p>
          </table:table-cell>
          <table:table-cell table:style-name="ce6" table:number-columns-repeated="3"/>
          <table:table-cell table:style-name="ce6" table:formula="of:=([.A264] - [.B264]) * 100 / [.A264]" office:value-type="float" office:value="-0.80860760033193" calcext:value-type="float">
            <text:p>-0.8086076003</text:p>
          </table:table-cell>
          <table:table-cell table:style-name="ce6"/>
          <table:table-cell table:style-name="ce6" table:formula="of:=IF([.F264] &gt;= 0; &quot;Improved&quot;; &quot;Worse&quot;)" office:value-type="string" office:string-value="Worse" calcext:value-type="string">
            <text:p>Worse</text:p>
          </table:table-cell>
          <table:table-cell table:style-name="ce6" table:number-columns-repeated="1016"/>
        </table:table-row>
        <table:table-row table:style-name="ro1">
          <table:table-cell table:style-name="ce7" office:value-type="string" calcext:value-type="string">
            <text:p>TestOldEnumerableNullableDecimal10PercentNulledAverage</text:p>
          </table:table-cell>
          <table:table-cell table:style-name="ce7" office:value-type="string" calcext:value-type="string">
            <text:p>TestNewEnumerableNullableDecimal10PercentNulledAverage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7723921" calcext:value-type="float">
            <text:p>7723921</text:p>
          </table:table-cell>
          <table:table-cell table:style-name="ce7" office:value-type="float" office:value="7890016" calcext:value-type="float">
            <text:p>7890016</text:p>
          </table:table-cell>
          <table:table-cell table:style-name="ce7" table:number-columns-repeated="3"/>
          <table:table-cell table:style-name="ce7" table:formula="of:=([.A266] - [.B266]) * 100 / [.A266]" office:value-type="float" office:value="-2.15039744709973" calcext:value-type="float">
            <text:p>-2.1503974471</text:p>
          </table:table-cell>
          <table:table-cell table:style-name="ce7"/>
          <table:table-cell table:style-name="ce7" table:formula="of:=IF([.F266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7" office:value-type="string" calcext:value-type="string">
            <text:p>TestOldEnumerableNullableDecimal20PercentNulledAverage</text:p>
          </table:table-cell>
          <table:table-cell table:style-name="ce7" office:value-type="string" calcext:value-type="string">
            <text:p>TestNewEnumerableNullableDecimal20PercentNulledAverage</text:p>
          </table:table-cell>
          <table:table-cell table:style-name="ce7" table:number-columns-repeated="1022"/>
        </table:table-row>
        <table:table-row table:style-name="ro1">
          <table:table-cell table:style-name="ce7" office:value-type="float" office:value="7595559" calcext:value-type="float">
            <text:p>7595559</text:p>
          </table:table-cell>
          <table:table-cell table:style-name="ce7" office:value-type="float" office:value="7703428" calcext:value-type="float">
            <text:p>7703428</text:p>
          </table:table-cell>
          <table:table-cell table:style-name="ce7" table:number-columns-repeated="3"/>
          <table:table-cell table:style-name="ce7" table:formula="of:=([.A268] - [.B268]) * 100 / [.A268]" office:value-type="float" office:value="-1.4201588059549" calcext:value-type="float">
            <text:p>-1.420158806</text:p>
          </table:table-cell>
          <table:table-cell table:style-name="ce7"/>
          <table:table-cell table:style-name="ce7" table:formula="of:=IF([.F268] &gt;= 0; &quot;Improved&quot;; &quot;Worse&quot;)" office:value-type="string" office:string-value="Worse" calcext:value-type="string">
            <text:p>Worse</text:p>
          </table:table-cell>
          <table:table-cell table:style-name="ce7" table:number-columns-repeated="1016"/>
        </table:table-row>
        <table:table-row table:style-name="ro1">
          <table:table-cell table:style-name="ce10" office:value-type="string" calcext:value-type="string">
            <text:p>TestOldEnumerableNullableDecimal30PercentNulledAverage</text:p>
          </table:table-cell>
          <table:table-cell table:style-name="ce10" office:value-type="string" calcext:value-type="string">
            <text:p>TestNewEnumerableNullableDecimal30PercentNulledAverage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7424722" calcext:value-type="float">
            <text:p>7424722</text:p>
          </table:table-cell>
          <table:table-cell table:style-name="ce10" office:value-type="float" office:value="7477870" calcext:value-type="float">
            <text:p>7477870</text:p>
          </table:table-cell>
          <table:table-cell table:style-name="ce10" table:number-columns-repeated="3"/>
          <table:table-cell table:style-name="ce10" table:formula="of:=([.A270] - [.B270]) * 100 / [.A270]" office:value-type="float" office:value="-0.715824781049041" calcext:value-type="float">
            <text:p>-0.715824781</text:p>
          </table:table-cell>
          <table:table-cell table:style-name="ce10"/>
          <table:table-cell table:style-name="ce10" table:formula="of:=IF([.F270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10" office:value-type="string" calcext:value-type="string">
            <text:p>TestOldEnumerableNullableDecimal40PercentNulledAverage</text:p>
          </table:table-cell>
          <table:table-cell table:style-name="ce10" office:value-type="string" calcext:value-type="string">
            <text:p>TestNewEnumerableNullableDecimal40PercentNulledAverage</text:p>
          </table:table-cell>
          <table:table-cell table:style-name="ce10" table:number-columns-repeated="1022"/>
        </table:table-row>
        <table:table-row table:style-name="ro1">
          <table:table-cell table:style-name="ce10" office:value-type="float" office:value="7148685" calcext:value-type="float">
            <text:p>7148685</text:p>
          </table:table-cell>
          <table:table-cell table:style-name="ce10" office:value-type="float" office:value="7156190" calcext:value-type="float">
            <text:p>7156190</text:p>
          </table:table-cell>
          <table:table-cell table:style-name="ce10" table:number-columns-repeated="3"/>
          <table:table-cell table:style-name="ce10" table:formula="of:=([.A272] - [.B272]) * 100 / [.A272]" office:value-type="float" office:value="-0.104984343274322" calcext:value-type="float">
            <text:p>-0.1049843433</text:p>
          </table:table-cell>
          <table:table-cell table:style-name="ce10"/>
          <table:table-cell table:style-name="ce10" table:formula="of:=IF([.F272] &gt;= 0; &quot;Improved&quot;; &quot;Worse&quot;)" office:value-type="string" office:string-value="Worse" calcext:value-type="string">
            <text:p>Worse</text:p>
          </table:table-cell>
          <table:table-cell table:style-name="ce10" table:number-columns-repeated="1016"/>
        </table:table-row>
        <table:table-row table:style-name="ro1">
          <table:table-cell table:style-name="ce11" office:value-type="string" calcext:value-type="string">
            <text:p>TestOldEnumerableNullableDecimal50PercentNulledAverage</text:p>
          </table:table-cell>
          <table:table-cell table:style-name="ce11" office:value-type="string" calcext:value-type="string">
            <text:p>TestNewEnumerableNullableDecimal5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6738247" calcext:value-type="float">
            <text:p>6738247</text:p>
          </table:table-cell>
          <table:table-cell table:style-name="ce11" office:value-type="float" office:value="6720098" calcext:value-type="float">
            <text:p>6720098</text:p>
          </table:table-cell>
          <table:table-cell table:style-name="ce11" table:number-columns-repeated="3"/>
          <table:table-cell table:style-name="ce11" table:formula="of:=([.A274] - [.B274]) * 100 / [.A274]" office:value-type="float" office:value="0.26934305020282" calcext:value-type="float">
            <text:p>0.2693430502</text:p>
          </table:table-cell>
          <table:table-cell table:style-name="ce11"/>
          <table:table-cell table:style-name="ce11" table:formula="of:=IF([.F274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TestOldEnumerableNullableDecimal60PercentNulledAverage</text:p>
          </table:table-cell>
          <table:table-cell table:style-name="ce11" office:value-type="string" calcext:value-type="string">
            <text:p>TestNewEnumerableNullableDecimal6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6114537" calcext:value-type="float">
            <text:p>6114537</text:p>
          </table:table-cell>
          <table:table-cell table:style-name="ce11" office:value-type="float" office:value="6062559" calcext:value-type="float">
            <text:p>6062559</text:p>
          </table:table-cell>
          <table:table-cell table:style-name="ce11" table:number-columns-repeated="3"/>
          <table:table-cell table:style-name="ce11" table:formula="of:=([.A276] - [.B276]) * 100 / [.A276]" office:value-type="float" office:value="0.850072540243031" calcext:value-type="float">
            <text:p>0.8500725402</text:p>
          </table:table-cell>
          <table:table-cell table:style-name="ce11"/>
          <table:table-cell table:style-name="ce11" table:formula="of:=IF([.F276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table:style-name="ce11" office:value-type="string" calcext:value-type="string">
            <text:p>TestOldEnumerableNullableDecimal70PercentNulledAverage</text:p>
          </table:table-cell>
          <table:table-cell table:style-name="ce11" office:value-type="string" calcext:value-type="string">
            <text:p>TestNewEnumerableNullableDecimal70PercentNulledAverage</text:p>
          </table:table-cell>
          <table:table-cell table:style-name="ce11" table:number-columns-repeated="1022"/>
        </table:table-row>
        <table:table-row table:style-name="ro1">
          <table:table-cell table:style-name="ce11" office:value-type="float" office:value="5360714" calcext:value-type="float">
            <text:p>5360714</text:p>
          </table:table-cell>
          <table:table-cell table:style-name="ce11" office:value-type="float" office:value="5310103" calcext:value-type="float">
            <text:p>5310103</text:p>
          </table:table-cell>
          <table:table-cell table:style-name="ce11" table:number-columns-repeated="3"/>
          <table:table-cell table:style-name="ce11" table:formula="of:=([.A278] - [.B278]) * 100 / [.A278]" office:value-type="float" office:value="0.944109310811955" calcext:value-type="float">
            <text:p>0.9441093108</text:p>
          </table:table-cell>
          <table:table-cell table:style-name="ce11"/>
          <table:table-cell table:style-name="ce11" table:formula="of:=IF([.F278] &gt;= 0; &quot;Improved&quot;; &quot;Worse&quot;)" office:value-type="string" office:string-value="Improved" calcext:value-type="string">
            <text:p>Improved</text:p>
          </table:table-cell>
          <table:table-cell table:style-name="ce11" table:number-columns-repeated="1016"/>
        </table:table-row>
        <table:table-row table:style-name="ro1">
          <table:table-cell office:value-type="string" calcext:value-type="string">
            <text:p>TestOldEnumerableNullableDecimal80PercentNulledAverage</text:p>
          </table:table-cell>
          <table:table-cell office:value-type="string" calcext:value-type="string">
            <text:p>TestNewEnumerableNullableDecimal80PercentNulledAverage</text:p>
          </table:table-cell>
          <table:table-cell table:number-columns-repeated="1022"/>
        </table:table-row>
        <table:table-row table:style-name="ro1">
          <table:table-cell office:value-type="float" office:value="4598049" calcext:value-type="float">
            <text:p>4598049</text:p>
          </table:table-cell>
          <table:table-cell office:value-type="float" office:value="4516124" calcext:value-type="float">
            <text:p>4516124</text:p>
          </table:table-cell>
          <table:table-cell table:number-columns-repeated="3"/>
          <table:table-cell table:formula="of:=([.A280] - [.B280]) * 100 / [.A280]" office:value-type="float" office:value="1.78173394846379" calcext:value-type="float">
            <text:p>1.7817339485</text:p>
          </table:table-cell>
          <table:table-cell/>
          <table:table-cell table:formula="of:=IF([.F280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OldEnumerableNullableDecimal90PercentNulledAverage</text:p>
          </table:table-cell>
          <table:table-cell office:value-type="string" calcext:value-type="string">
            <text:p>TestNewEnumerableNullableDecimal90PercentNulledAverage</text:p>
          </table:table-cell>
          <table:table-cell table:number-columns-repeated="1022"/>
        </table:table-row>
        <table:table-row table:style-name="ro1">
          <table:table-cell office:value-type="float" office:value="3834156" calcext:value-type="float">
            <text:p>3834156</text:p>
          </table:table-cell>
          <table:table-cell office:value-type="float" office:value="3718118" calcext:value-type="float">
            <text:p>3718118</text:p>
          </table:table-cell>
          <table:table-cell table:number-columns-repeated="3"/>
          <table:table-cell table:formula="of:=([.A282] - [.B282]) * 100 / [.A282]" office:value-type="float" office:value="3.02642876294027" calcext:value-type="float">
            <text:p>3.0264287629</text:p>
          </table:table-cell>
          <table:table-cell/>
          <table:table-cell table:formula="of:=IF([.F282] &gt;= 0; &quot;Improved&quot;; &quot;Worse&quot;)" office:value-type="string" office:string-value="Improved" calcext:value-type="string">
            <text:p>Improved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 style:data-style-name="N2" text:time-value="17:54:43.1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Hanna</meta:initial-creator>
    <meta:creation-date>2015-07-20T14:31:39.413000000</meta:creation-date>
    <dc:date>2015-07-20T17:56:46.131000000</dc:date>
    <dc:creator>Jon Hanna</dc:creator>
    <meta:editing-duration>PT7M18S</meta:editing-duration>
    <meta:editing-cycles>3</meta:editing-cycles>
    <meta:generator>LibreOffice/4.4.4.3$Windows_x86 LibreOffice_project/2c39ebcf046445232b798108aa8a7e7d89552ea8</meta:generator>
    <meta:document-statistic meta:table-count="3" meta:cell-count="3150" meta:object-count="0"/>
  </office:meta>
</office:document-meta>
</file>